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236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1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LEXICON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HAND_DIFF</text:p>
          </table:table-cell>
          <table:table-cell table:style-name="ce1" office:value-type="string" calcext:value-type="string">
            <text:p>MOV_ID</text:p>
          </table:table-cell>
          <table:table-cell table:style-name="ce1" office:value-type="string" calcext:value-type="string">
            <text:p>HAND</text:p>
          </table:table-cell>
          <table:table-cell table:style-name="ce1" office:value-type="string" calcext:value-type="string">
            <text:p>PLACE</text:p>
          </table:table-cell>
          <table:table-cell table:style-name="ce2" office:value-type="string" calcext:value-type="string">
            <text:p>HAND</text:p>
          </table:table-cell>
          <table:table-cell table:style-name="ce2" office:value-type="string" calcext:value-type="string">
            <text:p>DOMINANCE</text:p>
          </table:table-cell>
          <table:table-cell table:style-name="ce2" office:value-type="string" calcext:value-type="string">
            <text:p>TYPE 1-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ILARDO_0</text:p>
          </table:table-cell>
          <table:table-cell office:value-type="string" calcext:value-type="string">
            <text:p>Ad </text:p>
          </table:table-cell>
          <table:table-cell office:value-type="float" office:value="2.49268077886381" calcext:value-type="float">
            <text:p>2.49268077886381</text:p>
          </table:table-cell>
          <table:table-cell office:value-type="float" office:value="0.872909582381273" calcext:value-type="float">
            <text:p>0.872909582381273</text:p>
          </table:table-cell>
          <table:table-cell office:value-type="float" office:value="1.61977119648254" calcext:value-type="float">
            <text:p>1.61977119648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KMAK_1</text:p>
          </table:table-cell>
          <table:table-cell office:value-type="string" calcext:value-type="string">
            <text:p>Eylem </text:p>
          </table:table-cell>
          <table:table-cell office:value-type="float" office:value="1.74976146158135" calcext:value-type="float">
            <text:p>1.74976146158135</text:p>
          </table:table-cell>
          <table:table-cell office:value-type="float" office:value="0.310830493417919" calcext:value-type="float">
            <text:p>0.310830493417919</text:p>
          </table:table-cell>
          <table:table-cell office:value-type="float" office:value="1.43893096816343" calcext:value-type="float">
            <text:p>1.43893096816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UL_0</text:p>
          </table:table-cell>
          <table:table-cell office:value-type="string" calcext:value-type="string">
            <text:p>Ad </text:p>
          </table:table-cell>
          <table:table-cell office:value-type="float" office:value="1.78206051412179" calcext:value-type="float">
            <text:p>1.78206051412179</text:p>
          </table:table-cell>
          <table:table-cell office:value-type="float" office:value="0.535796419591527" calcext:value-type="float">
            <text:p>0.535796419591527</text:p>
          </table:table-cell>
          <table:table-cell office:value-type="float" office:value="1.24626409453026" calcext:value-type="float">
            <text:p>1.246264094530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ÖNMEK_1</text:p>
          </table:table-cell>
          <table:table-cell office:value-type="string" calcext:value-type="string">
            <text:p>Eylem </text:p>
          </table:table-cell>
          <table:table-cell office:value-type="float" office:value="1.93139180966784" calcext:value-type="float">
            <text:p>1.93139180966784</text:p>
          </table:table-cell>
          <table:table-cell office:value-type="float" office:value="0.755349283491805" calcext:value-type="float">
            <text:p>0.755349283491805</text:p>
          </table:table-cell>
          <table:table-cell office:value-type="float" office:value="1.17604252617604" calcext:value-type="float">
            <text:p>1.176042526176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ymmetri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LEME_0</text:p>
          </table:table-cell>
          <table:table-cell office:value-type="string" calcext:value-type="string">
            <text:p>Ad </text:p>
          </table:table-cell>
          <table:table-cell office:value-type="float" office:value="1.66669748772426" calcext:value-type="float">
            <text:p>1.66669748772426</text:p>
          </table:table-cell>
          <table:table-cell office:value-type="float" office:value="0.511134969050477" calcext:value-type="float">
            <text:p>0.511134969050477</text:p>
          </table:table-cell>
          <table:table-cell office:value-type="float" office:value="1.15556251867378" calcext:value-type="float">
            <text:p>1.155562518673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ONTROL ETMEK_0</text:p>
          </table:table-cell>
          <table:table-cell office:value-type="string" calcext:value-type="string">
            <text:p>Eylem </text:p>
          </table:table-cell>
          <table:table-cell office:value-type="float" office:value="2.72302224009013" calcext:value-type="float">
            <text:p>2.72302224009013</text:p>
          </table:table-cell>
          <table:table-cell office:value-type="float" office:value="1.57120677610609" calcext:value-type="float">
            <text:p>1.57120677610609</text:p>
          </table:table-cell>
          <table:table-cell office:value-type="float" office:value="1.15181546398405" calcext:value-type="float">
            <text:p>1.15181546398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PS_0</text:p>
          </table:table-cell>
          <table:table-cell office:value-type="string" calcext:value-type="string">
            <text:p>Ad </text:p>
          </table:table-cell>
          <table:table-cell office:value-type="float" office:value="1.48396555327857" calcext:value-type="float">
            <text:p>1.48396555327857</text:p>
          </table:table-cell>
          <table:table-cell office:value-type="float" office:value="0.36962604594241" calcext:value-type="float">
            <text:p>0.36962604594241</text:p>
          </table:table-cell>
          <table:table-cell office:value-type="float" office:value="1.11433950733616" calcext:value-type="float">
            <text:p>1.114339507336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SKETBOL_0</text:p>
          </table:table-cell>
          <table:table-cell/>
          <table:table-cell office:value-type="float" office:value="1.6793100181306" calcext:value-type="float">
            <text:p>1.6793100181306</text:p>
          </table:table-cell>
          <table:table-cell office:value-type="float" office:value="0.567898068076393" calcext:value-type="float">
            <text:p>0.567898068076393</text:p>
          </table:table-cell>
          <table:table-cell office:value-type="float" office:value="1.1114119500542" calcext:value-type="float">
            <text:p>1.11141195005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RDEN_0</text:p>
          </table:table-cell>
          <table:table-cell office:value-type="string" calcext:value-type="string">
            <text:p>Belirteç </text:p>
          </table:table-cell>
          <table:table-cell office:value-type="float" office:value="1.69515515873826" calcext:value-type="float">
            <text:p>1.69515515873826</text:p>
          </table:table-cell>
          <table:table-cell office:value-type="float" office:value="0.589833187153214" calcext:value-type="float">
            <text:p>0.589833187153214</text:p>
          </table:table-cell>
          <table:table-cell office:value-type="float" office:value="1.10532197158505" calcext:value-type="float">
            <text:p>1.105321971585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TOKOPI_1</text:p>
          </table:table-cell>
          <table:table-cell office:value-type="string" calcext:value-type="string">
            <text:p>Ad </text:p>
          </table:table-cell>
          <table:table-cell office:value-type="float" office:value="1.45974075784292" calcext:value-type="float">
            <text:p>1.45974075784292</text:p>
          </table:table-cell>
          <table:table-cell office:value-type="float" office:value="0.361671607873282" calcext:value-type="float">
            <text:p>0.361671607873282</text:p>
          </table:table-cell>
          <table:table-cell office:value-type="float" office:value="1.09806914996964" calcext:value-type="float">
            <text:p>1.09806914996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YAK BASMAK_0</text:p>
          </table:table-cell>
          <table:table-cell office:value-type="string" calcext:value-type="string">
            <text:p>Eylem </text:p>
          </table:table-cell>
          <table:table-cell office:value-type="float" office:value="1.55590719487128" calcext:value-type="float">
            <text:p>1.55590719487128</text:p>
          </table:table-cell>
          <table:table-cell office:value-type="float" office:value="0.525764408202141" calcext:value-type="float">
            <text:p>0.525764408202141</text:p>
          </table:table-cell>
          <table:table-cell office:value-type="float" office:value="1.03014278666913" calcext:value-type="float">
            <text:p>1.030142786669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RUM_0</text:p>
          </table:table-cell>
          <table:table-cell office:value-type="string" calcext:value-type="string">
            <text:p>Ad </text:p>
          </table:table-cell>
          <table:table-cell office:value-type="float" office:value="1.49702645192019" calcext:value-type="float">
            <text:p>1.49702645192019</text:p>
          </table:table-cell>
          <table:table-cell office:value-type="float" office:value="0.468463718043505" calcext:value-type="float">
            <text:p>0.468463718043505</text:p>
          </table:table-cell>
          <table:table-cell office:value-type="float" office:value="1.02856273387668" calcext:value-type="float">
            <text:p>1.028562733876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NAT _0</text:p>
          </table:table-cell>
          <table:table-cell/>
          <table:table-cell office:value-type="float" office:value="1.28691620851131" calcext:value-type="float">
            <text:p>1.28691620851131</text:p>
          </table:table-cell>
          <table:table-cell office:value-type="float" office:value="0.276424618930161" calcext:value-type="float">
            <text:p>0.276424618930161</text:p>
          </table:table-cell>
          <table:table-cell office:value-type="float" office:value="1.01049158958115" calcext:value-type="float">
            <text:p>1.01049158958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ÇABUK_0</text:p>
          </table:table-cell>
          <table:table-cell office:value-type="string" calcext:value-type="string">
            <text:p>Sıfat </text:p>
          </table:table-cell>
          <table:table-cell office:value-type="float" office:value="1.80468352113469" calcext:value-type="float">
            <text:p>1.80468352113469</text:p>
          </table:table-cell>
          <table:table-cell office:value-type="float" office:value="0.80616781658687" calcext:value-type="float">
            <text:p>0.80616781658687</text:p>
          </table:table-cell>
          <table:table-cell office:value-type="float" office:value="0.998515704547818" calcext:value-type="float">
            <text:p>0.9985157045478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MAK_0</text:p>
          </table:table-cell>
          <table:table-cell office:value-type="string" calcext:value-type="string">
            <text:p>Ad </text:p>
          </table:table-cell>
          <table:table-cell office:value-type="float" office:value="1.84614897509149" calcext:value-type="float">
            <text:p>1.84614897509149</text:p>
          </table:table-cell>
          <table:table-cell office:value-type="float" office:value="0.877867669231804" calcext:value-type="float">
            <text:p>0.877867669231804</text:p>
          </table:table-cell>
          <table:table-cell office:value-type="float" office:value="0.968281305859681" calcext:value-type="float">
            <text:p>0.9682813058596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DDE_0</text:p>
          </table:table-cell>
          <table:table-cell office:value-type="string" calcext:value-type="string">
            <text:p>Ad </text:p>
          </table:table-cell>
          <table:table-cell office:value-type="float" office:value="1.25872952774122" calcext:value-type="float">
            <text:p>1.25872952774122</text:p>
          </table:table-cell>
          <table:table-cell office:value-type="float" office:value="0.296431951167913" calcext:value-type="float">
            <text:p>0.296431951167913</text:p>
          </table:table-cell>
          <table:table-cell office:value-type="float" office:value="0.962297576573311" calcext:value-type="float">
            <text:p>0.9622975765733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BE_0</text:p>
          </table:table-cell>
          <table:table-cell office:value-type="string" calcext:value-type="string">
            <text:p>Ad </text:p>
          </table:table-cell>
          <table:table-cell office:value-type="float" office:value="1.72113031308829" calcext:value-type="float">
            <text:p>1.72113031308829</text:p>
          </table:table-cell>
          <table:table-cell office:value-type="float" office:value="0.759660339912793" calcext:value-type="float">
            <text:p>0.759660339912793</text:p>
          </table:table-cell>
          <table:table-cell office:value-type="float" office:value="0.961469973175497" calcext:value-type="float">
            <text:p>0.9614699731754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NIR_0</text:p>
          </table:table-cell>
          <table:table-cell office:value-type="string" calcext:value-type="string">
            <text:p>Ad </text:p>
          </table:table-cell>
          <table:table-cell office:value-type="float" office:value="1.3346776545935" calcext:value-type="float">
            <text:p>1.3346776545935</text:p>
          </table:table-cell>
          <table:table-cell office:value-type="float" office:value="0.382099153435916" calcext:value-type="float">
            <text:p>0.382099153435916</text:p>
          </table:table-cell>
          <table:table-cell office:value-type="float" office:value="0.952578501157586" calcext:value-type="float">
            <text:p>0.9525785011575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ÜFUS_0</text:p>
          </table:table-cell>
          <table:table-cell office:value-type="string" calcext:value-type="string">
            <text:p>Ad </text:p>
          </table:table-cell>
          <table:table-cell office:value-type="float" office:value="1.60168490294764" calcext:value-type="float">
            <text:p>1.60168490294764</text:p>
          </table:table-cell>
          <table:table-cell office:value-type="float" office:value="0.681228874199232" calcext:value-type="float">
            <text:p>0.681228874199232</text:p>
          </table:table-cell>
          <table:table-cell office:value-type="float" office:value="0.920456028748412" calcext:value-type="float">
            <text:p>0.9204560287484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ÖFKELENMEK_0</text:p>
          </table:table-cell>
          <table:table-cell office:value-type="string" calcext:value-type="string">
            <text:p>Eylem </text:p>
          </table:table-cell>
          <table:table-cell office:value-type="float" office:value="1.45240496729012" calcext:value-type="float">
            <text:p>1.45240496729012</text:p>
          </table:table-cell>
          <table:table-cell office:value-type="float" office:value="0.536415011757546" calcext:value-type="float">
            <text:p>0.536415011757546</text:p>
          </table:table-cell>
          <table:table-cell office:value-type="float" office:value="0.915989955532571" calcext:value-type="float">
            <text:p>0.91598995553257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ŞYA_0</text:p>
          </table:table-cell>
          <table:table-cell office:value-type="string" calcext:value-type="string">
            <text:p>Ad </text:p>
          </table:table-cell>
          <table:table-cell office:value-type="float" office:value="1.49252739708265" calcext:value-type="float">
            <text:p>1.49252739708265</text:p>
          </table:table-cell>
          <table:table-cell office:value-type="float" office:value="0.576715618338853" calcext:value-type="float">
            <text:p>0.576715618338853</text:p>
          </table:table-cell>
          <table:table-cell office:value-type="float" office:value="0.915811778743796" calcext:value-type="float">
            <text:p>0.9158117787437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IRA_0</text:p>
          </table:table-cell>
          <table:table-cell office:value-type="string" calcext:value-type="string">
            <text:p>Ad </text:p>
          </table:table-cell>
          <table:table-cell office:value-type="float" office:value="1.56821185094322" calcext:value-type="float">
            <text:p>1.56821185094322</text:p>
          </table:table-cell>
          <table:table-cell office:value-type="float" office:value="0.662785413999806" calcext:value-type="float">
            <text:p>0.662785413999806</text:p>
          </table:table-cell>
          <table:table-cell office:value-type="float" office:value="0.90542643694341" calcext:value-type="float">
            <text:p>0.905426436943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Y KULLANMAK_0</text:p>
          </table:table-cell>
          <table:table-cell office:value-type="string" calcext:value-type="string">
            <text:p>Eylem </text:p>
          </table:table-cell>
          <table:table-cell office:value-type="float" office:value="1.22462160848667" calcext:value-type="float">
            <text:p>1.22462160848667</text:p>
          </table:table-cell>
          <table:table-cell office:value-type="float" office:value="0.324641051562212" calcext:value-type="float">
            <text:p>0.324641051562212</text:p>
          </table:table-cell>
          <table:table-cell office:value-type="float" office:value="0.899980556924459" calcext:value-type="float">
            <text:p>0.8999805569244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EBAP_0</text:p>
          </table:table-cell>
          <table:table-cell office:value-type="string" calcext:value-type="string">
            <text:p>Ad </text:p>
          </table:table-cell>
          <table:table-cell office:value-type="float" office:value="2.28806795500198" calcext:value-type="float">
            <text:p>2.28806795500198</text:p>
          </table:table-cell>
          <table:table-cell office:value-type="float" office:value="1.38830823631359" calcext:value-type="float">
            <text:p>1.38830823631359</text:p>
          </table:table-cell>
          <table:table-cell office:value-type="float" office:value="0.89975971868839" calcext:value-type="float">
            <text:p>0.899759718688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ÇEKIÇ_0</text:p>
          </table:table-cell>
          <table:table-cell office:value-type="string" calcext:value-type="string">
            <text:p>Ad </text:p>
          </table:table-cell>
          <table:table-cell office:value-type="float" office:value="1.42913570380011" calcext:value-type="float">
            <text:p>1.42913570380011</text:p>
          </table:table-cell>
          <table:table-cell office:value-type="float" office:value="0.540169351438922" calcext:value-type="float">
            <text:p>0.540169351438922</text:p>
          </table:table-cell>
          <table:table-cell office:value-type="float" office:value="0.888966352361191" calcext:value-type="float">
            <text:p>0.888966352361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KIP ETMEK_0</text:p>
          </table:table-cell>
          <table:table-cell office:value-type="string" calcext:value-type="string">
            <text:p>Eylem </text:p>
          </table:table-cell>
          <table:table-cell office:value-type="float" office:value="1.8998343988881" calcext:value-type="float">
            <text:p>1.8998343988881</text:p>
          </table:table-cell>
          <table:table-cell office:value-type="float" office:value="1.02400864426875" calcext:value-type="float">
            <text:p>1.02400864426875</text:p>
          </table:table-cell>
          <table:table-cell office:value-type="float" office:value="0.875825754619342" calcext:value-type="float">
            <text:p>0.8758257546193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KMEK_0</text:p>
          </table:table-cell>
          <table:table-cell office:value-type="string" calcext:value-type="string">
            <text:p>Eylem </text:p>
          </table:table-cell>
          <table:table-cell office:value-type="float" office:value="1.50684206556892" calcext:value-type="float">
            <text:p>1.50684206556892</text:p>
          </table:table-cell>
          <table:table-cell office:value-type="float" office:value="0.633842359424789" calcext:value-type="float">
            <text:p>0.633842359424789</text:p>
          </table:table-cell>
          <table:table-cell office:value-type="float" office:value="0.872999706144134" calcext:value-type="float">
            <text:p>0.872999706144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ŞARILI_1</text:p>
          </table:table-cell>
          <table:table-cell office:value-type="string" calcext:value-type="string">
            <text:p>Belirteç </text:p>
          </table:table-cell>
          <table:table-cell office:value-type="float" office:value="1.23745038950538" calcext:value-type="float">
            <text:p>1.23745038950538</text:p>
          </table:table-cell>
          <table:table-cell office:value-type="float" office:value="0.380780202516165" calcext:value-type="float">
            <text:p>0.380780202516165</text:p>
          </table:table-cell>
          <table:table-cell office:value-type="float" office:value="0.856670186989213" calcext:value-type="float">
            <text:p>0.8566701869892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HIL_0</text:p>
          </table:table-cell>
          <table:table-cell/>
          <table:table-cell office:value-type="float" office:value="1.80483872630682" calcext:value-type="float">
            <text:p>1.80483872630682</text:p>
          </table:table-cell>
          <table:table-cell office:value-type="float" office:value="0.952987429869952" calcext:value-type="float">
            <text:p>0.952987429869952</text:p>
          </table:table-cell>
          <table:table-cell office:value-type="float" office:value="0.851851296436865" calcext:value-type="float">
            <text:p>0.8518512964368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ENMEK _1</text:p>
          </table:table-cell>
          <table:table-cell office:value-type="string" calcext:value-type="string">
            <text:p>Eylem </text:p>
          </table:table-cell>
          <table:table-cell office:value-type="float" office:value="1.09963607324536" calcext:value-type="float">
            <text:p>1.09963607324536</text:p>
          </table:table-cell>
          <table:table-cell office:value-type="float" office:value="0.249010828344784" calcext:value-type="float">
            <text:p>0.249010828344784</text:p>
          </table:table-cell>
          <table:table-cell office:value-type="float" office:value="0.850625244900573" calcext:value-type="float">
            <text:p>0.8506252449005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JE_0</text:p>
          </table:table-cell>
          <table:table-cell office:value-type="string" calcext:value-type="string">
            <text:p>Ad </text:p>
          </table:table-cell>
          <table:table-cell office:value-type="float" office:value="1.56017212844521" calcext:value-type="float">
            <text:p>1.56017212844521</text:p>
          </table:table-cell>
          <table:table-cell office:value-type="float" office:value="0.71930883384247" calcext:value-type="float">
            <text:p>0.71930883384247</text:p>
          </table:table-cell>
          <table:table-cell office:value-type="float" office:value="0.840863294602744" calcext:value-type="float">
            <text:p>0.8408632946027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ŞIŞE_0</text:p>
          </table:table-cell>
          <table:table-cell office:value-type="string" calcext:value-type="string">
            <text:p>Ad </text:p>
          </table:table-cell>
          <table:table-cell office:value-type="float" office:value="1.3537047562285" calcext:value-type="float">
            <text:p>1.3537047562285</text:p>
          </table:table-cell>
          <table:table-cell office:value-type="float" office:value="0.51877070703951" calcext:value-type="float">
            <text:p>0.51877070703951</text:p>
          </table:table-cell>
          <table:table-cell office:value-type="float" office:value="0.834934049188989" calcext:value-type="float">
            <text:p>0.8349340491889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ÜĞME_1</text:p>
          </table:table-cell>
          <table:table-cell office:value-type="string" calcext:value-type="string">
            <text:p>Ad </text:p>
          </table:table-cell>
          <table:table-cell office:value-type="float" office:value="1.04533518193095" calcext:value-type="float">
            <text:p>1.04533518193095</text:p>
          </table:table-cell>
          <table:table-cell office:value-type="float" office:value="0.216583173274765" calcext:value-type="float">
            <text:p>0.216583173274765</text:p>
          </table:table-cell>
          <table:table-cell office:value-type="float" office:value="0.82875200865618" calcext:value-type="float">
            <text:p>0.828752008656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Z _1</text:p>
          </table:table-cell>
          <table:table-cell/>
          <table:table-cell office:value-type="float" office:value="1.02773784075469" calcext:value-type="float">
            <text:p>1.02773784075469</text:p>
          </table:table-cell>
          <table:table-cell office:value-type="float" office:value="0.212824032466793" calcext:value-type="float">
            <text:p>0.212824032466793</text:p>
          </table:table-cell>
          <table:table-cell office:value-type="float" office:value="0.814913808287896" calcext:value-type="float">
            <text:p>0.8149138082878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UTBOL_0</text:p>
          </table:table-cell>
          <table:table-cell/>
          <table:table-cell office:value-type="float" office:value="1.5375861753498" calcext:value-type="float">
            <text:p>1.5375861753498</text:p>
          </table:table-cell>
          <table:table-cell office:value-type="float" office:value="0.725780310299244" calcext:value-type="float">
            <text:p>0.725780310299244</text:p>
          </table:table-cell>
          <table:table-cell office:value-type="float" office:value="0.811805865050553" calcext:value-type="float">
            <text:p>0.8118058650505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İMZALAMAK_0</text:p>
          </table:table-cell>
          <table:table-cell office:value-type="string" calcext:value-type="string">
            <text:p>Eylem </text:p>
          </table:table-cell>
          <table:table-cell office:value-type="float" office:value="1.09196689112807" calcext:value-type="float">
            <text:p>1.09196689112807</text:p>
          </table:table-cell>
          <table:table-cell office:value-type="float" office:value="0.288318896795246" calcext:value-type="float">
            <text:p>0.288318896795246</text:p>
          </table:table-cell>
          <table:table-cell office:value-type="float" office:value="0.803647994332826" calcext:value-type="float">
            <text:p>0.8036479943328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ÇORAP_0</text:p>
          </table:table-cell>
          <table:table-cell office:value-type="string" calcext:value-type="string">
            <text:p>Ad </text:p>
          </table:table-cell>
          <table:table-cell office:value-type="float" office:value="1.38500625039926" calcext:value-type="float">
            <text:p>1.38500625039926</text:p>
          </table:table-cell>
          <table:table-cell office:value-type="float" office:value="0.584016413522573" calcext:value-type="float">
            <text:p>0.584016413522573</text:p>
          </table:table-cell>
          <table:table-cell office:value-type="float" office:value="0.800989836876689" calcext:value-type="float">
            <text:p>0.8009898368766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DYO_0</text:p>
          </table:table-cell>
          <table:table-cell office:value-type="string" calcext:value-type="string">
            <text:p>Ad </text:p>
          </table:table-cell>
          <table:table-cell office:value-type="float" office:value="2.63426040584333" calcext:value-type="float">
            <text:p>2.63426040584333</text:p>
          </table:table-cell>
          <table:table-cell office:value-type="float" office:value="1.83568235251753" calcext:value-type="float">
            <text:p>1.83568235251753</text:p>
          </table:table-cell>
          <table:table-cell office:value-type="float" office:value="0.798578053325796" calcext:value-type="float">
            <text:p>0.7985780533257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ymmetri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BLO_0</text:p>
          </table:table-cell>
          <table:table-cell office:value-type="string" calcext:value-type="string">
            <text:p>Ad </text:p>
          </table:table-cell>
          <table:table-cell office:value-type="float" office:value="1.18143639683875" calcext:value-type="float">
            <text:p>1.18143639683875</text:p>
          </table:table-cell>
          <table:table-cell office:value-type="float" office:value="0.383532939763865" calcext:value-type="float">
            <text:p>0.383532939763865</text:p>
          </table:table-cell>
          <table:table-cell office:value-type="float" office:value="0.797903457074882" calcext:value-type="float">
            <text:p>0.7979034570748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ŞVURMAK_0</text:p>
          </table:table-cell>
          <table:table-cell office:value-type="string" calcext:value-type="string">
            <text:p>Eylem </text:p>
          </table:table-cell>
          <table:table-cell office:value-type="float" office:value="1.44699365051797" calcext:value-type="float">
            <text:p>1.44699365051797</text:p>
          </table:table-cell>
          <table:table-cell office:value-type="float" office:value="0.652765807904254" calcext:value-type="float">
            <text:p>0.652765807904254</text:p>
          </table:table-cell>
          <table:table-cell office:value-type="float" office:value="0.794227842613712" calcext:value-type="float">
            <text:p>0.7942278426137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TORSIKLET_0</text:p>
          </table:table-cell>
          <table:table-cell office:value-type="string" calcext:value-type="string">
            <text:p>Ad </text:p>
          </table:table-cell>
          <table:table-cell office:value-type="float" office:value="2.01889907833969" calcext:value-type="float">
            <text:p>2.01889907833969</text:p>
          </table:table-cell>
          <table:table-cell office:value-type="float" office:value="1.231161247488" calcext:value-type="float">
            <text:p>1.231161247488</text:p>
          </table:table-cell>
          <table:table-cell office:value-type="float" office:value="0.787737830851686" calcext:value-type="float">
            <text:p>0.7877378308516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RAK_0</text:p>
          </table:table-cell>
          <table:table-cell office:value-type="string" calcext:value-type="string">
            <text:p>Ad </text:p>
          </table:table-cell>
          <table:table-cell office:value-type="float" office:value="1.35741713494427" calcext:value-type="float">
            <text:p>1.35741713494427</text:p>
          </table:table-cell>
          <table:table-cell office:value-type="float" office:value="0.570206279238057" calcext:value-type="float">
            <text:p>0.570206279238057</text:p>
          </table:table-cell>
          <table:table-cell office:value-type="float" office:value="0.787210855706212" calcext:value-type="float">
            <text:p>0.787210855706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BRIK ETMEK_0</text:p>
          </table:table-cell>
          <table:table-cell office:value-type="string" calcext:value-type="string">
            <text:p>Eylem </text:p>
          </table:table-cell>
          <table:table-cell office:value-type="float" office:value="1.80969365396691" calcext:value-type="float">
            <text:p>1.80969365396691</text:p>
          </table:table-cell>
          <table:table-cell office:value-type="float" office:value="1.02446465581829" calcext:value-type="float">
            <text:p>1.02446465581829</text:p>
          </table:table-cell>
          <table:table-cell office:value-type="float" office:value="0.785228998148619" calcext:value-type="float">
            <text:p>0.7852289981486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SYA_0</text:p>
          </table:table-cell>
          <table:table-cell office:value-type="string" calcext:value-type="string">
            <text:p>Ad </text:p>
          </table:table-cell>
          <table:table-cell office:value-type="float" office:value="1.38312152070834" calcext:value-type="float">
            <text:p>1.38312152070834</text:p>
          </table:table-cell>
          <table:table-cell office:value-type="float" office:value="0.59882276612566" calcext:value-type="float">
            <text:p>0.59882276612566</text:p>
          </table:table-cell>
          <table:table-cell office:value-type="float" office:value="0.784298754582676" calcext:value-type="float">
            <text:p>0.7842987545826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PA_0</text:p>
          </table:table-cell>
          <table:table-cell office:value-type="string" calcext:value-type="string">
            <text:p>Ad </text:p>
          </table:table-cell>
          <table:table-cell office:value-type="float" office:value="1.51019763804854" calcext:value-type="float">
            <text:p>1.51019763804854</text:p>
          </table:table-cell>
          <table:table-cell office:value-type="float" office:value="0.729152361604513" calcext:value-type="float">
            <text:p>0.729152361604513</text:p>
          </table:table-cell>
          <table:table-cell office:value-type="float" office:value="0.781045276444022" calcext:value-type="float">
            <text:p>0.781045276444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ZETE_0</text:p>
          </table:table-cell>
          <table:table-cell office:value-type="string" calcext:value-type="string">
            <text:p>Ad </text:p>
          </table:table-cell>
          <table:table-cell office:value-type="float" office:value="1.54055795820964" calcext:value-type="float">
            <text:p>1.54055795820964</text:p>
          </table:table-cell>
          <table:table-cell office:value-type="float" office:value="0.765957560379044" calcext:value-type="float">
            <text:p>0.765957560379044</text:p>
          </table:table-cell>
          <table:table-cell office:value-type="float" office:value="0.774600397830593" calcext:value-type="float">
            <text:p>0.7746003978305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DANA_0</text:p>
          </table:table-cell>
          <table:table-cell office:value-type="string" calcext:value-type="string">
            <text:p>Ad </text:p>
          </table:table-cell>
          <table:table-cell office:value-type="float" office:value="1.37149879278204" calcext:value-type="float">
            <text:p>1.37149879278204</text:p>
          </table:table-cell>
          <table:table-cell office:value-type="float" office:value="0.59762051408771" calcext:value-type="float">
            <text:p>0.59762051408771</text:p>
          </table:table-cell>
          <table:table-cell office:value-type="float" office:value="0.773878278694333" calcext:value-type="float">
            <text:p>0.773878278694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PYA _0</text:p>
          </table:table-cell>
          <table:table-cell office:value-type="string" calcext:value-type="string">
            <text:p>Ad </text:p>
          </table:table-cell>
          <table:table-cell office:value-type="float" office:value="1.38320854815834" calcext:value-type="float">
            <text:p>1.38320854815834</text:p>
          </table:table-cell>
          <table:table-cell office:value-type="float" office:value="0.619787718823984" calcext:value-type="float">
            <text:p>0.619787718823984</text:p>
          </table:table-cell>
          <table:table-cell office:value-type="float" office:value="0.763420829334359" calcext:value-type="float">
            <text:p>0.7634208293343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DUN_1</text:p>
          </table:table-cell>
          <table:table-cell office:value-type="string" calcext:value-type="string">
            <text:p>Ad </text:p>
          </table:table-cell>
          <table:table-cell office:value-type="float" office:value="1.32606448094126" calcext:value-type="float">
            <text:p>1.32606448094126</text:p>
          </table:table-cell>
          <table:table-cell office:value-type="float" office:value="0.571590029634832" calcext:value-type="float">
            <text:p>0.571590029634832</text:p>
          </table:table-cell>
          <table:table-cell office:value-type="float" office:value="0.754474451306426" calcext:value-type="float">
            <text:p>0.7544744513064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INMEK_1</text:p>
          </table:table-cell>
          <table:table-cell office:value-type="string" calcext:value-type="string">
            <text:p>Eylem </text:p>
          </table:table-cell>
          <table:table-cell office:value-type="float" office:value="1.41398575530361" calcext:value-type="float">
            <text:p>1.41398575530361</text:p>
          </table:table-cell>
          <table:table-cell office:value-type="float" office:value="0.668281875905279" calcext:value-type="float">
            <text:p>0.668281875905279</text:p>
          </table:table-cell>
          <table:table-cell office:value-type="float" office:value="0.745703879398334" calcext:value-type="float">
            <text:p>0.745703879398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ÇETE _0</text:p>
          </table:table-cell>
          <table:table-cell office:value-type="string" calcext:value-type="string">
            <text:p>Ad </text:p>
          </table:table-cell>
          <table:table-cell office:value-type="float" office:value="1.78021432805462" calcext:value-type="float">
            <text:p>1.78021432805462</text:p>
          </table:table-cell>
          <table:table-cell office:value-type="float" office:value="1.03873697113561" calcext:value-type="float">
            <text:p>1.03873697113561</text:p>
          </table:table-cell>
          <table:table-cell office:value-type="float" office:value="0.741477356919014" calcext:value-type="float">
            <text:p>0.741477356919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ÖDEMEK_0</text:p>
          </table:table-cell>
          <table:table-cell office:value-type="string" calcext:value-type="string">
            <text:p>Eylem </text:p>
          </table:table-cell>
          <table:table-cell office:value-type="float" office:value="1.38064785958355" calcext:value-type="float">
            <text:p>1.38064785958355</text:p>
          </table:table-cell>
          <table:table-cell office:value-type="float" office:value="0.650998510890624" calcext:value-type="float">
            <text:p>0.650998510890624</text:p>
          </table:table-cell>
          <table:table-cell office:value-type="float" office:value="0.72964934869292" calcext:value-type="float">
            <text:p>0.72964934869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ZAR_1</text:p>
          </table:table-cell>
          <table:table-cell office:value-type="string" calcext:value-type="string">
            <text:p>Ad </text:p>
          </table:table-cell>
          <table:table-cell office:value-type="float" office:value="1.21096350561509" calcext:value-type="float">
            <text:p>1.21096350561509</text:p>
          </table:table-cell>
          <table:table-cell office:value-type="float" office:value="0.487228048086371" calcext:value-type="float">
            <text:p>0.487228048086371</text:p>
          </table:table-cell>
          <table:table-cell office:value-type="float" office:value="0.723735457528721" calcext:value-type="float">
            <text:p>0.7237354575287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JE _0</text:p>
          </table:table-cell>
          <table:table-cell/>
          <table:table-cell office:value-type="float" office:value="1.40555102328512" calcext:value-type="float">
            <text:p>1.40555102328512</text:p>
          </table:table-cell>
          <table:table-cell office:value-type="float" office:value="0.686457349815553" calcext:value-type="float">
            <text:p>0.686457349815553</text:p>
          </table:table-cell>
          <table:table-cell office:value-type="float" office:value="0.719093673469569" calcext:value-type="float">
            <text:p>0.7190936734695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STA_0</text:p>
          </table:table-cell>
          <table:table-cell office:value-type="string" calcext:value-type="string">
            <text:p>Ad </text:p>
          </table:table-cell>
          <table:table-cell office:value-type="float" office:value="1.11056588764379" calcext:value-type="float">
            <text:p>1.11056588764379</text:p>
          </table:table-cell>
          <table:table-cell office:value-type="float" office:value="0.393455818217508" calcext:value-type="float">
            <text:p>0.393455818217508</text:p>
          </table:table-cell>
          <table:table-cell office:value-type="float" office:value="0.717110069426279" calcext:value-type="float">
            <text:p>0.717110069426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ZMAK_0</text:p>
          </table:table-cell>
          <table:table-cell office:value-type="string" calcext:value-type="string">
            <text:p>Eylem </text:p>
          </table:table-cell>
          <table:table-cell office:value-type="float" office:value="1.49731004746511" calcext:value-type="float">
            <text:p>1.49731004746511</text:p>
          </table:table-cell>
          <table:table-cell office:value-type="float" office:value="0.780687579003396" calcext:value-type="float">
            <text:p>0.780687579003396</text:p>
          </table:table-cell>
          <table:table-cell office:value-type="float" office:value="0.716622468461719" calcext:value-type="float">
            <text:p>0.7166224684617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MYON_0</text:p>
          </table:table-cell>
          <table:table-cell office:value-type="string" calcext:value-type="string">
            <text:p>Ad </text:p>
          </table:table-cell>
          <table:table-cell office:value-type="float" office:value="1.19322717057633" calcext:value-type="float">
            <text:p>1.19322717057633</text:p>
          </table:table-cell>
          <table:table-cell office:value-type="float" office:value="0.484696814487361" calcext:value-type="float">
            <text:p>0.484696814487361</text:p>
          </table:table-cell>
          <table:table-cell office:value-type="float" office:value="0.708530356088964" calcext:value-type="float">
            <text:p>0.7085303560889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YAKKABI _0</text:p>
          </table:table-cell>
          <table:table-cell office:value-type="string" calcext:value-type="string">
            <text:p>Ad </text:p>
          </table:table-cell>
          <table:table-cell office:value-type="float" office:value="1.33077177634403" calcext:value-type="float">
            <text:p>1.33077177634403</text:p>
          </table:table-cell>
          <table:table-cell office:value-type="float" office:value="0.630524315294413" calcext:value-type="float">
            <text:p>0.630524315294413</text:p>
          </table:table-cell>
          <table:table-cell office:value-type="float" office:value="0.700247461049617" calcext:value-type="float">
            <text:p>0.7002474610496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DYE_0</text:p>
          </table:table-cell>
          <table:table-cell/>
          <table:table-cell office:value-type="float" office:value="1.09705459192035" calcext:value-type="float">
            <text:p>1.09705459192035</text:p>
          </table:table-cell>
          <table:table-cell office:value-type="float" office:value="0.401324022580739" calcext:value-type="float">
            <text:p>0.401324022580739</text:p>
          </table:table-cell>
          <table:table-cell office:value-type="float" office:value="0.695730569339613" calcext:value-type="float">
            <text:p>0.6957305693396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MINER_0</text:p>
          </table:table-cell>
          <table:table-cell office:value-type="string" calcext:value-type="string">
            <text:p>Ad </text:p>
          </table:table-cell>
          <table:table-cell office:value-type="float" office:value="1.04796031743827" calcext:value-type="float">
            <text:p>1.04796031743827</text:p>
          </table:table-cell>
          <table:table-cell office:value-type="float" office:value="0.357135775119196" calcext:value-type="float">
            <text:p>0.357135775119196</text:p>
          </table:table-cell>
          <table:table-cell office:value-type="float" office:value="0.690824542319076" calcext:value-type="float">
            <text:p>0.6908245423190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AREKET_1</text:p>
          </table:table-cell>
          <table:table-cell/>
          <table:table-cell office:value-type="float" office:value="1.44279981924447" calcext:value-type="float">
            <text:p>1.44279981924447</text:p>
          </table:table-cell>
          <table:table-cell office:value-type="float" office:value="0.753664424478855" calcext:value-type="float">
            <text:p>0.753664424478855</text:p>
          </table:table-cell>
          <table:table-cell office:value-type="float" office:value="0.689135394765617" calcext:value-type="float">
            <text:p>0.6891353947656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IŞVERIŞ_0</text:p>
          </table:table-cell>
          <table:table-cell office:value-type="string" calcext:value-type="string">
            <text:p>Ad </text:p>
          </table:table-cell>
          <table:table-cell office:value-type="float" office:value="1.35641331912698" calcext:value-type="float">
            <text:p>1.35641331912698</text:p>
          </table:table-cell>
          <table:table-cell office:value-type="float" office:value="0.677281167350959" calcext:value-type="float">
            <text:p>0.677281167350959</text:p>
          </table:table-cell>
          <table:table-cell office:value-type="float" office:value="0.679132151776017" calcext:value-type="float">
            <text:p>0.679132151776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ŞIŞMEK_2</text:p>
          </table:table-cell>
          <table:table-cell office:value-type="string" calcext:value-type="string">
            <text:p>Eylem </text:p>
          </table:table-cell>
          <table:table-cell office:value-type="float" office:value="1.24019817945417" calcext:value-type="float">
            <text:p>1.24019817945417</text:p>
          </table:table-cell>
          <table:table-cell office:value-type="float" office:value="0.56200743813824" calcext:value-type="float">
            <text:p>0.56200743813824</text:p>
          </table:table-cell>
          <table:table-cell office:value-type="float" office:value="0.678190741315927" calcext:value-type="float">
            <text:p>0.6781907413159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KRAR_0</text:p>
          </table:table-cell>
          <table:table-cell office:value-type="string" calcext:value-type="string">
            <text:p>Ad </text:p>
          </table:table-cell>
          <table:table-cell office:value-type="float" office:value="1.25826191075334" calcext:value-type="float">
            <text:p>1.25826191075334</text:p>
          </table:table-cell>
          <table:table-cell office:value-type="float" office:value="0.581546493403189" calcext:value-type="float">
            <text:p>0.581546493403189</text:p>
          </table:table-cell>
          <table:table-cell office:value-type="float" office:value="0.676715417350146" calcext:value-type="float">
            <text:p>0.676715417350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ÜTÜN_0</text:p>
          </table:table-cell>
          <table:table-cell office:value-type="string" calcext:value-type="string">
            <text:p>Sıfat </text:p>
          </table:table-cell>
          <table:table-cell office:value-type="float" office:value="1.52787405075849" calcext:value-type="float">
            <text:p>1.52787405075849</text:p>
          </table:table-cell>
          <table:table-cell office:value-type="float" office:value="0.851456577501349" calcext:value-type="float">
            <text:p>0.851456577501349</text:p>
          </table:table-cell>
          <table:table-cell office:value-type="float" office:value="0.676417473257138" calcext:value-type="float">
            <text:p>0.6764174732571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NDARMA_1</text:p>
          </table:table-cell>
          <table:table-cell/>
          <table:table-cell office:value-type="float" office:value="1.22016764585583" calcext:value-type="float">
            <text:p>1.22016764585583</text:p>
          </table:table-cell>
          <table:table-cell office:value-type="float" office:value="0.548536502428742" calcext:value-type="float">
            <text:p>0.548536502428742</text:p>
          </table:table-cell>
          <table:table-cell office:value-type="float" office:value="0.671631143427085" calcext:value-type="float">
            <text:p>0.6716311434270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ZI _0</text:p>
          </table:table-cell>
          <table:table-cell/>
          <table:table-cell office:value-type="float" office:value="1.31776099705706" calcext:value-type="float">
            <text:p>1.31776099705706</text:p>
          </table:table-cell>
          <table:table-cell office:value-type="float" office:value="0.65198686711229" calcext:value-type="float">
            <text:p>0.65198686711229</text:p>
          </table:table-cell>
          <table:table-cell office:value-type="float" office:value="0.665774129944766" calcext:value-type="float">
            <text:p>0.6657741299447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BZE_0</text:p>
          </table:table-cell>
          <table:table-cell office:value-type="string" calcext:value-type="string">
            <text:p>Ad </text:p>
          </table:table-cell>
          <table:table-cell office:value-type="float" office:value="1.15444044381056" calcext:value-type="float">
            <text:p>1.15444044381056</text:p>
          </table:table-cell>
          <table:table-cell office:value-type="float" office:value="0.492614752297778" calcext:value-type="float">
            <text:p>0.492614752297778</text:p>
          </table:table-cell>
          <table:table-cell office:value-type="float" office:value="0.661825691512782" calcext:value-type="float">
            <text:p>0.6618256915127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ÜM_0</text:p>
          </table:table-cell>
          <table:table-cell office:value-type="string" calcext:value-type="string">
            <text:p>Ad </text:p>
          </table:table-cell>
          <table:table-cell office:value-type="float" office:value="1.17661604123545" calcext:value-type="float">
            <text:p>1.17661604123545</text:p>
          </table:table-cell>
          <table:table-cell office:value-type="float" office:value="0.518199966056683" calcext:value-type="float">
            <text:p>0.518199966056683</text:p>
          </table:table-cell>
          <table:table-cell office:value-type="float" office:value="0.658416075178765" calcext:value-type="float">
            <text:p>0.6584160751787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MEN_0</text:p>
          </table:table-cell>
          <table:table-cell office:value-type="string" calcext:value-type="string">
            <text:p>Belirteç </text:p>
          </table:table-cell>
          <table:table-cell office:value-type="float" office:value="1.64003713876246" calcext:value-type="float">
            <text:p>1.64003713876246</text:p>
          </table:table-cell>
          <table:table-cell office:value-type="float" office:value="0.98255941638995" calcext:value-type="float">
            <text:p>0.98255941638995</text:p>
          </table:table-cell>
          <table:table-cell office:value-type="float" office:value="0.657477722372508" calcext:value-type="float">
            <text:p>0.6574777223725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ymmetri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UŞ_0</text:p>
          </table:table-cell>
          <table:table-cell office:value-type="string" calcext:value-type="string">
            <text:p>Ad </text:p>
          </table:table-cell>
          <table:table-cell office:value-type="float" office:value="1.37105674193054" calcext:value-type="float">
            <text:p>1.37105674193054</text:p>
          </table:table-cell>
          <table:table-cell office:value-type="float" office:value="0.720549694968953" calcext:value-type="float">
            <text:p>0.720549694968953</text:p>
          </table:table-cell>
          <table:table-cell office:value-type="float" office:value="0.650507046961587" calcext:value-type="float">
            <text:p>0.6505070469615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RUMAK_1</text:p>
          </table:table-cell>
          <table:table-cell office:value-type="string" calcext:value-type="string">
            <text:p>Eylem </text:p>
          </table:table-cell>
          <table:table-cell office:value-type="float" office:value="1.10464895310628" calcext:value-type="float">
            <text:p>1.10464895310628</text:p>
          </table:table-cell>
          <table:table-cell office:value-type="float" office:value="0.45729745926539" calcext:value-type="float">
            <text:p>0.45729745926539</text:p>
          </table:table-cell>
          <table:table-cell office:value-type="float" office:value="0.647351493840886" calcext:value-type="float">
            <text:p>0.6473514938408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BLET_1</text:p>
          </table:table-cell>
          <table:table-cell office:value-type="string" calcext:value-type="string">
            <text:p>Ad </text:p>
          </table:table-cell>
          <table:table-cell office:value-type="float" office:value="1.33185465039813" calcext:value-type="float">
            <text:p>1.33185465039813</text:p>
          </table:table-cell>
          <table:table-cell office:value-type="float" office:value="0.6901762070121" calcext:value-type="float">
            <text:p>0.6901762070121</text:p>
          </table:table-cell>
          <table:table-cell office:value-type="float" office:value="0.641678443386033" calcext:value-type="float">
            <text:p>0.641678443386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ĞITMAK_2</text:p>
          </table:table-cell>
          <table:table-cell office:value-type="string" calcext:value-type="string">
            <text:p>Eylem </text:p>
          </table:table-cell>
          <table:table-cell office:value-type="float" office:value="0.813268241934214" calcext:value-type="float">
            <text:p>0.813268241934214</text:p>
          </table:table-cell>
          <table:table-cell office:value-type="float" office:value="0.175587803705101" calcext:value-type="float">
            <text:p>0.175587803705101</text:p>
          </table:table-cell>
          <table:table-cell office:value-type="float" office:value="0.637680438229113" calcext:value-type="float">
            <text:p>0.637680438229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KUMAK_1</text:p>
          </table:table-cell>
          <table:table-cell office:value-type="string" calcext:value-type="string">
            <text:p>Eylem </text:p>
          </table:table-cell>
          <table:table-cell office:value-type="float" office:value="1.01922634265746" calcext:value-type="float">
            <text:p>1.01922634265746</text:p>
          </table:table-cell>
          <table:table-cell office:value-type="float" office:value="0.383643519308214" calcext:value-type="float">
            <text:p>0.383643519308214</text:p>
          </table:table-cell>
          <table:table-cell office:value-type="float" office:value="0.635582823349247" calcext:value-type="float">
            <text:p>0.635582823349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IM YAPMAK_0</text:p>
          </table:table-cell>
          <table:table-cell office:value-type="string" calcext:value-type="string">
            <text:p>Eylem </text:p>
          </table:table-cell>
          <table:table-cell office:value-type="float" office:value="1.05528494316716" calcext:value-type="float">
            <text:p>1.05528494316716</text:p>
          </table:table-cell>
          <table:table-cell office:value-type="float" office:value="0.420590293153007" calcext:value-type="float">
            <text:p>0.420590293153007</text:p>
          </table:table-cell>
          <table:table-cell office:value-type="float" office:value="0.634694650014152" calcext:value-type="float">
            <text:p>0.634694650014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HATSIZ_2</text:p>
          </table:table-cell>
          <table:table-cell office:value-type="string" calcext:value-type="string">
            <text:p>Sıfat </text:p>
          </table:table-cell>
          <table:table-cell office:value-type="float" office:value="1.58286285412928" calcext:value-type="float">
            <text:p>1.58286285412928</text:p>
          </table:table-cell>
          <table:table-cell office:value-type="float" office:value="0.949817061900894" calcext:value-type="float">
            <text:p>0.949817061900894</text:p>
          </table:table-cell>
          <table:table-cell office:value-type="float" office:value="0.63304579222839" calcext:value-type="float">
            <text:p>0.633045792228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LLETVEKILI_0</text:p>
          </table:table-cell>
          <table:table-cell office:value-type="string" calcext:value-type="string">
            <text:p>Ad </text:p>
          </table:table-cell>
          <table:table-cell office:value-type="float" office:value="0.940653715272697" calcext:value-type="float">
            <text:p>0.940653715272697</text:p>
          </table:table-cell>
          <table:table-cell office:value-type="float" office:value="0.311629031432335" calcext:value-type="float">
            <text:p>0.311629031432335</text:p>
          </table:table-cell>
          <table:table-cell office:value-type="float" office:value="0.629024683840362" calcext:value-type="float">
            <text:p>0.6290246838403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ŞARMAK_0</text:p>
          </table:table-cell>
          <table:table-cell office:value-type="string" calcext:value-type="string">
            <text:p>Eylem </text:p>
          </table:table-cell>
          <table:table-cell office:value-type="float" office:value="1.49568293809396" calcext:value-type="float">
            <text:p>1.49568293809396</text:p>
          </table:table-cell>
          <table:table-cell office:value-type="float" office:value="0.867122483950417" calcext:value-type="float">
            <text:p>0.867122483950417</text:p>
          </table:table-cell>
          <table:table-cell office:value-type="float" office:value="0.628560454143546" calcext:value-type="float">
            <text:p>0.6285604541435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GAL_0</text:p>
          </table:table-cell>
          <table:table-cell office:value-type="string" calcext:value-type="string">
            <text:p>Ad </text:p>
          </table:table-cell>
          <table:table-cell office:value-type="float" office:value="0.832394070378673" calcext:value-type="float">
            <text:p>0.832394070378673</text:p>
          </table:table-cell>
          <table:table-cell office:value-type="float" office:value="0.207030325387287" calcext:value-type="float">
            <text:p>0.207030325387287</text:p>
          </table:table-cell>
          <table:table-cell office:value-type="float" office:value="0.625363744991386" calcext:value-type="float">
            <text:p>0.6253637449913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AMBURGER_0</text:p>
          </table:table-cell>
          <table:table-cell office:value-type="string" calcext:value-type="string">
            <text:p>Ad </text:p>
          </table:table-cell>
          <table:table-cell office:value-type="float" office:value="1.33531288236731" calcext:value-type="float">
            <text:p>1.33531288236731</text:p>
          </table:table-cell>
          <table:table-cell office:value-type="float" office:value="0.713895156963506" calcext:value-type="float">
            <text:p>0.713895156963506</text:p>
          </table:table-cell>
          <table:table-cell office:value-type="float" office:value="0.621417725403799" calcext:value-type="float">
            <text:p>0.6214177254037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LTALAMAK_1</text:p>
          </table:table-cell>
          <table:table-cell office:value-type="string" calcext:value-type="string">
            <text:p>Eylem </text:p>
          </table:table-cell>
          <table:table-cell office:value-type="float" office:value="1.02107416791742" calcext:value-type="float">
            <text:p>1.02107416791742</text:p>
          </table:table-cell>
          <table:table-cell office:value-type="float" office:value="0.401941012178091" calcext:value-type="float">
            <text:p>0.401941012178091</text:p>
          </table:table-cell>
          <table:table-cell office:value-type="float" office:value="0.619133155739325" calcext:value-type="float">
            <text:p>0.6191331557393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RLAMAK_0</text:p>
          </table:table-cell>
          <table:table-cell office:value-type="string" calcext:value-type="string">
            <text:p>Eylem </text:p>
          </table:table-cell>
          <table:table-cell office:value-type="float" office:value="1.39626632458498" calcext:value-type="float">
            <text:p>1.39626632458498</text:p>
          </table:table-cell>
          <table:table-cell office:value-type="float" office:value="0.781871410172714" calcext:value-type="float">
            <text:p>0.781871410172714</text:p>
          </table:table-cell>
          <table:table-cell office:value-type="float" office:value="0.614394914412268" calcext:value-type="float">
            <text:p>0.614394914412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ÇIZMEK_0</text:p>
          </table:table-cell>
          <table:table-cell office:value-type="string" calcext:value-type="string">
            <text:p>Eylem </text:p>
          </table:table-cell>
          <table:table-cell office:value-type="float" office:value="0.970689190108607" calcext:value-type="float">
            <text:p>0.970689190108607</text:p>
          </table:table-cell>
          <table:table-cell office:value-type="float" office:value="0.358516759303507" calcext:value-type="float">
            <text:p>0.358516759303507</text:p>
          </table:table-cell>
          <table:table-cell office:value-type="float" office:value="0.6121724308051" calcext:value-type="float">
            <text:p>0.61217243080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ĞMEK_0</text:p>
          </table:table-cell>
          <table:table-cell office:value-type="string" calcext:value-type="string">
            <text:p>Eylem </text:p>
          </table:table-cell>
          <table:table-cell office:value-type="float" office:value="1.27504670465866" calcext:value-type="float">
            <text:p>1.27504670465866</text:p>
          </table:table-cell>
          <table:table-cell office:value-type="float" office:value="0.66581957406952" calcext:value-type="float">
            <text:p>0.66581957406952</text:p>
          </table:table-cell>
          <table:table-cell office:value-type="float" office:value="0.609227130589143" calcext:value-type="float">
            <text:p>0.6092271305891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APMAK_1</text:p>
          </table:table-cell>
          <table:table-cell office:value-type="string" calcext:value-type="string">
            <text:p>Eylem </text:p>
          </table:table-cell>
          <table:table-cell office:value-type="float" office:value="1.1164585949631" calcext:value-type="float">
            <text:p>1.1164585949631</text:p>
          </table:table-cell>
          <table:table-cell office:value-type="float" office:value="0.514579061073275" calcext:value-type="float">
            <text:p>0.514579061073275</text:p>
          </table:table-cell>
          <table:table-cell office:value-type="float" office:value="0.601879533889829" calcext:value-type="float">
            <text:p>0.6018795338898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IRLIKTE_0</text:p>
          </table:table-cell>
          <table:table-cell office:value-type="string" calcext:value-type="string">
            <text:p>Belirteç </text:p>
          </table:table-cell>
          <table:table-cell office:value-type="float" office:value="1.50489604047411" calcext:value-type="float">
            <text:p>1.50489604047411</text:p>
          </table:table-cell>
          <table:table-cell office:value-type="float" office:value="0.90536948648102" calcext:value-type="float">
            <text:p>0.90536948648102</text:p>
          </table:table-cell>
          <table:table-cell office:value-type="float" office:value="0.599526553993091" calcext:value-type="float">
            <text:p>0.5995265539930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YANGO_0</text:p>
          </table:table-cell>
          <table:table-cell office:value-type="string" calcext:value-type="string">
            <text:p>Ad </text:p>
          </table:table-cell>
          <table:table-cell office:value-type="float" office:value="0.876784101762626" calcext:value-type="float">
            <text:p>0.876784101762626</text:p>
          </table:table-cell>
          <table:table-cell office:value-type="float" office:value="0.278253284475641" calcext:value-type="float">
            <text:p>0.278253284475641</text:p>
          </table:table-cell>
          <table:table-cell office:value-type="float" office:value="0.598530817286985" calcext:value-type="float">
            <text:p>0.598530817286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LAMAK_0</text:p>
          </table:table-cell>
          <table:table-cell office:value-type="string" calcext:value-type="string">
            <text:p>Eylem </text:p>
          </table:table-cell>
          <table:table-cell office:value-type="float" office:value="1.16642569620148" calcext:value-type="float">
            <text:p>1.16642569620148</text:p>
          </table:table-cell>
          <table:table-cell office:value-type="float" office:value="0.573132262590224" calcext:value-type="float">
            <text:p>0.573132262590224</text:p>
          </table:table-cell>
          <table:table-cell office:value-type="float" office:value="0.593293433611259" calcext:value-type="float">
            <text:p>0.5932934336112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ÜZ_0</text:p>
          </table:table-cell>
          <table:table-cell office:value-type="string" calcext:value-type="string">
            <text:p>Sıfat </text:p>
          </table:table-cell>
          <table:table-cell office:value-type="float" office:value="1.12798528833205" calcext:value-type="float">
            <text:p>1.12798528833205</text:p>
          </table:table-cell>
          <table:table-cell office:value-type="float" office:value="0.540501306158264" calcext:value-type="float">
            <text:p>0.540501306158264</text:p>
          </table:table-cell>
          <table:table-cell office:value-type="float" office:value="0.587483982173787" calcext:value-type="float">
            <text:p>0.5874839821737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TA_0</text:p>
          </table:table-cell>
          <table:table-cell office:value-type="string" calcext:value-type="string">
            <text:p>Ad </text:p>
          </table:table-cell>
          <table:table-cell office:value-type="float" office:value="1.71041683116657" calcext:value-type="float">
            <text:p>1.71041683116657</text:p>
          </table:table-cell>
          <table:table-cell office:value-type="float" office:value="1.13274401324442" calcext:value-type="float">
            <text:p>1.13274401324442</text:p>
          </table:table-cell>
          <table:table-cell office:value-type="float" office:value="0.577672817922148" calcext:value-type="float">
            <text:p>0.577672817922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ŞALLAH_0</text:p>
          </table:table-cell>
          <table:table-cell office:value-type="string" calcext:value-type="string">
            <text:p>Ünlem </text:p>
          </table:table-cell>
          <table:table-cell office:value-type="float" office:value="1.20242892027746" calcext:value-type="float">
            <text:p>1.20242892027746</text:p>
          </table:table-cell>
          <table:table-cell office:value-type="float" office:value="0.625859536989852" calcext:value-type="float">
            <text:p>0.625859536989852</text:p>
          </table:table-cell>
          <table:table-cell office:value-type="float" office:value="0.576569383287608" calcext:value-type="float">
            <text:p>0.5765693832876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İÇIRMEK_0</text:p>
          </table:table-cell>
          <table:table-cell office:value-type="string" calcext:value-type="string">
            <text:p>Eylem </text:p>
          </table:table-cell>
          <table:table-cell office:value-type="float" office:value="1.4026566587431" calcext:value-type="float">
            <text:p>1.4026566587431</text:p>
          </table:table-cell>
          <table:table-cell office:value-type="float" office:value="0.828346921263441" calcext:value-type="float">
            <text:p>0.828346921263441</text:p>
          </table:table-cell>
          <table:table-cell office:value-type="float" office:value="0.574309737479657" calcext:value-type="float">
            <text:p>0.5743097374796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ZANMAK_0</text:p>
          </table:table-cell>
          <table:table-cell office:value-type="string" calcext:value-type="string">
            <text:p>Eylem </text:p>
          </table:table-cell>
          <table:table-cell office:value-type="float" office:value="1.25171487389018" calcext:value-type="float">
            <text:p>1.25171487389018</text:p>
          </table:table-cell>
          <table:table-cell office:value-type="float" office:value="0.679460299667949" calcext:value-type="float">
            <text:p>0.679460299667949</text:p>
          </table:table-cell>
          <table:table-cell office:value-type="float" office:value="0.572254574222227" calcext:value-type="float">
            <text:p>0.5722545742222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ŞIN_0</text:p>
          </table:table-cell>
          <table:table-cell office:value-type="string" calcext:value-type="string">
            <text:p>Sıfat </text:p>
          </table:table-cell>
          <table:table-cell office:value-type="float" office:value="1.24840945631801" calcext:value-type="float">
            <text:p>1.24840945631801</text:p>
          </table:table-cell>
          <table:table-cell office:value-type="float" office:value="0.676636854381298" calcext:value-type="float">
            <text:p>0.676636854381298</text:p>
          </table:table-cell>
          <table:table-cell office:value-type="float" office:value="0.571772601936708" calcext:value-type="float">
            <text:p>0.5717726019367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PET_0</text:p>
          </table:table-cell>
          <table:table-cell office:value-type="string" calcext:value-type="string">
            <text:p>Ad </text:p>
          </table:table-cell>
          <table:table-cell office:value-type="float" office:value="0.893271587387009" calcext:value-type="float">
            <text:p>0.893271587387009</text:p>
          </table:table-cell>
          <table:table-cell office:value-type="float" office:value="0.323713238588042" calcext:value-type="float">
            <text:p>0.323713238588042</text:p>
          </table:table-cell>
          <table:table-cell office:value-type="float" office:value="0.569558348798968" calcext:value-type="float">
            <text:p>0.5695583487989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K_1</text:p>
          </table:table-cell>
          <table:table-cell office:value-type="string" calcext:value-type="string">
            <text:p>Sıfat </text:p>
          </table:table-cell>
          <table:table-cell office:value-type="float" office:value="1.13994732415391" calcext:value-type="float">
            <text:p>1.13994732415391</text:p>
          </table:table-cell>
          <table:table-cell office:value-type="float" office:value="0.570834716606257" calcext:value-type="float">
            <text:p>0.570834716606257</text:p>
          </table:table-cell>
          <table:table-cell office:value-type="float" office:value="0.569112607547653" calcext:value-type="float">
            <text:p>0.5691126075476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FRA_1</text:p>
          </table:table-cell>
          <table:table-cell office:value-type="string" calcext:value-type="string">
            <text:p>Ad </text:p>
          </table:table-cell>
          <table:table-cell office:value-type="float" office:value="1.96516277571744" calcext:value-type="float">
            <text:p>1.96516277571744</text:p>
          </table:table-cell>
          <table:table-cell office:value-type="float" office:value="1.40156666980978" calcext:value-type="float">
            <text:p>1.40156666980978</text:p>
          </table:table-cell>
          <table:table-cell office:value-type="float" office:value="0.563596105907655" calcext:value-type="float">
            <text:p>0.5635961059076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ERJI_0</text:p>
          </table:table-cell>
          <table:table-cell/>
          <table:table-cell office:value-type="float" office:value="0.977598027867283" calcext:value-type="float">
            <text:p>0.977598027867283</text:p>
          </table:table-cell>
          <table:table-cell office:value-type="float" office:value="0.414396138840735" calcext:value-type="float">
            <text:p>0.414396138840735</text:p>
          </table:table-cell>
          <table:table-cell office:value-type="float" office:value="0.563201889026548" calcext:value-type="float">
            <text:p>0.5632018890265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z</text:p>
          </table:table-cell>
          <table:table-cell table:number-columns-repeated="1013"/>
        </table:table-row>
        <table:table-row table:style-name="ro1" table:number-rows-repeated="32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77277152246589" calcext:value-type="float">
            <text:p>0.877277152246589</text:p>
          </table:table-cell>
          <table:table-cell office:value-type="float" office:value="0.679970182692482" calcext:value-type="float">
            <text:p>0.679970182692482</text:p>
          </table:table-cell>
          <table:table-cell office:value-type="float" office:value="0.197306969554108" calcext:value-type="float">
            <text:p>0.197306969554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875908596426913" calcext:value-type="float">
            <text:p>0.875908596426913</text:p>
          </table:table-cell>
          <table:table-cell office:value-type="float" office:value="0.678603831057549" calcext:value-type="float">
            <text:p>0.678603831057549</text:p>
          </table:table-cell>
          <table:table-cell office:value-type="float" office:value="0.197304765369364" calcext:value-type="float">
            <text:p>0.1973047653693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696110227934667" calcext:value-type="float">
            <text:p>0.696110227934667</text:p>
          </table:table-cell>
          <table:table-cell office:value-type="float" office:value="0.500660934798218" calcext:value-type="float">
            <text:p>0.500660934798218</text:p>
          </table:table-cell>
          <table:table-cell office:value-type="float" office:value="0.195449293136448" calcext:value-type="float">
            <text:p>0.195449293136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58794227001313" calcext:value-type="float">
            <text:p>1.58794227001313</text:p>
          </table:table-cell>
          <table:table-cell office:value-type="float" office:value="1.39346320010739" calcext:value-type="float">
            <text:p>1.39346320010739</text:p>
          </table:table-cell>
          <table:table-cell office:value-type="float" office:value="0.194479069905744" calcext:value-type="float">
            <text:p>0.1944790699057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93000368405463" calcext:value-type="float">
            <text:p>0.893000368405463</text:p>
          </table:table-cell>
          <table:table-cell office:value-type="float" office:value="0.700982777747793" calcext:value-type="float">
            <text:p>0.700982777747793</text:p>
          </table:table-cell>
          <table:table-cell office:value-type="float" office:value="0.192017590657671" calcext:value-type="float">
            <text:p>0.1920175906576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958878584326994" calcext:value-type="float">
            <text:p>0.958878584326994</text:p>
          </table:table-cell>
          <table:table-cell office:value-type="float" office:value="0.76717052714953" calcext:value-type="float">
            <text:p>0.76717052714953</text:p>
          </table:table-cell>
          <table:table-cell office:value-type="float" office:value="0.191708057177465" calcext:value-type="float">
            <text:p>0.1917080571774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.15047438120903" calcext:value-type="float">
            <text:p>1.15047438120903</text:p>
          </table:table-cell>
          <table:table-cell office:value-type="float" office:value="0.959330411007254" calcext:value-type="float">
            <text:p>0.959330411007254</text:p>
          </table:table-cell>
          <table:table-cell office:value-type="float" office:value="0.19114397020178" calcext:value-type="float">
            <text:p>0.19114397020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47910464698698" calcext:value-type="float">
            <text:p>0.847910464698698</text:p>
          </table:table-cell>
          <table:table-cell office:value-type="float" office:value="0.657799881286676" calcext:value-type="float">
            <text:p>0.657799881286676</text:p>
          </table:table-cell>
          <table:table-cell office:value-type="float" office:value="0.190110583412022" calcext:value-type="float">
            <text:p>0.19011058341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08437088224201" calcext:value-type="float">
            <text:p>0.808437088224201</text:p>
          </table:table-cell>
          <table:table-cell office:value-type="float" office:value="0.618532930986374" calcext:value-type="float">
            <text:p>0.618532930986374</text:p>
          </table:table-cell>
          <table:table-cell office:value-type="float" office:value="0.189904157237827" calcext:value-type="float">
            <text:p>0.1899041572378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89158628964166" calcext:value-type="float">
            <text:p>0.689158628964166</text:p>
          </table:table-cell>
          <table:table-cell office:value-type="float" office:value="0.49926547451576" calcext:value-type="float">
            <text:p>0.49926547451576</text:p>
          </table:table-cell>
          <table:table-cell office:value-type="float" office:value="0.189893154448406" calcext:value-type="float">
            <text:p>0.1898931544484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38164999434247" calcext:value-type="float">
            <text:p>1.38164999434247</text:p>
          </table:table-cell>
          <table:table-cell office:value-type="float" office:value="1.19269866098581" calcext:value-type="float">
            <text:p>1.19269866098581</text:p>
          </table:table-cell>
          <table:table-cell office:value-type="float" office:value="0.188951333356656" calcext:value-type="float">
            <text:p>0.1889513333566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8068102933935" calcext:value-type="float">
            <text:p>0.68068102933935</text:p>
          </table:table-cell>
          <table:table-cell office:value-type="float" office:value="0.493034519166791" calcext:value-type="float">
            <text:p>0.493034519166791</text:p>
          </table:table-cell>
          <table:table-cell office:value-type="float" office:value="0.187646510172559" calcext:value-type="float">
            <text:p>0.1876465101725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28827732303013" calcext:value-type="float">
            <text:p>1.28827732303013</text:p>
          </table:table-cell>
          <table:table-cell office:value-type="float" office:value="1.10102417130145" calcext:value-type="float">
            <text:p>1.10102417130145</text:p>
          </table:table-cell>
          <table:table-cell office:value-type="float" office:value="0.187253151728679" calcext:value-type="float">
            <text:p>0.1872531517286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914156816948761" calcext:value-type="float">
            <text:p>0.914156816948761</text:p>
          </table:table-cell>
          <table:table-cell office:value-type="float" office:value="0.728510762044918" calcext:value-type="float">
            <text:p>0.728510762044918</text:p>
          </table:table-cell>
          <table:table-cell office:value-type="float" office:value="0.185646054903842" calcext:value-type="float">
            <text:p>0.1856460549038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28581778625639" calcext:value-type="float">
            <text:p>1.28581778625639</text:p>
          </table:table-cell>
          <table:table-cell office:value-type="float" office:value="1.10081036093038" calcext:value-type="float">
            <text:p>1.10081036093038</text:p>
          </table:table-cell>
          <table:table-cell office:value-type="float" office:value="0.185007425326006" calcext:value-type="float">
            <text:p>0.185007425326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918881117815858" calcext:value-type="float">
            <text:p>0.918881117815858</text:p>
          </table:table-cell>
          <table:table-cell office:value-type="float" office:value="0.734946906217793" calcext:value-type="float">
            <text:p>0.734946906217793</text:p>
          </table:table-cell>
          <table:table-cell office:value-type="float" office:value="0.183934211598066" calcext:value-type="float">
            <text:p>0.1839342115980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08547287392908" calcext:value-type="float">
            <text:p>1.08547287392908</text:p>
          </table:table-cell>
          <table:table-cell office:value-type="float" office:value="0.901640951616374" calcext:value-type="float">
            <text:p>0.901640951616374</text:p>
          </table:table-cell>
          <table:table-cell office:value-type="float" office:value="0.183831922312709" calcext:value-type="float">
            <text:p>0.1838319223127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7159251130031" calcext:value-type="float">
            <text:p>0.87159251130031</text:p>
          </table:table-cell>
          <table:table-cell office:value-type="float" office:value="0.688035664213307" calcext:value-type="float">
            <text:p>0.688035664213307</text:p>
          </table:table-cell>
          <table:table-cell office:value-type="float" office:value="0.183556847087004" calcext:value-type="float">
            <text:p>0.183556847087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ıl </text:p>
          </table:table-cell>
          <table:table-cell office:value-type="float" office:value="1.23986422728669" calcext:value-type="float">
            <text:p>1.23986422728669</text:p>
          </table:table-cell>
          <table:table-cell office:value-type="float" office:value="1.05738273295106" calcext:value-type="float">
            <text:p>1.05738273295106</text:p>
          </table:table-cell>
          <table:table-cell office:value-type="float" office:value="0.182481494335635" calcext:value-type="float">
            <text:p>0.1824814943356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24055083800246" calcext:value-type="float">
            <text:p>1.24055083800246</text:p>
          </table:table-cell>
          <table:table-cell office:value-type="float" office:value="1.05862107221535" calcext:value-type="float">
            <text:p>1.05862107221535</text:p>
          </table:table-cell>
          <table:table-cell office:value-type="float" office:value="0.181929765787114" calcext:value-type="float">
            <text:p>0.181929765787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69643537211942" calcext:value-type="float">
            <text:p>0.969643537211942</text:p>
          </table:table-cell>
          <table:table-cell office:value-type="float" office:value="0.788339600085636" calcext:value-type="float">
            <text:p>0.788339600085636</text:p>
          </table:table-cell>
          <table:table-cell office:value-type="float" office:value="0.181303937126307" calcext:value-type="float">
            <text:p>0.1813039371263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38684801701898" calcext:value-type="float">
            <text:p>1.38684801701898</text:p>
          </table:table-cell>
          <table:table-cell office:value-type="float" office:value="1.20663584170433" calcext:value-type="float">
            <text:p>1.20663584170433</text:p>
          </table:table-cell>
          <table:table-cell office:value-type="float" office:value="0.180212175314651" calcext:value-type="float">
            <text:p>0.1802121753146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25404272874449" calcext:value-type="float">
            <text:p>0.825404272874449</text:p>
          </table:table-cell>
          <table:table-cell office:value-type="float" office:value="0.645275893881367" calcext:value-type="float">
            <text:p>0.645275893881367</text:p>
          </table:table-cell>
          <table:table-cell office:value-type="float" office:value="0.180128378993082" calcext:value-type="float">
            <text:p>0.1801283789930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35246407984551" calcext:value-type="float">
            <text:p>0.835246407984551</text:p>
          </table:table-cell>
          <table:table-cell office:value-type="float" office:value="0.655295716932913" calcext:value-type="float">
            <text:p>0.655295716932913</text:p>
          </table:table-cell>
          <table:table-cell office:value-type="float" office:value="0.179950691051638" calcext:value-type="float">
            <text:p>0.1799506910516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38067367287564" calcext:value-type="float">
            <text:p>0.938067367287564</text:p>
          </table:table-cell>
          <table:table-cell office:value-type="float" office:value="0.759841823805923" calcext:value-type="float">
            <text:p>0.759841823805923</text:p>
          </table:table-cell>
          <table:table-cell office:value-type="float" office:value="0.178225543481641" calcext:value-type="float">
            <text:p>0.1782255434816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Ünlem </text:p>
          </table:table-cell>
          <table:table-cell office:value-type="float" office:value="0.644669499358578" calcext:value-type="float">
            <text:p>0.644669499358578</text:p>
          </table:table-cell>
          <table:table-cell office:value-type="float" office:value="0.466538767943528" calcext:value-type="float">
            <text:p>0.466538767943528</text:p>
          </table:table-cell>
          <table:table-cell office:value-type="float" office:value="0.17813073141505" calcext:value-type="float">
            <text:p>0.178130731415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06738744676038" calcext:value-type="float">
            <text:p>1.06738744676038</text:p>
          </table:table-cell>
          <table:table-cell office:value-type="float" office:value="0.890080940086453" calcext:value-type="float">
            <text:p>0.890080940086453</text:p>
          </table:table-cell>
          <table:table-cell office:value-type="float" office:value="0.177306506673926" calcext:value-type="float">
            <text:p>0.1773065066739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99502858674875" calcext:value-type="float">
            <text:p>0.799502858674875</text:p>
          </table:table-cell>
          <table:table-cell office:value-type="float" office:value="0.622504710988722" calcext:value-type="float">
            <text:p>0.622504710988722</text:p>
          </table:table-cell>
          <table:table-cell office:value-type="float" office:value="0.176998147686153" calcext:value-type="float">
            <text:p>0.176998147686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40350294534922" calcext:value-type="float">
            <text:p>1.40350294534922</text:p>
          </table:table-cell>
          <table:table-cell office:value-type="float" office:value="1.22748117446832" calcext:value-type="float">
            <text:p>1.22748117446832</text:p>
          </table:table-cell>
          <table:table-cell office:value-type="float" office:value="0.176021770880904" calcext:value-type="float">
            <text:p>0.1760217708809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0053482474094" calcext:value-type="float">
            <text:p>1.0053482474094</text:p>
          </table:table-cell>
          <table:table-cell office:value-type="float" office:value="0.829842076069433" calcext:value-type="float">
            <text:p>0.829842076069433</text:p>
          </table:table-cell>
          <table:table-cell office:value-type="float" office:value="0.175506171339971" calcext:value-type="float">
            <text:p>0.1755061713399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.01598683836434" calcext:value-type="float">
            <text:p>1.01598683836434</text:p>
          </table:table-cell>
          <table:table-cell office:value-type="float" office:value="0.841716399578597" calcext:value-type="float">
            <text:p>0.841716399578597</text:p>
          </table:table-cell>
          <table:table-cell office:value-type="float" office:value="0.174270438785744" calcext:value-type="float">
            <text:p>0.1742704387857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58818482106453" calcext:value-type="float">
            <text:p>0.858818482106453</text:p>
          </table:table-cell>
          <table:table-cell office:value-type="float" office:value="0.685062042322995" calcext:value-type="float">
            <text:p>0.685062042322995</text:p>
          </table:table-cell>
          <table:table-cell office:value-type="float" office:value="0.173756439783458" calcext:value-type="float">
            <text:p>0.173756439783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02342663885241" calcext:value-type="float">
            <text:p>1.02342663885241</text:p>
          </table:table-cell>
          <table:table-cell office:value-type="float" office:value="0.850168710617794" calcext:value-type="float">
            <text:p>0.850168710617794</text:p>
          </table:table-cell>
          <table:table-cell office:value-type="float" office:value="0.173257928234614" calcext:value-type="float">
            <text:p>0.1732579282346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602410342406397" calcext:value-type="float">
            <text:p>0.602410342406397</text:p>
          </table:table-cell>
          <table:table-cell office:value-type="float" office:value="0.42938240959582" calcext:value-type="float">
            <text:p>0.42938240959582</text:p>
          </table:table-cell>
          <table:table-cell office:value-type="float" office:value="0.173027932810577" calcext:value-type="float">
            <text:p>0.1730279328105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43154656865943" calcext:value-type="float">
            <text:p>1.43154656865943</text:p>
          </table:table-cell>
          <table:table-cell office:value-type="float" office:value="1.2587402243158" calcext:value-type="float">
            <text:p>1.2587402243158</text:p>
          </table:table-cell>
          <table:table-cell office:value-type="float" office:value="0.172806344343633" calcext:value-type="float">
            <text:p>0.1728063443436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09668263257711" calcext:value-type="float">
            <text:p>0.809668263257711</text:p>
          </table:table-cell>
          <table:table-cell office:value-type="float" office:value="0.638022247017985" calcext:value-type="float">
            <text:p>0.638022247017985</text:p>
          </table:table-cell>
          <table:table-cell office:value-type="float" office:value="0.171646016239726" calcext:value-type="float">
            <text:p>0.1716460162397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07584158566229" calcext:value-type="float">
            <text:p>1.07584158566229</text:p>
          </table:table-cell>
          <table:table-cell office:value-type="float" office:value="0.90480958971392" calcext:value-type="float">
            <text:p>0.90480958971392</text:p>
          </table:table-cell>
          <table:table-cell office:value-type="float" office:value="0.171031995948369" calcext:value-type="float">
            <text:p>0.1710319959483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08452623867884" calcext:value-type="float">
            <text:p>1.08452623867884</text:p>
          </table:table-cell>
          <table:table-cell office:value-type="float" office:value="0.913636229555052" calcext:value-type="float">
            <text:p>0.913636229555052</text:p>
          </table:table-cell>
          <table:table-cell office:value-type="float" office:value="0.17089000912379" calcext:value-type="float">
            <text:p>0.170890009123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727732010914587" calcext:value-type="float">
            <text:p>0.727732010914587</text:p>
          </table:table-cell>
          <table:table-cell office:value-type="float" office:value="0.557569349186174" calcext:value-type="float">
            <text:p>0.557569349186174</text:p>
          </table:table-cell>
          <table:table-cell office:value-type="float" office:value="0.170162661728413" calcext:value-type="float">
            <text:p>0.1701626617284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14927573022816" calcext:value-type="float">
            <text:p>0.614927573022816</text:p>
          </table:table-cell>
          <table:table-cell office:value-type="float" office:value="0.444881089594249" calcext:value-type="float">
            <text:p>0.444881089594249</text:p>
          </table:table-cell>
          <table:table-cell office:value-type="float" office:value="0.170046483428567" calcext:value-type="float">
            <text:p>0.170046483428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910018273334066" calcext:value-type="float">
            <text:p>0.910018273334066</text:p>
          </table:table-cell>
          <table:table-cell office:value-type="float" office:value="0.741968527111287" calcext:value-type="float">
            <text:p>0.741968527111287</text:p>
          </table:table-cell>
          <table:table-cell office:value-type="float" office:value="0.168049746222779" calcext:value-type="float">
            <text:p>0.1680497462227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98428338278637" calcext:value-type="float">
            <text:p>0.698428338278637</text:p>
          </table:table-cell>
          <table:table-cell office:value-type="float" office:value="0.530534058403674" calcext:value-type="float">
            <text:p>0.530534058403674</text:p>
          </table:table-cell>
          <table:table-cell office:value-type="float" office:value="0.167894279874963" calcext:value-type="float">
            <text:p>0.1678942798749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14881935296711" calcext:value-type="float">
            <text:p>1.14881935296711</text:p>
          </table:table-cell>
          <table:table-cell office:value-type="float" office:value="0.982742838882921" calcext:value-type="float">
            <text:p>0.982742838882921</text:p>
          </table:table-cell>
          <table:table-cell office:value-type="float" office:value="0.166076514084188" calcext:value-type="float">
            <text:p>0.166076514084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01977726509222" calcext:value-type="float">
            <text:p>1.01977726509222</text:p>
          </table:table-cell>
          <table:table-cell office:value-type="float" office:value="0.854131081135973" calcext:value-type="float">
            <text:p>0.854131081135973</text:p>
          </table:table-cell>
          <table:table-cell office:value-type="float" office:value="0.165646183956249" calcext:value-type="float">
            <text:p>0.1656461839562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İlgeç </text:p>
          </table:table-cell>
          <table:table-cell office:value-type="float" office:value="0.658146778668202" calcext:value-type="float">
            <text:p>0.658146778668202</text:p>
          </table:table-cell>
          <table:table-cell office:value-type="float" office:value="0.492696961229518" calcext:value-type="float">
            <text:p>0.492696961229518</text:p>
          </table:table-cell>
          <table:table-cell office:value-type="float" office:value="0.165449817438685" calcext:value-type="float">
            <text:p>0.1654498174386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13951071058929" calcext:value-type="float">
            <text:p>1.13951071058929</text:p>
          </table:table-cell>
          <table:table-cell office:value-type="float" office:value="0.974322658189064" calcext:value-type="float">
            <text:p>0.974322658189064</text:p>
          </table:table-cell>
          <table:table-cell office:value-type="float" office:value="0.165188052400222" calcext:value-type="float">
            <text:p>0.165188052400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846737712626889" calcext:value-type="float">
            <text:p>0.846737712626889</text:p>
          </table:table-cell>
          <table:table-cell office:value-type="float" office:value="0.681664448261624" calcext:value-type="float">
            <text:p>0.681664448261624</text:p>
          </table:table-cell>
          <table:table-cell office:value-type="float" office:value="0.165073264365264" calcext:value-type="float">
            <text:p>0.165073264365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15672867942204" calcext:value-type="float">
            <text:p>1.15672867942204</text:p>
          </table:table-cell>
          <table:table-cell office:value-type="float" office:value="0.991795694203428" calcext:value-type="float">
            <text:p>0.991795694203428</text:p>
          </table:table-cell>
          <table:table-cell office:value-type="float" office:value="0.164932985218608" calcext:value-type="float">
            <text:p>0.164932985218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.07248039872857" calcext:value-type="float">
            <text:p>1.07248039872857</text:p>
          </table:table-cell>
          <table:table-cell office:value-type="float" office:value="0.908327717409527" calcext:value-type="float">
            <text:p>0.908327717409527</text:p>
          </table:table-cell>
          <table:table-cell office:value-type="float" office:value="0.164152681319047" calcext:value-type="float">
            <text:p>0.1641526813190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.04264199021809" calcext:value-type="float">
            <text:p>1.04264199021809</text:p>
          </table:table-cell>
          <table:table-cell office:value-type="float" office:value="0.879349356715275" calcext:value-type="float">
            <text:p>0.879349356715275</text:p>
          </table:table-cell>
          <table:table-cell office:value-type="float" office:value="0.163292633502811" calcext:value-type="float">
            <text:p>0.1632926335028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73235245708051" calcext:value-type="float">
            <text:p>1.73235245708051</text:p>
          </table:table-cell>
          <table:table-cell office:value-type="float" office:value="1.56936512427861" calcext:value-type="float">
            <text:p>1.56936512427861</text:p>
          </table:table-cell>
          <table:table-cell office:value-type="float" office:value="0.162987332801901" calcext:value-type="float">
            <text:p>0.162987332801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1.17068850041222" calcext:value-type="float">
            <text:p>1.17068850041222</text:p>
          </table:table-cell>
          <table:table-cell office:value-type="float" office:value="1.00819370088186" calcext:value-type="float">
            <text:p>1.00819370088186</text:p>
          </table:table-cell>
          <table:table-cell office:value-type="float" office:value="0.162494799530351" calcext:value-type="float">
            <text:p>0.1624947995303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580002562746179" calcext:value-type="float">
            <text:p>0.580002562746179</text:p>
          </table:table-cell>
          <table:table-cell office:value-type="float" office:value="0.417696216927687" calcext:value-type="float">
            <text:p>0.417696216927687</text:p>
          </table:table-cell>
          <table:table-cell office:value-type="float" office:value="0.162306345818492" calcext:value-type="float">
            <text:p>0.1623063458184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96130241670926" calcext:value-type="float">
            <text:p>0.96130241670926</text:p>
          </table:table-cell>
          <table:table-cell office:value-type="float" office:value="0.799533897393787" calcext:value-type="float">
            <text:p>0.799533897393787</text:p>
          </table:table-cell>
          <table:table-cell office:value-type="float" office:value="0.161768519315473" calcext:value-type="float">
            <text:p>0.1617685193154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02364210375217" calcext:value-type="float">
            <text:p>0.602364210375217</text:p>
          </table:table-cell>
          <table:table-cell office:value-type="float" office:value="0.440740693091202" calcext:value-type="float">
            <text:p>0.440740693091202</text:p>
          </table:table-cell>
          <table:table-cell office:value-type="float" office:value="0.161623517284016" calcext:value-type="float">
            <text:p>0.161623517284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98407080547614" calcext:value-type="float">
            <text:p>0.698407080547614</text:p>
          </table:table-cell>
          <table:table-cell office:value-type="float" office:value="0.537055565150405" calcext:value-type="float">
            <text:p>0.537055565150405</text:p>
          </table:table-cell>
          <table:table-cell office:value-type="float" office:value="0.161351515397208" calcext:value-type="float">
            <text:p>0.1613515153972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15814188225645" calcext:value-type="float">
            <text:p>1.15814188225645</text:p>
          </table:table-cell>
          <table:table-cell office:value-type="float" office:value="0.99768076787417" calcext:value-type="float">
            <text:p>0.99768076787417</text:p>
          </table:table-cell>
          <table:table-cell office:value-type="float" office:value="0.160461114382277" calcext:value-type="float">
            <text:p>0.160461114382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16614217433069" calcext:value-type="float">
            <text:p>1.16614217433069</text:p>
          </table:table-cell>
          <table:table-cell office:value-type="float" office:value="1.00611324637185" calcext:value-type="float">
            <text:p>1.00611324637185</text:p>
          </table:table-cell>
          <table:table-cell office:value-type="float" office:value="0.160028927958836" calcext:value-type="float">
            <text:p>0.1600289279588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1.16242148364938" calcext:value-type="float">
            <text:p>1.16242148364938</text:p>
          </table:table-cell>
          <table:table-cell office:value-type="float" office:value="1.00261619502996" calcext:value-type="float">
            <text:p>1.00261619502996</text:p>
          </table:table-cell>
          <table:table-cell office:value-type="float" office:value="0.159805288619415" calcext:value-type="float">
            <text:p>0.1598052886194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443891621617943" calcext:value-type="float">
            <text:p>0.443891621617943</text:p>
          </table:table-cell>
          <table:table-cell office:value-type="float" office:value="0.284969550078971" calcext:value-type="float">
            <text:p>0.284969550078971</text:p>
          </table:table-cell>
          <table:table-cell office:value-type="float" office:value="0.158922071538971" calcext:value-type="float">
            <text:p>0.1589220715389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648095217152359" calcext:value-type="float">
            <text:p>0.648095217152359</text:p>
          </table:table-cell>
          <table:table-cell office:value-type="float" office:value="0.489295637208455" calcext:value-type="float">
            <text:p>0.489295637208455</text:p>
          </table:table-cell>
          <table:table-cell office:value-type="float" office:value="0.158799579943904" calcext:value-type="float">
            <text:p>0.1587995799439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67946184232552" calcext:value-type="float">
            <text:p>1.67946184232552</text:p>
          </table:table-cell>
          <table:table-cell office:value-type="float" office:value="1.52128071144296" calcext:value-type="float">
            <text:p>1.52128071144296</text:p>
          </table:table-cell>
          <table:table-cell office:value-type="float" office:value="0.158181130882555" calcext:value-type="float">
            <text:p>0.1581811308825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627949371697387" calcext:value-type="float">
            <text:p>0.627949371697387</text:p>
          </table:table-cell>
          <table:table-cell office:value-type="float" office:value="0.470913318032351" calcext:value-type="float">
            <text:p>0.470913318032351</text:p>
          </table:table-cell>
          <table:table-cell office:value-type="float" office:value="0.157036053665036" calcext:value-type="float">
            <text:p>0.157036053665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703613541161931" calcext:value-type="float">
            <text:p>0.703613541161931</text:p>
          </table:table-cell>
          <table:table-cell office:value-type="float" office:value="0.547046572827768" calcext:value-type="float">
            <text:p>0.547046572827768</text:p>
          </table:table-cell>
          <table:table-cell office:value-type="float" office:value="0.156566968334163" calcext:value-type="float">
            <text:p>0.156566968334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377069516043884" calcext:value-type="float">
            <text:p>0.377069516043884</text:p>
          </table:table-cell>
          <table:table-cell office:value-type="float" office:value="0.220995218043445" calcext:value-type="float">
            <text:p>0.220995218043445</text:p>
          </table:table-cell>
          <table:table-cell office:value-type="float" office:value="0.156074298000439" calcext:value-type="float">
            <text:p>0.1560742980004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514910877936014" calcext:value-type="float">
            <text:p>0.514910877936014</text:p>
          </table:table-cell>
          <table:table-cell office:value-type="float" office:value="0.358919372025998" calcext:value-type="float">
            <text:p>0.358919372025998</text:p>
          </table:table-cell>
          <table:table-cell office:value-type="float" office:value="0.155991505910017" calcext:value-type="float">
            <text:p>0.155991505910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53072245133324" calcext:value-type="float">
            <text:p>1.53072245133324</text:p>
          </table:table-cell>
          <table:table-cell office:value-type="float" office:value="1.37518234029634" calcext:value-type="float">
            <text:p>1.37518234029634</text:p>
          </table:table-cell>
          <table:table-cell office:value-type="float" office:value="0.1555401110369" calcext:value-type="float">
            <text:p>0.15554011103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26441925826181" calcext:value-type="float">
            <text:p>1.26441925826181</text:p>
          </table:table-cell>
          <table:table-cell office:value-type="float" office:value="1.1108311405636" calcext:value-type="float">
            <text:p>1.1108311405636</text:p>
          </table:table-cell>
          <table:table-cell office:value-type="float" office:value="0.153588117698205" calcext:value-type="float">
            <text:p>0.153588117698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elirteç </text:p>
          </table:table-cell>
          <table:table-cell office:value-type="float" office:value="0.9367497261249" calcext:value-type="float">
            <text:p>0.9367497261249</text:p>
          </table:table-cell>
          <table:table-cell office:value-type="float" office:value="0.783594656306878" calcext:value-type="float">
            <text:p>0.783594656306878</text:p>
          </table:table-cell>
          <table:table-cell office:value-type="float" office:value="0.153155069818021" calcext:value-type="float">
            <text:p>0.153155069818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86849842913565" calcext:value-type="float">
            <text:p>0.886849842913565</text:p>
          </table:table-cell>
          <table:table-cell office:value-type="float" office:value="0.733925959445972" calcext:value-type="float">
            <text:p>0.733925959445972</text:p>
          </table:table-cell>
          <table:table-cell office:value-type="float" office:value="0.152923883467593" calcext:value-type="float">
            <text:p>0.1529238834675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674008555697915" calcext:value-type="float">
            <text:p>0.674008555697915</text:p>
          </table:table-cell>
          <table:table-cell office:value-type="float" office:value="0.522721265522186" calcext:value-type="float">
            <text:p>0.522721265522186</text:p>
          </table:table-cell>
          <table:table-cell office:value-type="float" office:value="0.15128729017573" calcext:value-type="float">
            <text:p>0.151287290175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4449413876564" calcext:value-type="float">
            <text:p>0.84449413876564</text:p>
          </table:table-cell>
          <table:table-cell office:value-type="float" office:value="0.693401423721283" calcext:value-type="float">
            <text:p>0.693401423721283</text:p>
          </table:table-cell>
          <table:table-cell office:value-type="float" office:value="0.151092715044357" calcext:value-type="float">
            <text:p>0.1510927150443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86451925514053" calcext:value-type="float">
            <text:p>0.986451925514053</text:p>
          </table:table-cell>
          <table:table-cell office:value-type="float" office:value="0.835443480998579" calcext:value-type="float">
            <text:p>0.835443480998579</text:p>
          </table:table-cell>
          <table:table-cell office:value-type="float" office:value="0.151008444515474" calcext:value-type="float">
            <text:p>0.1510084445154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43527315778381" calcext:value-type="float">
            <text:p>0.843527315778381</text:p>
          </table:table-cell>
          <table:table-cell office:value-type="float" office:value="0.693037004906486" calcext:value-type="float">
            <text:p>0.693037004906486</text:p>
          </table:table-cell>
          <table:table-cell office:value-type="float" office:value="0.150490310871895" calcext:value-type="float">
            <text:p>0.1504903108718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583148964810707" calcext:value-type="float">
            <text:p>0.583148964810707</text:p>
          </table:table-cell>
          <table:table-cell office:value-type="float" office:value="0.43303526346647" calcext:value-type="float">
            <text:p>0.43303526346647</text:p>
          </table:table-cell>
          <table:table-cell office:value-type="float" office:value="0.150113701344238" calcext:value-type="float">
            <text:p>0.150113701344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48405607906903" calcext:value-type="float">
            <text:p>1.48405607906903</text:p>
          </table:table-cell>
          <table:table-cell office:value-type="float" office:value="1.33401154782577" calcext:value-type="float">
            <text:p>1.33401154782577</text:p>
          </table:table-cell>
          <table:table-cell office:value-type="float" office:value="0.150044531243258" calcext:value-type="float">
            <text:p>0.1500445312432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13123900587147" calcext:value-type="float">
            <text:p>1.13123900587147</text:p>
          </table:table-cell>
          <table:table-cell office:value-type="float" office:value="0.981394047800803" calcext:value-type="float">
            <text:p>0.981394047800803</text:p>
          </table:table-cell>
          <table:table-cell office:value-type="float" office:value="0.149844958070665" calcext:value-type="float">
            <text:p>0.1498449580706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23057277868093" calcext:value-type="float">
            <text:p>1.23057277868093</text:p>
          </table:table-cell>
          <table:table-cell office:value-type="float" office:value="1.08096655506247" calcext:value-type="float">
            <text:p>1.08096655506247</text:p>
          </table:table-cell>
          <table:table-cell office:value-type="float" office:value="0.149606223618456" calcext:value-type="float">
            <text:p>0.1496062236184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875801096200779" calcext:value-type="float">
            <text:p>0.875801096200779</text:p>
          </table:table-cell>
          <table:table-cell office:value-type="float" office:value="0.72649493304678" calcext:value-type="float">
            <text:p>0.72649493304678</text:p>
          </table:table-cell>
          <table:table-cell office:value-type="float" office:value="0.149306163154" calcext:value-type="float">
            <text:p>0.149306163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14493882650742" calcext:value-type="float">
            <text:p>1.14493882650742</text:p>
          </table:table-cell>
          <table:table-cell office:value-type="float" office:value="0.996372974851397" calcext:value-type="float">
            <text:p>0.996372974851397</text:p>
          </table:table-cell>
          <table:table-cell office:value-type="float" office:value="0.148565851656024" calcext:value-type="float">
            <text:p>0.148565851656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513258831381885" calcext:value-type="float">
            <text:p>0.513258831381885</text:p>
          </table:table-cell>
          <table:table-cell office:value-type="float" office:value="0.36486280221883" calcext:value-type="float">
            <text:p>0.36486280221883</text:p>
          </table:table-cell>
          <table:table-cell office:value-type="float" office:value="0.148396029163055" calcext:value-type="float">
            <text:p>0.148396029163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26254302419147" calcext:value-type="float">
            <text:p>1.26254302419147</text:p>
          </table:table-cell>
          <table:table-cell office:value-type="float" office:value="1.11485563916745" calcext:value-type="float">
            <text:p>1.11485563916745</text:p>
          </table:table-cell>
          <table:table-cell office:value-type="float" office:value="0.147687385024022" calcext:value-type="float">
            <text:p>0.147687385024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89050008609243" calcext:value-type="float">
            <text:p>0.689050008609243</text:p>
          </table:table-cell>
          <table:table-cell office:value-type="float" office:value="0.541831371071093" calcext:value-type="float">
            <text:p>0.541831371071093</text:p>
          </table:table-cell>
          <table:table-cell office:value-type="float" office:value="0.14721863753815" calcext:value-type="float">
            <text:p>0.147218637538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982140712739782" calcext:value-type="float">
            <text:p>0.982140712739782</text:p>
          </table:table-cell>
          <table:table-cell office:value-type="float" office:value="0.835505323295361" calcext:value-type="float">
            <text:p>0.835505323295361</text:p>
          </table:table-cell>
          <table:table-cell office:value-type="float" office:value="0.146635389444421" calcext:value-type="float">
            <text:p>0.1466353894444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517601144665486" calcext:value-type="float">
            <text:p>0.517601144665486</text:p>
          </table:table-cell>
          <table:table-cell office:value-type="float" office:value="0.371451557556469" calcext:value-type="float">
            <text:p>0.371451557556469</text:p>
          </table:table-cell>
          <table:table-cell office:value-type="float" office:value="0.146149587109017" calcext:value-type="float">
            <text:p>0.146149587109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66391194100315" calcext:value-type="float">
            <text:p>0.766391194100315</text:p>
          </table:table-cell>
          <table:table-cell office:value-type="float" office:value="0.620609591186678" calcext:value-type="float">
            <text:p>0.620609591186678</text:p>
          </table:table-cell>
          <table:table-cell office:value-type="float" office:value="0.145781602913638" calcext:value-type="float">
            <text:p>0.1457816029136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23733493058128" calcext:value-type="float">
            <text:p>0.823733493058128</text:p>
          </table:table-cell>
          <table:table-cell office:value-type="float" office:value="0.680518846623863" calcext:value-type="float">
            <text:p>0.680518846623863</text:p>
          </table:table-cell>
          <table:table-cell office:value-type="float" office:value="0.143214646434265" calcext:value-type="float">
            <text:p>0.1432146464342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903262986948793" calcext:value-type="float">
            <text:p>0.903262986948793</text:p>
          </table:table-cell>
          <table:table-cell office:value-type="float" office:value="0.760778062545383" calcext:value-type="float">
            <text:p>0.760778062545383</text:p>
          </table:table-cell>
          <table:table-cell office:value-type="float" office:value="0.142484924403411" calcext:value-type="float">
            <text:p>0.1424849244034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16493921714209" calcext:value-type="float">
            <text:p>0.816493921714209</text:p>
          </table:table-cell>
          <table:table-cell office:value-type="float" office:value="0.67458579329408" calcext:value-type="float">
            <text:p>0.67458579329408</text:p>
          </table:table-cell>
          <table:table-cell office:value-type="float" office:value="0.141908128420129" calcext:value-type="float">
            <text:p>0.1419081284201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11089512025622" calcext:value-type="float">
            <text:p>0.811089512025622</text:p>
          </table:table-cell>
          <table:table-cell office:value-type="float" office:value="0.669203321168023" calcext:value-type="float">
            <text:p>0.669203321168023</text:p>
          </table:table-cell>
          <table:table-cell office:value-type="float" office:value="0.141886190857599" calcext:value-type="float">
            <text:p>0.1418861908575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24614754271741" calcext:value-type="float">
            <text:p>0.824614754271741</text:p>
          </table:table-cell>
          <table:table-cell office:value-type="float" office:value="0.682830222369316" calcext:value-type="float">
            <text:p>0.682830222369316</text:p>
          </table:table-cell>
          <table:table-cell office:value-type="float" office:value="0.141784531902425" calcext:value-type="float">
            <text:p>0.1417845319024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99550296350672" calcext:value-type="float">
            <text:p>0.99550296350672</text:p>
          </table:table-cell>
          <table:table-cell office:value-type="float" office:value="0.854344715955476" calcext:value-type="float">
            <text:p>0.854344715955476</text:p>
          </table:table-cell>
          <table:table-cell office:value-type="float" office:value="0.141158247551244" calcext:value-type="float">
            <text:p>0.141158247551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64698534902014" calcext:value-type="float">
            <text:p>1.64698534902014</text:p>
          </table:table-cell>
          <table:table-cell office:value-type="float" office:value="1.50585728883938" calcext:value-type="float">
            <text:p>1.50585728883938</text:p>
          </table:table-cell>
          <table:table-cell office:value-type="float" office:value="0.141128060180764" calcext:value-type="float">
            <text:p>0.1411280601807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82730960790732" calcext:value-type="float">
            <text:p>0.82730960790732</text:p>
          </table:table-cell>
          <table:table-cell office:value-type="float" office:value="0.687233949602351" calcext:value-type="float">
            <text:p>0.687233949602351</text:p>
          </table:table-cell>
          <table:table-cell office:value-type="float" office:value="0.14007565830497" calcext:value-type="float">
            <text:p>0.140075658304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956662819975511" calcext:value-type="float">
            <text:p>0.956662819975511</text:p>
          </table:table-cell>
          <table:table-cell office:value-type="float" office:value="0.817556235283979" calcext:value-type="float">
            <text:p>0.817556235283979</text:p>
          </table:table-cell>
          <table:table-cell office:value-type="float" office:value="0.139106584691532" calcext:value-type="float">
            <text:p>0.139106584691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570114516795598" calcext:value-type="float">
            <text:p>0.570114516795598</text:p>
          </table:table-cell>
          <table:table-cell office:value-type="float" office:value="0.431563810920014" calcext:value-type="float">
            <text:p>0.431563810920014</text:p>
          </table:table-cell>
          <table:table-cell office:value-type="float" office:value="0.138550705875583" calcext:value-type="float">
            <text:p>0.1385507058755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741972192135642" calcext:value-type="float">
            <text:p>0.741972192135642</text:p>
          </table:table-cell>
          <table:table-cell office:value-type="float" office:value="0.603673782855917" calcext:value-type="float">
            <text:p>0.603673782855917</text:p>
          </table:table-cell>
          <table:table-cell office:value-type="float" office:value="0.138298409279726" calcext:value-type="float">
            <text:p>0.1382984092797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15316670641887" calcext:value-type="float">
            <text:p>1.15316670641887</text:p>
          </table:table-cell>
          <table:table-cell office:value-type="float" office:value="1.01587608463729" calcext:value-type="float">
            <text:p>1.01587608463729</text:p>
          </table:table-cell>
          <table:table-cell office:value-type="float" office:value="0.137290621781583" calcext:value-type="float">
            <text:p>0.1372906217815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573183156743989" calcext:value-type="float">
            <text:p>0.573183156743989</text:p>
          </table:table-cell>
          <table:table-cell office:value-type="float" office:value="0.436054021357434" calcext:value-type="float">
            <text:p>0.436054021357434</text:p>
          </table:table-cell>
          <table:table-cell office:value-type="float" office:value="0.137129135386555" calcext:value-type="float">
            <text:p>0.1371291353865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59099528937399" calcext:value-type="float">
            <text:p>0.859099528937399</text:p>
          </table:table-cell>
          <table:table-cell office:value-type="float" office:value="0.72199333612948" calcext:value-type="float">
            <text:p>0.72199333612948</text:p>
          </table:table-cell>
          <table:table-cell office:value-type="float" office:value="0.137106192807919" calcext:value-type="float">
            <text:p>0.1371061928079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859099528937399" calcext:value-type="float">
            <text:p>0.859099528937399</text:p>
          </table:table-cell>
          <table:table-cell office:value-type="float" office:value="0.72199333612948" calcext:value-type="float">
            <text:p>0.72199333612948</text:p>
          </table:table-cell>
          <table:table-cell office:value-type="float" office:value="0.137106192807919" calcext:value-type="float">
            <text:p>0.1371061928079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574844083089881" calcext:value-type="float">
            <text:p>0.574844083089881</text:p>
          </table:table-cell>
          <table:table-cell office:value-type="float" office:value="0.437912003563521" calcext:value-type="float">
            <text:p>0.437912003563521</text:p>
          </table:table-cell>
          <table:table-cell office:value-type="float" office:value="0.136932079526361" calcext:value-type="float">
            <text:p>0.1369320795263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966196780504964" calcext:value-type="float">
            <text:p>0.966196780504964</text:p>
          </table:table-cell>
          <table:table-cell office:value-type="float" office:value="0.829613472611736" calcext:value-type="float">
            <text:p>0.829613472611736</text:p>
          </table:table-cell>
          <table:table-cell office:value-type="float" office:value="0.136583307893228" calcext:value-type="float">
            <text:p>0.136583307893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552973854559377" calcext:value-type="float">
            <text:p>0.552973854559377</text:p>
          </table:table-cell>
          <table:table-cell office:value-type="float" office:value="0.416604908348978" calcext:value-type="float">
            <text:p>0.416604908348978</text:p>
          </table:table-cell>
          <table:table-cell office:value-type="float" office:value="0.136368946210399" calcext:value-type="float">
            <text:p>0.1363689462103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723144550073632" calcext:value-type="float">
            <text:p>0.723144550073632</text:p>
          </table:table-cell>
          <table:table-cell office:value-type="float" office:value="0.587612066744033" calcext:value-type="float">
            <text:p>0.587612066744033</text:p>
          </table:table-cell>
          <table:table-cell office:value-type="float" office:value="0.1355324833296" calcext:value-type="float">
            <text:p>0.13553248332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07609345641018" calcext:value-type="float">
            <text:p>1.07609345641018</text:p>
          </table:table-cell>
          <table:table-cell office:value-type="float" office:value="0.940854141351159" calcext:value-type="float">
            <text:p>0.940854141351159</text:p>
          </table:table-cell>
          <table:table-cell office:value-type="float" office:value="0.135239315059022" calcext:value-type="float">
            <text:p>0.1352393150590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06563504534932" calcext:value-type="float">
            <text:p>0.806563504534932</text:p>
          </table:table-cell>
          <table:table-cell office:value-type="float" office:value="0.671407171489778" calcext:value-type="float">
            <text:p>0.671407171489778</text:p>
          </table:table-cell>
          <table:table-cell office:value-type="float" office:value="0.135156333045154" calcext:value-type="float">
            <text:p>0.135156333045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70133462196057" calcext:value-type="float">
            <text:p>0.970133462196057</text:p>
          </table:table-cell>
          <table:table-cell office:value-type="float" office:value="0.835647591649844" calcext:value-type="float">
            <text:p>0.835647591649844</text:p>
          </table:table-cell>
          <table:table-cell office:value-type="float" office:value="0.134485870546213" calcext:value-type="float">
            <text:p>0.134485870546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1394720056499" calcext:value-type="float">
            <text:p>0.61394720056499</text:p>
          </table:table-cell>
          <table:table-cell office:value-type="float" office:value="0.480065631406713" calcext:value-type="float">
            <text:p>0.480065631406713</text:p>
          </table:table-cell>
          <table:table-cell office:value-type="float" office:value="0.133881569158276" calcext:value-type="float">
            <text:p>0.1338815691582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21420826686867" calcext:value-type="float">
            <text:p>1.21420826686867</text:p>
          </table:table-cell>
          <table:table-cell office:value-type="float" office:value="1.08071451586597" calcext:value-type="float">
            <text:p>1.08071451586597</text:p>
          </table:table-cell>
          <table:table-cell office:value-type="float" office:value="0.133493751002699" calcext:value-type="float">
            <text:p>0.1334937510026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elirteç </text:p>
          </table:table-cell>
          <table:table-cell office:value-type="float" office:value="0.643706665795474" calcext:value-type="float">
            <text:p>0.643706665795474</text:p>
          </table:table-cell>
          <table:table-cell office:value-type="float" office:value="0.510552588420512" calcext:value-type="float">
            <text:p>0.510552588420512</text:p>
          </table:table-cell>
          <table:table-cell office:value-type="float" office:value="0.133154077374962" calcext:value-type="float">
            <text:p>0.1331540773749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elirteç </text:p>
          </table:table-cell>
          <table:table-cell office:value-type="float" office:value="0.539741089412186" calcext:value-type="float">
            <text:p>0.539741089412186</text:p>
          </table:table-cell>
          <table:table-cell office:value-type="float" office:value="0.407131016487841" calcext:value-type="float">
            <text:p>0.407131016487841</text:p>
          </table:table-cell>
          <table:table-cell office:value-type="float" office:value="0.132610072924345" calcext:value-type="float">
            <text:p>0.1326100729243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19984900284103" calcext:value-type="float">
            <text:p>1.19984900284103</text:p>
          </table:table-cell>
          <table:table-cell office:value-type="float" office:value="1.06781433457745" calcext:value-type="float">
            <text:p>1.06781433457745</text:p>
          </table:table-cell>
          <table:table-cell office:value-type="float" office:value="0.132034668263587" calcext:value-type="float">
            <text:p>0.1320346682635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2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451932948884227" calcext:value-type="float">
            <text:p>0.451932948884227</text:p>
          </table:table-cell>
          <table:table-cell office:value-type="float" office:value="0.319899910307355" calcext:value-type="float">
            <text:p>0.319899910307355</text:p>
          </table:table-cell>
          <table:table-cell office:value-type="float" office:value="0.132033038576872" calcext:value-type="float">
            <text:p>0.1320330385768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35053981971075" calcext:value-type="float">
            <text:p>1.35053981971075</text:p>
          </table:table-cell>
          <table:table-cell office:value-type="float" office:value="1.21850721290581" calcext:value-type="float">
            <text:p>1.21850721290581</text:p>
          </table:table-cell>
          <table:table-cell office:value-type="float" office:value="0.132032606804943" calcext:value-type="float">
            <text:p>0.1320326068049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875108926877704" calcext:value-type="float">
            <text:p>0.875108926877704</text:p>
          </table:table-cell>
          <table:table-cell office:value-type="float" office:value="0.743699353532357" calcext:value-type="float">
            <text:p>0.743699353532357</text:p>
          </table:table-cell>
          <table:table-cell office:value-type="float" office:value="0.131409573345347" calcext:value-type="float">
            <text:p>0.1314095733453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571043087730719" calcext:value-type="float">
            <text:p>0.571043087730719</text:p>
          </table:table-cell>
          <table:table-cell office:value-type="float" office:value="0.440441753723874" calcext:value-type="float">
            <text:p>0.440441753723874</text:p>
          </table:table-cell>
          <table:table-cell office:value-type="float" office:value="0.130601334006845" calcext:value-type="float">
            <text:p>0.1306013340068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569860641799266" calcext:value-type="float">
            <text:p>0.569860641799266</text:p>
          </table:table-cell>
          <table:table-cell office:value-type="float" office:value="0.439603418431582" calcext:value-type="float">
            <text:p>0.439603418431582</text:p>
          </table:table-cell>
          <table:table-cell office:value-type="float" office:value="0.130257223367684" calcext:value-type="float">
            <text:p>0.1302572233676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630273277327344" calcext:value-type="float">
            <text:p>0.630273277327344</text:p>
          </table:table-cell>
          <table:table-cell office:value-type="float" office:value="0.500474252694047" calcext:value-type="float">
            <text:p>0.500474252694047</text:p>
          </table:table-cell>
          <table:table-cell office:value-type="float" office:value="0.129799024633297" calcext:value-type="float">
            <text:p>0.1297990246332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37313147898404" calcext:value-type="float">
            <text:p>1.37313147898404</text:p>
          </table:table-cell>
          <table:table-cell office:value-type="float" office:value="1.24336526233695" calcext:value-type="float">
            <text:p>1.24336526233695</text:p>
          </table:table-cell>
          <table:table-cell office:value-type="float" office:value="0.129766216647098" calcext:value-type="float">
            <text:p>0.1297662166470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82972042471845" calcext:value-type="float">
            <text:p>0.782972042471845</text:p>
          </table:table-cell>
          <table:table-cell office:value-type="float" office:value="0.653269493804687" calcext:value-type="float">
            <text:p>0.653269493804687</text:p>
          </table:table-cell>
          <table:table-cell office:value-type="float" office:value="0.129702548667158" calcext:value-type="float">
            <text:p>0.129702548667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63957803202313" calcext:value-type="float">
            <text:p>0.963957803202313</text:p>
          </table:table-cell>
          <table:table-cell office:value-type="float" office:value="0.834411993502684" calcext:value-type="float">
            <text:p>0.834411993502684</text:p>
          </table:table-cell>
          <table:table-cell office:value-type="float" office:value="0.129545809699629" calcext:value-type="float">
            <text:p>0.1295458096996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96618202021772" calcext:value-type="float">
            <text:p>0.896618202021772</text:p>
          </table:table-cell>
          <table:table-cell office:value-type="float" office:value="0.767978834797689" calcext:value-type="float">
            <text:p>0.767978834797689</text:p>
          </table:table-cell>
          <table:table-cell office:value-type="float" office:value="0.128639367224083" calcext:value-type="float">
            <text:p>0.1286393672240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90392695653173" calcext:value-type="float">
            <text:p>0.790392695653173</text:p>
          </table:table-cell>
          <table:table-cell office:value-type="float" office:value="0.662248079826917" calcext:value-type="float">
            <text:p>0.662248079826917</text:p>
          </table:table-cell>
          <table:table-cell office:value-type="float" office:value="0.128144615826256" calcext:value-type="float">
            <text:p>0.128144615826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87716320680402" calcext:value-type="float">
            <text:p>0.687716320680402</text:p>
          </table:table-cell>
          <table:table-cell office:value-type="float" office:value="0.559616431433701" calcext:value-type="float">
            <text:p>0.559616431433701</text:p>
          </table:table-cell>
          <table:table-cell office:value-type="float" office:value="0.128099889246701" calcext:value-type="float">
            <text:p>0.1280998892467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889167869179826" calcext:value-type="float">
            <text:p>0.889167869179826</text:p>
          </table:table-cell>
          <table:table-cell office:value-type="float" office:value="0.761734117070113" calcext:value-type="float">
            <text:p>0.761734117070113</text:p>
          </table:table-cell>
          <table:table-cell office:value-type="float" office:value="0.127433752109713" calcext:value-type="float">
            <text:p>0.1274337521097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14716030456911" calcext:value-type="float">
            <text:p>1.14716030456911</text:p>
          </table:table-cell>
          <table:table-cell office:value-type="float" office:value="1.01977329333405" calcext:value-type="float">
            <text:p>1.01977329333405</text:p>
          </table:table-cell>
          <table:table-cell office:value-type="float" office:value="0.127387011235052" calcext:value-type="float">
            <text:p>0.1273870112350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500756046084438" calcext:value-type="float">
            <text:p>0.500756046084438</text:p>
          </table:table-cell>
          <table:table-cell office:value-type="float" office:value="0.373796020297273" calcext:value-type="float">
            <text:p>0.373796020297273</text:p>
          </table:table-cell>
          <table:table-cell office:value-type="float" office:value="0.126960025787164" calcext:value-type="float">
            <text:p>0.126960025787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05868957263819" calcext:value-type="float">
            <text:p>1.05868957263819</text:p>
          </table:table-cell>
          <table:table-cell office:value-type="float" office:value="0.931952764231921" calcext:value-type="float">
            <text:p>0.931952764231921</text:p>
          </table:table-cell>
          <table:table-cell office:value-type="float" office:value="0.126736808406272" calcext:value-type="float">
            <text:p>0.126736808406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66400974294655" calcext:value-type="float">
            <text:p>0.666400974294655</text:p>
          </table:table-cell>
          <table:table-cell office:value-type="float" office:value="0.539706339792512" calcext:value-type="float">
            <text:p>0.539706339792512</text:p>
          </table:table-cell>
          <table:table-cell office:value-type="float" office:value="0.126694634502143" calcext:value-type="float">
            <text:p>0.126694634502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841876193972383" calcext:value-type="float">
            <text:p>0.841876193972383</text:p>
          </table:table-cell>
          <table:table-cell office:value-type="float" office:value="0.71539119567947" calcext:value-type="float">
            <text:p>0.71539119567947</text:p>
          </table:table-cell>
          <table:table-cell office:value-type="float" office:value="0.126484998292913" calcext:value-type="float">
            <text:p>0.1264849982929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24787037181849" calcext:value-type="float">
            <text:p>0.724787037181849</text:p>
          </table:table-cell>
          <table:table-cell office:value-type="float" office:value="0.598711134345085" calcext:value-type="float">
            <text:p>0.598711134345085</text:p>
          </table:table-cell>
          <table:table-cell office:value-type="float" office:value="0.126075902836763" calcext:value-type="float">
            <text:p>0.1260759028367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78039137959125" calcext:value-type="float">
            <text:p>0.878039137959125</text:p>
          </table:table-cell>
          <table:table-cell office:value-type="float" office:value="0.753207042808062" calcext:value-type="float">
            <text:p>0.753207042808062</text:p>
          </table:table-cell>
          <table:table-cell office:value-type="float" office:value="0.124832095151062" calcext:value-type="float">
            <text:p>0.1248320951510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872822795122379" calcext:value-type="float">
            <text:p>0.872822795122379</text:p>
          </table:table-cell>
          <table:table-cell office:value-type="float" office:value="0.74820623406333" calcext:value-type="float">
            <text:p>0.74820623406333</text:p>
          </table:table-cell>
          <table:table-cell office:value-type="float" office:value="0.124616561059048" calcext:value-type="float">
            <text:p>0.1246165610590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03009508679734" calcext:value-type="float">
            <text:p>1.03009508679734</text:p>
          </table:table-cell>
          <table:table-cell office:value-type="float" office:value="0.90621103684137" calcext:value-type="float">
            <text:p>0.90621103684137</text:p>
          </table:table-cell>
          <table:table-cell office:value-type="float" office:value="0.123884049955972" calcext:value-type="float">
            <text:p>0.1238840499559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17091417906937" calcext:value-type="float">
            <text:p>1.17091417906937</text:p>
          </table:table-cell>
          <table:table-cell office:value-type="float" office:value="1.0501828261076" calcext:value-type="float">
            <text:p>1.0501828261076</text:p>
          </table:table-cell>
          <table:table-cell office:value-type="float" office:value="0.12073135296177" calcext:value-type="float">
            <text:p>0.12073135296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90170055560933" calcext:value-type="float">
            <text:p>0.790170055560933</text:p>
          </table:table-cell>
          <table:table-cell office:value-type="float" office:value="0.670085610653121" calcext:value-type="float">
            <text:p>0.670085610653121</text:p>
          </table:table-cell>
          <table:table-cell office:value-type="float" office:value="0.120084444907813" calcext:value-type="float">
            <text:p>0.1200844449078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495605730788323" calcext:value-type="float">
            <text:p>0.495605730788323</text:p>
          </table:table-cell>
          <table:table-cell office:value-type="float" office:value="0.376202262897968" calcext:value-type="float">
            <text:p>0.376202262897968</text:p>
          </table:table-cell>
          <table:table-cell office:value-type="float" office:value="0.119403467890354" calcext:value-type="float">
            <text:p>0.1194034678903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716484867525041" calcext:value-type="float">
            <text:p>0.716484867525041</text:p>
          </table:table-cell>
          <table:table-cell office:value-type="float" office:value="0.597241284485034" calcext:value-type="float">
            <text:p>0.597241284485034</text:p>
          </table:table-cell>
          <table:table-cell office:value-type="float" office:value="0.119243583040007" calcext:value-type="float">
            <text:p>0.119243583040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62632062587715" calcext:value-type="float">
            <text:p>0.662632062587715</text:p>
          </table:table-cell>
          <table:table-cell office:value-type="float" office:value="0.543911023047825" calcext:value-type="float">
            <text:p>0.543911023047825</text:p>
          </table:table-cell>
          <table:table-cell office:value-type="float" office:value="0.11872103953989" calcext:value-type="float">
            <text:p>0.118721039539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Ünlem </text:p>
          </table:table-cell>
          <table:table-cell office:value-type="float" office:value="0.936722067835445" calcext:value-type="float">
            <text:p>0.936722067835445</text:p>
          </table:table-cell>
          <table:table-cell office:value-type="float" office:value="0.81827513868035" calcext:value-type="float">
            <text:p>0.81827513868035</text:p>
          </table:table-cell>
          <table:table-cell office:value-type="float" office:value="0.118446929155094" calcext:value-type="float">
            <text:p>0.1184469291550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00359634325668" calcext:value-type="float">
            <text:p>1.00359634325668</text:p>
          </table:table-cell>
          <table:table-cell office:value-type="float" office:value="0.885267904561194" calcext:value-type="float">
            <text:p>0.885267904561194</text:p>
          </table:table-cell>
          <table:table-cell office:value-type="float" office:value="0.11832843869549" calcext:value-type="float">
            <text:p>0.118328438695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01038618422208" calcext:value-type="float">
            <text:p>1.01038618422208</text:p>
          </table:table-cell>
          <table:table-cell office:value-type="float" office:value="0.892397524884725" calcext:value-type="float">
            <text:p>0.892397524884725</text:p>
          </table:table-cell>
          <table:table-cell office:value-type="float" office:value="0.117988659337355" calcext:value-type="float">
            <text:p>0.1179886593373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783492735287097" calcext:value-type="float">
            <text:p>0.783492735287097</text:p>
          </table:table-cell>
          <table:table-cell office:value-type="float" office:value="0.666571916073553" calcext:value-type="float">
            <text:p>0.666571916073553</text:p>
          </table:table-cell>
          <table:table-cell office:value-type="float" office:value="0.116920819213544" calcext:value-type="float">
            <text:p>0.1169208192135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95041661555793" calcext:value-type="float">
            <text:p>0.795041661555793</text:p>
          </table:table-cell>
          <table:table-cell office:value-type="float" office:value="0.678228066188203" calcext:value-type="float">
            <text:p>0.678228066188203</text:p>
          </table:table-cell>
          <table:table-cell office:value-type="float" office:value="0.11681359536759" calcext:value-type="float">
            <text:p>0.116813595367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08826207866016" calcext:value-type="float">
            <text:p>1.08826207866016</text:p>
          </table:table-cell>
          <table:table-cell office:value-type="float" office:value="0.971554576656907" calcext:value-type="float">
            <text:p>0.971554576656907</text:p>
          </table:table-cell>
          <table:table-cell office:value-type="float" office:value="0.116707502003254" calcext:value-type="float">
            <text:p>0.116707502003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09894745819129" calcext:value-type="float">
            <text:p>1.09894745819129</text:p>
          </table:table-cell>
          <table:table-cell office:value-type="float" office:value="0.982348840024606" calcext:value-type="float">
            <text:p>0.982348840024606</text:p>
          </table:table-cell>
          <table:table-cell office:value-type="float" office:value="0.116598618166681" calcext:value-type="float">
            <text:p>0.1165986181666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03420926699404" calcext:value-type="float">
            <text:p>1.03420926699404</text:p>
          </table:table-cell>
          <table:table-cell office:value-type="float" office:value="0.91775961101079" calcext:value-type="float">
            <text:p>0.91775961101079</text:p>
          </table:table-cell>
          <table:table-cell office:value-type="float" office:value="0.116449655983251" calcext:value-type="float">
            <text:p>0.116449655983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21935876309214" calcext:value-type="float">
            <text:p>0.821935876309214</text:p>
          </table:table-cell>
          <table:table-cell office:value-type="float" office:value="0.705495873027654" calcext:value-type="float">
            <text:p>0.705495873027654</text:p>
          </table:table-cell>
          <table:table-cell office:value-type="float" office:value="0.11644000328156" calcext:value-type="float">
            <text:p>0.11644000328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03598578318202" calcext:value-type="float">
            <text:p>1.03598578318202</text:p>
          </table:table-cell>
          <table:table-cell office:value-type="float" office:value="0.920587463666297" calcext:value-type="float">
            <text:p>0.920587463666297</text:p>
          </table:table-cell>
          <table:table-cell office:value-type="float" office:value="0.115398319515719" calcext:value-type="float">
            <text:p>0.1153983195157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07211707039987" calcext:value-type="float">
            <text:p>0.807211707039987</text:p>
          </table:table-cell>
          <table:table-cell office:value-type="float" office:value="0.692414794489048" calcext:value-type="float">
            <text:p>0.692414794489048</text:p>
          </table:table-cell>
          <table:table-cell office:value-type="float" office:value="0.114796912550939" calcext:value-type="float">
            <text:p>0.1147969125509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13111648396348" calcext:value-type="float">
            <text:p>0.813111648396348</text:p>
          </table:table-cell>
          <table:table-cell office:value-type="float" office:value="0.698874331660536" calcext:value-type="float">
            <text:p>0.698874331660536</text:p>
          </table:table-cell>
          <table:table-cell office:value-type="float" office:value="0.114237316735813" calcext:value-type="float">
            <text:p>0.1142373167358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26441347614808" calcext:value-type="float">
            <text:p>0.626441347614808</text:p>
          </table:table-cell>
          <table:table-cell office:value-type="float" office:value="0.513082336499414" calcext:value-type="float">
            <text:p>0.513082336499414</text:p>
          </table:table-cell>
          <table:table-cell office:value-type="float" office:value="0.113359011115394" calcext:value-type="float">
            <text:p>0.113359011115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48231425780616" calcext:value-type="float">
            <text:p>1.48231425780616</text:p>
          </table:table-cell>
          <table:table-cell office:value-type="float" office:value="1.36896377114262" calcext:value-type="float">
            <text:p>1.36896377114262</text:p>
          </table:table-cell>
          <table:table-cell office:value-type="float" office:value="0.113350486663542" calcext:value-type="float">
            <text:p>0.1133504866635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14576049255253" calcext:value-type="float">
            <text:p>0.714576049255253</text:p>
          </table:table-cell>
          <table:table-cell office:value-type="float" office:value="0.601361397767521" calcext:value-type="float">
            <text:p>0.601361397767521</text:p>
          </table:table-cell>
          <table:table-cell office:value-type="float" office:value="0.113214651487732" calcext:value-type="float">
            <text:p>0.1132146514877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21406011081753" calcext:value-type="float">
            <text:p>1.21406011081753</text:p>
          </table:table-cell>
          <table:table-cell office:value-type="float" office:value="1.10240611942569" calcext:value-type="float">
            <text:p>1.10240611942569</text:p>
          </table:table-cell>
          <table:table-cell office:value-type="float" office:value="0.111653991391838" calcext:value-type="float">
            <text:p>0.1116539913918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.16038817409117" calcext:value-type="float">
            <text:p>1.16038817409117</text:p>
          </table:table-cell>
          <table:table-cell office:value-type="float" office:value="1.04891878246367" calcext:value-type="float">
            <text:p>1.04891878246367</text:p>
          </table:table-cell>
          <table:table-cell office:value-type="float" office:value="0.111469391627501" calcext:value-type="float">
            <text:p>0.111469391627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69737440261879" calcext:value-type="float">
            <text:p>0.669737440261879</text:p>
          </table:table-cell>
          <table:table-cell office:value-type="float" office:value="0.558728463761961" calcext:value-type="float">
            <text:p>0.558728463761961</text:p>
          </table:table-cell>
          <table:table-cell office:value-type="float" office:value="0.111008976499918" calcext:value-type="float">
            <text:p>0.111008976499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97779719995611" calcext:value-type="float">
            <text:p>0.897779719995611</text:p>
          </table:table-cell>
          <table:table-cell office:value-type="float" office:value="0.78705133777028" calcext:value-type="float">
            <text:p>0.78705133777028</text:p>
          </table:table-cell>
          <table:table-cell office:value-type="float" office:value="0.110728382225331" calcext:value-type="float">
            <text:p>0.1107283822253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37229974554337" calcext:value-type="float">
            <text:p>0.837229974554337</text:p>
          </table:table-cell>
          <table:table-cell office:value-type="float" office:value="0.727046293186883" calcext:value-type="float">
            <text:p>0.727046293186883</text:p>
          </table:table-cell>
          <table:table-cell office:value-type="float" office:value="0.110183681367454" calcext:value-type="float">
            <text:p>0.1101836813674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03792868195399" calcext:value-type="float">
            <text:p>1.03792868195399</text:p>
          </table:table-cell>
          <table:table-cell office:value-type="float" office:value="0.928234248334504" calcext:value-type="float">
            <text:p>0.928234248334504</text:p>
          </table:table-cell>
          <table:table-cell office:value-type="float" office:value="0.109694433619487" calcext:value-type="float">
            <text:p>0.1096944336194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58763647427526" calcext:value-type="float">
            <text:p>1.58763647427526</text:p>
          </table:table-cell>
          <table:table-cell office:value-type="float" office:value="1.47828104740983" calcext:value-type="float">
            <text:p>1.47828104740983</text:p>
          </table:table-cell>
          <table:table-cell office:value-type="float" office:value="0.109355426865425" calcext:value-type="float">
            <text:p>0.1093554268654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586623153702946" calcext:value-type="float">
            <text:p>0.586623153702946</text:p>
          </table:table-cell>
          <table:table-cell office:value-type="float" office:value="0.477567750475456" calcext:value-type="float">
            <text:p>0.477567750475456</text:p>
          </table:table-cell>
          <table:table-cell office:value-type="float" office:value="0.109055403227491" calcext:value-type="float">
            <text:p>0.1090554032274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2782736242153" calcext:value-type="float">
            <text:p>1.2782736242153</text:p>
          </table:table-cell>
          <table:table-cell office:value-type="float" office:value="1.16941919254241" calcext:value-type="float">
            <text:p>1.16941919254241</text:p>
          </table:table-cell>
          <table:table-cell office:value-type="float" office:value="0.108854431672884" calcext:value-type="float">
            <text:p>0.1088544316728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03097965012104" calcext:value-type="float">
            <text:p>0.603097965012104</text:p>
          </table:table-cell>
          <table:table-cell office:value-type="float" office:value="0.495287409087941" calcext:value-type="float">
            <text:p>0.495287409087941</text:p>
          </table:table-cell>
          <table:table-cell office:value-type="float" office:value="0.107810555924163" calcext:value-type="float">
            <text:p>0.107810555924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81788444382039" calcext:value-type="float">
            <text:p>0.81788444382039</text:p>
          </table:table-cell>
          <table:table-cell office:value-type="float" office:value="0.711547022474036" calcext:value-type="float">
            <text:p>0.711547022474036</text:p>
          </table:table-cell>
          <table:table-cell office:value-type="float" office:value="0.106337421346354" calcext:value-type="float">
            <text:p>0.1063374213463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51671079842038" calcext:value-type="float">
            <text:p>0.851671079842038</text:p>
          </table:table-cell>
          <table:table-cell office:value-type="float" office:value="0.7454514264257" calcext:value-type="float">
            <text:p>0.7454514264257</text:p>
          </table:table-cell>
          <table:table-cell office:value-type="float" office:value="0.106219653416338" calcext:value-type="float">
            <text:p>0.1062196534163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31926947757806" calcext:value-type="float">
            <text:p>0.631926947757806</text:p>
          </table:table-cell>
          <table:table-cell office:value-type="float" office:value="0.525993414935786" calcext:value-type="float">
            <text:p>0.525993414935786</text:p>
          </table:table-cell>
          <table:table-cell office:value-type="float" office:value="0.10593353282202" calcext:value-type="float">
            <text:p>0.10593353282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534433415566659" calcext:value-type="float">
            <text:p>0.534433415566659</text:p>
          </table:table-cell>
          <table:table-cell office:value-type="float" office:value="0.428937418317635" calcext:value-type="float">
            <text:p>0.428937418317635</text:p>
          </table:table-cell>
          <table:table-cell office:value-type="float" office:value="0.105495997249023" calcext:value-type="float">
            <text:p>0.105495997249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30376037665048" calcext:value-type="float">
            <text:p>0.30376037665048</text:p>
          </table:table-cell>
          <table:table-cell office:value-type="float" office:value="0.198442496934841" calcext:value-type="float">
            <text:p>0.198442496934841</text:p>
          </table:table-cell>
          <table:table-cell office:value-type="float" office:value="0.105317879715639" calcext:value-type="float">
            <text:p>0.1053178797156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52995244276831" calcext:value-type="float">
            <text:p>0.852995244276831</text:p>
          </table:table-cell>
          <table:table-cell office:value-type="float" office:value="0.748501978238259" calcext:value-type="float">
            <text:p>0.748501978238259</text:p>
          </table:table-cell>
          <table:table-cell office:value-type="float" office:value="0.104493266038573" calcext:value-type="float">
            <text:p>0.1044932660385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3262059575678" calcext:value-type="float">
            <text:p>1.3262059575678</text:p>
          </table:table-cell>
          <table:table-cell office:value-type="float" office:value="1.22210960801795" calcext:value-type="float">
            <text:p>1.22210960801795</text:p>
          </table:table-cell>
          <table:table-cell office:value-type="float" office:value="0.104096349549849" calcext:value-type="float">
            <text:p>0.1040963495498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02691880588391" calcext:value-type="float">
            <text:p>0.602691880588391</text:p>
          </table:table-cell>
          <table:table-cell office:value-type="float" office:value="0.499452037276727" calcext:value-type="float">
            <text:p>0.499452037276727</text:p>
          </table:table-cell>
          <table:table-cell office:value-type="float" office:value="0.103239843311664" calcext:value-type="float">
            <text:p>0.1032398433116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01192938905452" calcext:value-type="float">
            <text:p>1.01192938905452</text:p>
          </table:table-cell>
          <table:table-cell office:value-type="float" office:value="0.909257992627881" calcext:value-type="float">
            <text:p>0.909257992627881</text:p>
          </table:table-cell>
          <table:table-cell office:value-type="float" office:value="0.102671396426636" calcext:value-type="float">
            <text:p>0.1026713964266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38804532517562" calcext:value-type="float">
            <text:p>0.838804532517562</text:p>
          </table:table-cell>
          <table:table-cell office:value-type="float" office:value="0.736740653786533" calcext:value-type="float">
            <text:p>0.736740653786533</text:p>
          </table:table-cell>
          <table:table-cell office:value-type="float" office:value="0.102063878731029" calcext:value-type="float">
            <text:p>0.1020638787310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86966394349093" calcext:value-type="float">
            <text:p>0.986966394349093</text:p>
          </table:table-cell>
          <table:table-cell office:value-type="float" office:value="0.885304177631175" calcext:value-type="float">
            <text:p>0.885304177631175</text:p>
          </table:table-cell>
          <table:table-cell office:value-type="float" office:value="0.101662216717918" calcext:value-type="float">
            <text:p>0.101662216717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796294906311518" calcext:value-type="float">
            <text:p>0.796294906311518</text:p>
          </table:table-cell>
          <table:table-cell office:value-type="float" office:value="0.694687665154843" calcext:value-type="float">
            <text:p>0.694687665154843</text:p>
          </table:table-cell>
          <table:table-cell office:value-type="float" office:value="0.101607241156674" calcext:value-type="float">
            <text:p>0.1016072411566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33762593279778" calcext:value-type="float">
            <text:p>0.933762593279778</text:p>
          </table:table-cell>
          <table:table-cell office:value-type="float" office:value="0.832960553354279" calcext:value-type="float">
            <text:p>0.832960553354279</text:p>
          </table:table-cell>
          <table:table-cell office:value-type="float" office:value="0.100802039925498" calcext:value-type="float">
            <text:p>0.1008020399254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597366893132768" calcext:value-type="float">
            <text:p>0.597366893132768</text:p>
          </table:table-cell>
          <table:table-cell office:value-type="float" office:value="0.497187030241048" calcext:value-type="float">
            <text:p>0.497187030241048</text:p>
          </table:table-cell>
          <table:table-cell office:value-type="float" office:value="0.10017986289172" calcext:value-type="float">
            <text:p>0.100179862891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697163611517439" calcext:value-type="float">
            <text:p>0.697163611517439</text:p>
          </table:table-cell>
          <table:table-cell office:value-type="float" office:value="0.597156127812176" calcext:value-type="float">
            <text:p>0.597156127812176</text:p>
          </table:table-cell>
          <table:table-cell office:value-type="float" office:value="0.100007483705264" calcext:value-type="float">
            <text:p>0.100007483705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778162736895332" calcext:value-type="float">
            <text:p>0.778162736895332</text:p>
          </table:table-cell>
          <table:table-cell office:value-type="float" office:value="0.678342535035686" calcext:value-type="float">
            <text:p>0.678342535035686</text:p>
          </table:table-cell>
          <table:table-cell office:value-type="float" office:value="0.0998202018596461" calcext:value-type="float">
            <text:p>0.09982020185964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60004122569383" calcext:value-type="float">
            <text:p>0.860004122569383</text:p>
          </table:table-cell>
          <table:table-cell office:value-type="float" office:value="0.760378328433648" calcext:value-type="float">
            <text:p>0.760378328433648</text:p>
          </table:table-cell>
          <table:table-cell office:value-type="float" office:value="0.0996257941357349" calcext:value-type="float">
            <text:p>0.09962579413573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elirteç </text:p>
          </table:table-cell>
          <table:table-cell office:value-type="float" office:value="1.79840091959524" calcext:value-type="float">
            <text:p>1.79840091959524</text:p>
          </table:table-cell>
          <table:table-cell office:value-type="float" office:value="1.69882356807156" calcext:value-type="float">
            <text:p>1.69882356807156</text:p>
          </table:table-cell>
          <table:table-cell office:value-type="float" office:value="0.0995773515236853" calcext:value-type="float">
            <text:p>0.09957735152368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84704758554738" calcext:value-type="float">
            <text:p>0.884704758554738</text:p>
          </table:table-cell>
          <table:table-cell office:value-type="float" office:value="0.785151099675537" calcext:value-type="float">
            <text:p>0.785151099675537</text:p>
          </table:table-cell>
          <table:table-cell office:value-type="float" office:value="0.0995536588792012" calcext:value-type="float">
            <text:p>0.099553658879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elirteç </text:p>
          </table:table-cell>
          <table:table-cell office:value-type="float" office:value="1.09006046581665" calcext:value-type="float">
            <text:p>1.09006046581665</text:p>
          </table:table-cell>
          <table:table-cell office:value-type="float" office:value="0.990966638565765" calcext:value-type="float">
            <text:p>0.990966638565765</text:p>
          </table:table-cell>
          <table:table-cell office:value-type="float" office:value="0.0990938272508799" calcext:value-type="float">
            <text:p>0.09909382725087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541019354299152" calcext:value-type="float">
            <text:p>0.541019354299152</text:p>
          </table:table-cell>
          <table:table-cell office:value-type="float" office:value="0.442438875333576" calcext:value-type="float">
            <text:p>0.442438875333576</text:p>
          </table:table-cell>
          <table:table-cell office:value-type="float" office:value="0.098580478965576" calcext:value-type="float">
            <text:p>0.0985804789655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60631408316899" calcext:value-type="float">
            <text:p>1.60631408316899</text:p>
          </table:table-cell>
          <table:table-cell office:value-type="float" office:value="1.50879642992552" calcext:value-type="float">
            <text:p>1.50879642992552</text:p>
          </table:table-cell>
          <table:table-cell office:value-type="float" office:value="0.097517653243465" calcext:value-type="float">
            <text:p>0.0975176532434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09155369659332" calcext:value-type="float">
            <text:p>1.09155369659332</text:p>
          </table:table-cell>
          <table:table-cell office:value-type="float" office:value="0.994287047873793" calcext:value-type="float">
            <text:p>0.994287047873793</text:p>
          </table:table-cell>
          <table:table-cell office:value-type="float" office:value="0.0972666487195283" calcext:value-type="float">
            <text:p>0.0972666487195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955630748075023" calcext:value-type="float">
            <text:p>0.955630748075023</text:p>
          </table:table-cell>
          <table:table-cell office:value-type="float" office:value="0.858583246265227" calcext:value-type="float">
            <text:p>0.858583246265227</text:p>
          </table:table-cell>
          <table:table-cell office:value-type="float" office:value="0.0970475018097971" calcext:value-type="float">
            <text:p>0.09704750180979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50841346618483" calcext:value-type="float">
            <text:p>0.50841346618483</text:p>
          </table:table-cell>
          <table:table-cell office:value-type="float" office:value="0.412085950937507" calcext:value-type="float">
            <text:p>0.412085950937507</text:p>
          </table:table-cell>
          <table:table-cell office:value-type="float" office:value="0.0963275152473228" calcext:value-type="float">
            <text:p>0.0963275152473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1.1059184879649" calcext:value-type="float">
            <text:p>1.1059184879649</text:p>
          </table:table-cell>
          <table:table-cell office:value-type="float" office:value="1.01041571994037" calcext:value-type="float">
            <text:p>1.01041571994037</text:p>
          </table:table-cell>
          <table:table-cell office:value-type="float" office:value="0.0955027680245266" calcext:value-type="float">
            <text:p>0.0955027680245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734723862834501" calcext:value-type="float">
            <text:p>0.734723862834501</text:p>
          </table:table-cell>
          <table:table-cell office:value-type="float" office:value="0.640091978473391" calcext:value-type="float">
            <text:p>0.640091978473391</text:p>
          </table:table-cell>
          <table:table-cell office:value-type="float" office:value="0.0946318843611107" calcext:value-type="float">
            <text:p>0.0946318843611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13072774113186" calcext:value-type="float">
            <text:p>1.13072774113186</text:p>
          </table:table-cell>
          <table:table-cell office:value-type="float" office:value="1.03646188723408" calcext:value-type="float">
            <text:p>1.03646188723408</text:p>
          </table:table-cell>
          <table:table-cell office:value-type="float" office:value="0.0942658538977799" calcext:value-type="float">
            <text:p>0.09426585389777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44328036752279" calcext:value-type="float">
            <text:p>0.744328036752279</text:p>
          </table:table-cell>
          <table:table-cell office:value-type="float" office:value="0.650175174944184" calcext:value-type="float">
            <text:p>0.650175174944184</text:p>
          </table:table-cell>
          <table:table-cell office:value-type="float" office:value="0.0941528618080946" calcext:value-type="float">
            <text:p>0.09415286180809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686777732714626" calcext:value-type="float">
            <text:p>0.686777732714626</text:p>
          </table:table-cell>
          <table:table-cell office:value-type="float" office:value="0.593134404168684" calcext:value-type="float">
            <text:p>0.593134404168684</text:p>
          </table:table-cell>
          <table:table-cell office:value-type="float" office:value="0.0936433285459423" calcext:value-type="float">
            <text:p>0.09364332854594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73960664595243" calcext:value-type="float">
            <text:p>1.73960664595243</text:p>
          </table:table-cell>
          <table:table-cell office:value-type="float" office:value="1.64639472942209" calcext:value-type="float">
            <text:p>1.64639472942209</text:p>
          </table:table-cell>
          <table:table-cell office:value-type="float" office:value="0.0932119165303373" calcext:value-type="float">
            <text:p>0.09321191653033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972325161900566" calcext:value-type="float">
            <text:p>0.972325161900566</text:p>
          </table:table-cell>
          <table:table-cell office:value-type="float" office:value="0.879524863822654" calcext:value-type="float">
            <text:p>0.879524863822654</text:p>
          </table:table-cell>
          <table:table-cell office:value-type="float" office:value="0.0928002980779121" calcext:value-type="float">
            <text:p>0.0928002980779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.25398382068905" calcext:value-type="float">
            <text:p>1.25398382068905</text:p>
          </table:table-cell>
          <table:table-cell office:value-type="float" office:value="1.16154165129058" calcext:value-type="float">
            <text:p>1.16154165129058</text:p>
          </table:table-cell>
          <table:table-cell office:value-type="float" office:value="0.0924421693984641" calcext:value-type="float">
            <text:p>0.09244216939846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33509825632524" calcext:value-type="float">
            <text:p>0.833509825632524</text:p>
          </table:table-cell>
          <table:table-cell office:value-type="float" office:value="0.74152305202342" calcext:value-type="float">
            <text:p>0.74152305202342</text:p>
          </table:table-cell>
          <table:table-cell office:value-type="float" office:value="0.091986773609104" calcext:value-type="float">
            <text:p>0.091986773609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43509379909189" calcext:value-type="float">
            <text:p>1.43509379909189</text:p>
          </table:table-cell>
          <table:table-cell office:value-type="float" office:value="1.34320138780965" calcext:value-type="float">
            <text:p>1.34320138780965</text:p>
          </table:table-cell>
          <table:table-cell office:value-type="float" office:value="0.0918924112822408" calcext:value-type="float">
            <text:p>0.0918924112822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62674097071506" calcext:value-type="float">
            <text:p>0.862674097071506</text:p>
          </table:table-cell>
          <table:table-cell office:value-type="float" office:value="0.771698907749098" calcext:value-type="float">
            <text:p>0.771698907749098</text:p>
          </table:table-cell>
          <table:table-cell office:value-type="float" office:value="0.0909751893224078" calcext:value-type="float">
            <text:p>0.09097518932240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16023445884925" calcext:value-type="float">
            <text:p>1.16023445884925</text:p>
          </table:table-cell>
          <table:table-cell office:value-type="float" office:value="1.06952760338507" calcext:value-type="float">
            <text:p>1.06952760338507</text:p>
          </table:table-cell>
          <table:table-cell office:value-type="float" office:value="0.0907068554641777" calcext:value-type="float">
            <text:p>0.09070685546417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800655796655008" calcext:value-type="float">
            <text:p>0.800655796655008</text:p>
          </table:table-cell>
          <table:table-cell office:value-type="float" office:value="0.710585112318336" calcext:value-type="float">
            <text:p>0.710585112318336</text:p>
          </table:table-cell>
          <table:table-cell office:value-type="float" office:value="0.0900706843366726" calcext:value-type="float">
            <text:p>0.09007068433667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5547709145144" calcext:value-type="float">
            <text:p>0.65547709145144</text:p>
          </table:table-cell>
          <table:table-cell office:value-type="float" office:value="0.565935356031486" calcext:value-type="float">
            <text:p>0.565935356031486</text:p>
          </table:table-cell>
          <table:table-cell office:value-type="float" office:value="0.0895417354199539" calcext:value-type="float">
            <text:p>0.08954173541995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46731272344788" calcext:value-type="float">
            <text:p>0.46731272344788</text:p>
          </table:table-cell>
          <table:table-cell office:value-type="float" office:value="0.377961643587425" calcext:value-type="float">
            <text:p>0.377961643587425</text:p>
          </table:table-cell>
          <table:table-cell office:value-type="float" office:value="0.089351079860455" calcext:value-type="float">
            <text:p>0.0893510798604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15185420344096" calcext:value-type="float">
            <text:p>1.15185420344096</text:p>
          </table:table-cell>
          <table:table-cell office:value-type="float" office:value="1.06286150862108" calcext:value-type="float">
            <text:p>1.06286150862108</text:p>
          </table:table-cell>
          <table:table-cell office:value-type="float" office:value="0.0889926948198738" calcext:value-type="float">
            <text:p>0.08899269481987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06693499338264" calcext:value-type="float">
            <text:p>0.806693499338264</text:p>
          </table:table-cell>
          <table:table-cell office:value-type="float" office:value="0.717703653446136" calcext:value-type="float">
            <text:p>0.717703653446136</text:p>
          </table:table-cell>
          <table:table-cell office:value-type="float" office:value="0.0889898458921276" calcext:value-type="float">
            <text:p>0.0889898458921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05769547772344" calcext:value-type="float">
            <text:p>1.05769547772344</text:p>
          </table:table-cell>
          <table:table-cell office:value-type="float" office:value="0.969035908954814" calcext:value-type="float">
            <text:p>0.969035908954814</text:p>
          </table:table-cell>
          <table:table-cell office:value-type="float" office:value="0.088659568768626" calcext:value-type="float">
            <text:p>0.0886595687686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860260393898969" calcext:value-type="float">
            <text:p>0.860260393898969</text:p>
          </table:table-cell>
          <table:table-cell office:value-type="float" office:value="0.77192578727554" calcext:value-type="float">
            <text:p>0.77192578727554</text:p>
          </table:table-cell>
          <table:table-cell office:value-type="float" office:value="0.08833460662343" calcext:value-type="float">
            <text:p>0.08833460662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790168062136312" calcext:value-type="float">
            <text:p>0.790168062136312</text:p>
          </table:table-cell>
          <table:table-cell office:value-type="float" office:value="0.701905480491997" calcext:value-type="float">
            <text:p>0.701905480491997</text:p>
          </table:table-cell>
          <table:table-cell office:value-type="float" office:value="0.0882625816443151" calcext:value-type="float">
            <text:p>0.0882625816443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14819834363938" calcext:value-type="float">
            <text:p>1.14819834363938</text:p>
          </table:table-cell>
          <table:table-cell office:value-type="float" office:value="1.06085009802588" calcext:value-type="float">
            <text:p>1.06085009802588</text:p>
          </table:table-cell>
          <table:table-cell office:value-type="float" office:value="0.0873482456134975" calcext:value-type="float">
            <text:p>0.08734824561349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46803869142831" calcext:value-type="float">
            <text:p>0.846803869142831</text:p>
          </table:table-cell>
          <table:table-cell office:value-type="float" office:value="0.759457177721199" calcext:value-type="float">
            <text:p>0.759457177721199</text:p>
          </table:table-cell>
          <table:table-cell office:value-type="float" office:value="0.0873466914216322" calcext:value-type="float">
            <text:p>0.08734669142163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94592228263912" calcext:value-type="float">
            <text:p>0.94592228263912</text:p>
          </table:table-cell>
          <table:table-cell office:value-type="float" office:value="0.858806774599542" calcext:value-type="float">
            <text:p>0.858806774599542</text:p>
          </table:table-cell>
          <table:table-cell office:value-type="float" office:value="0.0871155080395778" calcext:value-type="float">
            <text:p>0.08711550803957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415343590075574" calcext:value-type="float">
            <text:p>0.415343590075574</text:p>
          </table:table-cell>
          <table:table-cell office:value-type="float" office:value="0.328615073402319" calcext:value-type="float">
            <text:p>0.328615073402319</text:p>
          </table:table-cell>
          <table:table-cell office:value-type="float" office:value="0.0867285166732544" calcext:value-type="float">
            <text:p>0.08672851667325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91239951155392" calcext:value-type="float">
            <text:p>0.891239951155392</text:p>
          </table:table-cell>
          <table:table-cell office:value-type="float" office:value="0.804748630315717" calcext:value-type="float">
            <text:p>0.804748630315717</text:p>
          </table:table-cell>
          <table:table-cell office:value-type="float" office:value="0.0864913208396753" calcext:value-type="float">
            <text:p>0.08649132083967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22017018668845" calcext:value-type="float">
            <text:p>0.622017018668845</text:p>
          </table:table-cell>
          <table:table-cell office:value-type="float" office:value="0.535876459560924" calcext:value-type="float">
            <text:p>0.535876459560924</text:p>
          </table:table-cell>
          <table:table-cell office:value-type="float" office:value="0.0861405591079209" calcext:value-type="float">
            <text:p>0.0861405591079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324949664892689" calcext:value-type="float">
            <text:p>0.324949664892689</text:p>
          </table:table-cell>
          <table:table-cell office:value-type="float" office:value="0.239296705785146" calcext:value-type="float">
            <text:p>0.239296705785146</text:p>
          </table:table-cell>
          <table:table-cell office:value-type="float" office:value="0.0856529591075421" calcext:value-type="float">
            <text:p>0.08565295910754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51968217167022" calcext:value-type="float">
            <text:p>1.51968217167022</text:p>
          </table:table-cell>
          <table:table-cell office:value-type="float" office:value="1.43420624038191" calcext:value-type="float">
            <text:p>1.43420624038191</text:p>
          </table:table-cell>
          <table:table-cell office:value-type="float" office:value="0.0854759312883049" calcext:value-type="float">
            <text:p>0.08547593128830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17918321124287" calcext:value-type="float">
            <text:p>0.817918321124287</text:p>
          </table:table-cell>
          <table:table-cell office:value-type="float" office:value="0.733744004810195" calcext:value-type="float">
            <text:p>0.733744004810195</text:p>
          </table:table-cell>
          <table:table-cell office:value-type="float" office:value="0.0841743163140916" calcext:value-type="float">
            <text:p>0.08417431631409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08446575308107" calcext:value-type="float">
            <text:p>1.08446575308107</text:p>
          </table:table-cell>
          <table:table-cell office:value-type="float" office:value="1.00116464296007" calcext:value-type="float">
            <text:p>1.00116464296007</text:p>
          </table:table-cell>
          <table:table-cell office:value-type="float" office:value="0.0833011101209906" calcext:value-type="float">
            <text:p>0.08330111012099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355655604438738" calcext:value-type="float">
            <text:p>0.355655604438738</text:p>
          </table:table-cell>
          <table:table-cell office:value-type="float" office:value="0.272916566783522" calcext:value-type="float">
            <text:p>0.272916566783522</text:p>
          </table:table-cell>
          <table:table-cell office:value-type="float" office:value="0.0827390376552168" calcext:value-type="float">
            <text:p>0.0827390376552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19877160878568" calcext:value-type="float">
            <text:p>1.19877160878568</text:p>
          </table:table-cell>
          <table:table-cell office:value-type="float" office:value="1.1173004967569" calcext:value-type="float">
            <text:p>1.1173004967569</text:p>
          </table:table-cell>
          <table:table-cell office:value-type="float" office:value="0.0814711120287797" calcext:value-type="float">
            <text:p>0.08147111202877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936398909172718" calcext:value-type="float">
            <text:p>0.936398909172718</text:p>
          </table:table-cell>
          <table:table-cell office:value-type="float" office:value="0.855286209963581" calcext:value-type="float">
            <text:p>0.855286209963581</text:p>
          </table:table-cell>
          <table:table-cell office:value-type="float" office:value="0.0811126992091374" calcext:value-type="float">
            <text:p>0.081112699209137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72893898417309" calcext:value-type="float">
            <text:p>0.772893898417309</text:p>
          </table:table-cell>
          <table:table-cell office:value-type="float" office:value="0.692659213627948" calcext:value-type="float">
            <text:p>0.692659213627948</text:p>
          </table:table-cell>
          <table:table-cell office:value-type="float" office:value="0.0802346847893612" calcext:value-type="float">
            <text:p>0.08023468478936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37468368718233" calcext:value-type="float">
            <text:p>0.637468368718233</text:p>
          </table:table-cell>
          <table:table-cell office:value-type="float" office:value="0.558071821096025" calcext:value-type="float">
            <text:p>0.558071821096025</text:p>
          </table:table-cell>
          <table:table-cell office:value-type="float" office:value="0.0793965476222081" calcext:value-type="float">
            <text:p>0.07939654762220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1299243227233" calcext:value-type="float">
            <text:p>0.61299243227233</text:p>
          </table:table-cell>
          <table:table-cell office:value-type="float" office:value="0.533681875963761" calcext:value-type="float">
            <text:p>0.533681875963761</text:p>
          </table:table-cell>
          <table:table-cell office:value-type="float" office:value="0.0793105563085691" calcext:value-type="float">
            <text:p>0.07931055630856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31173540420385" calcext:value-type="float">
            <text:p>1.31173540420385</text:p>
          </table:table-cell>
          <table:table-cell office:value-type="float" office:value="1.23248651688984" calcext:value-type="float">
            <text:p>1.23248651688984</text:p>
          </table:table-cell>
          <table:table-cell office:value-type="float" office:value="0.0792488873140156" calcext:value-type="float">
            <text:p>0.0792488873140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21961343508879" calcext:value-type="float">
            <text:p>0.621961343508879</text:p>
          </table:table-cell>
          <table:table-cell office:value-type="float" office:value="0.542927947998965" calcext:value-type="float">
            <text:p>0.542927947998965</text:p>
          </table:table-cell>
          <table:table-cell office:value-type="float" office:value="0.0790333955099138" calcext:value-type="float">
            <text:p>0.0790333955099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940594607312698" calcext:value-type="float">
            <text:p>0.940594607312698</text:p>
          </table:table-cell>
          <table:table-cell office:value-type="float" office:value="0.862528854793863" calcext:value-type="float">
            <text:p>0.862528854793863</text:p>
          </table:table-cell>
          <table:table-cell office:value-type="float" office:value="0.0780657525188346" calcext:value-type="float">
            <text:p>0.07806575251883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952208373250125" calcext:value-type="float">
            <text:p>0.952208373250125</text:p>
          </table:table-cell>
          <table:table-cell office:value-type="float" office:value="0.874210237102485" calcext:value-type="float">
            <text:p>0.874210237102485</text:p>
          </table:table-cell>
          <table:table-cell office:value-type="float" office:value="0.0779981361476393" calcext:value-type="float">
            <text:p>0.07799813614763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545841428296207" calcext:value-type="float">
            <text:p>0.545841428296207</text:p>
          </table:table-cell>
          <table:table-cell office:value-type="float" office:value="0.468244444774825" calcext:value-type="float">
            <text:p>0.468244444774825</text:p>
          </table:table-cell>
          <table:table-cell office:value-type="float" office:value="0.0775969835213828" calcext:value-type="float">
            <text:p>0.07759698352138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586932762691064" calcext:value-type="float">
            <text:p>0.586932762691064</text:p>
          </table:table-cell>
          <table:table-cell office:value-type="float" office:value="0.509491480865748" calcext:value-type="float">
            <text:p>0.509491480865748</text:p>
          </table:table-cell>
          <table:table-cell office:value-type="float" office:value="0.0774412818253161" calcext:value-type="float">
            <text:p>0.0774412818253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1469429552655" calcext:value-type="float">
            <text:p>1.1469429552655</text:p>
          </table:table-cell>
          <table:table-cell office:value-type="float" office:value="1.07006966147536" calcext:value-type="float">
            <text:p>1.07006966147536</text:p>
          </table:table-cell>
          <table:table-cell office:value-type="float" office:value="0.0768732937901393" calcext:value-type="float">
            <text:p>0.07687329379013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51370957588678" calcext:value-type="float">
            <text:p>0.651370957588678</text:p>
          </table:table-cell>
          <table:table-cell office:value-type="float" office:value="0.575371865245089" calcext:value-type="float">
            <text:p>0.575371865245089</text:p>
          </table:table-cell>
          <table:table-cell office:value-type="float" office:value="0.0759990923435896" calcext:value-type="float">
            <text:p>0.07599909234358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36485868620101" calcext:value-type="float">
            <text:p>0.836485868620101</text:p>
          </table:table-cell>
          <table:table-cell office:value-type="float" office:value="0.760526403811385" calcext:value-type="float">
            <text:p>0.760526403811385</text:p>
          </table:table-cell>
          <table:table-cell office:value-type="float" office:value="0.0759594648087166" calcext:value-type="float">
            <text:p>0.0759594648087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826942844772213" calcext:value-type="float">
            <text:p>0.826942844772213</text:p>
          </table:table-cell>
          <table:table-cell office:value-type="float" office:value="0.751237063279015" calcext:value-type="float">
            <text:p>0.751237063279015</text:p>
          </table:table-cell>
          <table:table-cell office:value-type="float" office:value="0.0757057814931976" calcext:value-type="float">
            <text:p>0.07570578149319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39598499285519" calcext:value-type="float">
            <text:p>0.939598499285519</text:p>
          </table:table-cell>
          <table:table-cell office:value-type="float" office:value="0.864198368676214" calcext:value-type="float">
            <text:p>0.864198368676214</text:p>
          </table:table-cell>
          <table:table-cell office:value-type="float" office:value="0.0754001306093058" calcext:value-type="float">
            <text:p>0.0754001306093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13433875372486" calcext:value-type="float">
            <text:p>1.13433875372486</text:p>
          </table:table-cell>
          <table:table-cell office:value-type="float" office:value="1.05908227054978" calcext:value-type="float">
            <text:p>1.05908227054978</text:p>
          </table:table-cell>
          <table:table-cell office:value-type="float" office:value="0.0752564831750788" calcext:value-type="float">
            <text:p>0.07525648317507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883989534882565" calcext:value-type="float">
            <text:p>0.883989534882565</text:p>
          </table:table-cell>
          <table:table-cell office:value-type="float" office:value="0.809588912009855" calcext:value-type="float">
            <text:p>0.809588912009855</text:p>
          </table:table-cell>
          <table:table-cell office:value-type="float" office:value="0.0744006228727098" calcext:value-type="float">
            <text:p>0.07440062287270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05452263330032" calcext:value-type="float">
            <text:p>1.05452263330032</text:p>
          </table:table-cell>
          <table:table-cell office:value-type="float" office:value="0.98040419855029" calcext:value-type="float">
            <text:p>0.98040419855029</text:p>
          </table:table-cell>
          <table:table-cell office:value-type="float" office:value="0.0741184347500281" calcext:value-type="float">
            <text:p>0.07411843475002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96174421528035" calcext:value-type="float">
            <text:p>0.696174421528035</text:p>
          </table:table-cell>
          <table:table-cell office:value-type="float" office:value="0.622548309015187" calcext:value-type="float">
            <text:p>0.622548309015187</text:p>
          </table:table-cell>
          <table:table-cell office:value-type="float" office:value="0.0736261125128487" calcext:value-type="float">
            <text:p>0.07362611251284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32740211330194" calcext:value-type="float">
            <text:p>1.32740211330194</text:p>
          </table:table-cell>
          <table:table-cell office:value-type="float" office:value="1.25491261098483" calcext:value-type="float">
            <text:p>1.25491261098483</text:p>
          </table:table-cell>
          <table:table-cell office:value-type="float" office:value="0.0724895023171102" calcext:value-type="float">
            <text:p>0.0724895023171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487886923261364" calcext:value-type="float">
            <text:p>0.487886923261364</text:p>
          </table:table-cell>
          <table:table-cell office:value-type="float" office:value="0.417084975991416" calcext:value-type="float">
            <text:p>0.417084975991416</text:p>
          </table:table-cell>
          <table:table-cell office:value-type="float" office:value="0.0708019472699477" calcext:value-type="float">
            <text:p>0.0708019472699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62717785990435" calcext:value-type="float">
            <text:p>0.762717785990435</text:p>
          </table:table-cell>
          <table:table-cell office:value-type="float" office:value="0.691926263028212" calcext:value-type="float">
            <text:p>0.691926263028212</text:p>
          </table:table-cell>
          <table:table-cell office:value-type="float" office:value="0.0707915229622235" calcext:value-type="float">
            <text:p>0.0707915229622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09558985873705" calcext:value-type="float">
            <text:p>0.609558985873705</text:p>
          </table:table-cell>
          <table:table-cell office:value-type="float" office:value="0.539019611822894" calcext:value-type="float">
            <text:p>0.539019611822894</text:p>
          </table:table-cell>
          <table:table-cell office:value-type="float" office:value="0.0705393740508107" calcext:value-type="float">
            <text:p>0.0705393740508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467167219493399" calcext:value-type="float">
            <text:p>0.467167219493399</text:p>
          </table:table-cell>
          <table:table-cell office:value-type="float" office:value="0.396823874271859" calcext:value-type="float">
            <text:p>0.396823874271859</text:p>
          </table:table-cell>
          <table:table-cell office:value-type="float" office:value="0.0703433452215399" calcext:value-type="float">
            <text:p>0.07034334522153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24241742302156" calcext:value-type="float">
            <text:p>0.824241742302156</text:p>
          </table:table-cell>
          <table:table-cell office:value-type="float" office:value="0.754174787798505" calcext:value-type="float">
            <text:p>0.754174787798505</text:p>
          </table:table-cell>
          <table:table-cell office:value-type="float" office:value="0.0700669545036505" calcext:value-type="float">
            <text:p>0.07006695450365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40023299662419" calcext:value-type="float">
            <text:p>0.740023299662419</text:p>
          </table:table-cell>
          <table:table-cell office:value-type="float" office:value="0.670219580759253" calcext:value-type="float">
            <text:p>0.670219580759253</text:p>
          </table:table-cell>
          <table:table-cell office:value-type="float" office:value="0.0698037189031662" calcext:value-type="float">
            <text:p>0.06980371890316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635522182485757" calcext:value-type="float">
            <text:p>0.635522182485757</text:p>
          </table:table-cell>
          <table:table-cell office:value-type="float" office:value="0.567230208148651" calcext:value-type="float">
            <text:p>0.567230208148651</text:p>
          </table:table-cell>
          <table:table-cell office:value-type="float" office:value="0.0682919743371058" calcext:value-type="float">
            <text:p>0.0682919743371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98902238737609" calcext:value-type="float">
            <text:p>0.98902238737609</text:p>
          </table:table-cell>
          <table:table-cell office:value-type="float" office:value="0.921505931272615" calcext:value-type="float">
            <text:p>0.921505931272615</text:p>
          </table:table-cell>
          <table:table-cell office:value-type="float" office:value="0.0675164561034751" calcext:value-type="float">
            <text:p>0.06751645610347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59586133841694" calcext:value-type="float">
            <text:p>0.59586133841694</text:p>
          </table:table-cell>
          <table:table-cell office:value-type="float" office:value="0.528478178683663" calcext:value-type="float">
            <text:p>0.528478178683663</text:p>
          </table:table-cell>
          <table:table-cell office:value-type="float" office:value="0.067383159733277" calcext:value-type="float">
            <text:p>0.067383159733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32007870156943" calcext:value-type="float">
            <text:p>0.832007870156943</text:p>
          </table:table-cell>
          <table:table-cell office:value-type="float" office:value="0.764649424557443" calcext:value-type="float">
            <text:p>0.764649424557443</text:p>
          </table:table-cell>
          <table:table-cell office:value-type="float" office:value="0.0673584455994997" calcext:value-type="float">
            <text:p>0.06735844559949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22914272235415" calcext:value-type="float">
            <text:p>1.22914272235415</text:p>
          </table:table-cell>
          <table:table-cell office:value-type="float" office:value="1.16207633477784" calcext:value-type="float">
            <text:p>1.16207633477784</text:p>
          </table:table-cell>
          <table:table-cell office:value-type="float" office:value="0.067066387576312" calcext:value-type="float">
            <text:p>0.0670663875763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Ünlem </text:p>
          </table:table-cell>
          <table:table-cell office:value-type="float" office:value="1.38474795150694" calcext:value-type="float">
            <text:p>1.38474795150694</text:p>
          </table:table-cell>
          <table:table-cell office:value-type="float" office:value="1.31771377671988" calcext:value-type="float">
            <text:p>1.31771377671988</text:p>
          </table:table-cell>
          <table:table-cell office:value-type="float" office:value="0.06703417478706" calcext:value-type="float">
            <text:p>0.067034174787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918842820559405" calcext:value-type="float">
            <text:p>0.918842820559405</text:p>
          </table:table-cell>
          <table:table-cell office:value-type="float" office:value="0.851814892070935" calcext:value-type="float">
            <text:p>0.851814892070935</text:p>
          </table:table-cell>
          <table:table-cell office:value-type="float" office:value="0.0670279284884708" calcext:value-type="float">
            <text:p>0.06702792848847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.7888877365492" calcext:value-type="float">
            <text:p>1.7888877365492</text:p>
          </table:table-cell>
          <table:table-cell office:value-type="float" office:value="1.72201660486124" calcext:value-type="float">
            <text:p>1.72201660486124</text:p>
          </table:table-cell>
          <table:table-cell office:value-type="float" office:value="0.0668711316879556" calcext:value-type="float">
            <text:p>0.06687113168795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05898648190506" calcext:value-type="float">
            <text:p>1.05898648190506</text:p>
          </table:table-cell>
          <table:table-cell office:value-type="float" office:value="0.992257075854489" calcext:value-type="float">
            <text:p>0.992257075854489</text:p>
          </table:table-cell>
          <table:table-cell office:value-type="float" office:value="0.0667294060505703" calcext:value-type="float">
            <text:p>0.06672940605057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1.44120598786224" calcext:value-type="float">
            <text:p>1.44120598786224</text:p>
          </table:table-cell>
          <table:table-cell office:value-type="float" office:value="1.37585485937384" calcext:value-type="float">
            <text:p>1.37585485937384</text:p>
          </table:table-cell>
          <table:table-cell office:value-type="float" office:value="0.0653511284883968" calcext:value-type="float">
            <text:p>0.06535112848839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710621353840675" calcext:value-type="float">
            <text:p>0.710621353840675</text:p>
          </table:table-cell>
          <table:table-cell office:value-type="float" office:value="0.645295732778122" calcext:value-type="float">
            <text:p>0.645295732778122</text:p>
          </table:table-cell>
          <table:table-cell office:value-type="float" office:value="0.0653256210625527" calcext:value-type="float">
            <text:p>0.06532562106255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568288550759188" calcext:value-type="float">
            <text:p>0.568288550759188</text:p>
          </table:table-cell>
          <table:table-cell office:value-type="float" office:value="0.502975275005386" calcext:value-type="float">
            <text:p>0.502975275005386</text:p>
          </table:table-cell>
          <table:table-cell office:value-type="float" office:value="0.0653132757538022" calcext:value-type="float">
            <text:p>0.0653132757538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.2727760315739" calcext:value-type="float">
            <text:p>1.2727760315739</text:p>
          </table:table-cell>
          <table:table-cell office:value-type="float" office:value="1.20854404971907" calcext:value-type="float">
            <text:p>1.20854404971907</text:p>
          </table:table-cell>
          <table:table-cell office:value-type="float" office:value="0.0642319818548258" calcext:value-type="float">
            <text:p>0.06423198185482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343948626337506" calcext:value-type="float">
            <text:p>0.343948626337506</text:p>
          </table:table-cell>
          <table:table-cell office:value-type="float" office:value="0.280264664915418" calcext:value-type="float">
            <text:p>0.280264664915418</text:p>
          </table:table-cell>
          <table:table-cell office:value-type="float" office:value="0.0636839614220879" calcext:value-type="float">
            <text:p>0.06368396142208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752094955961531" calcext:value-type="float">
            <text:p>0.752094955961531</text:p>
          </table:table-cell>
          <table:table-cell office:value-type="float" office:value="0.689373463475686" calcext:value-type="float">
            <text:p>0.689373463475686</text:p>
          </table:table-cell>
          <table:table-cell office:value-type="float" office:value="0.0627214924858449" calcext:value-type="float">
            <text:p>0.06272149248584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4897435061332" calcext:value-type="float">
            <text:p>0.94897435061332</text:p>
          </table:table-cell>
          <table:table-cell office:value-type="float" office:value="0.886829351266811" calcext:value-type="float">
            <text:p>0.886829351266811</text:p>
          </table:table-cell>
          <table:table-cell office:value-type="float" office:value="0.0621449993465085" calcext:value-type="float">
            <text:p>0.06214499934650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59350545404864" calcext:value-type="float">
            <text:p>1.59350545404864</text:p>
          </table:table-cell>
          <table:table-cell office:value-type="float" office:value="1.5314723074102" calcext:value-type="float">
            <text:p>1.5314723074102</text:p>
          </table:table-cell>
          <table:table-cell office:value-type="float" office:value="0.0620331466384405" calcext:value-type="float">
            <text:p>0.06203314663844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elirteç </text:p>
          </table:table-cell>
          <table:table-cell office:value-type="float" office:value="1.19781793494708" calcext:value-type="float">
            <text:p>1.19781793494708</text:p>
          </table:table-cell>
          <table:table-cell office:value-type="float" office:value="1.13599181693971" calcext:value-type="float">
            <text:p>1.13599181693971</text:p>
          </table:table-cell>
          <table:table-cell office:value-type="float" office:value="0.0618261180073694" calcext:value-type="float">
            <text:p>0.06182611800736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0164128432715" calcext:value-type="float">
            <text:p>1.0164128432715</text:p>
          </table:table-cell>
          <table:table-cell office:value-type="float" office:value="0.954663496058063" calcext:value-type="float">
            <text:p>0.954663496058063</text:p>
          </table:table-cell>
          <table:table-cell office:value-type="float" office:value="0.0617493472134321" calcext:value-type="float">
            <text:p>0.06174934721343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67390733859167" calcext:value-type="float">
            <text:p>0.967390733859167</text:p>
          </table:table-cell>
          <table:table-cell office:value-type="float" office:value="0.905678491043727" calcext:value-type="float">
            <text:p>0.905678491043727</text:p>
          </table:table-cell>
          <table:table-cell office:value-type="float" office:value="0.0617122428154399" calcext:value-type="float">
            <text:p>0.06171224281543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742185831775113" calcext:value-type="float">
            <text:p>0.742185831775113</text:p>
          </table:table-cell>
          <table:table-cell office:value-type="float" office:value="0.680973060209696" calcext:value-type="float">
            <text:p>0.680973060209696</text:p>
          </table:table-cell>
          <table:table-cell office:value-type="float" office:value="0.0612127715654169" calcext:value-type="float">
            <text:p>0.0612127715654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79463289406212" calcext:value-type="float">
            <text:p>0.679463289406212</text:p>
          </table:table-cell>
          <table:table-cell office:value-type="float" office:value="0.618554263875315" calcext:value-type="float">
            <text:p>0.618554263875315</text:p>
          </table:table-cell>
          <table:table-cell office:value-type="float" office:value="0.0609090255308972" calcext:value-type="float">
            <text:p>0.06090902553089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336348264409707" calcext:value-type="float">
            <text:p>0.336348264409707</text:p>
          </table:table-cell>
          <table:table-cell office:value-type="float" office:value="0.275589417239533" calcext:value-type="float">
            <text:p>0.275589417239533</text:p>
          </table:table-cell>
          <table:table-cell office:value-type="float" office:value="0.0607588471701737" calcext:value-type="float">
            <text:p>0.06075884717017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54652984702095" calcext:value-type="float">
            <text:p>0.954652984702095</text:p>
          </table:table-cell>
          <table:table-cell office:value-type="float" office:value="0.894069556874741" calcext:value-type="float">
            <text:p>0.894069556874741</text:p>
          </table:table-cell>
          <table:table-cell office:value-type="float" office:value="0.0605834278273537" calcext:value-type="float">
            <text:p>0.06058342782735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738331899578471" calcext:value-type="float">
            <text:p>0.738331899578471</text:p>
          </table:table-cell>
          <table:table-cell office:value-type="float" office:value="0.678097071426308" calcext:value-type="float">
            <text:p>0.678097071426308</text:p>
          </table:table-cell>
          <table:table-cell office:value-type="float" office:value="0.0602348281521631" calcext:value-type="float">
            <text:p>0.06023482815216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31386713965377" calcext:value-type="float">
            <text:p>0.631386713965377</text:p>
          </table:table-cell>
          <table:table-cell office:value-type="float" office:value="0.571270717272991" calcext:value-type="float">
            <text:p>0.571270717272991</text:p>
          </table:table-cell>
          <table:table-cell office:value-type="float" office:value="0.0601159966923856" calcext:value-type="float">
            <text:p>0.06011599669238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24627661015649" calcext:value-type="float">
            <text:p>1.24627661015649</text:p>
          </table:table-cell>
          <table:table-cell office:value-type="float" office:value="1.18651599106199" calcext:value-type="float">
            <text:p>1.18651599106199</text:p>
          </table:table-cell>
          <table:table-cell office:value-type="float" office:value="0.0597606190944942" calcext:value-type="float">
            <text:p>0.05976061909449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511826638334422" calcext:value-type="float">
            <text:p>0.511826638334422</text:p>
          </table:table-cell>
          <table:table-cell office:value-type="float" office:value="0.452539365426924" calcext:value-type="float">
            <text:p>0.452539365426924</text:p>
          </table:table-cell>
          <table:table-cell office:value-type="float" office:value="0.0592872729074983" calcext:value-type="float">
            <text:p>0.05928727290749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04019765674966" calcext:value-type="float">
            <text:p>1.04019765674966</text:p>
          </table:table-cell>
          <table:table-cell office:value-type="float" office:value="0.981146853219125" calcext:value-type="float">
            <text:p>0.981146853219125</text:p>
          </table:table-cell>
          <table:table-cell office:value-type="float" office:value="0.0590508035305368" calcext:value-type="float">
            <text:p>0.05905080353053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33725654585104" calcext:value-type="float">
            <text:p>0.933725654585104</text:p>
          </table:table-cell>
          <table:table-cell office:value-type="float" office:value="0.874722152897139" calcext:value-type="float">
            <text:p>0.874722152897139</text:p>
          </table:table-cell>
          <table:table-cell office:value-type="float" office:value="0.0590035016879654" calcext:value-type="float">
            <text:p>0.05900350168796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03803559316327" calcext:value-type="float">
            <text:p>1.03803559316327</text:p>
          </table:table-cell>
          <table:table-cell office:value-type="float" office:value="0.979112712345861" calcext:value-type="float">
            <text:p>0.979112712345861</text:p>
          </table:table-cell>
          <table:table-cell office:value-type="float" office:value="0.05892288081741" calcext:value-type="float">
            <text:p>0.058922880817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12548983345719" calcext:value-type="float">
            <text:p>1.12548983345719</text:p>
          </table:table-cell>
          <table:table-cell office:value-type="float" office:value="1.06671220501311" calcext:value-type="float">
            <text:p>1.06671220501311</text:p>
          </table:table-cell>
          <table:table-cell office:value-type="float" office:value="0.058777628444082" calcext:value-type="float">
            <text:p>0.0587776284440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11531185674793" calcext:value-type="float">
            <text:p>1.11531185674793</text:p>
          </table:table-cell>
          <table:table-cell office:value-type="float" office:value="1.05663527970093" calcext:value-type="float">
            <text:p>1.05663527970093</text:p>
          </table:table-cell>
          <table:table-cell office:value-type="float" office:value="0.0586765770469941" calcext:value-type="float">
            <text:p>0.05867657704699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34967495509205" calcext:value-type="float">
            <text:p>1.34967495509205</text:p>
          </table:table-cell>
          <table:table-cell office:value-type="float" office:value="1.29161867621507" calcext:value-type="float">
            <text:p>1.29161867621507</text:p>
          </table:table-cell>
          <table:table-cell office:value-type="float" office:value="0.0580562788769803" calcext:value-type="float">
            <text:p>0.05805627887698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12982318259672" calcext:value-type="float">
            <text:p>0.612982318259672</text:p>
          </table:table-cell>
          <table:table-cell office:value-type="float" office:value="0.5549323701207" calcext:value-type="float">
            <text:p>0.5549323701207</text:p>
          </table:table-cell>
          <table:table-cell office:value-type="float" office:value="0.0580499481389725" calcext:value-type="float">
            <text:p>0.05804994813897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5424064209613" calcext:value-type="float">
            <text:p>0.65424064209613</text:p>
          </table:table-cell>
          <table:table-cell office:value-type="float" office:value="0.596505141418468" calcext:value-type="float">
            <text:p>0.596505141418468</text:p>
          </table:table-cell>
          <table:table-cell office:value-type="float" office:value="0.0577355006776616" calcext:value-type="float">
            <text:p>0.05773550067766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581042359065223" calcext:value-type="float">
            <text:p>0.581042359065223</text:p>
          </table:table-cell>
          <table:table-cell office:value-type="float" office:value="0.524234849850741" calcext:value-type="float">
            <text:p>0.524234849850741</text:p>
          </table:table-cell>
          <table:table-cell office:value-type="float" office:value="0.0568075092144819" calcext:value-type="float">
            <text:p>0.05680750921448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433516245788209" calcext:value-type="float">
            <text:p>0.433516245788209</text:p>
          </table:table-cell>
          <table:table-cell office:value-type="float" office:value="0.377366528215237" calcext:value-type="float">
            <text:p>0.377366528215237</text:p>
          </table:table-cell>
          <table:table-cell office:value-type="float" office:value="0.0561497175729715" calcext:value-type="float">
            <text:p>0.0561497175729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82200199213516" calcext:value-type="float">
            <text:p>0.682200199213516</text:p>
          </table:table-cell>
          <table:table-cell office:value-type="float" office:value="0.62671176648309" calcext:value-type="float">
            <text:p>0.62671176648309</text:p>
          </table:table-cell>
          <table:table-cell office:value-type="float" office:value="0.055488432730426" calcext:value-type="float">
            <text:p>0.0554884327304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273013105960813" calcext:value-type="float">
            <text:p>0.273013105960813</text:p>
          </table:table-cell>
          <table:table-cell office:value-type="float" office:value="0.218031858784256" calcext:value-type="float">
            <text:p>0.218031858784256</text:p>
          </table:table-cell>
          <table:table-cell office:value-type="float" office:value="0.0549812471765567" calcext:value-type="float">
            <text:p>0.0549812471765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601319924946419" calcext:value-type="float">
            <text:p>0.601319924946419</text:p>
          </table:table-cell>
          <table:table-cell office:value-type="float" office:value="0.546657052577051" calcext:value-type="float">
            <text:p>0.546657052577051</text:p>
          </table:table-cell>
          <table:table-cell office:value-type="float" office:value="0.0546628723693687" calcext:value-type="float">
            <text:p>0.05466287236936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17341768546004" calcext:value-type="float">
            <text:p>1.17341768546004</text:p>
          </table:table-cell>
          <table:table-cell office:value-type="float" office:value="1.11922384634607" calcext:value-type="float">
            <text:p>1.11922384634607</text:p>
          </table:table-cell>
          <table:table-cell office:value-type="float" office:value="0.0541938391139747" calcext:value-type="float">
            <text:p>0.05419383911397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17510877248981" calcext:value-type="float">
            <text:p>1.17510877248981</text:p>
          </table:table-cell>
          <table:table-cell office:value-type="float" office:value="1.12123140781213" calcext:value-type="float">
            <text:p>1.12123140781213</text:p>
          </table:table-cell>
          <table:table-cell office:value-type="float" office:value="0.0538773646776816" calcext:value-type="float">
            <text:p>0.05387736467768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46698716711747" calcext:value-type="float">
            <text:p>0.846698716711747</text:p>
          </table:table-cell>
          <table:table-cell office:value-type="float" office:value="0.79301392787614" calcext:value-type="float">
            <text:p>0.79301392787614</text:p>
          </table:table-cell>
          <table:table-cell office:value-type="float" office:value="0.0536847888356071" calcext:value-type="float">
            <text:p>0.0536847888356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19245505051078" calcext:value-type="float">
            <text:p>0.619245505051078</text:p>
          </table:table-cell>
          <table:table-cell office:value-type="float" office:value="0.565910020719652" calcext:value-type="float">
            <text:p>0.565910020719652</text:p>
          </table:table-cell>
          <table:table-cell office:value-type="float" office:value="0.053335484331426" calcext:value-type="float">
            <text:p>0.0533354843314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elirteç </text:p>
          </table:table-cell>
          <table:table-cell office:value-type="float" office:value="0.738637884118167" calcext:value-type="float">
            <text:p>0.738637884118167</text:p>
          </table:table-cell>
          <table:table-cell office:value-type="float" office:value="0.687539969850208" calcext:value-type="float">
            <text:p>0.687539969850208</text:p>
          </table:table-cell>
          <table:table-cell office:value-type="float" office:value="0.0510979142679591" calcext:value-type="float">
            <text:p>0.05109791426795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Ünlem </text:p>
          </table:table-cell>
          <table:table-cell office:value-type="float" office:value="1.12225300483798" calcext:value-type="float">
            <text:p>1.12225300483798</text:p>
          </table:table-cell>
          <table:table-cell office:value-type="float" office:value="1.0712139571261" calcext:value-type="float">
            <text:p>1.0712139571261</text:p>
          </table:table-cell>
          <table:table-cell office:value-type="float" office:value="0.0510390477118841" calcext:value-type="float">
            <text:p>0.05103904771188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31982380199908" calcext:value-type="float">
            <text:p>1.31982380199908</text:p>
          </table:table-cell>
          <table:table-cell office:value-type="float" office:value="1.26995268325693" calcext:value-type="float">
            <text:p>1.26995268325693</text:p>
          </table:table-cell>
          <table:table-cell office:value-type="float" office:value="0.0498711187421432" calcext:value-type="float">
            <text:p>0.0498711187421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53470998844626" calcext:value-type="float">
            <text:p>0.853470998844626</text:p>
          </table:table-cell>
          <table:table-cell office:value-type="float" office:value="0.80374490956965" calcext:value-type="float">
            <text:p>0.80374490956965</text:p>
          </table:table-cell>
          <table:table-cell office:value-type="float" office:value="0.0497260892749757" calcext:value-type="float">
            <text:p>0.04972608927497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elirteç </text:p>
          </table:table-cell>
          <table:table-cell office:value-type="float" office:value="0.970743691970981" calcext:value-type="float">
            <text:p>0.970743691970981</text:p>
          </table:table-cell>
          <table:table-cell office:value-type="float" office:value="0.921213223194269" calcext:value-type="float">
            <text:p>0.921213223194269</text:p>
          </table:table-cell>
          <table:table-cell office:value-type="float" office:value="0.0495304687767116" calcext:value-type="float">
            <text:p>0.0495304687767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448392794052669" calcext:value-type="float">
            <text:p>0.448392794052669</text:p>
          </table:table-cell>
          <table:table-cell office:value-type="float" office:value="0.399926216961164" calcext:value-type="float">
            <text:p>0.399926216961164</text:p>
          </table:table-cell>
          <table:table-cell office:value-type="float" office:value="0.0484665770915045" calcext:value-type="float">
            <text:p>0.04846657709150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350662689115949" calcext:value-type="float">
            <text:p>0.350662689115949</text:p>
          </table:table-cell>
          <table:table-cell office:value-type="float" office:value="0.30276712254015" calcext:value-type="float">
            <text:p>0.30276712254015</text:p>
          </table:table-cell>
          <table:table-cell office:value-type="float" office:value="0.0478955665757992" calcext:value-type="float">
            <text:p>0.04789556657579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1.02006111633214" calcext:value-type="float">
            <text:p>1.02006111633214</text:p>
          </table:table-cell>
          <table:table-cell office:value-type="float" office:value="0.972233893738581" calcext:value-type="float">
            <text:p>0.972233893738581</text:p>
          </table:table-cell>
          <table:table-cell office:value-type="float" office:value="0.0478272225935615" calcext:value-type="float">
            <text:p>0.04782722259356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698196840964117" calcext:value-type="float">
            <text:p>0.698196840964117</text:p>
          </table:table-cell>
          <table:table-cell office:value-type="float" office:value="0.650907503377367" calcext:value-type="float">
            <text:p>0.650907503377367</text:p>
          </table:table-cell>
          <table:table-cell office:value-type="float" office:value="0.0472893375867497" calcext:value-type="float">
            <text:p>0.04728933758674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654209964726257" calcext:value-type="float">
            <text:p>0.654209964726257</text:p>
          </table:table-cell>
          <table:table-cell office:value-type="float" office:value="0.607300429776303" calcext:value-type="float">
            <text:p>0.607300429776303</text:p>
          </table:table-cell>
          <table:table-cell office:value-type="float" office:value="0.0469095349499538" calcext:value-type="float">
            <text:p>0.04690953494995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00594364980603" calcext:value-type="float">
            <text:p>1.00594364980603</text:p>
          </table:table-cell>
          <table:table-cell office:value-type="float" office:value="0.959196460362089" calcext:value-type="float">
            <text:p>0.959196460362089</text:p>
          </table:table-cell>
          <table:table-cell office:value-type="float" office:value="0.0467471894439366" calcext:value-type="float">
            <text:p>0.04674718944393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774362061937151" calcext:value-type="float">
            <text:p>0.774362061937151</text:p>
          </table:table-cell>
          <table:table-cell office:value-type="float" office:value="0.728925109561158" calcext:value-type="float">
            <text:p>0.728925109561158</text:p>
          </table:table-cell>
          <table:table-cell office:value-type="float" office:value="0.0454369523759926" calcext:value-type="float">
            <text:p>0.04543695237599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934022555749" calcext:value-type="float">
            <text:p>0.934022555749</text:p>
          </table:table-cell>
          <table:table-cell office:value-type="float" office:value="0.888893612807412" calcext:value-type="float">
            <text:p>0.888893612807412</text:p>
          </table:table-cell>
          <table:table-cell office:value-type="float" office:value="0.0451289429415873" calcext:value-type="float">
            <text:p>0.04512894294158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753610959938096" calcext:value-type="float">
            <text:p>0.753610959938096</text:p>
          </table:table-cell>
          <table:table-cell office:value-type="float" office:value="0.709006305527686" calcext:value-type="float">
            <text:p>0.709006305527686</text:p>
          </table:table-cell>
          <table:table-cell office:value-type="float" office:value="0.0446046544104105" calcext:value-type="float">
            <text:p>0.0446046544104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08453249638297" calcext:value-type="float">
            <text:p>1.08453249638297</text:p>
          </table:table-cell>
          <table:table-cell office:value-type="float" office:value="1.0400280684272" calcext:value-type="float">
            <text:p>1.0400280684272</text:p>
          </table:table-cell>
          <table:table-cell office:value-type="float" office:value="0.044504427955776" calcext:value-type="float">
            <text:p>0.0445044279557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32484796197408" calcext:value-type="float">
            <text:p>0.932484796197408</text:p>
          </table:table-cell>
          <table:table-cell office:value-type="float" office:value="0.888104123383422" calcext:value-type="float">
            <text:p>0.888104123383422</text:p>
          </table:table-cell>
          <table:table-cell office:value-type="float" office:value="0.0443806728139858" calcext:value-type="float">
            <text:p>0.04438067281398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elirteç </text:p>
          </table:table-cell>
          <table:table-cell office:value-type="float" office:value="0.390647702708963" calcext:value-type="float">
            <text:p>0.390647702708963</text:p>
          </table:table-cell>
          <table:table-cell office:value-type="float" office:value="0.34644350691592" calcext:value-type="float">
            <text:p>0.34644350691592</text:p>
          </table:table-cell>
          <table:table-cell office:value-type="float" office:value="0.0442041957930435" calcext:value-type="float">
            <text:p>0.04420419579304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45450637493793" calcext:value-type="float">
            <text:p>1.45450637493793</text:p>
          </table:table-cell>
          <table:table-cell office:value-type="float" office:value="1.41034186878538" calcext:value-type="float">
            <text:p>1.41034186878538</text:p>
          </table:table-cell>
          <table:table-cell office:value-type="float" office:value="0.0441645061525493" calcext:value-type="float">
            <text:p>0.04416450615254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25366885168419" calcext:value-type="float">
            <text:p>1.25366885168419</text:p>
          </table:table-cell>
          <table:table-cell office:value-type="float" office:value="1.20961549043255" calcext:value-type="float">
            <text:p>1.20961549043255</text:p>
          </table:table-cell>
          <table:table-cell office:value-type="float" office:value="0.0440533612516358" calcext:value-type="float">
            <text:p>0.04405336125163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96934844987477" calcext:value-type="float">
            <text:p>0.996934844987477</text:p>
          </table:table-cell>
          <table:table-cell office:value-type="float" office:value="0.95428141345875" calcext:value-type="float">
            <text:p>0.95428141345875</text:p>
          </table:table-cell>
          <table:table-cell office:value-type="float" office:value="0.0426534315287269" calcext:value-type="float">
            <text:p>0.0426534315287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414893232045999" calcext:value-type="float">
            <text:p>0.414893232045999</text:p>
          </table:table-cell>
          <table:table-cell office:value-type="float" office:value="0.372631442200067" calcext:value-type="float">
            <text:p>0.372631442200067</text:p>
          </table:table-cell>
          <table:table-cell office:value-type="float" office:value="0.042261789845932" calcext:value-type="float">
            <text:p>0.0422617898459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12459941931941" calcext:value-type="float">
            <text:p>1.12459941931941</text:p>
          </table:table-cell>
          <table:table-cell office:value-type="float" office:value="1.08298821568233" calcext:value-type="float">
            <text:p>1.08298821568233</text:p>
          </table:table-cell>
          <table:table-cell office:value-type="float" office:value="0.0416112036370735" calcext:value-type="float">
            <text:p>0.04161120363707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953179003787868" calcext:value-type="float">
            <text:p>0.953179003787868</text:p>
          </table:table-cell>
          <table:table-cell office:value-type="float" office:value="0.912706918590498" calcext:value-type="float">
            <text:p>0.912706918590498</text:p>
          </table:table-cell>
          <table:table-cell office:value-type="float" office:value="0.0404720851973692" calcext:value-type="float">
            <text:p>0.04047208519736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08252897485958" calcext:value-type="float">
            <text:p>0.608252897485958</text:p>
          </table:table-cell>
          <table:table-cell office:value-type="float" office:value="0.568076585703402" calcext:value-type="float">
            <text:p>0.568076585703402</text:p>
          </table:table-cell>
          <table:table-cell office:value-type="float" office:value="0.0401763117825562" calcext:value-type="float">
            <text:p>0.04017631178255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255183413878844" calcext:value-type="float">
            <text:p>0.255183413878844</text:p>
          </table:table-cell>
          <table:table-cell office:value-type="float" office:value="0.215160294884586" calcext:value-type="float">
            <text:p>0.215160294884586</text:p>
          </table:table-cell>
          <table:table-cell office:value-type="float" office:value="0.0400231189942577" calcext:value-type="float">
            <text:p>0.04002311899425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3771886388936" calcext:value-type="float">
            <text:p>0.93771886388936</text:p>
          </table:table-cell>
          <table:table-cell office:value-type="float" office:value="0.897918131789534" calcext:value-type="float">
            <text:p>0.897918131789534</text:p>
          </table:table-cell>
          <table:table-cell office:value-type="float" office:value="0.039800732099826" calcext:value-type="float">
            <text:p>0.0398007320998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elirteç </text:p>
          </table:table-cell>
          <table:table-cell office:value-type="float" office:value="0.96046138835964" calcext:value-type="float">
            <text:p>0.96046138835964</text:p>
          </table:table-cell>
          <table:table-cell office:value-type="float" office:value="0.920738625591246" calcext:value-type="float">
            <text:p>0.920738625591246</text:p>
          </table:table-cell>
          <table:table-cell office:value-type="float" office:value="0.0397227627683933" calcext:value-type="float">
            <text:p>0.03972276276839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71281459579721" calcext:value-type="float">
            <text:p>0.971281459579721</text:p>
          </table:table-cell>
          <table:table-cell office:value-type="float" office:value="0.931984583157173" calcext:value-type="float">
            <text:p>0.931984583157173</text:p>
          </table:table-cell>
          <table:table-cell office:value-type="float" office:value="0.039296876422548" calcext:value-type="float">
            <text:p>0.0392968764225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52126206283522" calcext:value-type="float">
            <text:p>0.752126206283522</text:p>
          </table:table-cell>
          <table:table-cell office:value-type="float" office:value="0.713571253474657" calcext:value-type="float">
            <text:p>0.713571253474657</text:p>
          </table:table-cell>
          <table:table-cell office:value-type="float" office:value="0.0385549528088653" calcext:value-type="float">
            <text:p>0.03855495280886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56833333953994" calcext:value-type="float">
            <text:p>0.656833333953994</text:p>
          </table:table-cell>
          <table:table-cell office:value-type="float" office:value="0.618568953606876" calcext:value-type="float">
            <text:p>0.618568953606876</text:p>
          </table:table-cell>
          <table:table-cell office:value-type="float" office:value="0.0382643803471181" calcext:value-type="float">
            <text:p>0.0382643803471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480494873480614" calcext:value-type="float">
            <text:p>0.480494873480614</text:p>
          </table:table-cell>
          <table:table-cell office:value-type="float" office:value="0.444335838828238" calcext:value-type="float">
            <text:p>0.444335838828238</text:p>
          </table:table-cell>
          <table:table-cell office:value-type="float" office:value="0.0361590346523761" calcext:value-type="float">
            <text:p>0.03615903465237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İlgeç </text:p>
          </table:table-cell>
          <table:table-cell office:value-type="float" office:value="0.972338405551331" calcext:value-type="float">
            <text:p>0.972338405551331</text:p>
          </table:table-cell>
          <table:table-cell office:value-type="float" office:value="0.937066762241785" calcext:value-type="float">
            <text:p>0.937066762241785</text:p>
          </table:table-cell>
          <table:table-cell office:value-type="float" office:value="0.0352716433095457" calcext:value-type="float">
            <text:p>0.03527164330954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47866578078573" calcext:value-type="float">
            <text:p>0.647866578078573</text:p>
          </table:table-cell>
          <table:table-cell office:value-type="float" office:value="0.612758575824416" calcext:value-type="float">
            <text:p>0.612758575824416</text:p>
          </table:table-cell>
          <table:table-cell office:value-type="float" office:value="0.0351080022541563" calcext:value-type="float">
            <text:p>0.03510800225415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08337709768876" calcext:value-type="float">
            <text:p>0.808337709768876</text:p>
          </table:table-cell>
          <table:table-cell office:value-type="float" office:value="0.773300374302388" calcext:value-type="float">
            <text:p>0.773300374302388</text:p>
          </table:table-cell>
          <table:table-cell office:value-type="float" office:value="0.0350373354664881" calcext:value-type="float">
            <text:p>0.03503733546648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348116433803601" calcext:value-type="float">
            <text:p>0.348116433803601</text:p>
          </table:table-cell>
          <table:table-cell office:value-type="float" office:value="0.313464582890066" calcext:value-type="float">
            <text:p>0.313464582890066</text:p>
          </table:table-cell>
          <table:table-cell office:value-type="float" office:value="0.0346518509135347" calcext:value-type="float">
            <text:p>0.03465185091353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902146364783669" calcext:value-type="float">
            <text:p>0.902146364783669</text:p>
          </table:table-cell>
          <table:table-cell office:value-type="float" office:value="0.867667330156329" calcext:value-type="float">
            <text:p>0.867667330156329</text:p>
          </table:table-cell>
          <table:table-cell office:value-type="float" office:value="0.0344790346273399" calcext:value-type="float">
            <text:p>0.03447903462733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04024230127768" calcext:value-type="float">
            <text:p>0.904024230127768</text:p>
          </table:table-cell>
          <table:table-cell office:value-type="float" office:value="0.869872700773889" calcext:value-type="float">
            <text:p>0.869872700773889</text:p>
          </table:table-cell>
          <table:table-cell office:value-type="float" office:value="0.0341515293538791" calcext:value-type="float">
            <text:p>0.03415152935387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55550725939318" calcext:value-type="float">
            <text:p>0.755550725939318</text:p>
          </table:table-cell>
          <table:table-cell office:value-type="float" office:value="0.721442231176418" calcext:value-type="float">
            <text:p>0.721442231176418</text:p>
          </table:table-cell>
          <table:table-cell office:value-type="float" office:value="0.0341084947628998" calcext:value-type="float">
            <text:p>0.03410849476289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.21706669946189" calcext:value-type="float">
            <text:p>1.21706669946189</text:p>
          </table:table-cell>
          <table:table-cell office:value-type="float" office:value="1.18312021410443" calcext:value-type="float">
            <text:p>1.18312021410443</text:p>
          </table:table-cell>
          <table:table-cell office:value-type="float" office:value="0.0339464853574571" calcext:value-type="float">
            <text:p>0.03394648535745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ıl </text:p>
          </table:table-cell>
          <table:table-cell office:value-type="float" office:value="0.607842597359212" calcext:value-type="float">
            <text:p>0.607842597359212</text:p>
          </table:table-cell>
          <table:table-cell office:value-type="float" office:value="0.574108225794793" calcext:value-type="float">
            <text:p>0.574108225794793</text:p>
          </table:table-cell>
          <table:table-cell office:value-type="float" office:value="0.0337343715644199" calcext:value-type="float">
            <text:p>0.0337343715644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76368843897255" calcext:value-type="float">
            <text:p>1.76368843897255</text:p>
          </table:table-cell>
          <table:table-cell office:value-type="float" office:value="1.73101860516678" calcext:value-type="float">
            <text:p>1.73101860516678</text:p>
          </table:table-cell>
          <table:table-cell office:value-type="float" office:value="0.0326698338057709" calcext:value-type="float">
            <text:p>0.03266983380577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05509331486612" calcext:value-type="float">
            <text:p>1.05509331486612</text:p>
          </table:table-cell>
          <table:table-cell office:value-type="float" office:value="1.02292098013507" calcext:value-type="float">
            <text:p>1.02292098013507</text:p>
          </table:table-cell>
          <table:table-cell office:value-type="float" office:value="0.0321723347310572" calcext:value-type="float">
            <text:p>0.03217233473105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909043203300694" calcext:value-type="float">
            <text:p>0.909043203300694</text:p>
          </table:table-cell>
          <table:table-cell office:value-type="float" office:value="0.876902860594271" calcext:value-type="float">
            <text:p>0.876902860594271</text:p>
          </table:table-cell>
          <table:table-cell office:value-type="float" office:value="0.0321403427064233" calcext:value-type="float">
            <text:p>0.0321403427064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87243887776193" calcext:value-type="float">
            <text:p>0.987243887776193</text:p>
          </table:table-cell>
          <table:table-cell office:value-type="float" office:value="0.95544170398015" calcext:value-type="float">
            <text:p>0.95544170398015</text:p>
          </table:table-cell>
          <table:table-cell office:value-type="float" office:value="0.0318021837960427" calcext:value-type="float">
            <text:p>0.03180218379604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31554357761822" calcext:value-type="float">
            <text:p>0.631554357761822</text:p>
          </table:table-cell>
          <table:table-cell office:value-type="float" office:value="0.600145125281492" calcext:value-type="float">
            <text:p>0.600145125281492</text:p>
          </table:table-cell>
          <table:table-cell office:value-type="float" office:value="0.03140923248033" calcext:value-type="float">
            <text:p>0.03140923248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97751877575884" calcext:value-type="float">
            <text:p>0.697751877575884</text:p>
          </table:table-cell>
          <table:table-cell office:value-type="float" office:value="0.666630782523617" calcext:value-type="float">
            <text:p>0.666630782523617</text:p>
          </table:table-cell>
          <table:table-cell office:value-type="float" office:value="0.0311210950522662" calcext:value-type="float">
            <text:p>0.03112109505226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811024859549707" calcext:value-type="float">
            <text:p>0.811024859549707</text:p>
          </table:table-cell>
          <table:table-cell office:value-type="float" office:value="0.780352086691301" calcext:value-type="float">
            <text:p>0.780352086691301</text:p>
          </table:table-cell>
          <table:table-cell office:value-type="float" office:value="0.0306727728584067" calcext:value-type="float">
            <text:p>0.03067277285840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89556554995156" calcext:value-type="float">
            <text:p>0.789556554995156</text:p>
          </table:table-cell>
          <table:table-cell office:value-type="float" office:value="0.759348922027697" calcext:value-type="float">
            <text:p>0.759348922027697</text:p>
          </table:table-cell>
          <table:table-cell office:value-type="float" office:value="0.0302076329674596" calcext:value-type="float">
            <text:p>0.03020763296745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65030717478722" calcext:value-type="float">
            <text:p>1.65030717478722</text:p>
          </table:table-cell>
          <table:table-cell office:value-type="float" office:value="1.62032123388245" calcext:value-type="float">
            <text:p>1.62032123388245</text:p>
          </table:table-cell>
          <table:table-cell office:value-type="float" office:value="0.0299859409047705" calcext:value-type="float">
            <text:p>0.02998594090477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08008128457666" calcext:value-type="float">
            <text:p>1.08008128457666</text:p>
          </table:table-cell>
          <table:table-cell office:value-type="float" office:value="1.05131082869576" calcext:value-type="float">
            <text:p>1.05131082869576</text:p>
          </table:table-cell>
          <table:table-cell office:value-type="float" office:value="0.0287704558808974" calcext:value-type="float">
            <text:p>0.02877045588089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78823334007393" calcext:value-type="float">
            <text:p>0.978823334007393</text:p>
          </table:table-cell>
          <table:table-cell office:value-type="float" office:value="0.951032863432955" calcext:value-type="float">
            <text:p>0.951032863432955</text:p>
          </table:table-cell>
          <table:table-cell office:value-type="float" office:value="0.0277904705744386" calcext:value-type="float">
            <text:p>0.02779047057443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721722588353112" calcext:value-type="float">
            <text:p>0.721722588353112</text:p>
          </table:table-cell>
          <table:table-cell office:value-type="float" office:value="0.694619998160925" calcext:value-type="float">
            <text:p>0.694619998160925</text:p>
          </table:table-cell>
          <table:table-cell office:value-type="float" office:value="0.0271025901921879" calcext:value-type="float">
            <text:p>0.02710259019218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654674380532137" calcext:value-type="float">
            <text:p>0.654674380532137</text:p>
          </table:table-cell>
          <table:table-cell office:value-type="float" office:value="0.627891769803939" calcext:value-type="float">
            <text:p>0.627891769803939</text:p>
          </table:table-cell>
          <table:table-cell office:value-type="float" office:value="0.0267826107281983" calcext:value-type="float">
            <text:p>0.02678261072819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70578230164676" calcext:value-type="float">
            <text:p>0.770578230164676</text:p>
          </table:table-cell>
          <table:table-cell office:value-type="float" office:value="0.744267331100421" calcext:value-type="float">
            <text:p>0.744267331100421</text:p>
          </table:table-cell>
          <table:table-cell office:value-type="float" office:value="0.0263108990642549" calcext:value-type="float">
            <text:p>0.02631089906425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65694098156467" calcext:value-type="float">
            <text:p>0.65694098156467</text:p>
          </table:table-cell>
          <table:table-cell office:value-type="float" office:value="0.630990705092415" calcext:value-type="float">
            <text:p>0.630990705092415</text:p>
          </table:table-cell>
          <table:table-cell office:value-type="float" office:value="0.0259502764722553" calcext:value-type="float">
            <text:p>0.02595027647225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İlgeç </text:p>
          </table:table-cell>
          <table:table-cell office:value-type="float" office:value="0.883221167912752" calcext:value-type="float">
            <text:p>0.883221167912752</text:p>
          </table:table-cell>
          <table:table-cell office:value-type="float" office:value="0.857279755889969" calcext:value-type="float">
            <text:p>0.857279755889969</text:p>
          </table:table-cell>
          <table:table-cell office:value-type="float" office:value="0.0259414120227828" calcext:value-type="float">
            <text:p>0.02594141202278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10198309879069" calcext:value-type="float">
            <text:p>1.10198309879069</text:p>
          </table:table-cell>
          <table:table-cell office:value-type="float" office:value="1.07773056196188" calcext:value-type="float">
            <text:p>1.07773056196188</text:p>
          </table:table-cell>
          <table:table-cell office:value-type="float" office:value="0.0242525368288178" calcext:value-type="float">
            <text:p>0.0242525368288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419524914180849" calcext:value-type="float">
            <text:p>0.419524914180849</text:p>
          </table:table-cell>
          <table:table-cell office:value-type="float" office:value="0.395432138897667" calcext:value-type="float">
            <text:p>0.395432138897667</text:p>
          </table:table-cell>
          <table:table-cell office:value-type="float" office:value="0.0240927752831819" calcext:value-type="float">
            <text:p>0.02409277528318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48086437212439" calcext:value-type="float">
            <text:p>1.48086437212439</text:p>
          </table:table-cell>
          <table:table-cell office:value-type="float" office:value="1.45724614650069" calcext:value-type="float">
            <text:p>1.45724614650069</text:p>
          </table:table-cell>
          <table:table-cell office:value-type="float" office:value="0.0236182256236963" calcext:value-type="float">
            <text:p>0.02361822562369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18436440679607" calcext:value-type="float">
            <text:p>0.618436440679607</text:p>
          </table:table-cell>
          <table:table-cell office:value-type="float" office:value="0.595522623379159" calcext:value-type="float">
            <text:p>0.595522623379159</text:p>
          </table:table-cell>
          <table:table-cell office:value-type="float" office:value="0.0229138173004477" calcext:value-type="float">
            <text:p>0.0229138173004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7425737573542" calcext:value-type="float">
            <text:p>0.87425737573542</text:p>
          </table:table-cell>
          <table:table-cell office:value-type="float" office:value="0.851948030399604" calcext:value-type="float">
            <text:p>0.851948030399604</text:p>
          </table:table-cell>
          <table:table-cell office:value-type="float" office:value="0.0223093453358163" calcext:value-type="float">
            <text:p>0.0223093453358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806836183843484" calcext:value-type="float">
            <text:p>0.806836183843484</text:p>
          </table:table-cell>
          <table:table-cell office:value-type="float" office:value="0.784772286121145" calcext:value-type="float">
            <text:p>0.784772286121145</text:p>
          </table:table-cell>
          <table:table-cell office:value-type="float" office:value="0.0220638977223388" calcext:value-type="float">
            <text:p>0.02206389772233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575098032017968" calcext:value-type="float">
            <text:p>0.575098032017968</text:p>
          </table:table-cell>
          <table:table-cell office:value-type="float" office:value="0.553412852997102" calcext:value-type="float">
            <text:p>0.553412852997102</text:p>
          </table:table-cell>
          <table:table-cell office:value-type="float" office:value="0.0216851790208662" calcext:value-type="float">
            <text:p>0.02168517902086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33610862751817" calcext:value-type="float">
            <text:p>0.933610862751817</text:p>
          </table:table-cell>
          <table:table-cell office:value-type="float" office:value="0.911957346534562" calcext:value-type="float">
            <text:p>0.911957346534562</text:p>
          </table:table-cell>
          <table:table-cell office:value-type="float" office:value="0.021653516217255" calcext:value-type="float">
            <text:p>0.021653516217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660061311218866" calcext:value-type="float">
            <text:p>0.660061311218866</text:p>
          </table:table-cell>
          <table:table-cell office:value-type="float" office:value="0.638942882789652" calcext:value-type="float">
            <text:p>0.638942882789652</text:p>
          </table:table-cell>
          <table:table-cell office:value-type="float" office:value="0.021118428429214" calcext:value-type="float">
            <text:p>0.021118428429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489783882969345" calcext:value-type="float">
            <text:p>0.489783882969345</text:p>
          </table:table-cell>
          <table:table-cell office:value-type="float" office:value="0.469099509506973" calcext:value-type="float">
            <text:p>0.469099509506973</text:p>
          </table:table-cell>
          <table:table-cell office:value-type="float" office:value="0.0206843734623715" calcext:value-type="float">
            <text:p>0.0206843734623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04590122454985" calcext:value-type="float">
            <text:p>1.04590122454985</text:p>
          </table:table-cell>
          <table:table-cell office:value-type="float" office:value="1.02522842723646" calcext:value-type="float">
            <text:p>1.02522842723646</text:p>
          </table:table-cell>
          <table:table-cell office:value-type="float" office:value="0.0206727973133909" calcext:value-type="float">
            <text:p>0.0206727973133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308232405206141" calcext:value-type="float">
            <text:p>0.308232405206141</text:p>
          </table:table-cell>
          <table:table-cell office:value-type="float" office:value="0.288012939149379" calcext:value-type="float">
            <text:p>0.288012939149379</text:p>
          </table:table-cell>
          <table:table-cell office:value-type="float" office:value="0.0202194660567614" calcext:value-type="float">
            <text:p>0.02021946605676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24007166477786" calcext:value-type="float">
            <text:p>0.924007166477786</text:p>
          </table:table-cell>
          <table:table-cell office:value-type="float" office:value="0.904249071201271" calcext:value-type="float">
            <text:p>0.904249071201271</text:p>
          </table:table-cell>
          <table:table-cell office:value-type="float" office:value="0.0197580952765154" calcext:value-type="float">
            <text:p>0.0197580952765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00131907028193" calcext:value-type="float">
            <text:p>1.00131907028193</text:p>
          </table:table-cell>
          <table:table-cell office:value-type="float" office:value="0.981639330597344" calcext:value-type="float">
            <text:p>0.981639330597344</text:p>
          </table:table-cell>
          <table:table-cell office:value-type="float" office:value="0.0196797396845891" calcext:value-type="float">
            <text:p>0.01967973968458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.19840748948057" calcext:value-type="float">
            <text:p>1.19840748948057</text:p>
          </table:table-cell>
          <table:table-cell office:value-type="float" office:value="1.17958471007844" calcext:value-type="float">
            <text:p>1.17958471007844</text:p>
          </table:table-cell>
          <table:table-cell office:value-type="float" office:value="0.0188227794021318" calcext:value-type="float">
            <text:p>0.01882277940213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15822020060257" calcext:value-type="float">
            <text:p>0.815822020060257</text:p>
          </table:table-cell>
          <table:table-cell office:value-type="float" office:value="0.797015702333352" calcext:value-type="float">
            <text:p>0.797015702333352</text:p>
          </table:table-cell>
          <table:table-cell office:value-type="float" office:value="0.0188063177269042" calcext:value-type="float">
            <text:p>0.01880631772690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428197403626773" calcext:value-type="float">
            <text:p>0.428197403626773</text:p>
          </table:table-cell>
          <table:table-cell office:value-type="float" office:value="0.410260907813526" calcext:value-type="float">
            <text:p>0.410260907813526</text:p>
          </table:table-cell>
          <table:table-cell office:value-type="float" office:value="0.0179364958132463" calcext:value-type="float">
            <text:p>0.01793649581324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500315488947934" calcext:value-type="float">
            <text:p>0.500315488947934</text:p>
          </table:table-cell>
          <table:table-cell office:value-type="float" office:value="0.483001582452196" calcext:value-type="float">
            <text:p>0.483001582452196</text:p>
          </table:table-cell>
          <table:table-cell office:value-type="float" office:value="0.0173139064957372" calcext:value-type="float">
            <text:p>0.01731390649573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10687686383529" calcext:value-type="float">
            <text:p>0.710687686383529</text:p>
          </table:table-cell>
          <table:table-cell office:value-type="float" office:value="0.693589471234936" calcext:value-type="float">
            <text:p>0.693589471234936</text:p>
          </table:table-cell>
          <table:table-cell office:value-type="float" office:value="0.017098215148593" calcext:value-type="float">
            <text:p>0.0170982151485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759385642287178" calcext:value-type="float">
            <text:p>0.759385642287178</text:p>
          </table:table-cell>
          <table:table-cell office:value-type="float" office:value="0.742328373639821" calcext:value-type="float">
            <text:p>0.742328373639821</text:p>
          </table:table-cell>
          <table:table-cell office:value-type="float" office:value="0.0170572686473578" calcext:value-type="float">
            <text:p>0.01705726864735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980363454619623" calcext:value-type="float">
            <text:p>0.980363454619623</text:p>
          </table:table-cell>
          <table:table-cell office:value-type="float" office:value="0.963423473556405" calcext:value-type="float">
            <text:p>0.963423473556405</text:p>
          </table:table-cell>
          <table:table-cell office:value-type="float" office:value="0.016939981063218" calcext:value-type="float">
            <text:p>0.016939981063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582977876221805" calcext:value-type="float">
            <text:p>0.582977876221805</text:p>
          </table:table-cell>
          <table:table-cell office:value-type="float" office:value="0.566099013538333" calcext:value-type="float">
            <text:p>0.566099013538333</text:p>
          </table:table-cell>
          <table:table-cell office:value-type="float" office:value="0.0168788626834721" calcext:value-type="float">
            <text:p>0.01687886268347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12176397269822" calcext:value-type="float">
            <text:p>0.612176397269822</text:p>
          </table:table-cell>
          <table:table-cell office:value-type="float" office:value="0.595955912576243" calcext:value-type="float">
            <text:p>0.595955912576243</text:p>
          </table:table-cell>
          <table:table-cell office:value-type="float" office:value="0.0162204846935796" calcext:value-type="float">
            <text:p>0.01622048469357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21056244689956" calcext:value-type="float">
            <text:p>1.21056244689956</text:p>
          </table:table-cell>
          <table:table-cell office:value-type="float" office:value="1.19489071742353" calcext:value-type="float">
            <text:p>1.19489071742353</text:p>
          </table:table-cell>
          <table:table-cell office:value-type="float" office:value="0.0156717294760278" calcext:value-type="float">
            <text:p>0.0156717294760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1.01301438920282" calcext:value-type="float">
            <text:p>1.01301438920282</text:p>
          </table:table-cell>
          <table:table-cell office:value-type="float" office:value="0.997400367526765" calcext:value-type="float">
            <text:p>0.997400367526765</text:p>
          </table:table-cell>
          <table:table-cell office:value-type="float" office:value="0.0156140216760587" calcext:value-type="float">
            <text:p>0.01561402167605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782391153124678" calcext:value-type="float">
            <text:p>0.782391153124678</text:p>
          </table:table-cell>
          <table:table-cell office:value-type="float" office:value="0.767708103229073" calcext:value-type="float">
            <text:p>0.767708103229073</text:p>
          </table:table-cell>
          <table:table-cell office:value-type="float" office:value="0.0146830498956052" calcext:value-type="float">
            <text:p>0.0146830498956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82559362309476" calcext:value-type="float">
            <text:p>0.682559362309476</text:p>
          </table:table-cell>
          <table:table-cell office:value-type="float" office:value="0.668711470798366" calcext:value-type="float">
            <text:p>0.668711470798366</text:p>
          </table:table-cell>
          <table:table-cell office:value-type="float" office:value="0.01384789151111" calcext:value-type="float">
            <text:p>0.01384789151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03027378925431" calcext:value-type="float">
            <text:p>1.03027378925431</text:p>
          </table:table-cell>
          <table:table-cell office:value-type="float" office:value="1.0164703528523" calcext:value-type="float">
            <text:p>1.0164703528523</text:p>
          </table:table-cell>
          <table:table-cell office:value-type="float" office:value="0.0138034364020123" calcext:value-type="float">
            <text:p>0.0138034364020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45580639498831" calcext:value-type="float">
            <text:p>0.645580639498831</text:p>
          </table:table-cell>
          <table:table-cell office:value-type="float" office:value="0.632416454913869" calcext:value-type="float">
            <text:p>0.632416454913869</text:p>
          </table:table-cell>
          <table:table-cell office:value-type="float" office:value="0.0131641845849622" calcext:value-type="float">
            <text:p>0.01316418458496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901979110813142" calcext:value-type="float">
            <text:p>0.901979110813142</text:p>
          </table:table-cell>
          <table:table-cell office:value-type="float" office:value="0.889285009757319" calcext:value-type="float">
            <text:p>0.889285009757319</text:p>
          </table:table-cell>
          <table:table-cell office:value-type="float" office:value="0.0126941010558224" calcext:value-type="float">
            <text:p>0.0126941010558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842691363909947" calcext:value-type="float">
            <text:p>0.842691363909947</text:p>
          </table:table-cell>
          <table:table-cell office:value-type="float" office:value="0.830187760017305" calcext:value-type="float">
            <text:p>0.830187760017305</text:p>
          </table:table-cell>
          <table:table-cell office:value-type="float" office:value="0.0125036038926428" calcext:value-type="float">
            <text:p>0.01250360389264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21632187490742" calcext:value-type="float">
            <text:p>1.21632187490742</text:p>
          </table:table-cell>
          <table:table-cell office:value-type="float" office:value="1.2044040674014" calcext:value-type="float">
            <text:p>1.2044040674014</text:p>
          </table:table-cell>
          <table:table-cell office:value-type="float" office:value="0.0119178075060185" calcext:value-type="float">
            <text:p>0.01191780750601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926138015330653" calcext:value-type="float">
            <text:p>0.926138015330653</text:p>
          </table:table-cell>
          <table:table-cell office:value-type="float" office:value="0.915947837391821" calcext:value-type="float">
            <text:p>0.915947837391821</text:p>
          </table:table-cell>
          <table:table-cell office:value-type="float" office:value="0.0101901779388325" calcext:value-type="float">
            <text:p>0.0101901779388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468496628266902" calcext:value-type="float">
            <text:p>0.468496628266902</text:p>
          </table:table-cell>
          <table:table-cell office:value-type="float" office:value="0.45845900809117" calcext:value-type="float">
            <text:p>0.45845900809117</text:p>
          </table:table-cell>
          <table:table-cell office:value-type="float" office:value="0.0100376201757323" calcext:value-type="float">
            <text:p>0.01003762017573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67026367874511" calcext:value-type="float">
            <text:p>0.667026367874511</text:p>
          </table:table-cell>
          <table:table-cell office:value-type="float" office:value="0.657871565114164" calcext:value-type="float">
            <text:p>0.657871565114164</text:p>
          </table:table-cell>
          <table:table-cell office:value-type="float" office:value="0.00915480276034686" calcext:value-type="float">
            <text:p>0.009154802760346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57826695620838" calcext:value-type="float">
            <text:p>0.857826695620838</text:p>
          </table:table-cell>
          <table:table-cell office:value-type="float" office:value="0.849288229925154" calcext:value-type="float">
            <text:p>0.849288229925154</text:p>
          </table:table-cell>
          <table:table-cell office:value-type="float" office:value="0.00853846569568362" calcext:value-type="float">
            <text:p>0.008538465695683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Ünlem </text:p>
          </table:table-cell>
          <table:table-cell office:value-type="float" office:value="0.563989662576931" calcext:value-type="float">
            <text:p>0.563989662576931</text:p>
          </table:table-cell>
          <table:table-cell office:value-type="float" office:value="0.556490129402889" calcext:value-type="float">
            <text:p>0.556490129402889</text:p>
          </table:table-cell>
          <table:table-cell office:value-type="float" office:value="0.00749953317404195" calcext:value-type="float">
            <text:p>0.00749953317404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371952564197057" calcext:value-type="float">
            <text:p>0.371952564197057</text:p>
          </table:table-cell>
          <table:table-cell office:value-type="float" office:value="0.364582877000919" calcext:value-type="float">
            <text:p>0.364582877000919</text:p>
          </table:table-cell>
          <table:table-cell office:value-type="float" office:value="0.00736968719613868" calcext:value-type="float">
            <text:p>0.007369687196138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46937455449114" calcext:value-type="float">
            <text:p>0.646937455449114</text:p>
          </table:table-cell>
          <table:table-cell office:value-type="float" office:value="0.640673442572053" calcext:value-type="float">
            <text:p>0.640673442572053</text:p>
          </table:table-cell>
          <table:table-cell office:value-type="float" office:value="0.00626401287706158" calcext:value-type="float">
            <text:p>0.00626401287706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82164552480277" calcext:value-type="float">
            <text:p>0.982164552480277</text:p>
          </table:table-cell>
          <table:table-cell office:value-type="float" office:value="0.978464522855506" calcext:value-type="float">
            <text:p>0.978464522855506</text:p>
          </table:table-cell>
          <table:table-cell office:value-type="float" office:value="0.00370002962477101" calcext:value-type="float">
            <text:p>0.00370002962477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369306564936128" calcext:value-type="float">
            <text:p>0.369306564936128</text:p>
          </table:table-cell>
          <table:table-cell office:value-type="float" office:value="0.36560929698151" calcext:value-type="float">
            <text:p>0.36560929698151</text:p>
          </table:table-cell>
          <table:table-cell office:value-type="float" office:value="0.00369726795461883" calcext:value-type="float">
            <text:p>0.003697267954618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535430360883473" calcext:value-type="float">
            <text:p>0.535430360883473</text:p>
          </table:table-cell>
          <table:table-cell office:value-type="float" office:value="0.53188293194639" calcext:value-type="float">
            <text:p>0.53188293194639</text:p>
          </table:table-cell>
          <table:table-cell office:value-type="float" office:value="0.00354742893708271" calcext:value-type="float">
            <text:p>0.003547428937082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01593169593562" calcext:value-type="float">
            <text:p>1.01593169593562</text:p>
          </table:table-cell>
          <table:table-cell office:value-type="float" office:value="1.01251157844341" calcext:value-type="float">
            <text:p>1.01251157844341</text:p>
          </table:table-cell>
          <table:table-cell office:value-type="float" office:value="0.00342011749220683" calcext:value-type="float">
            <text:p>0.003420117492206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253916147549916" calcext:value-type="float">
            <text:p>0.253916147549916</text:p>
          </table:table-cell>
          <table:table-cell office:value-type="float" office:value="0.250723376421283" calcext:value-type="float">
            <text:p>0.250723376421283</text:p>
          </table:table-cell>
          <table:table-cell office:value-type="float" office:value="0.00319277112863303" calcext:value-type="float">
            <text:p>0.00319277112863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elirteç </text:p>
          </table:table-cell>
          <table:table-cell office:value-type="float" office:value="0.726323571936181" calcext:value-type="float">
            <text:p>0.726323571936181</text:p>
          </table:table-cell>
          <table:table-cell office:value-type="float" office:value="0.723981693714702" calcext:value-type="float">
            <text:p>0.723981693714702</text:p>
          </table:table-cell>
          <table:table-cell office:value-type="float" office:value="0.00234187822147902" calcext:value-type="float">
            <text:p>0.002341878221479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769108500034891" calcext:value-type="float">
            <text:p>0.769108500034891</text:p>
          </table:table-cell>
          <table:table-cell office:value-type="float" office:value="0.767105723301259" calcext:value-type="float">
            <text:p>0.767105723301259</text:p>
          </table:table-cell>
          <table:table-cell office:value-type="float" office:value="0.00200277673363192" calcext:value-type="float">
            <text:p>0.00200277673363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640872345782925" calcext:value-type="float">
            <text:p>0.640872345782925</text:p>
          </table:table-cell>
          <table:table-cell office:value-type="float" office:value="0.638892067734037" calcext:value-type="float">
            <text:p>0.638892067734037</text:p>
          </table:table-cell>
          <table:table-cell office:value-type="float" office:value="0.00198027804888723" calcext:value-type="float">
            <text:p>0.001980278048887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18087578126355" calcext:value-type="float">
            <text:p>0.718087578126355</text:p>
          </table:table-cell>
          <table:table-cell office:value-type="float" office:value="0.71667421640304" calcext:value-type="float">
            <text:p>0.71667421640304</text:p>
          </table:table-cell>
          <table:table-cell office:value-type="float" office:value="0.0014133617233153" calcext:value-type="float">
            <text:p>0.0014133617233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09407424827059" calcext:value-type="float">
            <text:p>0.809407424827059</text:p>
          </table:table-cell>
          <table:table-cell office:value-type="float" office:value="0.808213283988128" calcext:value-type="float">
            <text:p>0.808213283988128</text:p>
          </table:table-cell>
          <table:table-cell office:value-type="float" office:value="0.00119414083893021" calcext:value-type="float">
            <text:p>0.00119414083893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1.21968356501889" calcext:value-type="float">
            <text:p>1.21968356501889</text:p>
          </table:table-cell>
          <table:table-cell office:value-type="float" office:value="1.21858590066422" calcext:value-type="float">
            <text:p>1.21858590066422</text:p>
          </table:table-cell>
          <table:table-cell office:value-type="float" office:value="0.00109766435467762" calcext:value-type="float">
            <text:p>0.001097664354677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790913189133964" calcext:value-type="float">
            <text:p>0.790913189133964</text:p>
          </table:table-cell>
          <table:table-cell office:value-type="float" office:value="0.789956066473287" calcext:value-type="float">
            <text:p>0.789956066473287</text:p>
          </table:table-cell>
          <table:table-cell office:value-type="float" office:value="0.000957122660677379" calcext:value-type="float">
            <text:p>0.0009571226606773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533522301071341" calcext:value-type="float">
            <text:p>0.533522301071341</text:p>
          </table:table-cell>
          <table:table-cell office:value-type="float" office:value="0.53326835637132" calcext:value-type="float">
            <text:p>0.53326835637132</text:p>
          </table:table-cell>
          <table:table-cell office:value-type="float" office:value="0.000253944700021713" calcext:value-type="float">
            <text:p>0.0002539447000217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26863665956334" calcext:value-type="float">
            <text:p>0.926863665956334</text:p>
          </table:table-cell>
          <table:table-cell office:value-type="float" office:value="0.92699525871389" calcext:value-type="float">
            <text:p>0.92699525871389</text:p>
          </table:table-cell>
          <table:table-cell office:value-type="float" office:value="-0.000131592757556587" calcext:value-type="float">
            <text:p>-0.0001315927575565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94059022110799" calcext:value-type="float">
            <text:p>0.794059022110799</text:p>
          </table:table-cell>
          <table:table-cell office:value-type="float" office:value="0.794216429818344" calcext:value-type="float">
            <text:p>0.794216429818344</text:p>
          </table:table-cell>
          <table:table-cell office:value-type="float" office:value="-0.000157407707545132" calcext:value-type="float">
            <text:p>-0.000157407707545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8632405416456" calcext:value-type="float">
            <text:p>0.98632405416456</text:p>
          </table:table-cell>
          <table:table-cell office:value-type="float" office:value="0.986526904014228" calcext:value-type="float">
            <text:p>0.986526904014228</text:p>
          </table:table-cell>
          <table:table-cell office:value-type="float" office:value="-0.000202849849668119" calcext:value-type="float">
            <text:p>-0.000202849849668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96718298338744" calcext:value-type="float">
            <text:p>0.696718298338744</text:p>
          </table:table-cell>
          <table:table-cell office:value-type="float" office:value="0.698155498457075" calcext:value-type="float">
            <text:p>0.698155498457075</text:p>
          </table:table-cell>
          <table:table-cell office:value-type="float" office:value="-0.00143720011833071" calcext:value-type="float">
            <text:p>-0.00143720011833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852020031841414" calcext:value-type="float">
            <text:p>0.852020031841414</text:p>
          </table:table-cell>
          <table:table-cell office:value-type="float" office:value="0.853638252947733" calcext:value-type="float">
            <text:p>0.853638252947733</text:p>
          </table:table-cell>
          <table:table-cell office:value-type="float" office:value="-0.00161822110631904" calcext:value-type="float">
            <text:p>-0.001618221106319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453568560741237" calcext:value-type="float">
            <text:p>0.453568560741237</text:p>
          </table:table-cell>
          <table:table-cell office:value-type="float" office:value="0.455212164159878" calcext:value-type="float">
            <text:p>0.455212164159878</text:p>
          </table:table-cell>
          <table:table-cell office:value-type="float" office:value="-0.00164360341864078" calcext:value-type="float">
            <text:p>-0.001643603418640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2586955905982" calcext:value-type="float">
            <text:p>0.82586955905982</text:p>
          </table:table-cell>
          <table:table-cell office:value-type="float" office:value="0.830114190987027" calcext:value-type="float">
            <text:p>0.830114190987027</text:p>
          </table:table-cell>
          <table:table-cell office:value-type="float" office:value="-0.00424463192720681" calcext:value-type="float">
            <text:p>-0.004244631927206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568007484373912" calcext:value-type="float">
            <text:p>0.568007484373912</text:p>
          </table:table-cell>
          <table:table-cell office:value-type="float" office:value="0.572320816860871" calcext:value-type="float">
            <text:p>0.572320816860871</text:p>
          </table:table-cell>
          <table:table-cell office:value-type="float" office:value="-0.00431333248695898" calcext:value-type="float">
            <text:p>-0.004313332486958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04755919164178" calcext:value-type="float">
            <text:p>1.04755919164178</text:p>
          </table:table-cell>
          <table:table-cell office:value-type="float" office:value="1.05291949153643" calcext:value-type="float">
            <text:p>1.05291949153643</text:p>
          </table:table-cell>
          <table:table-cell office:value-type="float" office:value="-0.00536029989464382" calcext:value-type="float">
            <text:p>-0.005360299894643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856116129165413" calcext:value-type="float">
            <text:p>0.856116129165413</text:p>
          </table:table-cell>
          <table:table-cell office:value-type="float" office:value="0.862271636225982" calcext:value-type="float">
            <text:p>0.862271636225982</text:p>
          </table:table-cell>
          <table:table-cell office:value-type="float" office:value="-0.00615550706056833" calcext:value-type="float">
            <text:p>-0.006155507060568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64604355910675" calcext:value-type="float">
            <text:p>0.864604355910675</text:p>
          </table:table-cell>
          <table:table-cell office:value-type="float" office:value="0.870827223433374" calcext:value-type="float">
            <text:p>0.870827223433374</text:p>
          </table:table-cell>
          <table:table-cell office:value-type="float" office:value="-0.00622286752269874" calcext:value-type="float">
            <text:p>-0.006222867522698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455609497343615" calcext:value-type="float">
            <text:p>0.455609497343615</text:p>
          </table:table-cell>
          <table:table-cell office:value-type="float" office:value="0.461901379932296" calcext:value-type="float">
            <text:p>0.461901379932296</text:p>
          </table:table-cell>
          <table:table-cell office:value-type="float" office:value="-0.00629188258868058" calcext:value-type="float">
            <text:p>-0.00629188258868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659868929581002" calcext:value-type="float">
            <text:p>0.659868929581002</text:p>
          </table:table-cell>
          <table:table-cell office:value-type="float" office:value="0.666187723550983" calcext:value-type="float">
            <text:p>0.666187723550983</text:p>
          </table:table-cell>
          <table:table-cell office:value-type="float" office:value="-0.00631879396998136" calcext:value-type="float">
            <text:p>-0.00631879396998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221567828116897" calcext:value-type="float">
            <text:p>0.221567828116897</text:p>
          </table:table-cell>
          <table:table-cell office:value-type="float" office:value="0.228096549878376" calcext:value-type="float">
            <text:p>0.228096549878376</text:p>
          </table:table-cell>
          <table:table-cell office:value-type="float" office:value="-0.00652872176147884" calcext:value-type="float">
            <text:p>-0.006528721761478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75867682224427" calcext:value-type="float">
            <text:p>0.775867682224427</text:p>
          </table:table-cell>
          <table:table-cell office:value-type="float" office:value="0.782816966604615" calcext:value-type="float">
            <text:p>0.782816966604615</text:p>
          </table:table-cell>
          <table:table-cell office:value-type="float" office:value="-0.0069492843801876" calcext:value-type="float">
            <text:p>-0.00694928438018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849659090385545" calcext:value-type="float">
            <text:p>0.849659090385545</text:p>
          </table:table-cell>
          <table:table-cell office:value-type="float" office:value="0.856928502784389" calcext:value-type="float">
            <text:p>0.856928502784389</text:p>
          </table:table-cell>
          <table:table-cell office:value-type="float" office:value="-0.00726941239884449" calcext:value-type="float">
            <text:p>-0.007269412398844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54238280908186" calcext:value-type="float">
            <text:p>0.854238280908186</text:p>
          </table:table-cell>
          <table:table-cell office:value-type="float" office:value="0.861581217373407" calcext:value-type="float">
            <text:p>0.861581217373407</text:p>
          </table:table-cell>
          <table:table-cell office:value-type="float" office:value="-0.00734293646522133" calcext:value-type="float">
            <text:p>-0.00734293646522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494138848359542" calcext:value-type="float">
            <text:p>0.494138848359542</text:p>
          </table:table-cell>
          <table:table-cell office:value-type="float" office:value="0.502869923296751" calcext:value-type="float">
            <text:p>0.502869923296751</text:p>
          </table:table-cell>
          <table:table-cell office:value-type="float" office:value="-0.00873107493720882" calcext:value-type="float">
            <text:p>-0.008731074937208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97036895494699" calcext:value-type="float">
            <text:p>0.697036895494699</text:p>
          </table:table-cell>
          <table:table-cell office:value-type="float" office:value="0.706297295969419" calcext:value-type="float">
            <text:p>0.706297295969419</text:p>
          </table:table-cell>
          <table:table-cell office:value-type="float" office:value="-0.00926040047471943" calcext:value-type="float">
            <text:p>-0.009260400474719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766563283233933" calcext:value-type="float">
            <text:p>0.766563283233933</text:p>
          </table:table-cell>
          <table:table-cell office:value-type="float" office:value="0.775877313358716" calcext:value-type="float">
            <text:p>0.775877313358716</text:p>
          </table:table-cell>
          <table:table-cell office:value-type="float" office:value="-0.00931403012478227" calcext:value-type="float">
            <text:p>-0.00931403012478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599297600904351" calcext:value-type="float">
            <text:p>0.599297600904351</text:p>
          </table:table-cell>
          <table:table-cell office:value-type="float" office:value="0.608877354766136" calcext:value-type="float">
            <text:p>0.608877354766136</text:p>
          </table:table-cell>
          <table:table-cell office:value-type="float" office:value="-0.00957975386178522" calcext:value-type="float">
            <text:p>-0.009579753861785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745475780066787" calcext:value-type="float">
            <text:p>0.745475780066787</text:p>
          </table:table-cell>
          <table:table-cell office:value-type="float" office:value="0.756539616485132" calcext:value-type="float">
            <text:p>0.756539616485132</text:p>
          </table:table-cell>
          <table:table-cell office:value-type="float" office:value="-0.011063836418345" calcext:value-type="float">
            <text:p>-0.0110638364183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20887724667147" calcext:value-type="float">
            <text:p>0.620887724667147</text:p>
          </table:table-cell>
          <table:table-cell office:value-type="float" office:value="0.631966323207039" calcext:value-type="float">
            <text:p>0.631966323207039</text:p>
          </table:table-cell>
          <table:table-cell office:value-type="float" office:value="-0.0110785985398927" calcext:value-type="float">
            <text:p>-0.01107859853989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32444803621177" calcext:value-type="float">
            <text:p>0.832444803621177</text:p>
          </table:table-cell>
          <table:table-cell office:value-type="float" office:value="0.844269257536507" calcext:value-type="float">
            <text:p>0.844269257536507</text:p>
          </table:table-cell>
          <table:table-cell office:value-type="float" office:value="-0.0118244539153308" calcext:value-type="float">
            <text:p>-0.0118244539153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01536063421314" calcext:value-type="float">
            <text:p>0.901536063421314</text:p>
          </table:table-cell>
          <table:table-cell office:value-type="float" office:value="0.913773153185528" calcext:value-type="float">
            <text:p>0.913773153185528</text:p>
          </table:table-cell>
          <table:table-cell office:value-type="float" office:value="-0.0122370897642142" calcext:value-type="float">
            <text:p>-0.0122370897642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20980135348278" calcext:value-type="float">
            <text:p>0.620980135348278</text:p>
          </table:table-cell>
          <table:table-cell office:value-type="float" office:value="0.633676235705971" calcext:value-type="float">
            <text:p>0.633676235705971</text:p>
          </table:table-cell>
          <table:table-cell office:value-type="float" office:value="-0.012696100357693" calcext:value-type="float">
            <text:p>-0.0126961003576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32917498614502" calcext:value-type="float">
            <text:p>0.832917498614502</text:p>
          </table:table-cell>
          <table:table-cell office:value-type="float" office:value="0.84620650016603" calcext:value-type="float">
            <text:p>0.84620650016603</text:p>
          </table:table-cell>
          <table:table-cell office:value-type="float" office:value="-0.0132890015515279" calcext:value-type="float">
            <text:p>-0.01328900155152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80633320097544" calcext:value-type="float">
            <text:p>0.880633320097544</text:p>
          </table:table-cell>
          <table:table-cell office:value-type="float" office:value="0.893974703320145" calcext:value-type="float">
            <text:p>0.893974703320145</text:p>
          </table:table-cell>
          <table:table-cell office:value-type="float" office:value="-0.0133413832226008" calcext:value-type="float">
            <text:p>-0.0133413832226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759209920334787" calcext:value-type="float">
            <text:p>0.759209920334787</text:p>
          </table:table-cell>
          <table:table-cell office:value-type="float" office:value="0.772918077190142" calcext:value-type="float">
            <text:p>0.772918077190142</text:p>
          </table:table-cell>
          <table:table-cell office:value-type="float" office:value="-0.0137081568553553" calcext:value-type="float">
            <text:p>-0.01370815685535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476938382887597" calcext:value-type="float">
            <text:p>0.476938382887597</text:p>
          </table:table-cell>
          <table:table-cell office:value-type="float" office:value="0.490832737866605" calcext:value-type="float">
            <text:p>0.490832737866605</text:p>
          </table:table-cell>
          <table:table-cell office:value-type="float" office:value="-0.0138943549790082" calcext:value-type="float">
            <text:p>-0.01389435497900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536537086197313" calcext:value-type="float">
            <text:p>0.536537086197313</text:p>
          </table:table-cell>
          <table:table-cell office:value-type="float" office:value="0.550652954617743" calcext:value-type="float">
            <text:p>0.550652954617743</text:p>
          </table:table-cell>
          <table:table-cell office:value-type="float" office:value="-0.01411586842043" calcext:value-type="float">
            <text:p>-0.014115868420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39592797646596" calcext:value-type="float">
            <text:p>1.39592797646596</text:p>
          </table:table-cell>
          <table:table-cell office:value-type="float" office:value="1.41037632981312" calcext:value-type="float">
            <text:p>1.41037632981312</text:p>
          </table:table-cell>
          <table:table-cell office:value-type="float" office:value="-0.0144483533471573" calcext:value-type="float">
            <text:p>-0.01444835334715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54967278334272" calcext:value-type="float">
            <text:p>0.54967278334272</text:p>
          </table:table-cell>
          <table:table-cell office:value-type="float" office:value="0.564981823705428" calcext:value-type="float">
            <text:p>0.564981823705428</text:p>
          </table:table-cell>
          <table:table-cell office:value-type="float" office:value="-0.0153090403627085" calcext:value-type="float">
            <text:p>-0.01530904036270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78899274672321" calcext:value-type="float">
            <text:p>0.878899274672321</text:p>
          </table:table-cell>
          <table:table-cell office:value-type="float" office:value="0.894581258828871" calcext:value-type="float">
            <text:p>0.894581258828871</text:p>
          </table:table-cell>
          <table:table-cell office:value-type="float" office:value="-0.0156819841565503" calcext:value-type="float">
            <text:p>-0.01568198415655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519398901737309" calcext:value-type="float">
            <text:p>0.519398901737309</text:p>
          </table:table-cell>
          <table:table-cell office:value-type="float" office:value="0.535273659424248" calcext:value-type="float">
            <text:p>0.535273659424248</text:p>
          </table:table-cell>
          <table:table-cell office:value-type="float" office:value="-0.0158747576869394" calcext:value-type="float">
            <text:p>-0.0158747576869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90353893991897" calcext:value-type="float">
            <text:p>0.790353893991897</text:p>
          </table:table-cell>
          <table:table-cell office:value-type="float" office:value="0.806275419289845" calcext:value-type="float">
            <text:p>0.806275419289845</text:p>
          </table:table-cell>
          <table:table-cell office:value-type="float" office:value="-0.0159215252979477" calcext:value-type="float">
            <text:p>-0.0159215252979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790076447532637" calcext:value-type="float">
            <text:p>0.790076447532637</text:p>
          </table:table-cell>
          <table:table-cell office:value-type="float" office:value="0.806389535354276" calcext:value-type="float">
            <text:p>0.806389535354276</text:p>
          </table:table-cell>
          <table:table-cell office:value-type="float" office:value="-0.0163130878216393" calcext:value-type="float">
            <text:p>-0.01631308782163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598806440710114" calcext:value-type="float">
            <text:p>0.598806440710114</text:p>
          </table:table-cell>
          <table:table-cell office:value-type="float" office:value="0.615216206635409" calcext:value-type="float">
            <text:p>0.615216206635409</text:p>
          </table:table-cell>
          <table:table-cell office:value-type="float" office:value="-0.016409765925295" calcext:value-type="float">
            <text:p>-0.016409765925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812435068178446" calcext:value-type="float">
            <text:p>0.812435068178446</text:p>
          </table:table-cell>
          <table:table-cell office:value-type="float" office:value="0.828881071864414" calcext:value-type="float">
            <text:p>0.828881071864414</text:p>
          </table:table-cell>
          <table:table-cell office:value-type="float" office:value="-0.0164460036859681" calcext:value-type="float">
            <text:p>-0.01644600368596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497504159746687" calcext:value-type="float">
            <text:p>0.497504159746687</text:p>
          </table:table-cell>
          <table:table-cell office:value-type="float" office:value="0.514059053237402" calcext:value-type="float">
            <text:p>0.514059053237402</text:p>
          </table:table-cell>
          <table:table-cell office:value-type="float" office:value="-0.0165548934907152" calcext:value-type="float">
            <text:p>-0.0165548934907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elirteç </text:p>
          </table:table-cell>
          <table:table-cell office:value-type="float" office:value="0.520357722971956" calcext:value-type="float">
            <text:p>0.520357722971956</text:p>
          </table:table-cell>
          <table:table-cell office:value-type="float" office:value="0.537067270987164" calcext:value-type="float">
            <text:p>0.537067270987164</text:p>
          </table:table-cell>
          <table:table-cell office:value-type="float" office:value="-0.0167095480152072" calcext:value-type="float">
            <text:p>-0.0167095480152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342657219092957" calcext:value-type="float">
            <text:p>0.342657219092957</text:p>
          </table:table-cell>
          <table:table-cell office:value-type="float" office:value="0.359863639404176" calcext:value-type="float">
            <text:p>0.359863639404176</text:p>
          </table:table-cell>
          <table:table-cell office:value-type="float" office:value="-0.0172064203112185" calcext:value-type="float">
            <text:p>-0.0172064203112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0369330891521" calcext:value-type="float">
            <text:p>0.70369330891521</text:p>
          </table:table-cell>
          <table:table-cell office:value-type="float" office:value="0.721478630096948" calcext:value-type="float">
            <text:p>0.721478630096948</text:p>
          </table:table-cell>
          <table:table-cell office:value-type="float" office:value="-0.0177853211817376" calcext:value-type="float">
            <text:p>-0.01778532118173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07595265301294" calcext:value-type="float">
            <text:p>0.607595265301294</text:p>
          </table:table-cell>
          <table:table-cell office:value-type="float" office:value="0.625873540588033" calcext:value-type="float">
            <text:p>0.625873540588033</text:p>
          </table:table-cell>
          <table:table-cell office:value-type="float" office:value="-0.0182782752867392" calcext:value-type="float">
            <text:p>-0.0182782752867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19648476300122" calcext:value-type="float">
            <text:p>0.619648476300122</text:p>
          </table:table-cell>
          <table:table-cell office:value-type="float" office:value="0.638106017392857" calcext:value-type="float">
            <text:p>0.638106017392857</text:p>
          </table:table-cell>
          <table:table-cell office:value-type="float" office:value="-0.0184575410927349" calcext:value-type="float">
            <text:p>-0.01845754109273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487619250826974" calcext:value-type="float">
            <text:p>0.487619250826974</text:p>
          </table:table-cell>
          <table:table-cell office:value-type="float" office:value="0.506865912908326" calcext:value-type="float">
            <text:p>0.506865912908326</text:p>
          </table:table-cell>
          <table:table-cell office:value-type="float" office:value="-0.0192466620813523" calcext:value-type="float">
            <text:p>-0.01924666208135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448401468252053" calcext:value-type="float">
            <text:p>0.448401468252053</text:p>
          </table:table-cell>
          <table:table-cell office:value-type="float" office:value="0.46819762652387" calcext:value-type="float">
            <text:p>0.46819762652387</text:p>
          </table:table-cell>
          <table:table-cell office:value-type="float" office:value="-0.0197961582718176" calcext:value-type="float">
            <text:p>-0.0197961582718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64224714708897" calcext:value-type="float">
            <text:p>0.664224714708897</text:p>
          </table:table-cell>
          <table:table-cell office:value-type="float" office:value="0.684941307192575" calcext:value-type="float">
            <text:p>0.684941307192575</text:p>
          </table:table-cell>
          <table:table-cell office:value-type="float" office:value="-0.0207165924836774" calcext:value-type="float">
            <text:p>-0.02071659248367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913529331550563" calcext:value-type="float">
            <text:p>0.913529331550563</text:p>
          </table:table-cell>
          <table:table-cell office:value-type="float" office:value="0.934449232971599" calcext:value-type="float">
            <text:p>0.934449232971599</text:p>
          </table:table-cell>
          <table:table-cell office:value-type="float" office:value="-0.0209199014210356" calcext:value-type="float">
            <text:p>-0.02091990142103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508011791281383" calcext:value-type="float">
            <text:p>0.508011791281383</text:p>
          </table:table-cell>
          <table:table-cell office:value-type="float" office:value="0.529206022113322" calcext:value-type="float">
            <text:p>0.529206022113322</text:p>
          </table:table-cell>
          <table:table-cell office:value-type="float" office:value="-0.0211942308319388" calcext:value-type="float">
            <text:p>-0.02119423083193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1.25939402922174" calcext:value-type="float">
            <text:p>1.25939402922174</text:p>
          </table:table-cell>
          <table:table-cell office:value-type="float" office:value="1.2808004760997" calcext:value-type="float">
            <text:p>1.2808004760997</text:p>
          </table:table-cell>
          <table:table-cell office:value-type="float" office:value="-0.0214064468779604" calcext:value-type="float">
            <text:p>-0.02140644687796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23025364762737" calcext:value-type="float">
            <text:p>0.823025364762737</text:p>
          </table:table-cell>
          <table:table-cell office:value-type="float" office:value="0.844871156373619" calcext:value-type="float">
            <text:p>0.844871156373619</text:p>
          </table:table-cell>
          <table:table-cell office:value-type="float" office:value="-0.0218457916108818" calcext:value-type="float">
            <text:p>-0.02184579161088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470095849314913" calcext:value-type="float">
            <text:p>0.470095849314913</text:p>
          </table:table-cell>
          <table:table-cell office:value-type="float" office:value="0.49297546546491" calcext:value-type="float">
            <text:p>0.49297546546491</text:p>
          </table:table-cell>
          <table:table-cell office:value-type="float" office:value="-0.022879616149997" calcext:value-type="float">
            <text:p>-0.022879616149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338349304322243" calcext:value-type="float">
            <text:p>0.338349304322243</text:p>
          </table:table-cell>
          <table:table-cell office:value-type="float" office:value="0.361648243786806" calcext:value-type="float">
            <text:p>0.361648243786806</text:p>
          </table:table-cell>
          <table:table-cell office:value-type="float" office:value="-0.0232989394645626" calcext:value-type="float">
            <text:p>-0.02329893946456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91023986399368" calcext:value-type="float">
            <text:p>0.691023986399368</text:p>
          </table:table-cell>
          <table:table-cell office:value-type="float" office:value="0.716112698215076" calcext:value-type="float">
            <text:p>0.716112698215076</text:p>
          </table:table-cell>
          <table:table-cell office:value-type="float" office:value="-0.0250887118157077" calcext:value-type="float">
            <text:p>-0.0250887118157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80102291933059" calcext:value-type="float">
            <text:p>0.780102291933059</text:p>
          </table:table-cell>
          <table:table-cell office:value-type="float" office:value="0.805877302271458" calcext:value-type="float">
            <text:p>0.805877302271458</text:p>
          </table:table-cell>
          <table:table-cell office:value-type="float" office:value="-0.0257750103383983" calcext:value-type="float">
            <text:p>-0.02577501033839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elirteç </text:p>
          </table:table-cell>
          <table:table-cell office:value-type="float" office:value="1.08678651485816" calcext:value-type="float">
            <text:p>1.08678651485816</text:p>
          </table:table-cell>
          <table:table-cell office:value-type="float" office:value="1.11267525266645" calcext:value-type="float">
            <text:p>1.11267525266645</text:p>
          </table:table-cell>
          <table:table-cell office:value-type="float" office:value="-0.025888737808287" calcext:value-type="float">
            <text:p>-0.025888737808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571245875776007" calcext:value-type="float">
            <text:p>0.571245875776007</text:p>
          </table:table-cell>
          <table:table-cell office:value-type="float" office:value="0.597517915529892" calcext:value-type="float">
            <text:p>0.597517915529892</text:p>
          </table:table-cell>
          <table:table-cell office:value-type="float" office:value="-0.0262720397538853" calcext:value-type="float">
            <text:p>-0.02627203975388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elirteç </text:p>
          </table:table-cell>
          <table:table-cell office:value-type="float" office:value="0.351167995649636" calcext:value-type="float">
            <text:p>0.351167995649636</text:p>
          </table:table-cell>
          <table:table-cell office:value-type="float" office:value="0.37776850976953" calcext:value-type="float">
            <text:p>0.37776850976953</text:p>
          </table:table-cell>
          <table:table-cell office:value-type="float" office:value="-0.0266005141198934" calcext:value-type="float">
            <text:p>-0.02660051411989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56320906143233" calcext:value-type="float">
            <text:p>0.56320906143233</text:p>
          </table:table-cell>
          <table:table-cell office:value-type="float" office:value="0.59009329701352" calcext:value-type="float">
            <text:p>0.59009329701352</text:p>
          </table:table-cell>
          <table:table-cell office:value-type="float" office:value="-0.0268842355811895" calcext:value-type="float">
            <text:p>-0.02688423558118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41627222193147" calcext:value-type="float">
            <text:p>0.641627222193147</text:p>
          </table:table-cell>
          <table:table-cell office:value-type="float" office:value="0.668606261872552" calcext:value-type="float">
            <text:p>0.668606261872552</text:p>
          </table:table-cell>
          <table:table-cell office:value-type="float" office:value="-0.0269790396794052" calcext:value-type="float">
            <text:p>-0.0269790396794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41627222193147" calcext:value-type="float">
            <text:p>0.641627222193147</text:p>
          </table:table-cell>
          <table:table-cell office:value-type="float" office:value="0.668606261872552" calcext:value-type="float">
            <text:p>0.668606261872552</text:p>
          </table:table-cell>
          <table:table-cell office:value-type="float" office:value="-0.0269790396794052" calcext:value-type="float">
            <text:p>-0.02697903967940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400518231577835" calcext:value-type="float">
            <text:p>0.400518231577835</text:p>
          </table:table-cell>
          <table:table-cell office:value-type="float" office:value="0.427723008941701" calcext:value-type="float">
            <text:p>0.427723008941701</text:p>
          </table:table-cell>
          <table:table-cell office:value-type="float" office:value="-0.0272047773638661" calcext:value-type="float">
            <text:p>-0.02720477736386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57014398685529" calcext:value-type="float">
            <text:p>0.57014398685529</text:p>
          </table:table-cell>
          <table:table-cell office:value-type="float" office:value="0.597514881423146" calcext:value-type="float">
            <text:p>0.597514881423146</text:p>
          </table:table-cell>
          <table:table-cell office:value-type="float" office:value="-0.0273708945678562" calcext:value-type="float">
            <text:p>-0.02737089456785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Ünlem </text:p>
          </table:table-cell>
          <table:table-cell office:value-type="float" office:value="0.56916355575456" calcext:value-type="float">
            <text:p>0.56916355575456</text:p>
          </table:table-cell>
          <table:table-cell office:value-type="float" office:value="0.598607519061581" calcext:value-type="float">
            <text:p>0.598607519061581</text:p>
          </table:table-cell>
          <table:table-cell office:value-type="float" office:value="-0.0294439633070214" calcext:value-type="float">
            <text:p>-0.0294439633070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725499538289501" calcext:value-type="float">
            <text:p>0.725499538289501</text:p>
          </table:table-cell>
          <table:table-cell office:value-type="float" office:value="0.755421081578867" calcext:value-type="float">
            <text:p>0.755421081578867</text:p>
          </table:table-cell>
          <table:table-cell office:value-type="float" office:value="-0.0299215432893658" calcext:value-type="float">
            <text:p>-0.02992154328936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468071965880688" calcext:value-type="float">
            <text:p>0.468071965880688</text:p>
          </table:table-cell>
          <table:table-cell office:value-type="float" office:value="0.498231050777371" calcext:value-type="float">
            <text:p>0.498231050777371</text:p>
          </table:table-cell>
          <table:table-cell office:value-type="float" office:value="-0.0301590848966827" calcext:value-type="float">
            <text:p>-0.03015908489668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27901679133028" calcext:value-type="float">
            <text:p>1.27901679133028</text:p>
          </table:table-cell>
          <table:table-cell office:value-type="float" office:value="1.30932158044097" calcext:value-type="float">
            <text:p>1.30932158044097</text:p>
          </table:table-cell>
          <table:table-cell office:value-type="float" office:value="-0.0303047891106867" calcext:value-type="float">
            <text:p>-0.0303047891106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507215383689671" calcext:value-type="float">
            <text:p>0.507215383689671</text:p>
          </table:table-cell>
          <table:table-cell office:value-type="float" office:value="0.53854478359663" calcext:value-type="float">
            <text:p>0.53854478359663</text:p>
          </table:table-cell>
          <table:table-cell office:value-type="float" office:value="-0.0313293999069593" calcext:value-type="float">
            <text:p>-0.03132939990695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08660378468359" calcext:value-type="float">
            <text:p>0.808660378468359</text:p>
          </table:table-cell>
          <table:table-cell office:value-type="float" office:value="0.840338542798314" calcext:value-type="float">
            <text:p>0.840338542798314</text:p>
          </table:table-cell>
          <table:table-cell office:value-type="float" office:value="-0.0316781643299556" calcext:value-type="float">
            <text:p>-0.03167816432995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97070633083326" calcext:value-type="float">
            <text:p>0.697070633083326</text:p>
          </table:table-cell>
          <table:table-cell office:value-type="float" office:value="0.728784897163508" calcext:value-type="float">
            <text:p>0.728784897163508</text:p>
          </table:table-cell>
          <table:table-cell office:value-type="float" office:value="-0.0317142640801815" calcext:value-type="float">
            <text:p>-0.03171426408018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12268546840758" calcext:value-type="float">
            <text:p>1.12268546840758</text:p>
          </table:table-cell>
          <table:table-cell office:value-type="float" office:value="1.15442387233655" calcext:value-type="float">
            <text:p>1.15442387233655</text:p>
          </table:table-cell>
          <table:table-cell office:value-type="float" office:value="-0.0317384039289692" calcext:value-type="float">
            <text:p>-0.03173840392896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52499030227963" calcext:value-type="float">
            <text:p>0.852499030227963</text:p>
          </table:table-cell>
          <table:table-cell office:value-type="float" office:value="0.884380534074296" calcext:value-type="float">
            <text:p>0.884380534074296</text:p>
          </table:table-cell>
          <table:table-cell office:value-type="float" office:value="-0.0318815038463336" calcext:value-type="float">
            <text:p>-0.03188150384633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4146334034908" calcext:value-type="float">
            <text:p>1.4146334034908</text:p>
          </table:table-cell>
          <table:table-cell office:value-type="float" office:value="1.4472953693316" calcext:value-type="float">
            <text:p>1.4472953693316</text:p>
          </table:table-cell>
          <table:table-cell office:value-type="float" office:value="-0.0326619658407994" calcext:value-type="float">
            <text:p>-0.03266196584079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535519349119426" calcext:value-type="float">
            <text:p>0.535519349119426</text:p>
          </table:table-cell>
          <table:table-cell office:value-type="float" office:value="0.568649098084841" calcext:value-type="float">
            <text:p>0.568649098084841</text:p>
          </table:table-cell>
          <table:table-cell office:value-type="float" office:value="-0.0331297489654149" calcext:value-type="float">
            <text:p>-0.0331297489654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04462969517051" calcext:value-type="float">
            <text:p>1.04462969517051</text:p>
          </table:table-cell>
          <table:table-cell office:value-type="float" office:value="1.07783612836117" calcext:value-type="float">
            <text:p>1.07783612836117</text:p>
          </table:table-cell>
          <table:table-cell office:value-type="float" office:value="-0.033206433190659" calcext:value-type="float">
            <text:p>-0.0332064331906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705821206474045" calcext:value-type="float">
            <text:p>0.705821206474045</text:p>
          </table:table-cell>
          <table:table-cell office:value-type="float" office:value="0.739948935145324" calcext:value-type="float">
            <text:p>0.739948935145324</text:p>
          </table:table-cell>
          <table:table-cell office:value-type="float" office:value="-0.034127728671279" calcext:value-type="float">
            <text:p>-0.034127728671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500452975799208" calcext:value-type="float">
            <text:p>0.500452975799208</text:p>
          </table:table-cell>
          <table:table-cell office:value-type="float" office:value="0.535023326606295" calcext:value-type="float">
            <text:p>0.535023326606295</text:p>
          </table:table-cell>
          <table:table-cell office:value-type="float" office:value="-0.0345703508070874" calcext:value-type="float">
            <text:p>-0.03457035080708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29190207637418" calcext:value-type="float">
            <text:p>0.829190207637418</text:p>
          </table:table-cell>
          <table:table-cell office:value-type="float" office:value="0.863840564246781" calcext:value-type="float">
            <text:p>0.863840564246781</text:p>
          </table:table-cell>
          <table:table-cell office:value-type="float" office:value="-0.034650356609363" calcext:value-type="float">
            <text:p>-0.034650356609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785126299748523" calcext:value-type="float">
            <text:p>0.785126299748523</text:p>
          </table:table-cell>
          <table:table-cell office:value-type="float" office:value="0.819932665364997" calcext:value-type="float">
            <text:p>0.819932665364997</text:p>
          </table:table-cell>
          <table:table-cell office:value-type="float" office:value="-0.0348063656164741" calcext:value-type="float">
            <text:p>-0.03480636561647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19222869635188" calcext:value-type="float">
            <text:p>1.19222869635188</text:p>
          </table:table-cell>
          <table:table-cell office:value-type="float" office:value="1.2272169071955" calcext:value-type="float">
            <text:p>1.2272169071955</text:p>
          </table:table-cell>
          <table:table-cell office:value-type="float" office:value="-0.0349882108436144" calcext:value-type="float">
            <text:p>-0.0349882108436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952481043153845" calcext:value-type="float">
            <text:p>0.952481043153845</text:p>
          </table:table-cell>
          <table:table-cell office:value-type="float" office:value="0.987763799436425" calcext:value-type="float">
            <text:p>0.987763799436425</text:p>
          </table:table-cell>
          <table:table-cell office:value-type="float" office:value="-0.0352827562825805" calcext:value-type="float">
            <text:p>-0.0352827562825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5977498086047" calcext:value-type="float">
            <text:p>0.5977498086047</text:p>
          </table:table-cell>
          <table:table-cell office:value-type="float" office:value="0.633091186571126" calcext:value-type="float">
            <text:p>0.633091186571126</text:p>
          </table:table-cell>
          <table:table-cell office:value-type="float" office:value="-0.0353413779664262" calcext:value-type="float">
            <text:p>-0.03534137796642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645447298538622" calcext:value-type="float">
            <text:p>0.645447298538622</text:p>
          </table:table-cell>
          <table:table-cell office:value-type="float" office:value="0.681836739092482" calcext:value-type="float">
            <text:p>0.681836739092482</text:p>
          </table:table-cell>
          <table:table-cell office:value-type="float" office:value="-0.0363894405538593" calcext:value-type="float">
            <text:p>-0.03638944055385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77832390662987" calcext:value-type="float">
            <text:p>1.77832390662987</text:p>
          </table:table-cell>
          <table:table-cell office:value-type="float" office:value="1.81475324196344" calcext:value-type="float">
            <text:p>1.81475324196344</text:p>
          </table:table-cell>
          <table:table-cell office:value-type="float" office:value="-0.0364293353335774" calcext:value-type="float">
            <text:p>-0.03642933533357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71514316990071" calcext:value-type="float">
            <text:p>0.671514316990071</text:p>
          </table:table-cell>
          <table:table-cell office:value-type="float" office:value="0.708260724945552" calcext:value-type="float">
            <text:p>0.708260724945552</text:p>
          </table:table-cell>
          <table:table-cell office:value-type="float" office:value="-0.0367464079554801" calcext:value-type="float">
            <text:p>-0.0367464079554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901574394533839" calcext:value-type="float">
            <text:p>0.901574394533839</text:p>
          </table:table-cell>
          <table:table-cell office:value-type="float" office:value="0.938613555183599" calcext:value-type="float">
            <text:p>0.938613555183599</text:p>
          </table:table-cell>
          <table:table-cell office:value-type="float" office:value="-0.0370391606497602" calcext:value-type="float">
            <text:p>-0.03703916064976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65479702606214" calcext:value-type="float">
            <text:p>0.865479702606214</text:p>
          </table:table-cell>
          <table:table-cell office:value-type="float" office:value="0.902788632643011" calcext:value-type="float">
            <text:p>0.902788632643011</text:p>
          </table:table-cell>
          <table:table-cell office:value-type="float" office:value="-0.0373089300367976" calcext:value-type="float">
            <text:p>-0.03730893003679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88555442781436" calcext:value-type="float">
            <text:p>0.888555442781436</text:p>
          </table:table-cell>
          <table:table-cell office:value-type="float" office:value="0.92593868784824" calcext:value-type="float">
            <text:p>0.92593868784824</text:p>
          </table:table-cell>
          <table:table-cell office:value-type="float" office:value="-0.0373832450668038" calcext:value-type="float">
            <text:p>-0.03738324506680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Ünlem </text:p>
          </table:table-cell>
          <table:table-cell office:value-type="float" office:value="0.879404029455555" calcext:value-type="float">
            <text:p>0.879404029455555</text:p>
          </table:table-cell>
          <table:table-cell office:value-type="float" office:value="0.917863260324258" calcext:value-type="float">
            <text:p>0.917863260324258</text:p>
          </table:table-cell>
          <table:table-cell office:value-type="float" office:value="-0.0384592308687037" calcext:value-type="float">
            <text:p>-0.0384592308687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07172788557202" calcext:value-type="float">
            <text:p>1.07172788557202</text:p>
          </table:table-cell>
          <table:table-cell office:value-type="float" office:value="1.11021287795066" calcext:value-type="float">
            <text:p>1.11021287795066</text:p>
          </table:table-cell>
          <table:table-cell office:value-type="float" office:value="-0.0384849923786423" calcext:value-type="float">
            <text:p>-0.03848499237864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619035266873133" calcext:value-type="float">
            <text:p>0.619035266873133</text:p>
          </table:table-cell>
          <table:table-cell office:value-type="float" office:value="0.657697522789261" calcext:value-type="float">
            <text:p>0.657697522789261</text:p>
          </table:table-cell>
          <table:table-cell office:value-type="float" office:value="-0.0386622559161279" calcext:value-type="float">
            <text:p>-0.0386622559161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775056627008557" calcext:value-type="float">
            <text:p>0.775056627008557</text:p>
          </table:table-cell>
          <table:table-cell office:value-type="float" office:value="0.814217976075689" calcext:value-type="float">
            <text:p>0.814217976075689</text:p>
          </table:table-cell>
          <table:table-cell office:value-type="float" office:value="-0.0391613490671319" calcext:value-type="float">
            <text:p>-0.0391613490671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599904899319609" calcext:value-type="float">
            <text:p>0.599904899319609</text:p>
          </table:table-cell>
          <table:table-cell office:value-type="float" office:value="0.639499784254449" calcext:value-type="float">
            <text:p>0.639499784254449</text:p>
          </table:table-cell>
          <table:table-cell office:value-type="float" office:value="-0.0395948849348401" calcext:value-type="float">
            <text:p>-0.03959488493484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21550776144645" calcext:value-type="float">
            <text:p>0.721550776144645</text:p>
          </table:table-cell>
          <table:table-cell office:value-type="float" office:value="0.761787705176774" calcext:value-type="float">
            <text:p>0.761787705176774</text:p>
          </table:table-cell>
          <table:table-cell office:value-type="float" office:value="-0.0402369290321288" calcext:value-type="float">
            <text:p>-0.0402369290321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10140178555637" calcext:value-type="float">
            <text:p>0.910140178555637</text:p>
          </table:table-cell>
          <table:table-cell office:value-type="float" office:value="0.950731857048831" calcext:value-type="float">
            <text:p>0.950731857048831</text:p>
          </table:table-cell>
          <table:table-cell office:value-type="float" office:value="-0.0405916784931938" calcext:value-type="float">
            <text:p>-0.04059167849319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550182190464779" calcext:value-type="float">
            <text:p>0.550182190464779</text:p>
          </table:table-cell>
          <table:table-cell office:value-type="float" office:value="0.591399067697542" calcext:value-type="float">
            <text:p>0.591399067697542</text:p>
          </table:table-cell>
          <table:table-cell office:value-type="float" office:value="-0.0412168772327627" calcext:value-type="float">
            <text:p>-0.04121687723276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5952138664152" calcext:value-type="float">
            <text:p>0.85952138664152</text:p>
          </table:table-cell>
          <table:table-cell office:value-type="float" office:value="0.901215222659696" calcext:value-type="float">
            <text:p>0.901215222659696</text:p>
          </table:table-cell>
          <table:table-cell office:value-type="float" office:value="-0.0416938360181762" calcext:value-type="float">
            <text:p>-0.04169383601817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978573850695414" calcext:value-type="float">
            <text:p>0.978573850695414</text:p>
          </table:table-cell>
          <table:table-cell office:value-type="float" office:value="1.02079947435557" calcext:value-type="float">
            <text:p>1.02079947435557</text:p>
          </table:table-cell>
          <table:table-cell office:value-type="float" office:value="-0.0422256236601576" calcext:value-type="float">
            <text:p>-0.04222562366015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729977532620236" calcext:value-type="float">
            <text:p>0.729977532620236</text:p>
          </table:table-cell>
          <table:table-cell office:value-type="float" office:value="0.773136923513428" calcext:value-type="float">
            <text:p>0.773136923513428</text:p>
          </table:table-cell>
          <table:table-cell office:value-type="float" office:value="-0.0431593908931918" calcext:value-type="float">
            <text:p>-0.0431593908931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.02203008123483" calcext:value-type="float">
            <text:p>1.02203008123483</text:p>
          </table:table-cell>
          <table:table-cell office:value-type="float" office:value="1.06532564638034" calcext:value-type="float">
            <text:p>1.06532564638034</text:p>
          </table:table-cell>
          <table:table-cell office:value-type="float" office:value="-0.0432955651455118" calcext:value-type="float">
            <text:p>-0.0432955651455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263674469715547" calcext:value-type="float">
            <text:p>0.263674469715547</text:p>
          </table:table-cell>
          <table:table-cell office:value-type="float" office:value="0.307428724108689" calcext:value-type="float">
            <text:p>0.307428724108689</text:p>
          </table:table-cell>
          <table:table-cell office:value-type="float" office:value="-0.0437542543931423" calcext:value-type="float">
            <text:p>-0.04375425439314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22248991027741" calcext:value-type="float">
            <text:p>0.622248991027741</text:p>
          </table:table-cell>
          <table:table-cell office:value-type="float" office:value="0.66603672366424" calcext:value-type="float">
            <text:p>0.66603672366424</text:p>
          </table:table-cell>
          <table:table-cell office:value-type="float" office:value="-0.0437877326364988" calcext:value-type="float">
            <text:p>-0.04378773263649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710607238927033" calcext:value-type="float">
            <text:p>0.710607238927033</text:p>
          </table:table-cell>
          <table:table-cell office:value-type="float" office:value="0.754643816455455" calcext:value-type="float">
            <text:p>0.754643816455455</text:p>
          </table:table-cell>
          <table:table-cell office:value-type="float" office:value="-0.0440365775284227" calcext:value-type="float">
            <text:p>-0.0440365775284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784389445069359" calcext:value-type="float">
            <text:p>0.784389445069359</text:p>
          </table:table-cell>
          <table:table-cell office:value-type="float" office:value="0.828542219073619" calcext:value-type="float">
            <text:p>0.828542219073619</text:p>
          </table:table-cell>
          <table:table-cell office:value-type="float" office:value="-0.0441527740042598" calcext:value-type="float">
            <text:p>-0.04415277400425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elirteç </text:p>
          </table:table-cell>
          <table:table-cell office:value-type="float" office:value="0.771934104710229" calcext:value-type="float">
            <text:p>0.771934104710229</text:p>
          </table:table-cell>
          <table:table-cell office:value-type="float" office:value="0.816890205925959" calcext:value-type="float">
            <text:p>0.816890205925959</text:p>
          </table:table-cell>
          <table:table-cell office:value-type="float" office:value="-0.0449561012157296" calcext:value-type="float">
            <text:p>-0.04495610121572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877769021332549" calcext:value-type="float">
            <text:p>0.877769021332549</text:p>
          </table:table-cell>
          <table:table-cell office:value-type="float" office:value="0.924265162679795" calcext:value-type="float">
            <text:p>0.924265162679795</text:p>
          </table:table-cell>
          <table:table-cell office:value-type="float" office:value="-0.0464961413472469" calcext:value-type="float">
            <text:p>-0.04649614134724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.02118703794239" calcext:value-type="float">
            <text:p>1.02118703794239</text:p>
          </table:table-cell>
          <table:table-cell office:value-type="float" office:value="1.06774200502303" calcext:value-type="float">
            <text:p>1.06774200502303</text:p>
          </table:table-cell>
          <table:table-cell office:value-type="float" office:value="-0.0465549670806427" calcext:value-type="float">
            <text:p>-0.04655496708064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760575753608782" calcext:value-type="float">
            <text:p>0.760575753608782</text:p>
          </table:table-cell>
          <table:table-cell office:value-type="float" office:value="0.807556598631762" calcext:value-type="float">
            <text:p>0.807556598631762</text:p>
          </table:table-cell>
          <table:table-cell office:value-type="float" office:value="-0.0469808450229809" calcext:value-type="float">
            <text:p>-0.04698084502298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729024144955878" calcext:value-type="float">
            <text:p>0.729024144955878</text:p>
          </table:table-cell>
          <table:table-cell office:value-type="float" office:value="0.776373114553917" calcext:value-type="float">
            <text:p>0.776373114553917</text:p>
          </table:table-cell>
          <table:table-cell office:value-type="float" office:value="-0.047348969598039" calcext:value-type="float">
            <text:p>-0.0473489695980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27052695788601" calcext:value-type="float">
            <text:p>0.627052695788601</text:p>
          </table:table-cell>
          <table:table-cell office:value-type="float" office:value="0.676191542418066" calcext:value-type="float">
            <text:p>0.676191542418066</text:p>
          </table:table-cell>
          <table:table-cell office:value-type="float" office:value="-0.0491388466294642" calcext:value-type="float">
            <text:p>-0.04913884662946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178841405072" calcext:value-type="float">
            <text:p>1.178841405072</text:p>
          </table:table-cell>
          <table:table-cell office:value-type="float" office:value="1.22815249015762" calcext:value-type="float">
            <text:p>1.22815249015762</text:p>
          </table:table-cell>
          <table:table-cell office:value-type="float" office:value="-0.0493110850856238" calcext:value-type="float">
            <text:p>-0.0493110850856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56904119074401" calcext:value-type="float">
            <text:p>0.756904119074401</text:p>
          </table:table-cell>
          <table:table-cell office:value-type="float" office:value="0.806371893800222" calcext:value-type="float">
            <text:p>0.806371893800222</text:p>
          </table:table-cell>
          <table:table-cell office:value-type="float" office:value="-0.049467774725821" calcext:value-type="float">
            <text:p>-0.0494677747258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371047395757226" calcext:value-type="float">
            <text:p>0.371047395757226</text:p>
          </table:table-cell>
          <table:table-cell office:value-type="float" office:value="0.42061694883727" calcext:value-type="float">
            <text:p>0.42061694883727</text:p>
          </table:table-cell>
          <table:table-cell office:value-type="float" office:value="-0.0495695530800445" calcext:value-type="float">
            <text:p>-0.0495695530800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886149626472595" calcext:value-type="float">
            <text:p>0.886149626472595</text:p>
          </table:table-cell>
          <table:table-cell office:value-type="float" office:value="0.936070308185334" calcext:value-type="float">
            <text:p>0.936070308185334</text:p>
          </table:table-cell>
          <table:table-cell office:value-type="float" office:value="-0.0499206817127389" calcext:value-type="float">
            <text:p>-0.04992068171273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45874257493085" calcext:value-type="float">
            <text:p>1.45874257493085</text:p>
          </table:table-cell>
          <table:table-cell office:value-type="float" office:value="1.50874665749022" calcext:value-type="float">
            <text:p>1.50874665749022</text:p>
          </table:table-cell>
          <table:table-cell office:value-type="float" office:value="-0.0500040825593655" calcext:value-type="float">
            <text:p>-0.05000408255936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.31895115677789" calcext:value-type="float">
            <text:p>1.31895115677789</text:p>
          </table:table-cell>
          <table:table-cell office:value-type="float" office:value="1.36897529289272" calcext:value-type="float">
            <text:p>1.36897529289272</text:p>
          </table:table-cell>
          <table:table-cell office:value-type="float" office:value="-0.0500241361148279" calcext:value-type="float">
            <text:p>-0.0500241361148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495968714516579" calcext:value-type="float">
            <text:p>0.495968714516579</text:p>
          </table:table-cell>
          <table:table-cell office:value-type="float" office:value="0.546561962950637" calcext:value-type="float">
            <text:p>0.546561962950637</text:p>
          </table:table-cell>
          <table:table-cell office:value-type="float" office:value="-0.0505932484340578" calcext:value-type="float">
            <text:p>-0.05059324843405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524721962978111" calcext:value-type="float">
            <text:p>0.524721962978111</text:p>
          </table:table-cell>
          <table:table-cell office:value-type="float" office:value="0.575600320266673" calcext:value-type="float">
            <text:p>0.575600320266673</text:p>
          </table:table-cell>
          <table:table-cell office:value-type="float" office:value="-0.0508783572885617" calcext:value-type="float">
            <text:p>-0.05087835728856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73569082043758" calcext:value-type="float">
            <text:p>0.773569082043758</text:p>
          </table:table-cell>
          <table:table-cell office:value-type="float" office:value="0.82452721460196" calcext:value-type="float">
            <text:p>0.82452721460196</text:p>
          </table:table-cell>
          <table:table-cell office:value-type="float" office:value="-0.0509581325582023" calcext:value-type="float">
            <text:p>-0.050958132558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19266139399914" calcext:value-type="float">
            <text:p>1.19266139399914</text:p>
          </table:table-cell>
          <table:table-cell office:value-type="float" office:value="1.24363519651951" calcext:value-type="float">
            <text:p>1.24363519651951</text:p>
          </table:table-cell>
          <table:table-cell office:value-type="float" office:value="-0.0509738025203732" calcext:value-type="float">
            <text:p>-0.05097380252037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559755795916043" calcext:value-type="float">
            <text:p>0.559755795916043</text:p>
          </table:table-cell>
          <table:table-cell office:value-type="float" office:value="0.610942088400754" calcext:value-type="float">
            <text:p>0.610942088400754</text:p>
          </table:table-cell>
          <table:table-cell office:value-type="float" office:value="-0.0511862924847115" calcext:value-type="float">
            <text:p>-0.05118629248471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64239325617403" calcext:value-type="float">
            <text:p>0.964239325617403</text:p>
          </table:table-cell>
          <table:table-cell office:value-type="float" office:value="1.01550212115099" calcext:value-type="float">
            <text:p>1.01550212115099</text:p>
          </table:table-cell>
          <table:table-cell office:value-type="float" office:value="-0.0512627955335874" calcext:value-type="float">
            <text:p>-0.05126279553358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943279041580402" calcext:value-type="float">
            <text:p>0.943279041580402</text:p>
          </table:table-cell>
          <table:table-cell office:value-type="float" office:value="0.994546531369408" calcext:value-type="float">
            <text:p>0.994546531369408</text:p>
          </table:table-cell>
          <table:table-cell office:value-type="float" office:value="-0.0512674897890061" calcext:value-type="float">
            <text:p>-0.05126748978900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1.15848209397095" calcext:value-type="float">
            <text:p>1.15848209397095</text:p>
          </table:table-cell>
          <table:table-cell office:value-type="float" office:value="1.20995802223002" calcext:value-type="float">
            <text:p>1.20995802223002</text:p>
          </table:table-cell>
          <table:table-cell office:value-type="float" office:value="-0.0514759282590662" calcext:value-type="float">
            <text:p>-0.05147592825906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33671345597655" calcext:value-type="float">
            <text:p>0.633671345597655</text:p>
          </table:table-cell>
          <table:table-cell office:value-type="float" office:value="0.685213572540544" calcext:value-type="float">
            <text:p>0.685213572540544</text:p>
          </table:table-cell>
          <table:table-cell office:value-type="float" office:value="-0.0515422269428889" calcext:value-type="float">
            <text:p>-0.05154222694288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55832691092825" calcext:value-type="float">
            <text:p>1.55832691092825</text:p>
          </table:table-cell>
          <table:table-cell office:value-type="float" office:value="1.60991750108322" calcext:value-type="float">
            <text:p>1.60991750108322</text:p>
          </table:table-cell>
          <table:table-cell office:value-type="float" office:value="-0.0515905901549638" calcext:value-type="float">
            <text:p>-0.05159059015496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86568174457027" calcext:value-type="float">
            <text:p>0.686568174457027</text:p>
          </table:table-cell>
          <table:table-cell office:value-type="float" office:value="0.738243035217674" calcext:value-type="float">
            <text:p>0.738243035217674</text:p>
          </table:table-cell>
          <table:table-cell office:value-type="float" office:value="-0.0516748607606471" calcext:value-type="float">
            <text:p>-0.05167486076064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0467054752338" calcext:value-type="float">
            <text:p>1.0467054752338</text:p>
          </table:table-cell>
          <table:table-cell office:value-type="float" office:value="1.09847298836927" calcext:value-type="float">
            <text:p>1.09847298836927</text:p>
          </table:table-cell>
          <table:table-cell office:value-type="float" office:value="-0.0517675131354742" calcext:value-type="float">
            <text:p>-0.05176751313547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19843608494457" calcext:value-type="float">
            <text:p>0.819843608494457</text:p>
          </table:table-cell>
          <table:table-cell office:value-type="float" office:value="0.872194055447069" calcext:value-type="float">
            <text:p>0.872194055447069</text:p>
          </table:table-cell>
          <table:table-cell office:value-type="float" office:value="-0.0523504469526115" calcext:value-type="float">
            <text:p>-0.0523504469526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999513302533241" calcext:value-type="float">
            <text:p>0.999513302533241</text:p>
          </table:table-cell>
          <table:table-cell office:value-type="float" office:value="1.05251589787576" calcext:value-type="float">
            <text:p>1.05251589787576</text:p>
          </table:table-cell>
          <table:table-cell office:value-type="float" office:value="-0.0530025953425146" calcext:value-type="float">
            <text:p>-0.0530025953425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27139785067168" calcext:value-type="float">
            <text:p>0.627139785067168</text:p>
          </table:table-cell>
          <table:table-cell office:value-type="float" office:value="0.680207303272634" calcext:value-type="float">
            <text:p>0.680207303272634</text:p>
          </table:table-cell>
          <table:table-cell office:value-type="float" office:value="-0.0530675182054659" calcext:value-type="float">
            <text:p>-0.05306751820546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.08517583466637" calcext:value-type="float">
            <text:p>1.08517583466637</text:p>
          </table:table-cell>
          <table:table-cell office:value-type="float" office:value="1.13905829055629" calcext:value-type="float">
            <text:p>1.13905829055629</text:p>
          </table:table-cell>
          <table:table-cell office:value-type="float" office:value="-0.0538824558899258" calcext:value-type="float">
            <text:p>-0.05388245588992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422420498655578" calcext:value-type="float">
            <text:p>0.422420498655578</text:p>
          </table:table-cell>
          <table:table-cell office:value-type="float" office:value="0.476577145847817" calcext:value-type="float">
            <text:p>0.476577145847817</text:p>
          </table:table-cell>
          <table:table-cell office:value-type="float" office:value="-0.0541566471922388" calcext:value-type="float">
            <text:p>-0.05415664719223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401268359884985" calcext:value-type="float">
            <text:p>0.401268359884985</text:p>
          </table:table-cell>
          <table:table-cell office:value-type="float" office:value="0.455725385568593" calcext:value-type="float">
            <text:p>0.455725385568593</text:p>
          </table:table-cell>
          <table:table-cell office:value-type="float" office:value="-0.0544570256836072" calcext:value-type="float">
            <text:p>-0.0544570256836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718619982014584" calcext:value-type="float">
            <text:p>0.718619982014584</text:p>
          </table:table-cell>
          <table:table-cell office:value-type="float" office:value="0.773663848809166" calcext:value-type="float">
            <text:p>0.773663848809166</text:p>
          </table:table-cell>
          <table:table-cell office:value-type="float" office:value="-0.0550438667945825" calcext:value-type="float">
            <text:p>-0.05504386679458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1.3287507274836" calcext:value-type="float">
            <text:p>1.3287507274836</text:p>
          </table:table-cell>
          <table:table-cell office:value-type="float" office:value="1.38413589639513" calcext:value-type="float">
            <text:p>1.38413589639513</text:p>
          </table:table-cell>
          <table:table-cell office:value-type="float" office:value="-0.0553851689115232" calcext:value-type="float">
            <text:p>-0.0553851689115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938771265791013" calcext:value-type="float">
            <text:p>0.938771265791013</text:p>
          </table:table-cell>
          <table:table-cell office:value-type="float" office:value="0.994721855650615" calcext:value-type="float">
            <text:p>0.994721855650615</text:p>
          </table:table-cell>
          <table:table-cell office:value-type="float" office:value="-0.0559505898596016" calcext:value-type="float">
            <text:p>-0.0559505898596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591994986472383" calcext:value-type="float">
            <text:p>0.591994986472383</text:p>
          </table:table-cell>
          <table:table-cell office:value-type="float" office:value="0.648128919019814" calcext:value-type="float">
            <text:p>0.648128919019814</text:p>
          </table:table-cell>
          <table:table-cell office:value-type="float" office:value="-0.0561339325474319" calcext:value-type="float">
            <text:p>-0.0561339325474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356513621789188" calcext:value-type="float">
            <text:p>0.356513621789188</text:p>
          </table:table-cell>
          <table:table-cell office:value-type="float" office:value="0.413395613614963" calcext:value-type="float">
            <text:p>0.413395613614963</text:p>
          </table:table-cell>
          <table:table-cell office:value-type="float" office:value="-0.0568819918257748" calcext:value-type="float">
            <text:p>-0.05688199182577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33664292914649" calcext:value-type="float">
            <text:p>1.33664292914649</text:p>
          </table:table-cell>
          <table:table-cell office:value-type="float" office:value="1.39387140357925" calcext:value-type="float">
            <text:p>1.39387140357925</text:p>
          </table:table-cell>
          <table:table-cell office:value-type="float" office:value="-0.0572284744327576" calcext:value-type="float">
            <text:p>-0.05722847443275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55785093052483" calcext:value-type="float">
            <text:p>0.755785093052483</text:p>
          </table:table-cell>
          <table:table-cell office:value-type="float" office:value="0.813050888491992" calcext:value-type="float">
            <text:p>0.813050888491992</text:p>
          </table:table-cell>
          <table:table-cell office:value-type="float" office:value="-0.0572657954395088" calcext:value-type="float">
            <text:p>-0.05726579543950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499010762923558" calcext:value-type="float">
            <text:p>0.499010762923558</text:p>
          </table:table-cell>
          <table:table-cell office:value-type="float" office:value="0.556698744800815" calcext:value-type="float">
            <text:p>0.556698744800815</text:p>
          </table:table-cell>
          <table:table-cell office:value-type="float" office:value="-0.0576879818772567" calcext:value-type="float">
            <text:p>-0.0576879818772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34345607210647" calcext:value-type="float">
            <text:p>1.34345607210647</text:p>
          </table:table-cell>
          <table:table-cell office:value-type="float" office:value="1.4013074562924" calcext:value-type="float">
            <text:p>1.4013074562924</text:p>
          </table:table-cell>
          <table:table-cell office:value-type="float" office:value="-0.0578513841859283" calcext:value-type="float">
            <text:p>-0.0578513841859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26841524312799" calcext:value-type="float">
            <text:p>0.26841524312799</text:p>
          </table:table-cell>
          <table:table-cell office:value-type="float" office:value="0.327673210096323" calcext:value-type="float">
            <text:p>0.327673210096323</text:p>
          </table:table-cell>
          <table:table-cell office:value-type="float" office:value="-0.0592579669683324" calcext:value-type="float">
            <text:p>-0.05925796696833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20145325605126" calcext:value-type="float">
            <text:p>0.720145325605126</text:p>
          </table:table-cell>
          <table:table-cell office:value-type="float" office:value="0.779598144345485" calcext:value-type="float">
            <text:p>0.779598144345485</text:p>
          </table:table-cell>
          <table:table-cell office:value-type="float" office:value="-0.0594528187403592" calcext:value-type="float">
            <text:p>-0.05945281874035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08328306117294" calcext:value-type="float">
            <text:p>1.08328306117294</text:p>
          </table:table-cell>
          <table:table-cell office:value-type="float" office:value="1.1434533407424" calcext:value-type="float">
            <text:p>1.1434533407424</text:p>
          </table:table-cell>
          <table:table-cell office:value-type="float" office:value="-0.0601702795694559" calcext:value-type="float">
            <text:p>-0.06017027956945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387978415753214" calcext:value-type="float">
            <text:p>0.387978415753214</text:p>
          </table:table-cell>
          <table:table-cell office:value-type="float" office:value="0.448509564707798" calcext:value-type="float">
            <text:p>0.448509564707798</text:p>
          </table:table-cell>
          <table:table-cell office:value-type="float" office:value="-0.0605311489545836" calcext:value-type="float">
            <text:p>-0.06053114895458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159719696287093" calcext:value-type="float">
            <text:p>0.159719696287093</text:p>
          </table:table-cell>
          <table:table-cell office:value-type="float" office:value="0.220614981806462" calcext:value-type="float">
            <text:p>0.220614981806462</text:p>
          </table:table-cell>
          <table:table-cell office:value-type="float" office:value="-0.0608952855193687" calcext:value-type="float">
            <text:p>-0.06089528551936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75005219264148" calcext:value-type="float">
            <text:p>0.875005219264148</text:p>
          </table:table-cell>
          <table:table-cell office:value-type="float" office:value="0.935955544279579" calcext:value-type="float">
            <text:p>0.935955544279579</text:p>
          </table:table-cell>
          <table:table-cell office:value-type="float" office:value="-0.0609503250154316" calcext:value-type="float">
            <text:p>-0.0609503250154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14733654197789" calcext:value-type="float">
            <text:p>1.14733654197789</text:p>
          </table:table-cell>
          <table:table-cell office:value-type="float" office:value="1.2085352594535" calcext:value-type="float">
            <text:p>1.2085352594535</text:p>
          </table:table-cell>
          <table:table-cell office:value-type="float" office:value="-0.0611987174756097" calcext:value-type="float">
            <text:p>-0.06119871747560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46929145861205" calcext:value-type="float">
            <text:p>0.846929145861205</text:p>
          </table:table-cell>
          <table:table-cell office:value-type="float" office:value="0.908646566002689" calcext:value-type="float">
            <text:p>0.908646566002689</text:p>
          </table:table-cell>
          <table:table-cell office:value-type="float" office:value="-0.0617174201414837" calcext:value-type="float">
            <text:p>-0.06171742014148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543308439416225" calcext:value-type="float">
            <text:p>0.543308439416225</text:p>
          </table:table-cell>
          <table:table-cell office:value-type="float" office:value="0.605085708044703" calcext:value-type="float">
            <text:p>0.605085708044703</text:p>
          </table:table-cell>
          <table:table-cell office:value-type="float" office:value="-0.061777268628478" calcext:value-type="float">
            <text:p>-0.06177726862847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603082599249451" calcext:value-type="float">
            <text:p>0.603082599249451</text:p>
          </table:table-cell>
          <table:table-cell office:value-type="float" office:value="0.665130864761899" calcext:value-type="float">
            <text:p>0.665130864761899</text:p>
          </table:table-cell>
          <table:table-cell office:value-type="float" office:value="-0.0620482655124482" calcext:value-type="float">
            <text:p>-0.06204826551244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935902905466393" calcext:value-type="float">
            <text:p>0.935902905466393</text:p>
          </table:table-cell>
          <table:table-cell office:value-type="float" office:value="0.999511755765952" calcext:value-type="float">
            <text:p>0.999511755765952</text:p>
          </table:table-cell>
          <table:table-cell office:value-type="float" office:value="-0.0636088502995582" calcext:value-type="float">
            <text:p>-0.06360885029955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521605950549501" calcext:value-type="float">
            <text:p>0.521605950549501</text:p>
          </table:table-cell>
          <table:table-cell office:value-type="float" office:value="0.586276764326068" calcext:value-type="float">
            <text:p>0.586276764326068</text:p>
          </table:table-cell>
          <table:table-cell office:value-type="float" office:value="-0.0646708137765668" calcext:value-type="float">
            <text:p>-0.06467081377656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36622827769558" calcext:value-type="float">
            <text:p>1.36622827769558</text:p>
          </table:table-cell>
          <table:table-cell office:value-type="float" office:value="1.43093189543209" calcext:value-type="float">
            <text:p>1.43093189543209</text:p>
          </table:table-cell>
          <table:table-cell office:value-type="float" office:value="-0.0647036177365108" calcext:value-type="float">
            <text:p>-0.0647036177365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elirteç </text:p>
          </table:table-cell>
          <table:table-cell office:value-type="float" office:value="1.22404611662306" calcext:value-type="float">
            <text:p>1.22404611662306</text:p>
          </table:table-cell>
          <table:table-cell office:value-type="float" office:value="1.28934373406091" calcext:value-type="float">
            <text:p>1.28934373406091</text:p>
          </table:table-cell>
          <table:table-cell office:value-type="float" office:value="-0.0652976174378586" calcext:value-type="float">
            <text:p>-0.06529761743785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351417604442786" calcext:value-type="float">
            <text:p>0.351417604442786</text:p>
          </table:table-cell>
          <table:table-cell office:value-type="float" office:value="0.417755457533431" calcext:value-type="float">
            <text:p>0.417755457533431</text:p>
          </table:table-cell>
          <table:table-cell office:value-type="float" office:value="-0.0663378530906442" calcext:value-type="float">
            <text:p>-0.06633785309064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06153161561616" calcext:value-type="float">
            <text:p>1.06153161561616</text:p>
          </table:table-cell>
          <table:table-cell office:value-type="float" office:value="1.12790916181813" calcext:value-type="float">
            <text:p>1.12790916181813</text:p>
          </table:table-cell>
          <table:table-cell office:value-type="float" office:value="-0.0663775462019673" calcext:value-type="float">
            <text:p>-0.06637754620196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12900777576223" calcext:value-type="float">
            <text:p>0.612900777576223</text:p>
          </table:table-cell>
          <table:table-cell office:value-type="float" office:value="0.679406052690632" calcext:value-type="float">
            <text:p>0.679406052690632</text:p>
          </table:table-cell>
          <table:table-cell office:value-type="float" office:value="-0.0665052751144095" calcext:value-type="float">
            <text:p>-0.06650527511440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23872805177684" calcext:value-type="float">
            <text:p>1.23872805177684</text:p>
          </table:table-cell>
          <table:table-cell office:value-type="float" office:value="1.30565358997513" calcext:value-type="float">
            <text:p>1.30565358997513</text:p>
          </table:table-cell>
          <table:table-cell office:value-type="float" office:value="-0.0669255381982916" calcext:value-type="float">
            <text:p>-0.06692553819829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425050254608019" calcext:value-type="float">
            <text:p>0.425050254608019</text:p>
          </table:table-cell>
          <table:table-cell office:value-type="float" office:value="0.492058070828609" calcext:value-type="float">
            <text:p>0.492058070828609</text:p>
          </table:table-cell>
          <table:table-cell office:value-type="float" office:value="-0.0670078162205904" calcext:value-type="float">
            <text:p>-0.06700781622059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861596377562098" calcext:value-type="float">
            <text:p>0.861596377562098</text:p>
          </table:table-cell>
          <table:table-cell office:value-type="float" office:value="0.928896180869248" calcext:value-type="float">
            <text:p>0.928896180869248</text:p>
          </table:table-cell>
          <table:table-cell office:value-type="float" office:value="-0.0672998033071501" calcext:value-type="float">
            <text:p>-0.06729980330715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57525303847773" calcext:value-type="float">
            <text:p>0.57525303847773</text:p>
          </table:table-cell>
          <table:table-cell office:value-type="float" office:value="0.642612269028349" calcext:value-type="float">
            <text:p>0.642612269028349</text:p>
          </table:table-cell>
          <table:table-cell office:value-type="float" office:value="-0.0673592305506194" calcext:value-type="float">
            <text:p>-0.0673592305506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86575568618607" calcext:value-type="float">
            <text:p>0.986575568618607</text:p>
          </table:table-cell>
          <table:table-cell office:value-type="float" office:value="1.05395954295222" calcext:value-type="float">
            <text:p>1.05395954295222</text:p>
          </table:table-cell>
          <table:table-cell office:value-type="float" office:value="-0.0673839743336151" calcext:value-type="float">
            <text:p>-0.0673839743336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15158261857316" calcext:value-type="float">
            <text:p>0.615158261857316</text:p>
          </table:table-cell>
          <table:table-cell office:value-type="float" office:value="0.682875569224256" calcext:value-type="float">
            <text:p>0.682875569224256</text:p>
          </table:table-cell>
          <table:table-cell office:value-type="float" office:value="-0.0677173073669406" calcext:value-type="float">
            <text:p>-0.06771730736694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536054951971894" calcext:value-type="float">
            <text:p>0.536054951971894</text:p>
          </table:table-cell>
          <table:table-cell office:value-type="float" office:value="0.603849756493085" calcext:value-type="float">
            <text:p>0.603849756493085</text:p>
          </table:table-cell>
          <table:table-cell office:value-type="float" office:value="-0.0677948045211912" calcext:value-type="float">
            <text:p>-0.06779480452119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699750565468527" calcext:value-type="float">
            <text:p>0.699750565468527</text:p>
          </table:table-cell>
          <table:table-cell office:value-type="float" office:value="0.767611201841818" calcext:value-type="float">
            <text:p>0.767611201841818</text:p>
          </table:table-cell>
          <table:table-cell office:value-type="float" office:value="-0.0678606363732906" calcext:value-type="float">
            <text:p>-0.06786063637329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960910060568692" calcext:value-type="float">
            <text:p>0.960910060568692</text:p>
          </table:table-cell>
          <table:table-cell office:value-type="float" office:value="1.02908385437974" calcext:value-type="float">
            <text:p>1.02908385437974</text:p>
          </table:table-cell>
          <table:table-cell office:value-type="float" office:value="-0.0681737938110445" calcext:value-type="float">
            <text:p>-0.06817379381104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03250376842947" calcext:value-type="float">
            <text:p>1.03250376842947</text:p>
          </table:table-cell>
          <table:table-cell office:value-type="float" office:value="1.10083185795242" calcext:value-type="float">
            <text:p>1.10083185795242</text:p>
          </table:table-cell>
          <table:table-cell office:value-type="float" office:value="-0.068328089522947" calcext:value-type="float">
            <text:p>-0.0683280895229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01852214329418" calcext:value-type="float">
            <text:p>1.01852214329418</text:p>
          </table:table-cell>
          <table:table-cell office:value-type="float" office:value="1.08690152994003" calcext:value-type="float">
            <text:p>1.08690152994003</text:p>
          </table:table-cell>
          <table:table-cell office:value-type="float" office:value="-0.0683793866458484" calcext:value-type="float">
            <text:p>-0.06837938664584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923029408957567" calcext:value-type="float">
            <text:p>0.923029408957567</text:p>
          </table:table-cell>
          <table:table-cell office:value-type="float" office:value="0.992107110305508" calcext:value-type="float">
            <text:p>0.992107110305508</text:p>
          </table:table-cell>
          <table:table-cell office:value-type="float" office:value="-0.0690777013479413" calcext:value-type="float">
            <text:p>-0.06907770134794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11728459971412" calcext:value-type="float">
            <text:p>0.811728459971412</text:p>
          </table:table-cell>
          <table:table-cell office:value-type="float" office:value="0.880920308616211" calcext:value-type="float">
            <text:p>0.880920308616211</text:p>
          </table:table-cell>
          <table:table-cell office:value-type="float" office:value="-0.0691918486447996" calcext:value-type="float">
            <text:p>-0.06919184864479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535499443631108" calcext:value-type="float">
            <text:p>0.535499443631108</text:p>
          </table:table-cell>
          <table:table-cell office:value-type="float" office:value="0.604911022503361" calcext:value-type="float">
            <text:p>0.604911022503361</text:p>
          </table:table-cell>
          <table:table-cell office:value-type="float" office:value="-0.0694115788722524" calcext:value-type="float">
            <text:p>-0.06941157887225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484992579390516" calcext:value-type="float">
            <text:p>0.484992579390516</text:p>
          </table:table-cell>
          <table:table-cell office:value-type="float" office:value="0.554539315224855" calcext:value-type="float">
            <text:p>0.554539315224855</text:p>
          </table:table-cell>
          <table:table-cell office:value-type="float" office:value="-0.0695467358343381" calcext:value-type="float">
            <text:p>-0.06954673583433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483014080290607" calcext:value-type="float">
            <text:p>0.483014080290607</text:p>
          </table:table-cell>
          <table:table-cell office:value-type="float" office:value="0.552692478388856" calcext:value-type="float">
            <text:p>0.552692478388856</text:p>
          </table:table-cell>
          <table:table-cell office:value-type="float" office:value="-0.069678398098249" calcext:value-type="float">
            <text:p>-0.0696783980982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970433572958481" calcext:value-type="float">
            <text:p>0.970433572958481</text:p>
          </table:table-cell>
          <table:table-cell office:value-type="float" office:value="1.04033351470984" calcext:value-type="float">
            <text:p>1.04033351470984</text:p>
          </table:table-cell>
          <table:table-cell office:value-type="float" office:value="-0.0698999417513597" calcext:value-type="float">
            <text:p>-0.06989994175135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441221826350268" calcext:value-type="float">
            <text:p>0.441221826350268</text:p>
          </table:table-cell>
          <table:table-cell office:value-type="float" office:value="0.511799324132688" calcext:value-type="float">
            <text:p>0.511799324132688</text:p>
          </table:table-cell>
          <table:table-cell office:value-type="float" office:value="-0.0705774977824197" calcext:value-type="float">
            <text:p>-0.0705774977824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429991173032655" calcext:value-type="float">
            <text:p>0.429991173032655</text:p>
          </table:table-cell>
          <table:table-cell office:value-type="float" office:value="0.500896990081331" calcext:value-type="float">
            <text:p>0.500896990081331</text:p>
          </table:table-cell>
          <table:table-cell office:value-type="float" office:value="-0.0709058170486762" calcext:value-type="float">
            <text:p>-0.07090581704867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07869987326821" calcext:value-type="float">
            <text:p>1.07869987326821</text:p>
          </table:table-cell>
          <table:table-cell office:value-type="float" office:value="1.15109870977623" calcext:value-type="float">
            <text:p>1.15109870977623</text:p>
          </table:table-cell>
          <table:table-cell office:value-type="float" office:value="-0.0723988365080173" calcext:value-type="float">
            <text:p>-0.07239883650801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ıl </text:p>
          </table:table-cell>
          <table:table-cell office:value-type="float" office:value="0.44606140169306" calcext:value-type="float">
            <text:p>0.44606140169306</text:p>
          </table:table-cell>
          <table:table-cell office:value-type="float" office:value="0.51851087304708" calcext:value-type="float">
            <text:p>0.51851087304708</text:p>
          </table:table-cell>
          <table:table-cell office:value-type="float" office:value="-0.0724494713540202" calcext:value-type="float">
            <text:p>-0.0724494713540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76228835643258" calcext:value-type="float">
            <text:p>0.876228835643258</text:p>
          </table:table-cell>
          <table:table-cell office:value-type="float" office:value="0.949170088048763" calcext:value-type="float">
            <text:p>0.949170088048763</text:p>
          </table:table-cell>
          <table:table-cell office:value-type="float" office:value="-0.0729412524055054" calcext:value-type="float">
            <text:p>-0.07294125240550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23273859450416" calcext:value-type="float">
            <text:p>1.23273859450416</text:p>
          </table:table-cell>
          <table:table-cell office:value-type="float" office:value="1.30614203637076" calcext:value-type="float">
            <text:p>1.30614203637076</text:p>
          </table:table-cell>
          <table:table-cell office:value-type="float" office:value="-0.0734034418665961" calcext:value-type="float">
            <text:p>-0.07340344186659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482565407080908" calcext:value-type="float">
            <text:p>0.482565407080908</text:p>
          </table:table-cell>
          <table:table-cell office:value-type="float" office:value="0.55659284973346" calcext:value-type="float">
            <text:p>0.55659284973346</text:p>
          </table:table-cell>
          <table:table-cell office:value-type="float" office:value="-0.0740274426525525" calcext:value-type="float">
            <text:p>-0.07402744265255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86506724280871" calcext:value-type="float">
            <text:p>0.686506724280871</text:p>
          </table:table-cell>
          <table:table-cell office:value-type="float" office:value="0.760747032482106" calcext:value-type="float">
            <text:p>0.760747032482106</text:p>
          </table:table-cell>
          <table:table-cell office:value-type="float" office:value="-0.0742403082012349" calcext:value-type="float">
            <text:p>-0.07424030820123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500829416820687" calcext:value-type="float">
            <text:p>0.500829416820687</text:p>
          </table:table-cell>
          <table:table-cell office:value-type="float" office:value="0.575193783495767" calcext:value-type="float">
            <text:p>0.575193783495767</text:p>
          </table:table-cell>
          <table:table-cell office:value-type="float" office:value="-0.0743643666750801" calcext:value-type="float">
            <text:p>-0.0743643666750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39452718580601" calcext:value-type="float">
            <text:p>0.639452718580601</text:p>
          </table:table-cell>
          <table:table-cell office:value-type="float" office:value="0.714207243901071" calcext:value-type="float">
            <text:p>0.714207243901071</text:p>
          </table:table-cell>
          <table:table-cell office:value-type="float" office:value="-0.0747545253204694" calcext:value-type="float">
            <text:p>-0.07475452532046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916394408325633" calcext:value-type="float">
            <text:p>0.916394408325633</text:p>
          </table:table-cell>
          <table:table-cell office:value-type="float" office:value="0.991432286311441" calcext:value-type="float">
            <text:p>0.991432286311441</text:p>
          </table:table-cell>
          <table:table-cell office:value-type="float" office:value="-0.075037877985808" calcext:value-type="float">
            <text:p>-0.0750378779858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41802311702965" calcext:value-type="float">
            <text:p>0.641802311702965</text:p>
          </table:table-cell>
          <table:table-cell office:value-type="float" office:value="0.717541428199523" calcext:value-type="float">
            <text:p>0.717541428199523</text:p>
          </table:table-cell>
          <table:table-cell office:value-type="float" office:value="-0.0757391164965578" calcext:value-type="float">
            <text:p>-0.07573911649655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Ünlem </text:p>
          </table:table-cell>
          <table:table-cell office:value-type="float" office:value="0.908830992256662" calcext:value-type="float">
            <text:p>0.908830992256662</text:p>
          </table:table-cell>
          <table:table-cell office:value-type="float" office:value="0.984698312148853" calcext:value-type="float">
            <text:p>0.984698312148853</text:p>
          </table:table-cell>
          <table:table-cell office:value-type="float" office:value="-0.0758673198921914" calcext:value-type="float">
            <text:p>-0.07586731989219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412595052091508" calcext:value-type="float">
            <text:p>0.412595052091508</text:p>
          </table:table-cell>
          <table:table-cell office:value-type="float" office:value="0.488599696342228" calcext:value-type="float">
            <text:p>0.488599696342228</text:p>
          </table:table-cell>
          <table:table-cell office:value-type="float" office:value="-0.07600464425072" calcext:value-type="float">
            <text:p>-0.07600464425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75559558830434" calcext:value-type="float">
            <text:p>0.75559558830434</text:p>
          </table:table-cell>
          <table:table-cell office:value-type="float" office:value="0.832905120787427" calcext:value-type="float">
            <text:p>0.832905120787427</text:p>
          </table:table-cell>
          <table:table-cell office:value-type="float" office:value="-0.0773095324830865" calcext:value-type="float">
            <text:p>-0.07730953248308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628196951990409" calcext:value-type="float">
            <text:p>0.628196951990409</text:p>
          </table:table-cell>
          <table:table-cell office:value-type="float" office:value="0.70551980520879" calcext:value-type="float">
            <text:p>0.70551980520879</text:p>
          </table:table-cell>
          <table:table-cell office:value-type="float" office:value="-0.0773228532183814" calcext:value-type="float">
            <text:p>-0.07732285321838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718886693359052" calcext:value-type="float">
            <text:p>0.718886693359052</text:p>
          </table:table-cell>
          <table:table-cell office:value-type="float" office:value="0.796443288437746" calcext:value-type="float">
            <text:p>0.796443288437746</text:p>
          </table:table-cell>
          <table:table-cell office:value-type="float" office:value="-0.0775565950786942" calcext:value-type="float">
            <text:p>-0.07755659507869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.20217007347227" calcext:value-type="float">
            <text:p>1.20217007347227</text:p>
          </table:table-cell>
          <table:table-cell office:value-type="float" office:value="1.27984508370681" calcext:value-type="float">
            <text:p>1.27984508370681</text:p>
          </table:table-cell>
          <table:table-cell office:value-type="float" office:value="-0.0776750102345425" calcext:value-type="float">
            <text:p>-0.07767501023454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743595925721043" calcext:value-type="float">
            <text:p>0.743595925721043</text:p>
          </table:table-cell>
          <table:table-cell office:value-type="float" office:value="0.822051500516678" calcext:value-type="float">
            <text:p>0.822051500516678</text:p>
          </table:table-cell>
          <table:table-cell office:value-type="float" office:value="-0.0784555747956353" calcext:value-type="float">
            <text:p>-0.0784555747956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01780550892725" calcext:value-type="float">
            <text:p>1.01780550892725</text:p>
          </table:table-cell>
          <table:table-cell office:value-type="float" office:value="1.09696597435374" calcext:value-type="float">
            <text:p>1.09696597435374</text:p>
          </table:table-cell>
          <table:table-cell office:value-type="float" office:value="-0.0791604654264932" calcext:value-type="float">
            <text:p>-0.07916046542649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65972293732769" calcext:value-type="float">
            <text:p>0.865972293732769</text:p>
          </table:table-cell>
          <table:table-cell office:value-type="float" office:value="0.945682188339568" calcext:value-type="float">
            <text:p>0.945682188339568</text:p>
          </table:table-cell>
          <table:table-cell office:value-type="float" office:value="-0.0797098946067982" calcext:value-type="float">
            <text:p>-0.07970989460679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93140941424806" calcext:value-type="float">
            <text:p>0.793140941424806</text:p>
          </table:table-cell>
          <table:table-cell office:value-type="float" office:value="0.873671304001983" calcext:value-type="float">
            <text:p>0.873671304001983</text:p>
          </table:table-cell>
          <table:table-cell office:value-type="float" office:value="-0.0805303625771768" calcext:value-type="float">
            <text:p>-0.08053036257717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441422706897846" calcext:value-type="float">
            <text:p>0.441422706897846</text:p>
          </table:table-cell>
          <table:table-cell office:value-type="float" office:value="0.522145981832572" calcext:value-type="float">
            <text:p>0.522145981832572</text:p>
          </table:table-cell>
          <table:table-cell office:value-type="float" office:value="-0.0807232749347257" calcext:value-type="float">
            <text:p>-0.0807232749347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900185276777296" calcext:value-type="float">
            <text:p>0.900185276777296</text:p>
          </table:table-cell>
          <table:table-cell office:value-type="float" office:value="0.981322882096675" calcext:value-type="float">
            <text:p>0.981322882096675</text:p>
          </table:table-cell>
          <table:table-cell office:value-type="float" office:value="-0.0811376053193795" calcext:value-type="float">
            <text:p>-0.08113760531937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397864719628105" calcext:value-type="float">
            <text:p>0.397864719628105</text:p>
          </table:table-cell>
          <table:table-cell office:value-type="float" office:value="0.48064443292559" calcext:value-type="float">
            <text:p>0.48064443292559</text:p>
          </table:table-cell>
          <table:table-cell office:value-type="float" office:value="-0.0827797132974846" calcext:value-type="float">
            <text:p>-0.08277971329748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911031379932073" calcext:value-type="float">
            <text:p>0.911031379932073</text:p>
          </table:table-cell>
          <table:table-cell office:value-type="float" office:value="0.994378571254671" calcext:value-type="float">
            <text:p>0.994378571254671</text:p>
          </table:table-cell>
          <table:table-cell office:value-type="float" office:value="-0.0833471913225982" calcext:value-type="float">
            <text:p>-0.08334719132259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53887639998498" calcext:value-type="float">
            <text:p>0.653887639998498</text:p>
          </table:table-cell>
          <table:table-cell office:value-type="float" office:value="0.737337907680482" calcext:value-type="float">
            <text:p>0.737337907680482</text:p>
          </table:table-cell>
          <table:table-cell office:value-type="float" office:value="-0.0834502676819842" calcext:value-type="float">
            <text:p>-0.08345026768198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17422211405368" calcext:value-type="float">
            <text:p>1.17422211405368</text:p>
          </table:table-cell>
          <table:table-cell office:value-type="float" office:value="1.25799115922335" calcext:value-type="float">
            <text:p>1.25799115922335</text:p>
          </table:table-cell>
          <table:table-cell office:value-type="float" office:value="-0.0837690451696624" calcext:value-type="float">
            <text:p>-0.08376904516966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17155054068045" calcext:value-type="float">
            <text:p>1.17155054068045</text:p>
          </table:table-cell>
          <table:table-cell office:value-type="float" office:value="1.25601698822564" calcext:value-type="float">
            <text:p>1.25601698822564</text:p>
          </table:table-cell>
          <table:table-cell office:value-type="float" office:value="-0.0844664475451935" calcext:value-type="float">
            <text:p>-0.08446644754519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695606385692528" calcext:value-type="float">
            <text:p>0.695606385692528</text:p>
          </table:table-cell>
          <table:table-cell office:value-type="float" office:value="0.780345084330745" calcext:value-type="float">
            <text:p>0.780345084330745</text:p>
          </table:table-cell>
          <table:table-cell office:value-type="float" office:value="-0.0847386986382169" calcext:value-type="float">
            <text:p>-0.0847386986382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716971088824149" calcext:value-type="float">
            <text:p>0.716971088824149</text:p>
          </table:table-cell>
          <table:table-cell office:value-type="float" office:value="0.801915671760353" calcext:value-type="float">
            <text:p>0.801915671760353</text:p>
          </table:table-cell>
          <table:table-cell office:value-type="float" office:value="-0.0849445829362039" calcext:value-type="float">
            <text:p>-0.0849445829362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23131968850976" calcext:value-type="float">
            <text:p>0.923131968850976</text:p>
          </table:table-cell>
          <table:table-cell office:value-type="float" office:value="1.00821228831528" calcext:value-type="float">
            <text:p>1.00821228831528</text:p>
          </table:table-cell>
          <table:table-cell office:value-type="float" office:value="-0.0850803194643048" calcext:value-type="float">
            <text:p>-0.08508031946430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18701922225843" calcext:value-type="float">
            <text:p>0.718701922225843</text:p>
          </table:table-cell>
          <table:table-cell office:value-type="float" office:value="0.803849651791291" calcext:value-type="float">
            <text:p>0.803849651791291</text:p>
          </table:table-cell>
          <table:table-cell office:value-type="float" office:value="-0.085147729565448" calcext:value-type="float">
            <text:p>-0.085147729565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01333189909634" calcext:value-type="float">
            <text:p>1.01333189909634</text:p>
          </table:table-cell>
          <table:table-cell office:value-type="float" office:value="1.09852120405629" calcext:value-type="float">
            <text:p>1.09852120405629</text:p>
          </table:table-cell>
          <table:table-cell office:value-type="float" office:value="-0.0851893049599477" calcext:value-type="float">
            <text:p>-0.0851893049599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23069388689874" calcext:value-type="float">
            <text:p>0.823069388689874</text:p>
          </table:table-cell>
          <table:table-cell office:value-type="float" office:value="0.909838134656902" calcext:value-type="float">
            <text:p>0.909838134656902</text:p>
          </table:table-cell>
          <table:table-cell office:value-type="float" office:value="-0.0867687459670283" calcext:value-type="float">
            <text:p>-0.0867687459670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1.02917270746909" calcext:value-type="float">
            <text:p>1.02917270746909</text:p>
          </table:table-cell>
          <table:table-cell office:value-type="float" office:value="1.11637806355362" calcext:value-type="float">
            <text:p>1.11637806355362</text:p>
          </table:table-cell>
          <table:table-cell office:value-type="float" office:value="-0.0872053560845316" calcext:value-type="float">
            <text:p>-0.0872053560845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09159112777372" calcext:value-type="float">
            <text:p>0.809159112777372</text:p>
          </table:table-cell>
          <table:table-cell office:value-type="float" office:value="0.896422211615242" calcext:value-type="float">
            <text:p>0.896422211615242</text:p>
          </table:table-cell>
          <table:table-cell office:value-type="float" office:value="-0.08726309883787" calcext:value-type="float">
            <text:p>-0.087263098837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53181297058158" calcext:value-type="float">
            <text:p>1.53181297058158</text:p>
          </table:table-cell>
          <table:table-cell office:value-type="float" office:value="1.61964727025779" calcext:value-type="float">
            <text:p>1.61964727025779</text:p>
          </table:table-cell>
          <table:table-cell office:value-type="float" office:value="-0.0878342996762134" calcext:value-type="float">
            <text:p>-0.0878342996762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16820901509172" calcext:value-type="float">
            <text:p>1.16820901509172</text:p>
          </table:table-cell>
          <table:table-cell office:value-type="float" office:value="1.25682031909348" calcext:value-type="float">
            <text:p>1.25682031909348</text:p>
          </table:table-cell>
          <table:table-cell office:value-type="float" office:value="-0.0886113040017553" calcext:value-type="float">
            <text:p>-0.08861130400175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63486524013745" calcext:value-type="float">
            <text:p>0.763486524013745</text:p>
          </table:table-cell>
          <table:table-cell office:value-type="float" office:value="0.853456023586337" calcext:value-type="float">
            <text:p>0.853456023586337</text:p>
          </table:table-cell>
          <table:table-cell office:value-type="float" office:value="-0.0899694995725922" calcext:value-type="float">
            <text:p>-0.08996949957259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435776301701571" calcext:value-type="float">
            <text:p>0.435776301701571</text:p>
          </table:table-cell>
          <table:table-cell office:value-type="float" office:value="0.525945241196591" calcext:value-type="float">
            <text:p>0.525945241196591</text:p>
          </table:table-cell>
          <table:table-cell office:value-type="float" office:value="-0.0901689394950198" calcext:value-type="float">
            <text:p>-0.0901689394950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70467059187528" calcext:value-type="float">
            <text:p>0.670467059187528</text:p>
          </table:table-cell>
          <table:table-cell office:value-type="float" office:value="0.760966804086275" calcext:value-type="float">
            <text:p>0.760966804086275</text:p>
          </table:table-cell>
          <table:table-cell office:value-type="float" office:value="-0.0904997448987468" calcext:value-type="float">
            <text:p>-0.09049974489874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6434653192872" calcext:value-type="float">
            <text:p>0.86434653192872</text:p>
          </table:table-cell>
          <table:table-cell office:value-type="float" office:value="0.955608236435694" calcext:value-type="float">
            <text:p>0.955608236435694</text:p>
          </table:table-cell>
          <table:table-cell office:value-type="float" office:value="-0.0912617045069738" calcext:value-type="float">
            <text:p>-0.09126170450697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08550741862526" calcext:value-type="float">
            <text:p>0.708550741862526</text:p>
          </table:table-cell>
          <table:table-cell office:value-type="float" office:value="0.800069201985496" calcext:value-type="float">
            <text:p>0.800069201985496</text:p>
          </table:table-cell>
          <table:table-cell office:value-type="float" office:value="-0.0915184601229701" calcext:value-type="float">
            <text:p>-0.0915184601229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992722976744873" calcext:value-type="float">
            <text:p>0.992722976744873</text:p>
          </table:table-cell>
          <table:table-cell office:value-type="float" office:value="1.08535814202003" calcext:value-type="float">
            <text:p>1.08535814202003</text:p>
          </table:table-cell>
          <table:table-cell office:value-type="float" office:value="-0.0926351652751596" calcext:value-type="float">
            <text:p>-0.09263516527515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.53260118264097" calcext:value-type="float">
            <text:p>1.53260118264097</text:p>
          </table:table-cell>
          <table:table-cell office:value-type="float" office:value="1.62572171312918" calcext:value-type="float">
            <text:p>1.62572171312918</text:p>
          </table:table-cell>
          <table:table-cell office:value-type="float" office:value="-0.0931205304882099" calcext:value-type="float">
            <text:p>-0.09312053048820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578932889090559" calcext:value-type="float">
            <text:p>0.578932889090559</text:p>
          </table:table-cell>
          <table:table-cell office:value-type="float" office:value="0.672486748430703" calcext:value-type="float">
            <text:p>0.672486748430703</text:p>
          </table:table-cell>
          <table:table-cell office:value-type="float" office:value="-0.0935538593401439" calcext:value-type="float">
            <text:p>-0.0935538593401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554969476187657" calcext:value-type="float">
            <text:p>0.554969476187657</text:p>
          </table:table-cell>
          <table:table-cell office:value-type="float" office:value="0.648529182687398" calcext:value-type="float">
            <text:p>0.648529182687398</text:p>
          </table:table-cell>
          <table:table-cell office:value-type="float" office:value="-0.0935597064997415" calcext:value-type="float">
            <text:p>-0.09355970649974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25602039448864" calcext:value-type="float">
            <text:p>1.25602039448864</text:p>
          </table:table-cell>
          <table:table-cell office:value-type="float" office:value="1.34981155094888" calcext:value-type="float">
            <text:p>1.34981155094888</text:p>
          </table:table-cell>
          <table:table-cell office:value-type="float" office:value="-0.0937911564602354" calcext:value-type="float">
            <text:p>-0.09379115646023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284541908448825" calcext:value-type="float">
            <text:p>0.284541908448825</text:p>
          </table:table-cell>
          <table:table-cell office:value-type="float" office:value="0.378644173091612" calcext:value-type="float">
            <text:p>0.378644173091612</text:p>
          </table:table-cell>
          <table:table-cell office:value-type="float" office:value="-0.0941022646427867" calcext:value-type="float">
            <text:p>-0.0941022646427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36815044896582" calcext:value-type="float">
            <text:p>1.36815044896582</text:p>
          </table:table-cell>
          <table:table-cell office:value-type="float" office:value="1.46301860742259" calcext:value-type="float">
            <text:p>1.46301860742259</text:p>
          </table:table-cell>
          <table:table-cell office:value-type="float" office:value="-0.0948681584567714" calcext:value-type="float">
            <text:p>-0.09486815845677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334008621539685" calcext:value-type="float">
            <text:p>0.334008621539685</text:p>
          </table:table-cell>
          <table:table-cell office:value-type="float" office:value="0.42929166614633" calcext:value-type="float">
            <text:p>0.42929166614633</text:p>
          </table:table-cell>
          <table:table-cell office:value-type="float" office:value="-0.0952830446066448" calcext:value-type="float">
            <text:p>-0.0952830446066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749880379230161" calcext:value-type="float">
            <text:p>0.749880379230161</text:p>
          </table:table-cell>
          <table:table-cell office:value-type="float" office:value="0.845271936742637" calcext:value-type="float">
            <text:p>0.845271936742637</text:p>
          </table:table-cell>
          <table:table-cell office:value-type="float" office:value="-0.0953915575124768" calcext:value-type="float">
            <text:p>-0.09539155751247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527088931358009" calcext:value-type="float">
            <text:p>0.527088931358009</text:p>
          </table:table-cell>
          <table:table-cell office:value-type="float" office:value="0.62308178868368" calcext:value-type="float">
            <text:p>0.62308178868368</text:p>
          </table:table-cell>
          <table:table-cell office:value-type="float" office:value="-0.0959928573256705" calcext:value-type="float">
            <text:p>-0.09599285732567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elirteç </text:p>
          </table:table-cell>
          <table:table-cell office:value-type="float" office:value="0.292237797121145" calcext:value-type="float">
            <text:p>0.292237797121145</text:p>
          </table:table-cell>
          <table:table-cell office:value-type="float" office:value="0.388801441192154" calcext:value-type="float">
            <text:p>0.388801441192154</text:p>
          </table:table-cell>
          <table:table-cell office:value-type="float" office:value="-0.0965636440710096" calcext:value-type="float">
            <text:p>-0.09656364407100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2.32396933439901" calcext:value-type="float">
            <text:p>2.32396933439901</text:p>
          </table:table-cell>
          <table:table-cell office:value-type="float" office:value="2.42074677628814" calcext:value-type="float">
            <text:p>2.42074677628814</text:p>
          </table:table-cell>
          <table:table-cell office:value-type="float" office:value="-0.0967774418891332" calcext:value-type="float">
            <text:p>-0.09677744188913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468160258488097" calcext:value-type="float">
            <text:p>0.468160258488097</text:p>
          </table:table-cell>
          <table:table-cell office:value-type="float" office:value="0.565188278320049" calcext:value-type="float">
            <text:p>0.565188278320049</text:p>
          </table:table-cell>
          <table:table-cell office:value-type="float" office:value="-0.097028019831952" calcext:value-type="float">
            <text:p>-0.0970280198319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791854758585504" calcext:value-type="float">
            <text:p>0.791854758585504</text:p>
          </table:table-cell>
          <table:table-cell office:value-type="float" office:value="0.889200694199589" calcext:value-type="float">
            <text:p>0.889200694199589</text:p>
          </table:table-cell>
          <table:table-cell office:value-type="float" office:value="-0.0973459356140852" calcext:value-type="float">
            <text:p>-0.09734593561408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449704658939676" calcext:value-type="float">
            <text:p>0.449704658939676</text:p>
          </table:table-cell>
          <table:table-cell office:value-type="float" office:value="0.547092801003369" calcext:value-type="float">
            <text:p>0.547092801003369</text:p>
          </table:table-cell>
          <table:table-cell office:value-type="float" office:value="-0.0973881420636926" calcext:value-type="float">
            <text:p>-0.09738814206369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482929623214756" calcext:value-type="float">
            <text:p>0.482929623214756</text:p>
          </table:table-cell>
          <table:table-cell office:value-type="float" office:value="0.580534990365042" calcext:value-type="float">
            <text:p>0.580534990365042</text:p>
          </table:table-cell>
          <table:table-cell office:value-type="float" office:value="-0.0976053671502861" calcext:value-type="float">
            <text:p>-0.09760536715028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550892278540154" calcext:value-type="float">
            <text:p>0.550892278540154</text:p>
          </table:table-cell>
          <table:table-cell office:value-type="float" office:value="0.648800640108898" calcext:value-type="float">
            <text:p>0.648800640108898</text:p>
          </table:table-cell>
          <table:table-cell office:value-type="float" office:value="-0.0979083615687433" calcext:value-type="float">
            <text:p>-0.09790836156874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603732753733241" calcext:value-type="float">
            <text:p>0.603732753733241</text:p>
          </table:table-cell>
          <table:table-cell office:value-type="float" office:value="0.701771246464442" calcext:value-type="float">
            <text:p>0.701771246464442</text:p>
          </table:table-cell>
          <table:table-cell office:value-type="float" office:value="-0.0980384927312015" calcext:value-type="float">
            <text:p>-0.098038492731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692737919712648" calcext:value-type="float">
            <text:p>0.692737919712648</text:p>
          </table:table-cell>
          <table:table-cell office:value-type="float" office:value="0.790921361656598" calcext:value-type="float">
            <text:p>0.790921361656598</text:p>
          </table:table-cell>
          <table:table-cell office:value-type="float" office:value="-0.0981834419439505" calcext:value-type="float">
            <text:p>-0.09818344194395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12606721666345" calcext:value-type="float">
            <text:p>1.12606721666345</text:p>
          </table:table-cell>
          <table:table-cell office:value-type="float" office:value="1.22477895281045" calcext:value-type="float">
            <text:p>1.22477895281045</text:p>
          </table:table-cell>
          <table:table-cell office:value-type="float" office:value="-0.098711736147" calcext:value-type="float">
            <text:p>-0.098711736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889394188497824" calcext:value-type="float">
            <text:p>0.889394188497824</text:p>
          </table:table-cell>
          <table:table-cell office:value-type="float" office:value="0.988132110548387" calcext:value-type="float">
            <text:p>0.988132110548387</text:p>
          </table:table-cell>
          <table:table-cell office:value-type="float" office:value="-0.0987379220505625" calcext:value-type="float">
            <text:p>-0.09873792205056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584465010600022" calcext:value-type="float">
            <text:p>0.584465010600022</text:p>
          </table:table-cell>
          <table:table-cell office:value-type="float" office:value="0.683717150129202" calcext:value-type="float">
            <text:p>0.683717150129202</text:p>
          </table:table-cell>
          <table:table-cell office:value-type="float" office:value="-0.0992521395291797" calcext:value-type="float">
            <text:p>-0.09925213952917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431719995639457" calcext:value-type="float">
            <text:p>0.431719995639457</text:p>
          </table:table-cell>
          <table:table-cell office:value-type="float" office:value="0.531152000562867" calcext:value-type="float">
            <text:p>0.531152000562867</text:p>
          </table:table-cell>
          <table:table-cell office:value-type="float" office:value="-0.0994320049234105" calcext:value-type="float">
            <text:p>-0.0994320049234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31267315511777" calcext:value-type="float">
            <text:p>1.31267315511777</text:p>
          </table:table-cell>
          <table:table-cell office:value-type="float" office:value="1.41244621766707" calcext:value-type="float">
            <text:p>1.41244621766707</text:p>
          </table:table-cell>
          <table:table-cell office:value-type="float" office:value="-0.0997730625493027" calcext:value-type="float">
            <text:p>-0.09977306254930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99235809460792" calcext:value-type="float">
            <text:p>0.699235809460792</text:p>
          </table:table-cell>
          <table:table-cell office:value-type="float" office:value="0.799313721924458" calcext:value-type="float">
            <text:p>0.799313721924458</text:p>
          </table:table-cell>
          <table:table-cell office:value-type="float" office:value="-0.100077912463666" calcext:value-type="float">
            <text:p>-0.1000779124636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51213253921591" calcext:value-type="float">
            <text:p>0.851213253921591</text:p>
          </table:table-cell>
          <table:table-cell office:value-type="float" office:value="0.951831949307917" calcext:value-type="float">
            <text:p>0.951831949307917</text:p>
          </table:table-cell>
          <table:table-cell office:value-type="float" office:value="-0.100618695386326" calcext:value-type="float">
            <text:p>-0.1006186953863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35081261292912" calcext:value-type="float">
            <text:p>1.35081261292912</text:p>
          </table:table-cell>
          <table:table-cell office:value-type="float" office:value="1.45173648273493" calcext:value-type="float">
            <text:p>1.45173648273493</text:p>
          </table:table-cell>
          <table:table-cell office:value-type="float" office:value="-0.100923869805815" calcext:value-type="float">
            <text:p>-0.1009238698058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800282443246946" calcext:value-type="float">
            <text:p>0.800282443246946</text:p>
          </table:table-cell>
          <table:table-cell office:value-type="float" office:value="0.901239639551676" calcext:value-type="float">
            <text:p>0.901239639551676</text:p>
          </table:table-cell>
          <table:table-cell office:value-type="float" office:value="-0.10095719630473" calcext:value-type="float">
            <text:p>-0.100957196304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65555791103997" calcext:value-type="float">
            <text:p>0.65555791103997</text:p>
          </table:table-cell>
          <table:table-cell office:value-type="float" office:value="0.756594527144623" calcext:value-type="float">
            <text:p>0.756594527144623</text:p>
          </table:table-cell>
          <table:table-cell office:value-type="float" office:value="-0.101036616104653" calcext:value-type="float">
            <text:p>-0.1010366161046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491330845559675" calcext:value-type="float">
            <text:p>0.491330845559675</text:p>
          </table:table-cell>
          <table:table-cell office:value-type="float" office:value="0.593258133278072" calcext:value-type="float">
            <text:p>0.593258133278072</text:p>
          </table:table-cell>
          <table:table-cell office:value-type="float" office:value="-0.101927287718397" calcext:value-type="float">
            <text:p>-0.1019272877183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811815704884386" calcext:value-type="float">
            <text:p>0.811815704884386</text:p>
          </table:table-cell>
          <table:table-cell office:value-type="float" office:value="0.913755954580212" calcext:value-type="float">
            <text:p>0.913755954580212</text:p>
          </table:table-cell>
          <table:table-cell office:value-type="float" office:value="-0.101940249695826" calcext:value-type="float">
            <text:p>-0.1019402496958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74463248481034" calcext:value-type="float">
            <text:p>0.774463248481034</text:p>
          </table:table-cell>
          <table:table-cell office:value-type="float" office:value="0.876697342239418" calcext:value-type="float">
            <text:p>0.876697342239418</text:p>
          </table:table-cell>
          <table:table-cell office:value-type="float" office:value="-0.102234093758384" calcext:value-type="float">
            <text:p>-0.102234093758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776024249272754" calcext:value-type="float">
            <text:p>0.776024249272754</text:p>
          </table:table-cell>
          <table:table-cell office:value-type="float" office:value="0.878379971440241" calcext:value-type="float">
            <text:p>0.878379971440241</text:p>
          </table:table-cell>
          <table:table-cell office:value-type="float" office:value="-0.102355722167488" calcext:value-type="float">
            <text:p>-0.1023557221674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10447833576539" calcext:value-type="float">
            <text:p>0.910447833576539</text:p>
          </table:table-cell>
          <table:table-cell office:value-type="float" office:value="1.01328585545566" calcext:value-type="float">
            <text:p>1.01328585545566</text:p>
          </table:table-cell>
          <table:table-cell office:value-type="float" office:value="-0.102838021879121" calcext:value-type="float">
            <text:p>-0.102838021879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0034489647104" calcext:value-type="float">
            <text:p>1.0034489647104</text:p>
          </table:table-cell>
          <table:table-cell office:value-type="float" office:value="1.10683907409601" calcext:value-type="float">
            <text:p>1.10683907409601</text:p>
          </table:table-cell>
          <table:table-cell office:value-type="float" office:value="-0.103390109385611" calcext:value-type="float">
            <text:p>-0.1033901093856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elirteç </text:p>
          </table:table-cell>
          <table:table-cell office:value-type="float" office:value="0.502953049182121" calcext:value-type="float">
            <text:p>0.502953049182121</text:p>
          </table:table-cell>
          <table:table-cell office:value-type="float" office:value="0.607113884621269" calcext:value-type="float">
            <text:p>0.607113884621269</text:p>
          </table:table-cell>
          <table:table-cell office:value-type="float" office:value="-0.104160835439148" calcext:value-type="float">
            <text:p>-0.104160835439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912559356479478" calcext:value-type="float">
            <text:p>0.912559356479478</text:p>
          </table:table-cell>
          <table:table-cell office:value-type="float" office:value="1.01750324104567" calcext:value-type="float">
            <text:p>1.01750324104567</text:p>
          </table:table-cell>
          <table:table-cell office:value-type="float" office:value="-0.104943884566191" calcext:value-type="float">
            <text:p>-0.104943884566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450267152242612" calcext:value-type="float">
            <text:p>0.450267152242612</text:p>
          </table:table-cell>
          <table:table-cell office:value-type="float" office:value="0.5570072505597" calcext:value-type="float">
            <text:p>0.5570072505597</text:p>
          </table:table-cell>
          <table:table-cell office:value-type="float" office:value="-0.106740098317088" calcext:value-type="float">
            <text:p>-0.1067400983170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532442251933863" calcext:value-type="float">
            <text:p>0.532442251933863</text:p>
          </table:table-cell>
          <table:table-cell office:value-type="float" office:value="0.639609059767226" calcext:value-type="float">
            <text:p>0.639609059767226</text:p>
          </table:table-cell>
          <table:table-cell office:value-type="float" office:value="-0.107166807833364" calcext:value-type="float">
            <text:p>-0.1071668078333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590696853360741" calcext:value-type="float">
            <text:p>0.590696853360741</text:p>
          </table:table-cell>
          <table:table-cell office:value-type="float" office:value="0.697959699175775" calcext:value-type="float">
            <text:p>0.697959699175775</text:p>
          </table:table-cell>
          <table:table-cell office:value-type="float" office:value="-0.107262845815034" calcext:value-type="float">
            <text:p>-0.107262845815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520602185674178" calcext:value-type="float">
            <text:p>0.520602185674178</text:p>
          </table:table-cell>
          <table:table-cell office:value-type="float" office:value="0.629397271870633" calcext:value-type="float">
            <text:p>0.629397271870633</text:p>
          </table:table-cell>
          <table:table-cell office:value-type="float" office:value="-0.108795086196456" calcext:value-type="float">
            <text:p>-0.1087950861964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65447618638985" calcext:value-type="float">
            <text:p>0.965447618638985</text:p>
          </table:table-cell>
          <table:table-cell office:value-type="float" office:value="1.07431170285572" calcext:value-type="float">
            <text:p>1.07431170285572</text:p>
          </table:table-cell>
          <table:table-cell office:value-type="float" office:value="-0.108864084216737" calcext:value-type="float">
            <text:p>-0.1088640842167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988532486409129" calcext:value-type="float">
            <text:p>0.988532486409129</text:p>
          </table:table-cell>
          <table:table-cell office:value-type="float" office:value="1.09776660478418" calcext:value-type="float">
            <text:p>1.09776660478418</text:p>
          </table:table-cell>
          <table:table-cell office:value-type="float" office:value="-0.109234118375052" calcext:value-type="float">
            <text:p>-0.109234118375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563114010982872" calcext:value-type="float">
            <text:p>0.563114010982872</text:p>
          </table:table-cell>
          <table:table-cell office:value-type="float" office:value="0.672355488144115" calcext:value-type="float">
            <text:p>0.672355488144115</text:p>
          </table:table-cell>
          <table:table-cell office:value-type="float" office:value="-0.109241477161243" calcext:value-type="float">
            <text:p>-0.109241477161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532422057836012" calcext:value-type="float">
            <text:p>0.532422057836012</text:p>
          </table:table-cell>
          <table:table-cell office:value-type="float" office:value="0.642329243617787" calcext:value-type="float">
            <text:p>0.642329243617787</text:p>
          </table:table-cell>
          <table:table-cell office:value-type="float" office:value="-0.109907185781775" calcext:value-type="float">
            <text:p>-0.1099071857817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49481117563572" calcext:value-type="float">
            <text:p>0.649481117563572</text:p>
          </table:table-cell>
          <table:table-cell office:value-type="float" office:value="0.760243897393864" calcext:value-type="float">
            <text:p>0.760243897393864</text:p>
          </table:table-cell>
          <table:table-cell office:value-type="float" office:value="-0.110762779830292" calcext:value-type="float">
            <text:p>-0.1107627798302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54541871090449" calcext:value-type="float">
            <text:p>0.54541871090449</text:p>
          </table:table-cell>
          <table:table-cell office:value-type="float" office:value="0.65667072519989" calcext:value-type="float">
            <text:p>0.65667072519989</text:p>
          </table:table-cell>
          <table:table-cell office:value-type="float" office:value="-0.111252014295399" calcext:value-type="float">
            <text:p>-0.1112520142953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94117485539787" calcext:value-type="float">
            <text:p>0.894117485539787</text:p>
          </table:table-cell>
          <table:table-cell office:value-type="float" office:value="1.00590897231973" calcext:value-type="float">
            <text:p>1.00590897231973</text:p>
          </table:table-cell>
          <table:table-cell office:value-type="float" office:value="-0.111791486779942" calcext:value-type="float">
            <text:p>-0.1117914867799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86355848440637" calcext:value-type="float">
            <text:p>0.886355848440637</text:p>
          </table:table-cell>
          <table:table-cell office:value-type="float" office:value="0.998643819491499" calcext:value-type="float">
            <text:p>0.998643819491499</text:p>
          </table:table-cell>
          <table:table-cell office:value-type="float" office:value="-0.112287971050862" calcext:value-type="float">
            <text:p>-0.1122879710508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744940813877238" calcext:value-type="float">
            <text:p>0.744940813877238</text:p>
          </table:table-cell>
          <table:table-cell office:value-type="float" office:value="0.857350880779345" calcext:value-type="float">
            <text:p>0.857350880779345</text:p>
          </table:table-cell>
          <table:table-cell office:value-type="float" office:value="-0.112410066902107" calcext:value-type="float">
            <text:p>-0.112410066902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508302228055154" calcext:value-type="float">
            <text:p>0.508302228055154</text:p>
          </table:table-cell>
          <table:table-cell office:value-type="float" office:value="0.621700511110055" calcext:value-type="float">
            <text:p>0.621700511110055</text:p>
          </table:table-cell>
          <table:table-cell office:value-type="float" office:value="-0.113398283054902" calcext:value-type="float">
            <text:p>-0.1133982830549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491771020198231" calcext:value-type="float">
            <text:p>0.491771020198231</text:p>
          </table:table-cell>
          <table:table-cell office:value-type="float" office:value="0.605994841765871" calcext:value-type="float">
            <text:p>0.605994841765871</text:p>
          </table:table-cell>
          <table:table-cell office:value-type="float" office:value="-0.11422382156764" calcext:value-type="float">
            <text:p>-0.114223821567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896370926451139" calcext:value-type="float">
            <text:p>0.896370926451139</text:p>
          </table:table-cell>
          <table:table-cell office:value-type="float" office:value="1.01074548619699" calcext:value-type="float">
            <text:p>1.01074548619699</text:p>
          </table:table-cell>
          <table:table-cell office:value-type="float" office:value="-0.114374559745853" calcext:value-type="float">
            <text:p>-0.1143745597458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40972365134062" calcext:value-type="float">
            <text:p>0.40972365134062</text:p>
          </table:table-cell>
          <table:table-cell office:value-type="float" office:value="0.524573205825476" calcext:value-type="float">
            <text:p>0.524573205825476</text:p>
          </table:table-cell>
          <table:table-cell office:value-type="float" office:value="-0.114849554484856" calcext:value-type="float">
            <text:p>-0.1148495544848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632343890930081" calcext:value-type="float">
            <text:p>0.632343890930081</text:p>
          </table:table-cell>
          <table:table-cell office:value-type="float" office:value="0.747244503114457" calcext:value-type="float">
            <text:p>0.747244503114457</text:p>
          </table:table-cell>
          <table:table-cell office:value-type="float" office:value="-0.114900612184376" calcext:value-type="float">
            <text:p>-0.1149006121843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86094976844831" calcext:value-type="float">
            <text:p>0.886094976844831</text:p>
          </table:table-cell>
          <table:table-cell office:value-type="float" office:value="1.00186138410932" calcext:value-type="float">
            <text:p>1.00186138410932</text:p>
          </table:table-cell>
          <table:table-cell office:value-type="float" office:value="-0.115766407264491" calcext:value-type="float">
            <text:p>-0.1157664072644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374494421612843" calcext:value-type="float">
            <text:p>0.374494421612843</text:p>
          </table:table-cell>
          <table:table-cell office:value-type="float" office:value="0.491467531372897" calcext:value-type="float">
            <text:p>0.491467531372897</text:p>
          </table:table-cell>
          <table:table-cell office:value-type="float" office:value="-0.116973109760054" calcext:value-type="float">
            <text:p>-0.1169731097600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558831289455635" calcext:value-type="float">
            <text:p>0.558831289455635</text:p>
          </table:table-cell>
          <table:table-cell office:value-type="float" office:value="0.67650500672918" calcext:value-type="float">
            <text:p>0.67650500672918</text:p>
          </table:table-cell>
          <table:table-cell office:value-type="float" office:value="-0.117673717273545" calcext:value-type="float">
            <text:p>-0.1176737172735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498150115338697" calcext:value-type="float">
            <text:p>0.498150115338697</text:p>
          </table:table-cell>
          <table:table-cell office:value-type="float" office:value="0.616606623307097" calcext:value-type="float">
            <text:p>0.616606623307097</text:p>
          </table:table-cell>
          <table:table-cell office:value-type="float" office:value="-0.1184565079684" calcext:value-type="float">
            <text:p>-0.11845650796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507881195487017" calcext:value-type="float">
            <text:p>0.507881195487017</text:p>
          </table:table-cell>
          <table:table-cell office:value-type="float" office:value="0.62688139435091" calcext:value-type="float">
            <text:p>0.62688139435091</text:p>
          </table:table-cell>
          <table:table-cell office:value-type="float" office:value="-0.119000198863893" calcext:value-type="float">
            <text:p>-0.1190001988638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42205682179962" calcext:value-type="float">
            <text:p>0.842205682179962</text:p>
          </table:table-cell>
          <table:table-cell office:value-type="float" office:value="0.962039534707313" calcext:value-type="float">
            <text:p>0.962039534707313</text:p>
          </table:table-cell>
          <table:table-cell office:value-type="float" office:value="-0.119833852527351" calcext:value-type="float">
            <text:p>-0.1198338525273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519822374957779" calcext:value-type="float">
            <text:p>0.519822374957779</text:p>
          </table:table-cell>
          <table:table-cell office:value-type="float" office:value="0.640853711169918" calcext:value-type="float">
            <text:p>0.640853711169918</text:p>
          </table:table-cell>
          <table:table-cell office:value-type="float" office:value="-0.121031336212138" calcext:value-type="float">
            <text:p>-0.121031336212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56888827060621" calcext:value-type="float">
            <text:p>0.856888827060621</text:p>
          </table:table-cell>
          <table:table-cell office:value-type="float" office:value="0.978013680831899" calcext:value-type="float">
            <text:p>0.978013680831899</text:p>
          </table:table-cell>
          <table:table-cell office:value-type="float" office:value="-0.121124853771278" calcext:value-type="float">
            <text:p>-0.121124853771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536047583922576" calcext:value-type="float">
            <text:p>0.536047583922576</text:p>
          </table:table-cell>
          <table:table-cell office:value-type="float" office:value="0.657378272503865" calcext:value-type="float">
            <text:p>0.657378272503865</text:p>
          </table:table-cell>
          <table:table-cell office:value-type="float" office:value="-0.121330688581288" calcext:value-type="float">
            <text:p>-0.121330688581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450176062701751" calcext:value-type="float">
            <text:p>0.450176062701751</text:p>
          </table:table-cell>
          <table:table-cell office:value-type="float" office:value="0.571533338735785" calcext:value-type="float">
            <text:p>0.571533338735785</text:p>
          </table:table-cell>
          <table:table-cell office:value-type="float" office:value="-0.121357276034033" calcext:value-type="float">
            <text:p>-0.121357276034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442308773815567" calcext:value-type="float">
            <text:p>0.442308773815567</text:p>
          </table:table-cell>
          <table:table-cell office:value-type="float" office:value="0.563834053982145" calcext:value-type="float">
            <text:p>0.563834053982145</text:p>
          </table:table-cell>
          <table:table-cell office:value-type="float" office:value="-0.121525280166578" calcext:value-type="float">
            <text:p>-0.1215252801665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364278640983674" calcext:value-type="float">
            <text:p>0.364278640983674</text:p>
          </table:table-cell>
          <table:table-cell office:value-type="float" office:value="0.487688620002177" calcext:value-type="float">
            <text:p>0.487688620002177</text:p>
          </table:table-cell>
          <table:table-cell office:value-type="float" office:value="-0.123409979018502" calcext:value-type="float">
            <text:p>-0.1234099790185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77562086064913" calcext:value-type="float">
            <text:p>0.677562086064913</text:p>
          </table:table-cell>
          <table:table-cell office:value-type="float" office:value="0.801207265450858" calcext:value-type="float">
            <text:p>0.801207265450858</text:p>
          </table:table-cell>
          <table:table-cell office:value-type="float" office:value="-0.123645179385945" calcext:value-type="float">
            <text:p>-0.123645179385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85294348659828" calcext:value-type="float">
            <text:p>0.85294348659828</text:p>
          </table:table-cell>
          <table:table-cell office:value-type="float" office:value="0.976760013562498" calcext:value-type="float">
            <text:p>0.976760013562498</text:p>
          </table:table-cell>
          <table:table-cell office:value-type="float" office:value="-0.123816526964218" calcext:value-type="float">
            <text:p>-0.123816526964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502688815398271" calcext:value-type="float">
            <text:p>0.502688815398271</text:p>
          </table:table-cell>
          <table:table-cell office:value-type="float" office:value="0.626676604165236" calcext:value-type="float">
            <text:p>0.626676604165236</text:p>
          </table:table-cell>
          <table:table-cell office:value-type="float" office:value="-0.123987788766965" calcext:value-type="float">
            <text:p>-0.1239877887669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73393382901946" calcext:value-type="float">
            <text:p>0.673393382901946</text:p>
          </table:table-cell>
          <table:table-cell office:value-type="float" office:value="0.797989036973587" calcext:value-type="float">
            <text:p>0.797989036973587</text:p>
          </table:table-cell>
          <table:table-cell office:value-type="float" office:value="-0.124595654071641" calcext:value-type="float">
            <text:p>-0.1245956540716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11061776115969" calcext:value-type="float">
            <text:p>1.11061776115969</text:p>
          </table:table-cell>
          <table:table-cell office:value-type="float" office:value="1.23533157134862" calcext:value-type="float">
            <text:p>1.23533157134862</text:p>
          </table:table-cell>
          <table:table-cell office:value-type="float" office:value="-0.124713810188936" calcext:value-type="float">
            <text:p>-0.1247138101889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elirteç </text:p>
          </table:table-cell>
          <table:table-cell office:value-type="float" office:value="0.904235048884017" calcext:value-type="float">
            <text:p>0.904235048884017</text:p>
          </table:table-cell>
          <table:table-cell office:value-type="float" office:value="1.02970195808907" calcext:value-type="float">
            <text:p>1.02970195808907</text:p>
          </table:table-cell>
          <table:table-cell office:value-type="float" office:value="-0.125466909205052" calcext:value-type="float">
            <text:p>-0.125466909205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845059861326422" calcext:value-type="float">
            <text:p>0.845059861326422</text:p>
          </table:table-cell>
          <table:table-cell office:value-type="float" office:value="0.970669832542869" calcext:value-type="float">
            <text:p>0.970669832542869</text:p>
          </table:table-cell>
          <table:table-cell office:value-type="float" office:value="-0.125609971216446" calcext:value-type="float">
            <text:p>-0.125609971216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280926548350727" calcext:value-type="float">
            <text:p>0.280926548350727</text:p>
          </table:table-cell>
          <table:table-cell office:value-type="float" office:value="0.406798260459394" calcext:value-type="float">
            <text:p>0.406798260459394</text:p>
          </table:table-cell>
          <table:table-cell office:value-type="float" office:value="-0.125871712108666" calcext:value-type="float">
            <text:p>-0.1258717121086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1.51162993020538" calcext:value-type="float">
            <text:p>1.51162993020538</text:p>
          </table:table-cell>
          <table:table-cell office:value-type="float" office:value="1.64146867692259" calcext:value-type="float">
            <text:p>1.64146867692259</text:p>
          </table:table-cell>
          <table:table-cell office:value-type="float" office:value="-0.129838746717213" calcext:value-type="float">
            <text:p>-0.1298387467172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70967609141476" calcext:value-type="float">
            <text:p>1.70967609141476</text:p>
          </table:table-cell>
          <table:table-cell office:value-type="float" office:value="1.84037253704942" calcext:value-type="float">
            <text:p>1.84037253704942</text:p>
          </table:table-cell>
          <table:table-cell office:value-type="float" office:value="-0.130696445634655" calcext:value-type="float">
            <text:p>-0.1306964456346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45254524073786" calcext:value-type="float">
            <text:p>0.45254524073786</text:p>
          </table:table-cell>
          <table:table-cell office:value-type="float" office:value="0.584235008177624" calcext:value-type="float">
            <text:p>0.584235008177624</text:p>
          </table:table-cell>
          <table:table-cell office:value-type="float" office:value="-0.131689767439764" calcext:value-type="float">
            <text:p>-0.1316897674397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08218354298252" calcext:value-type="float">
            <text:p>1.08218354298252</text:p>
          </table:table-cell>
          <table:table-cell office:value-type="float" office:value="1.21523647711293" calcext:value-type="float">
            <text:p>1.21523647711293</text:p>
          </table:table-cell>
          <table:table-cell office:value-type="float" office:value="-0.133052934130412" calcext:value-type="float">
            <text:p>-0.1330529341304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540055402190748" calcext:value-type="float">
            <text:p>0.540055402190748</text:p>
          </table:table-cell>
          <table:table-cell office:value-type="float" office:value="0.67355791360332" calcext:value-type="float">
            <text:p>0.67355791360332</text:p>
          </table:table-cell>
          <table:table-cell office:value-type="float" office:value="-0.133502511412572" calcext:value-type="float">
            <text:p>-0.1335025114125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759727378593823" calcext:value-type="float">
            <text:p>0.759727378593823</text:p>
          </table:table-cell>
          <table:table-cell office:value-type="float" office:value="0.893255629088924" calcext:value-type="float">
            <text:p>0.893255629088924</text:p>
          </table:table-cell>
          <table:table-cell office:value-type="float" office:value="-0.1335282504951" calcext:value-type="float">
            <text:p>-0.13352825049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3319128431164" calcext:value-type="float">
            <text:p>0.83319128431164</text:p>
          </table:table-cell>
          <table:table-cell office:value-type="float" office:value="0.967716008246878" calcext:value-type="float">
            <text:p>0.967716008246878</text:p>
          </table:table-cell>
          <table:table-cell office:value-type="float" office:value="-0.134524723935239" calcext:value-type="float">
            <text:p>-0.134524723935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15757465868113" calcext:value-type="float">
            <text:p>0.615757465868113</text:p>
          </table:table-cell>
          <table:table-cell office:value-type="float" office:value="0.750387287342625" calcext:value-type="float">
            <text:p>0.750387287342625</text:p>
          </table:table-cell>
          <table:table-cell office:value-type="float" office:value="-0.134629821474512" calcext:value-type="float">
            <text:p>-0.134629821474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03910198067111" calcext:value-type="float">
            <text:p>1.03910198067111</text:p>
          </table:table-cell>
          <table:table-cell office:value-type="float" office:value="1.17414969404519" calcext:value-type="float">
            <text:p>1.17414969404519</text:p>
          </table:table-cell>
          <table:table-cell office:value-type="float" office:value="-0.135047713374079" calcext:value-type="float">
            <text:p>-0.1350477133740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575285009694154" calcext:value-type="float">
            <text:p>0.575285009694154</text:p>
          </table:table-cell>
          <table:table-cell office:value-type="float" office:value="0.710877729493791" calcext:value-type="float">
            <text:p>0.710877729493791</text:p>
          </table:table-cell>
          <table:table-cell office:value-type="float" office:value="-0.135592719799637" calcext:value-type="float">
            <text:p>-0.1355927197996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.02125637850869" calcext:value-type="float">
            <text:p>1.02125637850869</text:p>
          </table:table-cell>
          <table:table-cell office:value-type="float" office:value="1.15686745605969" calcext:value-type="float">
            <text:p>1.15686745605969</text:p>
          </table:table-cell>
          <table:table-cell office:value-type="float" office:value="-0.135611077551004" calcext:value-type="float">
            <text:p>-0.135611077551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63956426970043" calcext:value-type="float">
            <text:p>0.963956426970043</text:p>
          </table:table-cell>
          <table:table-cell office:value-type="float" office:value="1.09965413963237" calcext:value-type="float">
            <text:p>1.09965413963237</text:p>
          </table:table-cell>
          <table:table-cell office:value-type="float" office:value="-0.135697712662329" calcext:value-type="float">
            <text:p>-0.1356977126623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594958022527166" calcext:value-type="float">
            <text:p>0.594958022527166</text:p>
          </table:table-cell>
          <table:table-cell office:value-type="float" office:value="0.730836666660833" calcext:value-type="float">
            <text:p>0.730836666660833</text:p>
          </table:table-cell>
          <table:table-cell office:value-type="float" office:value="-0.135878644133667" calcext:value-type="float">
            <text:p>-0.135878644133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47000604848683" calcext:value-type="float">
            <text:p>0.947000604848683</text:p>
          </table:table-cell>
          <table:table-cell office:value-type="float" office:value="1.08351996770689" calcext:value-type="float">
            <text:p>1.08351996770689</text:p>
          </table:table-cell>
          <table:table-cell office:value-type="float" office:value="-0.136519362858205" calcext:value-type="float">
            <text:p>-0.1365193628582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1.32960086738475" calcext:value-type="float">
            <text:p>1.32960086738475</text:p>
          </table:table-cell>
          <table:table-cell office:value-type="float" office:value="1.46714583628454" calcext:value-type="float">
            <text:p>1.46714583628454</text:p>
          </table:table-cell>
          <table:table-cell office:value-type="float" office:value="-0.137544968899795" calcext:value-type="float">
            <text:p>-0.1375449688997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9979725812981" calcext:value-type="float">
            <text:p>0.69979725812981</text:p>
          </table:table-cell>
          <table:table-cell office:value-type="float" office:value="0.837748905876542" calcext:value-type="float">
            <text:p>0.837748905876542</text:p>
          </table:table-cell>
          <table:table-cell office:value-type="float" office:value="-0.137951647746732" calcext:value-type="float">
            <text:p>-0.1379516477467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41692335018117" calcext:value-type="float">
            <text:p>0.741692335018117</text:p>
          </table:table-cell>
          <table:table-cell office:value-type="float" office:value="0.879848625711992" calcext:value-type="float">
            <text:p>0.879848625711992</text:p>
          </table:table-cell>
          <table:table-cell office:value-type="float" office:value="-0.138156290693875" calcext:value-type="float">
            <text:p>-0.1381562906938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276496950315506" calcext:value-type="float">
            <text:p>0.276496950315506</text:p>
          </table:table-cell>
          <table:table-cell office:value-type="float" office:value="0.414826247323812" calcext:value-type="float">
            <text:p>0.414826247323812</text:p>
          </table:table-cell>
          <table:table-cell office:value-type="float" office:value="-0.138329297008305" calcext:value-type="float">
            <text:p>-0.1383292970083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480255019194015" calcext:value-type="float">
            <text:p>0.480255019194015</text:p>
          </table:table-cell>
          <table:table-cell office:value-type="float" office:value="0.619490112314357" calcext:value-type="float">
            <text:p>0.619490112314357</text:p>
          </table:table-cell>
          <table:table-cell office:value-type="float" office:value="-0.139235093120342" calcext:value-type="float">
            <text:p>-0.1392350931203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1.00099093459163" calcext:value-type="float">
            <text:p>1.00099093459163</text:p>
          </table:table-cell>
          <table:table-cell office:value-type="float" office:value="1.14054834343394" calcext:value-type="float">
            <text:p>1.14054834343394</text:p>
          </table:table-cell>
          <table:table-cell office:value-type="float" office:value="-0.139557408842305" calcext:value-type="float">
            <text:p>-0.13955740884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01787854381145" calcext:value-type="float">
            <text:p>0.801787854381145</text:p>
          </table:table-cell>
          <table:table-cell office:value-type="float" office:value="0.941778082934498" calcext:value-type="float">
            <text:p>0.941778082934498</text:p>
          </table:table-cell>
          <table:table-cell office:value-type="float" office:value="-0.139990228553352" calcext:value-type="float">
            <text:p>-0.1399902285533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.45898200221972" calcext:value-type="float">
            <text:p>1.45898200221972</text:p>
          </table:table-cell>
          <table:table-cell office:value-type="float" office:value="1.59932873516076" calcext:value-type="float">
            <text:p>1.59932873516076</text:p>
          </table:table-cell>
          <table:table-cell office:value-type="float" office:value="-0.140346732941039" calcext:value-type="float">
            <text:p>-0.140346732941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08419125040261" calcext:value-type="float">
            <text:p>1.08419125040261</text:p>
          </table:table-cell>
          <table:table-cell office:value-type="float" office:value="1.22491182269163" calcext:value-type="float">
            <text:p>1.22491182269163</text:p>
          </table:table-cell>
          <table:table-cell office:value-type="float" office:value="-0.140720572289017" calcext:value-type="float">
            <text:p>-0.140720572289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719727790992722" calcext:value-type="float">
            <text:p>0.719727790992722</text:p>
          </table:table-cell>
          <table:table-cell office:value-type="float" office:value="0.861339530606079" calcext:value-type="float">
            <text:p>0.861339530606079</text:p>
          </table:table-cell>
          <table:table-cell office:value-type="float" office:value="-0.141611739613357" calcext:value-type="float">
            <text:p>-0.1416117396133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30516154444406" calcext:value-type="float">
            <text:p>1.30516154444406</text:p>
          </table:table-cell>
          <table:table-cell office:value-type="float" office:value="1.44722809605603" calcext:value-type="float">
            <text:p>1.44722809605603</text:p>
          </table:table-cell>
          <table:table-cell office:value-type="float" office:value="-0.142066551611968" calcext:value-type="float">
            <text:p>-0.1420665516119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22819118816836" calcext:value-type="float">
            <text:p>0.22819118816836</text:p>
          </table:table-cell>
          <table:table-cell office:value-type="float" office:value="0.370342985022481" calcext:value-type="float">
            <text:p>0.370342985022481</text:p>
          </table:table-cell>
          <table:table-cell office:value-type="float" office:value="-0.142151796854121" calcext:value-type="float">
            <text:p>-0.142151796854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22438017597385" calcext:value-type="float">
            <text:p>0.922438017597385</text:p>
          </table:table-cell>
          <table:table-cell office:value-type="float" office:value="1.06470912177058" calcext:value-type="float">
            <text:p>1.06470912177058</text:p>
          </table:table-cell>
          <table:table-cell office:value-type="float" office:value="-0.142271104173195" calcext:value-type="float">
            <text:p>-0.142271104173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00100212642058" calcext:value-type="float">
            <text:p>0.800100212642058</text:p>
          </table:table-cell>
          <table:table-cell office:value-type="float" office:value="0.942701694045306" calcext:value-type="float">
            <text:p>0.942701694045306</text:p>
          </table:table-cell>
          <table:table-cell office:value-type="float" office:value="-0.142601481403249" calcext:value-type="float">
            <text:p>-0.1426014814032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47239181485266" calcext:value-type="float">
            <text:p>0.47239181485266</text:p>
          </table:table-cell>
          <table:table-cell office:value-type="float" office:value="0.61506690478907" calcext:value-type="float">
            <text:p>0.61506690478907</text:p>
          </table:table-cell>
          <table:table-cell office:value-type="float" office:value="-0.14267508993641" calcext:value-type="float">
            <text:p>-0.142675089936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ağlaç </text:p>
          </table:table-cell>
          <table:table-cell office:value-type="float" office:value="1.20044457292992" calcext:value-type="float">
            <text:p>1.20044457292992</text:p>
          </table:table-cell>
          <table:table-cell office:value-type="float" office:value="1.34346714808193" calcext:value-type="float">
            <text:p>1.34346714808193</text:p>
          </table:table-cell>
          <table:table-cell office:value-type="float" office:value="-0.14302257515201" calcext:value-type="float">
            <text:p>-0.14302257515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94196489463304" calcext:value-type="float">
            <text:p>0.894196489463304</text:p>
          </table:table-cell>
          <table:table-cell office:value-type="float" office:value="1.03820189775678" calcext:value-type="float">
            <text:p>1.03820189775678</text:p>
          </table:table-cell>
          <table:table-cell office:value-type="float" office:value="-0.144005408293477" calcext:value-type="float">
            <text:p>-0.144005408293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279694549775537" calcext:value-type="float">
            <text:p>0.279694549775537</text:p>
          </table:table-cell>
          <table:table-cell office:value-type="float" office:value="0.423761811817929" calcext:value-type="float">
            <text:p>0.423761811817929</text:p>
          </table:table-cell>
          <table:table-cell office:value-type="float" office:value="-0.144067262042392" calcext:value-type="float">
            <text:p>-0.144067262042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657436754616972" calcext:value-type="float">
            <text:p>0.657436754616972</text:p>
          </table:table-cell>
          <table:table-cell office:value-type="float" office:value="0.801797280033467" calcext:value-type="float">
            <text:p>0.801797280033467</text:p>
          </table:table-cell>
          <table:table-cell office:value-type="float" office:value="-0.144360525416496" calcext:value-type="float">
            <text:p>-0.1443605254164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72602447822006" calcext:value-type="float">
            <text:p>0.72602447822006</text:p>
          </table:table-cell>
          <table:table-cell office:value-type="float" office:value="0.871154058261781" calcext:value-type="float">
            <text:p>0.871154058261781</text:p>
          </table:table-cell>
          <table:table-cell office:value-type="float" office:value="-0.145129580041721" calcext:value-type="float">
            <text:p>-0.1451295800417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09074157752222" calcext:value-type="float">
            <text:p>0.709074157752222</text:p>
          </table:table-cell>
          <table:table-cell office:value-type="float" office:value="0.854745186562853" calcext:value-type="float">
            <text:p>0.854745186562853</text:p>
          </table:table-cell>
          <table:table-cell office:value-type="float" office:value="-0.145671028810631" calcext:value-type="float">
            <text:p>-0.1456710288106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4927544546894" calcext:value-type="float">
            <text:p>0.4927544546894</text:p>
          </table:table-cell>
          <table:table-cell office:value-type="float" office:value="0.638792681011539" calcext:value-type="float">
            <text:p>0.638792681011539</text:p>
          </table:table-cell>
          <table:table-cell office:value-type="float" office:value="-0.146038226322139" calcext:value-type="float">
            <text:p>-0.146038226322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60720178537533" calcext:value-type="float">
            <text:p>0.660720178537533</text:p>
          </table:table-cell>
          <table:table-cell office:value-type="float" office:value="0.806995343179798" calcext:value-type="float">
            <text:p>0.806995343179798</text:p>
          </table:table-cell>
          <table:table-cell office:value-type="float" office:value="-0.146275164642264" calcext:value-type="float">
            <text:p>-0.146275164642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609267104001934" calcext:value-type="float">
            <text:p>0.609267104001934</text:p>
          </table:table-cell>
          <table:table-cell office:value-type="float" office:value="0.755995081401166" calcext:value-type="float">
            <text:p>0.755995081401166</text:p>
          </table:table-cell>
          <table:table-cell office:value-type="float" office:value="-0.146727977399232" calcext:value-type="float">
            <text:p>-0.146727977399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657469608877011" calcext:value-type="float">
            <text:p>0.657469608877011</text:p>
          </table:table-cell>
          <table:table-cell office:value-type="float" office:value="0.8049540068212" calcext:value-type="float">
            <text:p>0.8049540068212</text:p>
          </table:table-cell>
          <table:table-cell office:value-type="float" office:value="-0.14748439794419" calcext:value-type="float">
            <text:p>-0.147484397944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868922195735611" calcext:value-type="float">
            <text:p>0.868922195735611</text:p>
          </table:table-cell>
          <table:table-cell office:value-type="float" office:value="1.01657510036465" calcext:value-type="float">
            <text:p>1.01657510036465</text:p>
          </table:table-cell>
          <table:table-cell office:value-type="float" office:value="-0.147652904629036" calcext:value-type="float">
            <text:p>-0.147652904629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836287625785011" calcext:value-type="float">
            <text:p>0.836287625785011</text:p>
          </table:table-cell>
          <table:table-cell office:value-type="float" office:value="0.984128457790185" calcext:value-type="float">
            <text:p>0.984128457790185</text:p>
          </table:table-cell>
          <table:table-cell office:value-type="float" office:value="-0.147840832005173" calcext:value-type="float">
            <text:p>-0.147840832005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05014178324646" calcext:value-type="float">
            <text:p>0.605014178324646</text:p>
          </table:table-cell>
          <table:table-cell office:value-type="float" office:value="0.754076878505768" calcext:value-type="float">
            <text:p>0.754076878505768</text:p>
          </table:table-cell>
          <table:table-cell office:value-type="float" office:value="-0.149062700181122" calcext:value-type="float">
            <text:p>-0.149062700181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661919905294951" calcext:value-type="float">
            <text:p>0.661919905294951</text:p>
          </table:table-cell>
          <table:table-cell office:value-type="float" office:value="0.811137566286978" calcext:value-type="float">
            <text:p>0.811137566286978</text:p>
          </table:table-cell>
          <table:table-cell office:value-type="float" office:value="-0.149217660992027" calcext:value-type="float">
            <text:p>-0.1492176609920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672732746578627" calcext:value-type="float">
            <text:p>0.672732746578627</text:p>
          </table:table-cell>
          <table:table-cell office:value-type="float" office:value="0.822194006913543" calcext:value-type="float">
            <text:p>0.822194006913543</text:p>
          </table:table-cell>
          <table:table-cell office:value-type="float" office:value="-0.149461260334916" calcext:value-type="float">
            <text:p>-0.1494612603349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.41986078764946" calcext:value-type="float">
            <text:p>1.41986078764946</text:p>
          </table:table-cell>
          <table:table-cell office:value-type="float" office:value="1.56970499115167" calcext:value-type="float">
            <text:p>1.56970499115167</text:p>
          </table:table-cell>
          <table:table-cell office:value-type="float" office:value="-0.14984420350221" calcext:value-type="float">
            <text:p>-0.14984420350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33042827375106" calcext:value-type="float">
            <text:p>1.33042827375106</text:p>
          </table:table-cell>
          <table:table-cell office:value-type="float" office:value="1.48116683445831" calcext:value-type="float">
            <text:p>1.48116683445831</text:p>
          </table:table-cell>
          <table:table-cell office:value-type="float" office:value="-0.150738560707245" calcext:value-type="float">
            <text:p>-0.150738560707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68230620802305" calcext:value-type="float">
            <text:p>0.668230620802305</text:p>
          </table:table-cell>
          <table:table-cell office:value-type="float" office:value="0.818980972325282" calcext:value-type="float">
            <text:p>0.818980972325282</text:p>
          </table:table-cell>
          <table:table-cell office:value-type="float" office:value="-0.150750351522977" calcext:value-type="float">
            <text:p>-0.1507503515229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692032310999203" calcext:value-type="float">
            <text:p>0.692032310999203</text:p>
          </table:table-cell>
          <table:table-cell office:value-type="float" office:value="0.842787093315373" calcext:value-type="float">
            <text:p>0.842787093315373</text:p>
          </table:table-cell>
          <table:table-cell office:value-type="float" office:value="-0.15075478231617" calcext:value-type="float">
            <text:p>-0.150754782316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36024414574802" calcext:value-type="float">
            <text:p>0.836024414574802</text:p>
          </table:table-cell>
          <table:table-cell office:value-type="float" office:value="0.986895624423419" calcext:value-type="float">
            <text:p>0.986895624423419</text:p>
          </table:table-cell>
          <table:table-cell office:value-type="float" office:value="-0.150871209848616" calcext:value-type="float">
            <text:p>-0.1508712098486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37638831193298" calcext:value-type="float">
            <text:p>1.37638831193298</text:p>
          </table:table-cell>
          <table:table-cell office:value-type="float" office:value="1.52729987127017" calcext:value-type="float">
            <text:p>1.52729987127017</text:p>
          </table:table-cell>
          <table:table-cell office:value-type="float" office:value="-0.15091155933719" calcext:value-type="float">
            <text:p>-0.150911559337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02389844502451" calcext:value-type="float">
            <text:p>1.02389844502451</text:p>
          </table:table-cell>
          <table:table-cell office:value-type="float" office:value="1.17501522779962" calcext:value-type="float">
            <text:p>1.17501522779962</text:p>
          </table:table-cell>
          <table:table-cell office:value-type="float" office:value="-0.151116782775112" calcext:value-type="float">
            <text:p>-0.151116782775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6943880602107" calcext:value-type="float">
            <text:p>0.6943880602107</text:p>
          </table:table-cell>
          <table:table-cell office:value-type="float" office:value="0.847992115257937" calcext:value-type="float">
            <text:p>0.847992115257937</text:p>
          </table:table-cell>
          <table:table-cell office:value-type="float" office:value="-0.153604055047237" calcext:value-type="float">
            <text:p>-0.153604055047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70886129904318" calcext:value-type="float">
            <text:p>0.870886129904318</text:p>
          </table:table-cell>
          <table:table-cell office:value-type="float" office:value="1.02486221059364" calcext:value-type="float">
            <text:p>1.02486221059364</text:p>
          </table:table-cell>
          <table:table-cell office:value-type="float" office:value="-0.153976080689326" calcext:value-type="float">
            <text:p>-0.1539760806893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11542600222987" calcext:value-type="float">
            <text:p>0.711542600222987</text:p>
          </table:table-cell>
          <table:table-cell office:value-type="float" office:value="0.865779431827232" calcext:value-type="float">
            <text:p>0.865779431827232</text:p>
          </table:table-cell>
          <table:table-cell office:value-type="float" office:value="-0.154236831604245" calcext:value-type="float">
            <text:p>-0.154236831604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444657339799499" calcext:value-type="float">
            <text:p>0.444657339799499</text:p>
          </table:table-cell>
          <table:table-cell office:value-type="float" office:value="0.601252843145284" calcext:value-type="float">
            <text:p>0.601252843145284</text:p>
          </table:table-cell>
          <table:table-cell office:value-type="float" office:value="-0.156595503345786" calcext:value-type="float">
            <text:p>-0.1565955033457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50151390517837" calcext:value-type="float">
            <text:p>0.950151390517837</text:p>
          </table:table-cell>
          <table:table-cell office:value-type="float" office:value="1.10815192858506" calcext:value-type="float">
            <text:p>1.10815192858506</text:p>
          </table:table-cell>
          <table:table-cell office:value-type="float" office:value="-0.158000538067228" calcext:value-type="float">
            <text:p>-0.158000538067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46824730633169" calcext:value-type="float">
            <text:p>0.646824730633169</text:p>
          </table:table-cell>
          <table:table-cell office:value-type="float" office:value="0.805182097838907" calcext:value-type="float">
            <text:p>0.805182097838907</text:p>
          </table:table-cell>
          <table:table-cell office:value-type="float" office:value="-0.158357367205738" calcext:value-type="float">
            <text:p>-0.1583573672057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48936824039546" calcext:value-type="float">
            <text:p>1.48936824039546</text:p>
          </table:table-cell>
          <table:table-cell office:value-type="float" office:value="1.64895861544189" calcext:value-type="float">
            <text:p>1.64895861544189</text:p>
          </table:table-cell>
          <table:table-cell office:value-type="float" office:value="-0.159590375046428" calcext:value-type="float">
            <text:p>-0.1595903750464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451247563283035" calcext:value-type="float">
            <text:p>0.451247563283035</text:p>
          </table:table-cell>
          <table:table-cell office:value-type="float" office:value="0.612247025780553" calcext:value-type="float">
            <text:p>0.612247025780553</text:p>
          </table:table-cell>
          <table:table-cell office:value-type="float" office:value="-0.160999462497518" calcext:value-type="float">
            <text:p>-0.1609994624975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25851739765465" calcext:value-type="float">
            <text:p>0.625851739765465</text:p>
          </table:table-cell>
          <table:table-cell office:value-type="float" office:value="0.787378308503321" calcext:value-type="float">
            <text:p>0.787378308503321</text:p>
          </table:table-cell>
          <table:table-cell office:value-type="float" office:value="-0.161526568737856" calcext:value-type="float">
            <text:p>-0.1615265687378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796794038989176" calcext:value-type="float">
            <text:p>0.796794038989176</text:p>
          </table:table-cell>
          <table:table-cell office:value-type="float" office:value="0.958452396384144" calcext:value-type="float">
            <text:p>0.958452396384144</text:p>
          </table:table-cell>
          <table:table-cell office:value-type="float" office:value="-0.161658357394969" calcext:value-type="float">
            <text:p>-0.1616583573949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02092024741924" calcext:value-type="float">
            <text:p>0.802092024741924</text:p>
          </table:table-cell>
          <table:table-cell office:value-type="float" office:value="0.964398554917834" calcext:value-type="float">
            <text:p>0.964398554917834</text:p>
          </table:table-cell>
          <table:table-cell office:value-type="float" office:value="-0.162306530175909" calcext:value-type="float">
            <text:p>-0.162306530175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553961977491444" calcext:value-type="float">
            <text:p>0.553961977491444</text:p>
          </table:table-cell>
          <table:table-cell office:value-type="float" office:value="0.716354692209441" calcext:value-type="float">
            <text:p>0.716354692209441</text:p>
          </table:table-cell>
          <table:table-cell office:value-type="float" office:value="-0.162392714717997" calcext:value-type="float">
            <text:p>-0.1623927147179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5875140047021" calcext:value-type="float">
            <text:p>0.75875140047021</text:p>
          </table:table-cell>
          <table:table-cell office:value-type="float" office:value="0.921825267870837" calcext:value-type="float">
            <text:p>0.921825267870837</text:p>
          </table:table-cell>
          <table:table-cell office:value-type="float" office:value="-0.163073867400627" calcext:value-type="float">
            <text:p>-0.1630738674006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589917524606323" calcext:value-type="float">
            <text:p>0.589917524606323</text:p>
          </table:table-cell>
          <table:table-cell office:value-type="float" office:value="0.753375047996854" calcext:value-type="float">
            <text:p>0.753375047996854</text:p>
          </table:table-cell>
          <table:table-cell office:value-type="float" office:value="-0.163457523390532" calcext:value-type="float">
            <text:p>-0.1634575233905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30854550764133" calcext:value-type="float">
            <text:p>0.930854550764133</text:p>
          </table:table-cell>
          <table:table-cell office:value-type="float" office:value="1.09487903097049" calcext:value-type="float">
            <text:p>1.09487903097049</text:p>
          </table:table-cell>
          <table:table-cell office:value-type="float" office:value="-0.164024480206361" calcext:value-type="float">
            <text:p>-0.1640244802063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34912413769063" calcext:value-type="float">
            <text:p>0.934912413769063</text:p>
          </table:table-cell>
          <table:table-cell office:value-type="float" office:value="1.0991375241378" calcext:value-type="float">
            <text:p>1.0991375241378</text:p>
          </table:table-cell>
          <table:table-cell office:value-type="float" office:value="-0.164225110368738" calcext:value-type="float">
            <text:p>-0.1642251103687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07143232304333" calcext:value-type="float">
            <text:p>0.807143232304333</text:p>
          </table:table-cell>
          <table:table-cell office:value-type="float" office:value="0.971465147571421" calcext:value-type="float">
            <text:p>0.971465147571421</text:p>
          </table:table-cell>
          <table:table-cell office:value-type="float" office:value="-0.164321915267088" calcext:value-type="float">
            <text:p>-0.1643219152670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427752610233119" calcext:value-type="float">
            <text:p>0.427752610233119</text:p>
          </table:table-cell>
          <table:table-cell office:value-type="float" office:value="0.592278865980959" calcext:value-type="float">
            <text:p>0.592278865980959</text:p>
          </table:table-cell>
          <table:table-cell office:value-type="float" office:value="-0.16452625574784" calcext:value-type="float">
            <text:p>-0.164526255747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9020853698748" calcext:value-type="float">
            <text:p>0.89020853698748</text:p>
          </table:table-cell>
          <table:table-cell office:value-type="float" office:value="1.05503000816241" calcext:value-type="float">
            <text:p>1.05503000816241</text:p>
          </table:table-cell>
          <table:table-cell office:value-type="float" office:value="-0.164821471174926" calcext:value-type="float">
            <text:p>-0.1648214711749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8195699436753" calcext:value-type="float">
            <text:p>0.88195699436753</text:p>
          </table:table-cell>
          <table:table-cell office:value-type="float" office:value="1.04767490429023" calcext:value-type="float">
            <text:p>1.04767490429023</text:p>
          </table:table-cell>
          <table:table-cell office:value-type="float" office:value="-0.165717909922695" calcext:value-type="float">
            <text:p>-0.1657179099226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20265668524045" calcext:value-type="float">
            <text:p>0.920265668524045</text:p>
          </table:table-cell>
          <table:table-cell office:value-type="float" office:value="1.08611755709191" calcext:value-type="float">
            <text:p>1.08611755709191</text:p>
          </table:table-cell>
          <table:table-cell office:value-type="float" office:value="-0.165851888567866" calcext:value-type="float">
            <text:p>-0.1658518885678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58041143683765" calcext:value-type="float">
            <text:p>0.658041143683765</text:p>
          </table:table-cell>
          <table:table-cell office:value-type="float" office:value="0.824013861035321" calcext:value-type="float">
            <text:p>0.824013861035321</text:p>
          </table:table-cell>
          <table:table-cell office:value-type="float" office:value="-0.165972717351556" calcext:value-type="float">
            <text:p>-0.1659727173515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99612335930654" calcext:value-type="float">
            <text:p>0.699612335930654</text:p>
          </table:table-cell>
          <table:table-cell office:value-type="float" office:value="0.86661017507727" calcext:value-type="float">
            <text:p>0.86661017507727</text:p>
          </table:table-cell>
          <table:table-cell office:value-type="float" office:value="-0.166997839146616" calcext:value-type="float">
            <text:p>-0.1669978391466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744131806026492" calcext:value-type="float">
            <text:p>0.744131806026492</text:p>
          </table:table-cell>
          <table:table-cell office:value-type="float" office:value="0.911285132146461" calcext:value-type="float">
            <text:p>0.911285132146461</text:p>
          </table:table-cell>
          <table:table-cell office:value-type="float" office:value="-0.16715332611997" calcext:value-type="float">
            <text:p>-0.16715332611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77275115177655" calcext:value-type="float">
            <text:p>0.677275115177655</text:p>
          </table:table-cell>
          <table:table-cell office:value-type="float" office:value="0.844489403663867" calcext:value-type="float">
            <text:p>0.844489403663867</text:p>
          </table:table-cell>
          <table:table-cell office:value-type="float" office:value="-0.167214288486211" calcext:value-type="float">
            <text:p>-0.167214288486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596789081263632" calcext:value-type="float">
            <text:p>0.596789081263632</text:p>
          </table:table-cell>
          <table:table-cell office:value-type="float" office:value="0.765458303320877" calcext:value-type="float">
            <text:p>0.765458303320877</text:p>
          </table:table-cell>
          <table:table-cell office:value-type="float" office:value="-0.168669222057244" calcext:value-type="float">
            <text:p>-0.168669222057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05776166673582" calcext:value-type="float">
            <text:p>0.605776166673582</text:p>
          </table:table-cell>
          <table:table-cell office:value-type="float" office:value="0.775339230681578" calcext:value-type="float">
            <text:p>0.775339230681578</text:p>
          </table:table-cell>
          <table:table-cell office:value-type="float" office:value="-0.169563064007996" calcext:value-type="float">
            <text:p>-0.1695630640079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elirteç </text:p>
          </table:table-cell>
          <table:table-cell office:value-type="float" office:value="0.705284306795342" calcext:value-type="float">
            <text:p>0.705284306795342</text:p>
          </table:table-cell>
          <table:table-cell office:value-type="float" office:value="0.875491916783682" calcext:value-type="float">
            <text:p>0.875491916783682</text:p>
          </table:table-cell>
          <table:table-cell office:value-type="float" office:value="-0.170207609988339" calcext:value-type="float">
            <text:p>-0.1702076099883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586213317834936" calcext:value-type="float">
            <text:p>0.586213317834936</text:p>
          </table:table-cell>
          <table:table-cell office:value-type="float" office:value="0.756435190728733" calcext:value-type="float">
            <text:p>0.756435190728733</text:p>
          </table:table-cell>
          <table:table-cell office:value-type="float" office:value="-0.170221872893797" calcext:value-type="float">
            <text:p>-0.1702218728937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02690892542723" calcext:value-type="float">
            <text:p>0.802690892542723</text:p>
          </table:table-cell>
          <table:table-cell office:value-type="float" office:value="0.973179021616971" calcext:value-type="float">
            <text:p>0.973179021616971</text:p>
          </table:table-cell>
          <table:table-cell office:value-type="float" office:value="-0.170488129074248" calcext:value-type="float">
            <text:p>-0.170488129074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757551833149594" calcext:value-type="float">
            <text:p>0.757551833149594</text:p>
          </table:table-cell>
          <table:table-cell office:value-type="float" office:value="0.92860318970567" calcext:value-type="float">
            <text:p>0.92860318970567</text:p>
          </table:table-cell>
          <table:table-cell office:value-type="float" office:value="-0.171051356556076" calcext:value-type="float">
            <text:p>-0.1710513565560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88361899069791" calcext:value-type="float">
            <text:p>0.688361899069791</text:p>
          </table:table-cell>
          <table:table-cell office:value-type="float" office:value="0.860417248090194" calcext:value-type="float">
            <text:p>0.860417248090194</text:p>
          </table:table-cell>
          <table:table-cell office:value-type="float" office:value="-0.172055349020403" calcext:value-type="float">
            <text:p>-0.1720553490204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elirteç </text:p>
          </table:table-cell>
          <table:table-cell office:value-type="float" office:value="1.02087946452874" calcext:value-type="float">
            <text:p>1.02087946452874</text:p>
          </table:table-cell>
          <table:table-cell office:value-type="float" office:value="1.19333944405664" calcext:value-type="float">
            <text:p>1.19333944405664</text:p>
          </table:table-cell>
          <table:table-cell office:value-type="float" office:value="-0.1724599795279" calcext:value-type="float">
            <text:p>-0.17245997952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927730508684614" calcext:value-type="float">
            <text:p>0.927730508684614</text:p>
          </table:table-cell>
          <table:table-cell office:value-type="float" office:value="1.1018163440561" calcext:value-type="float">
            <text:p>1.1018163440561</text:p>
          </table:table-cell>
          <table:table-cell office:value-type="float" office:value="-0.174085835371484" calcext:value-type="float">
            <text:p>-0.1740858353714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09119705078619" calcext:value-type="float">
            <text:p>1.09119705078619</text:p>
          </table:table-cell>
          <table:table-cell office:value-type="float" office:value="1.26558430842719" calcext:value-type="float">
            <text:p>1.26558430842719</text:p>
          </table:table-cell>
          <table:table-cell office:value-type="float" office:value="-0.174387257640998" calcext:value-type="float">
            <text:p>-0.1743872576409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954838254063827" calcext:value-type="float">
            <text:p>0.954838254063827</text:p>
          </table:table-cell>
          <table:table-cell office:value-type="float" office:value="1.13024264029039" calcext:value-type="float">
            <text:p>1.13024264029039</text:p>
          </table:table-cell>
          <table:table-cell office:value-type="float" office:value="-0.175404386226565" calcext:value-type="float">
            <text:p>-0.175404386226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29369672918012" calcext:value-type="float">
            <text:p>0.629369672918012</text:p>
          </table:table-cell>
          <table:table-cell office:value-type="float" office:value="0.806015037588043" calcext:value-type="float">
            <text:p>0.806015037588043</text:p>
          </table:table-cell>
          <table:table-cell office:value-type="float" office:value="-0.176645364670031" calcext:value-type="float">
            <text:p>-0.176645364670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58161590805467" calcext:value-type="float">
            <text:p>0.658161590805467</text:p>
          </table:table-cell>
          <table:table-cell office:value-type="float" office:value="0.836579396738943" calcext:value-type="float">
            <text:p>0.836579396738943</text:p>
          </table:table-cell>
          <table:table-cell office:value-type="float" office:value="-0.178417805933476" calcext:value-type="float">
            <text:p>-0.1784178059334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392888455147657" calcext:value-type="float">
            <text:p>0.392888455147657</text:p>
          </table:table-cell>
          <table:table-cell office:value-type="float" office:value="0.571430377635537" calcext:value-type="float">
            <text:p>0.571430377635537</text:p>
          </table:table-cell>
          <table:table-cell office:value-type="float" office:value="-0.17854192248788" calcext:value-type="float">
            <text:p>-0.178541922487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0670338601616" calcext:value-type="float">
            <text:p>1.0670338601616</text:p>
          </table:table-cell>
          <table:table-cell office:value-type="float" office:value="1.2459671857945" calcext:value-type="float">
            <text:p>1.2459671857945</text:p>
          </table:table-cell>
          <table:table-cell office:value-type="float" office:value="-0.178933325632902" calcext:value-type="float">
            <text:p>-0.1789333256329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857962644321266" calcext:value-type="float">
            <text:p>0.857962644321266</text:p>
          </table:table-cell>
          <table:table-cell office:value-type="float" office:value="1.03908139481535" calcext:value-type="float">
            <text:p>1.03908139481535</text:p>
          </table:table-cell>
          <table:table-cell office:value-type="float" office:value="-0.181118750494088" calcext:value-type="float">
            <text:p>-0.1811187504940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07775651601746" calcext:value-type="float">
            <text:p>0.907775651601746</text:p>
          </table:table-cell>
          <table:table-cell office:value-type="float" office:value="1.08914570886391" calcext:value-type="float">
            <text:p>1.08914570886391</text:p>
          </table:table-cell>
          <table:table-cell office:value-type="float" office:value="-0.181370057262168" calcext:value-type="float">
            <text:p>-0.181370057262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0072097788095" calcext:value-type="float">
            <text:p>1.0072097788095</text:p>
          </table:table-cell>
          <table:table-cell office:value-type="float" office:value="1.18896712218288" calcext:value-type="float">
            <text:p>1.18896712218288</text:p>
          </table:table-cell>
          <table:table-cell office:value-type="float" office:value="-0.181757343373382" calcext:value-type="float">
            <text:p>-0.1817573433733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580022958796182" calcext:value-type="float">
            <text:p>0.580022958796182</text:p>
          </table:table-cell>
          <table:table-cell office:value-type="float" office:value="0.76225836677724" calcext:value-type="float">
            <text:p>0.76225836677724</text:p>
          </table:table-cell>
          <table:table-cell office:value-type="float" office:value="-0.182235407981058" calcext:value-type="float">
            <text:p>-0.182235407981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10476128559934" calcext:value-type="float">
            <text:p>1.10476128559934</text:p>
          </table:table-cell>
          <table:table-cell office:value-type="float" office:value="1.28770260991563" calcext:value-type="float">
            <text:p>1.28770260991563</text:p>
          </table:table-cell>
          <table:table-cell office:value-type="float" office:value="-0.182941324316287" calcext:value-type="float">
            <text:p>-0.182941324316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87623264890041" calcext:value-type="float">
            <text:p>0.987623264890041</text:p>
          </table:table-cell>
          <table:table-cell office:value-type="float" office:value="1.17202604647143" calcext:value-type="float">
            <text:p>1.17202604647143</text:p>
          </table:table-cell>
          <table:table-cell office:value-type="float" office:value="-0.184402781581392" calcext:value-type="float">
            <text:p>-0.184402781581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15414179268363" calcext:value-type="float">
            <text:p>1.15414179268363</text:p>
          </table:table-cell>
          <table:table-cell office:value-type="float" office:value="1.33974761955652" calcext:value-type="float">
            <text:p>1.33974761955652</text:p>
          </table:table-cell>
          <table:table-cell office:value-type="float" office:value="-0.18560582687289" calcext:value-type="float">
            <text:p>-0.18560582687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19183422251822" calcext:value-type="float">
            <text:p>0.819183422251822</text:p>
          </table:table-cell>
          <table:table-cell office:value-type="float" office:value="1.00489164317811" calcext:value-type="float">
            <text:p>1.00489164317811</text:p>
          </table:table-cell>
          <table:table-cell office:value-type="float" office:value="-0.185708220926288" calcext:value-type="float">
            <text:p>-0.1857082209262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446823315635968" calcext:value-type="float">
            <text:p>0.446823315635968</text:p>
          </table:table-cell>
          <table:table-cell office:value-type="float" office:value="0.63298381651124" calcext:value-type="float">
            <text:p>0.63298381651124</text:p>
          </table:table-cell>
          <table:table-cell office:value-type="float" office:value="-0.186160500875272" calcext:value-type="float">
            <text:p>-0.186160500875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41508643346178" calcext:value-type="float">
            <text:p>0.841508643346178</text:p>
          </table:table-cell>
          <table:table-cell office:value-type="float" office:value="1.02767687141394" calcext:value-type="float">
            <text:p>1.02767687141394</text:p>
          </table:table-cell>
          <table:table-cell office:value-type="float" office:value="-0.186168228067758" calcext:value-type="float">
            <text:p>-0.1861682280677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598587002776774" calcext:value-type="float">
            <text:p>0.598587002776774</text:p>
          </table:table-cell>
          <table:table-cell office:value-type="float" office:value="0.784892302014212" calcext:value-type="float">
            <text:p>0.784892302014212</text:p>
          </table:table-cell>
          <table:table-cell office:value-type="float" office:value="-0.186305299237438" calcext:value-type="float">
            <text:p>-0.1863052992374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576003668178523" calcext:value-type="float">
            <text:p>0.576003668178523</text:p>
          </table:table-cell>
          <table:table-cell office:value-type="float" office:value="0.7632039859611" calcext:value-type="float">
            <text:p>0.7632039859611</text:p>
          </table:table-cell>
          <table:table-cell office:value-type="float" office:value="-0.187200317782577" calcext:value-type="float">
            <text:p>-0.1872003177825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99280524853243" calcext:value-type="float">
            <text:p>0.899280524853243</text:p>
          </table:table-cell>
          <table:table-cell office:value-type="float" office:value="1.08657424725627" calcext:value-type="float">
            <text:p>1.08657424725627</text:p>
          </table:table-cell>
          <table:table-cell office:value-type="float" office:value="-0.187293722403021" calcext:value-type="float">
            <text:p>-0.187293722403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62087441606816" calcext:value-type="float">
            <text:p>0.762087441606816</text:p>
          </table:table-cell>
          <table:table-cell office:value-type="float" office:value="0.949639955461863" calcext:value-type="float">
            <text:p>0.949639955461863</text:p>
          </table:table-cell>
          <table:table-cell office:value-type="float" office:value="-0.187552513855047" calcext:value-type="float">
            <text:p>-0.1875525138550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61415467818342" calcext:value-type="float">
            <text:p>0.861415467818342</text:p>
          </table:table-cell>
          <table:table-cell office:value-type="float" office:value="1.04918223400598" calcext:value-type="float">
            <text:p>1.04918223400598</text:p>
          </table:table-cell>
          <table:table-cell office:value-type="float" office:value="-0.187766766187637" calcext:value-type="float">
            <text:p>-0.1877667661876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elirteç </text:p>
          </table:table-cell>
          <table:table-cell office:value-type="float" office:value="0.603982767095796" calcext:value-type="float">
            <text:p>0.603982767095796</text:p>
          </table:table-cell>
          <table:table-cell office:value-type="float" office:value="0.792981834733961" calcext:value-type="float">
            <text:p>0.792981834733961</text:p>
          </table:table-cell>
          <table:table-cell office:value-type="float" office:value="-0.188999067638165" calcext:value-type="float">
            <text:p>-0.188999067638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32216102480014" calcext:value-type="float">
            <text:p>1.32216102480014</text:p>
          </table:table-cell>
          <table:table-cell office:value-type="float" office:value="1.51325311631261" calcext:value-type="float">
            <text:p>1.51325311631261</text:p>
          </table:table-cell>
          <table:table-cell office:value-type="float" office:value="-0.191092091512465" calcext:value-type="float">
            <text:p>-0.1910920915124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328585060584157" calcext:value-type="float">
            <text:p>0.328585060584157</text:p>
          </table:table-cell>
          <table:table-cell office:value-type="float" office:value="0.521003885093136" calcext:value-type="float">
            <text:p>0.521003885093136</text:p>
          </table:table-cell>
          <table:table-cell office:value-type="float" office:value="-0.192418824508979" calcext:value-type="float">
            <text:p>-0.1924188245089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822896089063848" calcext:value-type="float">
            <text:p>0.822896089063848</text:p>
          </table:table-cell>
          <table:table-cell office:value-type="float" office:value="1.01604609860711" calcext:value-type="float">
            <text:p>1.01604609860711</text:p>
          </table:table-cell>
          <table:table-cell office:value-type="float" office:value="-0.193150009543259" calcext:value-type="float">
            <text:p>-0.1931500095432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28219533730662" calcext:value-type="float">
            <text:p>0.628219533730662</text:p>
          </table:table-cell>
          <table:table-cell office:value-type="float" office:value="0.82189669264542" calcext:value-type="float">
            <text:p>0.82189669264542</text:p>
          </table:table-cell>
          <table:table-cell office:value-type="float" office:value="-0.193677158914758" calcext:value-type="float">
            <text:p>-0.1936771589147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739072271003121" calcext:value-type="float">
            <text:p>0.739072271003121</text:p>
          </table:table-cell>
          <table:table-cell office:value-type="float" office:value="0.934764951498214" calcext:value-type="float">
            <text:p>0.934764951498214</text:p>
          </table:table-cell>
          <table:table-cell office:value-type="float" office:value="-0.195692680495093" calcext:value-type="float">
            <text:p>-0.1956926804950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742312615836794" calcext:value-type="float">
            <text:p>0.742312615836794</text:p>
          </table:table-cell>
          <table:table-cell office:value-type="float" office:value="0.94099264109524" calcext:value-type="float">
            <text:p>0.94099264109524</text:p>
          </table:table-cell>
          <table:table-cell office:value-type="float" office:value="-0.198680025258445" calcext:value-type="float">
            <text:p>-0.198680025258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71058813004987" calcext:value-type="float">
            <text:p>0.771058813004987</text:p>
          </table:table-cell>
          <table:table-cell office:value-type="float" office:value="0.970017092663419" calcext:value-type="float">
            <text:p>0.970017092663419</text:p>
          </table:table-cell>
          <table:table-cell office:value-type="float" office:value="-0.198958279658432" calcext:value-type="float">
            <text:p>-0.198958279658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92176132386219" calcext:value-type="float">
            <text:p>0.992176132386219</text:p>
          </table:table-cell>
          <table:table-cell office:value-type="float" office:value="1.19123523685656" calcext:value-type="float">
            <text:p>1.19123523685656</text:p>
          </table:table-cell>
          <table:table-cell office:value-type="float" office:value="-0.199059104470338" calcext:value-type="float">
            <text:p>-0.1990591044703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89339963580055" calcext:value-type="float">
            <text:p>0.889339963580055</text:p>
          </table:table-cell>
          <table:table-cell office:value-type="float" office:value="1.08865144777707" calcext:value-type="float">
            <text:p>1.08865144777707</text:p>
          </table:table-cell>
          <table:table-cell office:value-type="float" office:value="-0.19931148419701" calcext:value-type="float">
            <text:p>-0.199311484197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12754363850174" calcext:value-type="float">
            <text:p>0.712754363850174</text:p>
          </table:table-cell>
          <table:table-cell office:value-type="float" office:value="0.912582809164248" calcext:value-type="float">
            <text:p>0.912582809164248</text:p>
          </table:table-cell>
          <table:table-cell office:value-type="float" office:value="-0.199828445314073" calcext:value-type="float">
            <text:p>-0.199828445314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637457735933144" calcext:value-type="float">
            <text:p>0.637457735933144</text:p>
          </table:table-cell>
          <table:table-cell office:value-type="float" office:value="0.837367872242193" calcext:value-type="float">
            <text:p>0.837367872242193</text:p>
          </table:table-cell>
          <table:table-cell office:value-type="float" office:value="-0.199910136309049" calcext:value-type="float">
            <text:p>-0.1999101363090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19950220224646" calcext:value-type="float">
            <text:p>0.719950220224646</text:p>
          </table:table-cell>
          <table:table-cell office:value-type="float" office:value="0.920516371770119" calcext:value-type="float">
            <text:p>0.920516371770119</text:p>
          </table:table-cell>
          <table:table-cell office:value-type="float" office:value="-0.200566151545473" calcext:value-type="float">
            <text:p>-0.2005661515454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520255941343925" calcext:value-type="float">
            <text:p>0.520255941343925</text:p>
          </table:table-cell>
          <table:table-cell office:value-type="float" office:value="0.722347401794029" calcext:value-type="float">
            <text:p>0.722347401794029</text:p>
          </table:table-cell>
          <table:table-cell office:value-type="float" office:value="-0.202091460450104" calcext:value-type="float">
            <text:p>-0.202091460450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02645327910228" calcext:value-type="float">
            <text:p>0.802645327910228</text:p>
          </table:table-cell>
          <table:table-cell office:value-type="float" office:value="1.00482393668035" calcext:value-type="float">
            <text:p>1.00482393668035</text:p>
          </table:table-cell>
          <table:table-cell office:value-type="float" office:value="-0.202178608770117" calcext:value-type="float">
            <text:p>-0.202178608770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823317903464839" calcext:value-type="float">
            <text:p>0.823317903464839</text:p>
          </table:table-cell>
          <table:table-cell office:value-type="float" office:value="1.025808337165" calcext:value-type="float">
            <text:p>1.025808337165</text:p>
          </table:table-cell>
          <table:table-cell office:value-type="float" office:value="-0.202490433700155" calcext:value-type="float">
            <text:p>-0.202490433700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378527649013699" calcext:value-type="float">
            <text:p>0.378527649013699</text:p>
          </table:table-cell>
          <table:table-cell office:value-type="float" office:value="0.582439126690631" calcext:value-type="float">
            <text:p>0.582439126690631</text:p>
          </table:table-cell>
          <table:table-cell office:value-type="float" office:value="-0.203911477676932" calcext:value-type="float">
            <text:p>-0.2039114776769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797998480737403" calcext:value-type="float">
            <text:p>0.797998480737403</text:p>
          </table:table-cell>
          <table:table-cell office:value-type="float" office:value="1.00271624302367" calcext:value-type="float">
            <text:p>1.00271624302367</text:p>
          </table:table-cell>
          <table:table-cell office:value-type="float" office:value="-0.204717762286269" calcext:value-type="float">
            <text:p>-0.204717762286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54350826756483" calcext:value-type="float">
            <text:p>1.54350826756483</text:p>
          </table:table-cell>
          <table:table-cell office:value-type="float" office:value="1.74893361889777" calcext:value-type="float">
            <text:p>1.74893361889777</text:p>
          </table:table-cell>
          <table:table-cell office:value-type="float" office:value="-0.205425351332944" calcext:value-type="float">
            <text:p>-0.2054253513329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684297671232113" calcext:value-type="float">
            <text:p>0.684297671232113</text:p>
          </table:table-cell>
          <table:table-cell office:value-type="float" office:value="0.890033388801051" calcext:value-type="float">
            <text:p>0.890033388801051</text:p>
          </table:table-cell>
          <table:table-cell office:value-type="float" office:value="-0.205735717568939" calcext:value-type="float">
            <text:p>-0.2057357175689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918792589755659" calcext:value-type="float">
            <text:p>0.918792589755659</text:p>
          </table:table-cell>
          <table:table-cell office:value-type="float" office:value="1.12483337701489" calcext:value-type="float">
            <text:p>1.12483337701489</text:p>
          </table:table-cell>
          <table:table-cell office:value-type="float" office:value="-0.206040787259233" calcext:value-type="float">
            <text:p>-0.2060407872592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652125829462574" calcext:value-type="float">
            <text:p>0.652125829462574</text:p>
          </table:table-cell>
          <table:table-cell office:value-type="float" office:value="0.858195318420127" calcext:value-type="float">
            <text:p>0.858195318420127</text:p>
          </table:table-cell>
          <table:table-cell office:value-type="float" office:value="-0.206069488957554" calcext:value-type="float">
            <text:p>-0.2060694889575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80524959680983" calcext:value-type="float">
            <text:p>0.880524959680983</text:p>
          </table:table-cell>
          <table:table-cell office:value-type="float" office:value="1.08819492729735" calcext:value-type="float">
            <text:p>1.08819492729735</text:p>
          </table:table-cell>
          <table:table-cell office:value-type="float" office:value="-0.207669967616367" calcext:value-type="float">
            <text:p>-0.207669967616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328711873564033" calcext:value-type="float">
            <text:p>0.328711873564033</text:p>
          </table:table-cell>
          <table:table-cell office:value-type="float" office:value="0.538001911503163" calcext:value-type="float">
            <text:p>0.538001911503163</text:p>
          </table:table-cell>
          <table:table-cell office:value-type="float" office:value="-0.20929003793913" calcext:value-type="float">
            <text:p>-0.209290037939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448603605758702" calcext:value-type="float">
            <text:p>0.448603605758702</text:p>
          </table:table-cell>
          <table:table-cell office:value-type="float" office:value="0.659112498096082" calcext:value-type="float">
            <text:p>0.659112498096082</text:p>
          </table:table-cell>
          <table:table-cell office:value-type="float" office:value="-0.210508892337379" calcext:value-type="float">
            <text:p>-0.2105088923373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467592706175787" calcext:value-type="float">
            <text:p>0.467592706175787</text:p>
          </table:table-cell>
          <table:table-cell office:value-type="float" office:value="0.678116345367093" calcext:value-type="float">
            <text:p>0.678116345367093</text:p>
          </table:table-cell>
          <table:table-cell office:value-type="float" office:value="-0.210523639191306" calcext:value-type="float">
            <text:p>-0.210523639191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17919679986095" calcext:value-type="float">
            <text:p>1.17919679986095</text:p>
          </table:table-cell>
          <table:table-cell office:value-type="float" office:value="1.3900164546721" calcext:value-type="float">
            <text:p>1.3900164546721</text:p>
          </table:table-cell>
          <table:table-cell office:value-type="float" office:value="-0.210819654811152" calcext:value-type="float">
            <text:p>-0.210819654811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903214375045082" calcext:value-type="float">
            <text:p>0.903214375045082</text:p>
          </table:table-cell>
          <table:table-cell office:value-type="float" office:value="1.11600243970265" calcext:value-type="float">
            <text:p>1.11600243970265</text:p>
          </table:table-cell>
          <table:table-cell office:value-type="float" office:value="-0.212788064657568" calcext:value-type="float">
            <text:p>-0.2127880646575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779561426362864" calcext:value-type="float">
            <text:p>0.779561426362864</text:p>
          </table:table-cell>
          <table:table-cell office:value-type="float" office:value="0.992498956923147" calcext:value-type="float">
            <text:p>0.992498956923147</text:p>
          </table:table-cell>
          <table:table-cell office:value-type="float" office:value="-0.212937530560283" calcext:value-type="float">
            <text:p>-0.212937530560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2983913334132" calcext:value-type="float">
            <text:p>0.82983913334132</text:p>
          </table:table-cell>
          <table:table-cell office:value-type="float" office:value="1.04283616177097" calcext:value-type="float">
            <text:p>1.04283616177097</text:p>
          </table:table-cell>
          <table:table-cell office:value-type="float" office:value="-0.212997028429652" calcext:value-type="float">
            <text:p>-0.212997028429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07965129649916" calcext:value-type="float">
            <text:p>1.07965129649916</text:p>
          </table:table-cell>
          <table:table-cell office:value-type="float" office:value="1.29313362827092" calcext:value-type="float">
            <text:p>1.29313362827092</text:p>
          </table:table-cell>
          <table:table-cell office:value-type="float" office:value="-0.213482331771762" calcext:value-type="float">
            <text:p>-0.2134823317717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1.0891283466808" calcext:value-type="float">
            <text:p>1.0891283466808</text:p>
          </table:table-cell>
          <table:table-cell office:value-type="float" office:value="1.30304353756754" calcext:value-type="float">
            <text:p>1.30304353756754</text:p>
          </table:table-cell>
          <table:table-cell office:value-type="float" office:value="-0.213915190886734" calcext:value-type="float">
            <text:p>-0.2139151908867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755362801849321" calcext:value-type="float">
            <text:p>0.755362801849321</text:p>
          </table:table-cell>
          <table:table-cell office:value-type="float" office:value="0.970040750180285" calcext:value-type="float">
            <text:p>0.970040750180285</text:p>
          </table:table-cell>
          <table:table-cell office:value-type="float" office:value="-0.214677948330964" calcext:value-type="float">
            <text:p>-0.2146779483309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51535549165778" calcext:value-type="float">
            <text:p>0.851535549165778</text:p>
          </table:table-cell>
          <table:table-cell office:value-type="float" office:value="1.06739936953025" calcext:value-type="float">
            <text:p>1.06739936953025</text:p>
          </table:table-cell>
          <table:table-cell office:value-type="float" office:value="-0.215863820364475" calcext:value-type="float">
            <text:p>-0.215863820364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488368039653409" calcext:value-type="float">
            <text:p>0.488368039653409</text:p>
          </table:table-cell>
          <table:table-cell office:value-type="float" office:value="0.704277231477454" calcext:value-type="float">
            <text:p>0.704277231477454</text:p>
          </table:table-cell>
          <table:table-cell office:value-type="float" office:value="-0.215909191824046" calcext:value-type="float">
            <text:p>-0.2159091918240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524689886700495" calcext:value-type="float">
            <text:p>0.524689886700495</text:p>
          </table:table-cell>
          <table:table-cell office:value-type="float" office:value="0.742225826873763" calcext:value-type="float">
            <text:p>0.742225826873763</text:p>
          </table:table-cell>
          <table:table-cell office:value-type="float" office:value="-0.217535940173269" calcext:value-type="float">
            <text:p>-0.217535940173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284006988045159" calcext:value-type="float">
            <text:p>0.284006988045159</text:p>
          </table:table-cell>
          <table:table-cell office:value-type="float" office:value="0.501886929207446" calcext:value-type="float">
            <text:p>0.501886929207446</text:p>
          </table:table-cell>
          <table:table-cell office:value-type="float" office:value="-0.217879941162287" calcext:value-type="float">
            <text:p>-0.217879941162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442247037971482" calcext:value-type="float">
            <text:p>0.442247037971482</text:p>
          </table:table-cell>
          <table:table-cell office:value-type="float" office:value="0.660981657758858" calcext:value-type="float">
            <text:p>0.660981657758858</text:p>
          </table:table-cell>
          <table:table-cell office:value-type="float" office:value="-0.218734619787376" calcext:value-type="float">
            <text:p>-0.2187346197873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301721360013469" calcext:value-type="float">
            <text:p>0.301721360013469</text:p>
          </table:table-cell>
          <table:table-cell office:value-type="float" office:value="0.521302364985007" calcext:value-type="float">
            <text:p>0.521302364985007</text:p>
          </table:table-cell>
          <table:table-cell office:value-type="float" office:value="-0.219581004971538" calcext:value-type="float">
            <text:p>-0.2195810049715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1755392230335" calcext:value-type="float">
            <text:p>1.1755392230335</text:p>
          </table:table-cell>
          <table:table-cell office:value-type="float" office:value="1.39692627388593" calcext:value-type="float">
            <text:p>1.39692627388593</text:p>
          </table:table-cell>
          <table:table-cell office:value-type="float" office:value="-0.221387050852432" calcext:value-type="float">
            <text:p>-0.221387050852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08819296088732" calcext:value-type="float">
            <text:p>0.608819296088732</text:p>
          </table:table-cell>
          <table:table-cell office:value-type="float" office:value="0.831636630956358" calcext:value-type="float">
            <text:p>0.831636630956358</text:p>
          </table:table-cell>
          <table:table-cell office:value-type="float" office:value="-0.222817334867627" calcext:value-type="float">
            <text:p>-0.2228173348676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82452186968582" calcext:value-type="float">
            <text:p>0.682452186968582</text:p>
          </table:table-cell>
          <table:table-cell office:value-type="float" office:value="0.905424444575911" calcext:value-type="float">
            <text:p>0.905424444575911</text:p>
          </table:table-cell>
          <table:table-cell office:value-type="float" office:value="-0.222972257607329" calcext:value-type="float">
            <text:p>-0.2229722576073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442733140446739" calcext:value-type="float">
            <text:p>0.442733140446739</text:p>
          </table:table-cell>
          <table:table-cell office:value-type="float" office:value="0.66639836617632" calcext:value-type="float">
            <text:p>0.66639836617632</text:p>
          </table:table-cell>
          <table:table-cell office:value-type="float" office:value="-0.223665225729581" calcext:value-type="float">
            <text:p>-0.2236652257295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420289325523381" calcext:value-type="float">
            <text:p>0.420289325523381</text:p>
          </table:table-cell>
          <table:table-cell office:value-type="float" office:value="0.644506875067082" calcext:value-type="float">
            <text:p>0.644506875067082</text:p>
          </table:table-cell>
          <table:table-cell office:value-type="float" office:value="-0.224217549543701" calcext:value-type="float">
            <text:p>-0.224217549543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02538135128986" calcext:value-type="float">
            <text:p>1.02538135128986</text:p>
          </table:table-cell>
          <table:table-cell office:value-type="float" office:value="1.25011737057725" calcext:value-type="float">
            <text:p>1.25011737057725</text:p>
          </table:table-cell>
          <table:table-cell office:value-type="float" office:value="-0.224736019287398" calcext:value-type="float">
            <text:p>-0.224736019287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2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95713962451926" calcext:value-type="float">
            <text:p>0.695713962451926</text:p>
          </table:table-cell>
          <table:table-cell office:value-type="float" office:value="0.920821028579913" calcext:value-type="float">
            <text:p>0.920821028579913</text:p>
          </table:table-cell>
          <table:table-cell office:value-type="float" office:value="-0.225107066127987" calcext:value-type="float">
            <text:p>-0.2251070661279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55333683596637" calcext:value-type="float">
            <text:p>0.855333683596637</text:p>
          </table:table-cell>
          <table:table-cell office:value-type="float" office:value="1.08099871028283" calcext:value-type="float">
            <text:p>1.08099871028283</text:p>
          </table:table-cell>
          <table:table-cell office:value-type="float" office:value="-0.225665026686195" calcext:value-type="float">
            <text:p>-0.225665026686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71024635374146" calcext:value-type="float">
            <text:p>0.871024635374146</text:p>
          </table:table-cell>
          <table:table-cell office:value-type="float" office:value="1.09670446708896" calcext:value-type="float">
            <text:p>1.09670446708896</text:p>
          </table:table-cell>
          <table:table-cell office:value-type="float" office:value="-0.225679831714814" calcext:value-type="float">
            <text:p>-0.2256798317148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942504923103174" calcext:value-type="float">
            <text:p>0.942504923103174</text:p>
          </table:table-cell>
          <table:table-cell office:value-type="float" office:value="1.16835971477975" calcext:value-type="float">
            <text:p>1.16835971477975</text:p>
          </table:table-cell>
          <table:table-cell office:value-type="float" office:value="-0.225854791676575" calcext:value-type="float">
            <text:p>-0.2258547916765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31600829354557" calcext:value-type="float">
            <text:p>1.31600829354557</text:p>
          </table:table-cell>
          <table:table-cell office:value-type="float" office:value="1.54218376890998" calcext:value-type="float">
            <text:p>1.54218376890998</text:p>
          </table:table-cell>
          <table:table-cell office:value-type="float" office:value="-0.226175475364413" calcext:value-type="float">
            <text:p>-0.2261754753644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36130852367122" calcext:value-type="float">
            <text:p>0.636130852367122</text:p>
          </table:table-cell>
          <table:table-cell office:value-type="float" office:value="0.862902460612541" calcext:value-type="float">
            <text:p>0.862902460612541</text:p>
          </table:table-cell>
          <table:table-cell office:value-type="float" office:value="-0.226771608245419" calcext:value-type="float">
            <text:p>-0.2267716082454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369390547501341" calcext:value-type="float">
            <text:p>0.369390547501341</text:p>
          </table:table-cell>
          <table:table-cell office:value-type="float" office:value="0.596245789660295" calcext:value-type="float">
            <text:p>0.596245789660295</text:p>
          </table:table-cell>
          <table:table-cell office:value-type="float" office:value="-0.226855242158954" calcext:value-type="float">
            <text:p>-0.2268552421589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25884188351692" calcext:value-type="float">
            <text:p>0.825884188351692</text:p>
          </table:table-cell>
          <table:table-cell office:value-type="float" office:value="1.05687262676749" calcext:value-type="float">
            <text:p>1.05687262676749</text:p>
          </table:table-cell>
          <table:table-cell office:value-type="float" office:value="-0.230988438415796" calcext:value-type="float">
            <text:p>-0.2309884384157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52953551187888" calcext:value-type="float">
            <text:p>0.52953551187888</text:p>
          </table:table-cell>
          <table:table-cell office:value-type="float" office:value="0.760543446727609" calcext:value-type="float">
            <text:p>0.760543446727609</text:p>
          </table:table-cell>
          <table:table-cell office:value-type="float" office:value="-0.231007934848728" calcext:value-type="float">
            <text:p>-0.2310079348487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1.59403802001985" calcext:value-type="float">
            <text:p>1.59403802001985</text:p>
          </table:table-cell>
          <table:table-cell office:value-type="float" office:value="1.8253245570582" calcext:value-type="float">
            <text:p>1.8253245570582</text:p>
          </table:table-cell>
          <table:table-cell office:value-type="float" office:value="-0.231286537038343" calcext:value-type="float">
            <text:p>-0.2312865370383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93016931414826" calcext:value-type="float">
            <text:p>0.893016931414826</text:p>
          </table:table-cell>
          <table:table-cell office:value-type="float" office:value="1.12453984192893" calcext:value-type="float">
            <text:p>1.12453984192893</text:p>
          </table:table-cell>
          <table:table-cell office:value-type="float" office:value="-0.231522910514106" calcext:value-type="float">
            <text:p>-0.231522910514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83134319846608" calcext:value-type="float">
            <text:p>0.883134319846608</text:p>
          </table:table-cell>
          <table:table-cell office:value-type="float" office:value="1.11490033264123" calcext:value-type="float">
            <text:p>1.11490033264123</text:p>
          </table:table-cell>
          <table:table-cell office:value-type="float" office:value="-0.23176601279462" calcext:value-type="float">
            <text:p>-0.231766012794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14564719125359" calcext:value-type="float">
            <text:p>0.714564719125359</text:p>
          </table:table-cell>
          <table:table-cell office:value-type="float" office:value="0.949209521585208" calcext:value-type="float">
            <text:p>0.949209521585208</text:p>
          </table:table-cell>
          <table:table-cell office:value-type="float" office:value="-0.234644802459849" calcext:value-type="float">
            <text:p>-0.2346448024598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19716044307896" calcext:value-type="float">
            <text:p>0.919716044307896</text:p>
          </table:table-cell>
          <table:table-cell office:value-type="float" office:value="1.15444602884639" calcext:value-type="float">
            <text:p>1.15444602884639</text:p>
          </table:table-cell>
          <table:table-cell office:value-type="float" office:value="-0.234729984538493" calcext:value-type="float">
            <text:p>-0.234729984538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52963688428105" calcext:value-type="float">
            <text:p>1.52963688428105</text:p>
          </table:table-cell>
          <table:table-cell office:value-type="float" office:value="1.76466213000337" calcext:value-type="float">
            <text:p>1.76466213000337</text:p>
          </table:table-cell>
          <table:table-cell office:value-type="float" office:value="-0.235025245722324" calcext:value-type="float">
            <text:p>-0.2350252457223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859006871627533" calcext:value-type="float">
            <text:p>0.859006871627533</text:p>
          </table:table-cell>
          <table:table-cell office:value-type="float" office:value="1.09406463323764" calcext:value-type="float">
            <text:p>1.09406463323764</text:p>
          </table:table-cell>
          <table:table-cell office:value-type="float" office:value="-0.235057761610105" calcext:value-type="float">
            <text:p>-0.235057761610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28773967775524" calcext:value-type="float">
            <text:p>0.928773967775524</text:p>
          </table:table-cell>
          <table:table-cell office:value-type="float" office:value="1.16552184974389" calcext:value-type="float">
            <text:p>1.16552184974389</text:p>
          </table:table-cell>
          <table:table-cell office:value-type="float" office:value="-0.236747881968361" calcext:value-type="float">
            <text:p>-0.2367478819683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852049559795224" calcext:value-type="float">
            <text:p>0.852049559795224</text:p>
          </table:table-cell>
          <table:table-cell office:value-type="float" office:value="1.08934775497855" calcext:value-type="float">
            <text:p>1.08934775497855</text:p>
          </table:table-cell>
          <table:table-cell office:value-type="float" office:value="-0.237298195183326" calcext:value-type="float">
            <text:p>-0.2372981951833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26649375759397" calcext:value-type="float">
            <text:p>1.26649375759397</text:p>
          </table:table-cell>
          <table:table-cell office:value-type="float" office:value="1.50406108487978" calcext:value-type="float">
            <text:p>1.50406108487978</text:p>
          </table:table-cell>
          <table:table-cell office:value-type="float" office:value="-0.237567327285807" calcext:value-type="float">
            <text:p>-0.2375673272858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61748011549111" calcext:value-type="float">
            <text:p>0.661748011549111</text:p>
          </table:table-cell>
          <table:table-cell office:value-type="float" office:value="0.900086353817967" calcext:value-type="float">
            <text:p>0.900086353817967</text:p>
          </table:table-cell>
          <table:table-cell office:value-type="float" office:value="-0.238338342268856" calcext:value-type="float">
            <text:p>-0.2383383422688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03620465687614" calcext:value-type="float">
            <text:p>1.03620465687614</text:p>
          </table:table-cell>
          <table:table-cell office:value-type="float" office:value="1.27599461793355" calcext:value-type="float">
            <text:p>1.27599461793355</text:p>
          </table:table-cell>
          <table:table-cell office:value-type="float" office:value="-0.239789961057406" calcext:value-type="float">
            <text:p>-0.2397899610574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492173950454204" calcext:value-type="float">
            <text:p>0.492173950454204</text:p>
          </table:table-cell>
          <table:table-cell office:value-type="float" office:value="0.732247081416113" calcext:value-type="float">
            <text:p>0.732247081416113</text:p>
          </table:table-cell>
          <table:table-cell office:value-type="float" office:value="-0.240073130961909" calcext:value-type="float">
            <text:p>-0.240073130961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474716467227878" calcext:value-type="float">
            <text:p>0.474716467227878</text:p>
          </table:table-cell>
          <table:table-cell office:value-type="float" office:value="0.715003650971327" calcext:value-type="float">
            <text:p>0.715003650971327</text:p>
          </table:table-cell>
          <table:table-cell office:value-type="float" office:value="-0.240287183743448" calcext:value-type="float">
            <text:p>-0.2402871837434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547628035998246" calcext:value-type="float">
            <text:p>0.547628035998246</text:p>
          </table:table-cell>
          <table:table-cell office:value-type="float" office:value="0.788523100246392" calcext:value-type="float">
            <text:p>0.788523100246392</text:p>
          </table:table-cell>
          <table:table-cell office:value-type="float" office:value="-0.240895064248145" calcext:value-type="float">
            <text:p>-0.240895064248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423159370603804" calcext:value-type="float">
            <text:p>0.423159370603804</text:p>
          </table:table-cell>
          <table:table-cell office:value-type="float" office:value="0.665560611071579" calcext:value-type="float">
            <text:p>0.665560611071579</text:p>
          </table:table-cell>
          <table:table-cell office:value-type="float" office:value="-0.242401240467776" calcext:value-type="float">
            <text:p>-0.2424012404677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Ünlem </text:p>
          </table:table-cell>
          <table:table-cell office:value-type="float" office:value="0.419116627884915" calcext:value-type="float">
            <text:p>0.419116627884915</text:p>
          </table:table-cell>
          <table:table-cell office:value-type="float" office:value="0.661879073581042" calcext:value-type="float">
            <text:p>0.661879073581042</text:p>
          </table:table-cell>
          <table:table-cell office:value-type="float" office:value="-0.242762445696127" calcext:value-type="float">
            <text:p>-0.242762445696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6047692506393" calcext:value-type="float">
            <text:p>1.6047692506393</text:p>
          </table:table-cell>
          <table:table-cell office:value-type="float" office:value="1.84757839097844" calcext:value-type="float">
            <text:p>1.84757839097844</text:p>
          </table:table-cell>
          <table:table-cell office:value-type="float" office:value="-0.242809140339139" calcext:value-type="float">
            <text:p>-0.242809140339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834776688631048" calcext:value-type="float">
            <text:p>0.834776688631048</text:p>
          </table:table-cell>
          <table:table-cell office:value-type="float" office:value="1.07769501597798" calcext:value-type="float">
            <text:p>1.07769501597798</text:p>
          </table:table-cell>
          <table:table-cell office:value-type="float" office:value="-0.242918327346932" calcext:value-type="float">
            <text:p>-0.2429183273469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8246104999421" calcext:value-type="float">
            <text:p>0.98246104999421</text:p>
          </table:table-cell>
          <table:table-cell office:value-type="float" office:value="1.22567115360268" calcext:value-type="float">
            <text:p>1.22567115360268</text:p>
          </table:table-cell>
          <table:table-cell office:value-type="float" office:value="-0.243210103608466" calcext:value-type="float">
            <text:p>-0.2432101036084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557924393973078" calcext:value-type="float">
            <text:p>0.557924393973078</text:p>
          </table:table-cell>
          <table:table-cell office:value-type="float" office:value="0.801251892247675" calcext:value-type="float">
            <text:p>0.801251892247675</text:p>
          </table:table-cell>
          <table:table-cell office:value-type="float" office:value="-0.243327498274596" calcext:value-type="float">
            <text:p>-0.2433274982745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496936714982648" calcext:value-type="float">
            <text:p>0.496936714982648</text:p>
          </table:table-cell>
          <table:table-cell office:value-type="float" office:value="0.740401531843554" calcext:value-type="float">
            <text:p>0.740401531843554</text:p>
          </table:table-cell>
          <table:table-cell office:value-type="float" office:value="-0.243464816860907" calcext:value-type="float">
            <text:p>-0.2434648168609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596980597949787" calcext:value-type="float">
            <text:p>0.596980597949787</text:p>
          </table:table-cell>
          <table:table-cell office:value-type="float" office:value="0.841080868992197" calcext:value-type="float">
            <text:p>0.841080868992197</text:p>
          </table:table-cell>
          <table:table-cell office:value-type="float" office:value="-0.24410027104241" calcext:value-type="float">
            <text:p>-0.244100271042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63321307046557" calcext:value-type="float">
            <text:p>0.763321307046557</text:p>
          </table:table-cell>
          <table:table-cell office:value-type="float" office:value="1.00844672866621" calcext:value-type="float">
            <text:p>1.00844672866621</text:p>
          </table:table-cell>
          <table:table-cell office:value-type="float" office:value="-0.245125421619657" calcext:value-type="float">
            <text:p>-0.2451254216196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09471956202952" calcext:value-type="float">
            <text:p>1.09471956202952</text:p>
          </table:table-cell>
          <table:table-cell office:value-type="float" office:value="1.34176826269138" calcext:value-type="float">
            <text:p>1.34176826269138</text:p>
          </table:table-cell>
          <table:table-cell office:value-type="float" office:value="-0.247048700661854" calcext:value-type="float">
            <text:p>-0.2470487006618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426417487196025" calcext:value-type="float">
            <text:p>0.426417487196025</text:p>
          </table:table-cell>
          <table:table-cell office:value-type="float" office:value="0.675137849327352" calcext:value-type="float">
            <text:p>0.675137849327352</text:p>
          </table:table-cell>
          <table:table-cell office:value-type="float" office:value="-0.248720362131327" calcext:value-type="float">
            <text:p>-0.2487203621313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99309541794089" calcext:value-type="float">
            <text:p>1.99309541794089</text:p>
          </table:table-cell>
          <table:table-cell office:value-type="float" office:value="2.24304654748993" calcext:value-type="float">
            <text:p>2.24304654748993</text:p>
          </table:table-cell>
          <table:table-cell office:value-type="float" office:value="-0.249951129549049" calcext:value-type="float">
            <text:p>-0.24995112954904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32750643812584" calcext:value-type="float">
            <text:p>0.832750643812584</text:p>
          </table:table-cell>
          <table:table-cell office:value-type="float" office:value="1.08530337986067" calcext:value-type="float">
            <text:p>1.08530337986067</text:p>
          </table:table-cell>
          <table:table-cell office:value-type="float" office:value="-0.252552736048081" calcext:value-type="float">
            <text:p>-0.252552736048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965944992096003" calcext:value-type="float">
            <text:p>0.965944992096003</text:p>
          </table:table-cell>
          <table:table-cell office:value-type="float" office:value="1.21984745419136" calcext:value-type="float">
            <text:p>1.21984745419136</text:p>
          </table:table-cell>
          <table:table-cell office:value-type="float" office:value="-0.253902462095361" calcext:value-type="float">
            <text:p>-0.2539024620953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33805089468389" calcext:value-type="float">
            <text:p>1.33805089468389</text:p>
          </table:table-cell>
          <table:table-cell office:value-type="float" office:value="1.59310288345238" calcext:value-type="float">
            <text:p>1.59310288345238</text:p>
          </table:table-cell>
          <table:table-cell office:value-type="float" office:value="-0.255051988768497" calcext:value-type="float">
            <text:p>-0.2550519887684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322563713608178" calcext:value-type="float">
            <text:p>0.322563713608178</text:p>
          </table:table-cell>
          <table:table-cell office:value-type="float" office:value="0.577824448212227" calcext:value-type="float">
            <text:p>0.577824448212227</text:p>
          </table:table-cell>
          <table:table-cell office:value-type="float" office:value="-0.255260734604049" calcext:value-type="float">
            <text:p>-0.2552607346040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903147027460237" calcext:value-type="float">
            <text:p>0.903147027460237</text:p>
          </table:table-cell>
          <table:table-cell office:value-type="float" office:value="1.15935857226019" calcext:value-type="float">
            <text:p>1.15935857226019</text:p>
          </table:table-cell>
          <table:table-cell office:value-type="float" office:value="-0.256211544799948" calcext:value-type="float">
            <text:p>-0.2562115447999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65390555327108" calcext:value-type="float">
            <text:p>0.665390555327108</text:p>
          </table:table-cell>
          <table:table-cell office:value-type="float" office:value="0.921855909080646" calcext:value-type="float">
            <text:p>0.921855909080646</text:p>
          </table:table-cell>
          <table:table-cell office:value-type="float" office:value="-0.256465353753538" calcext:value-type="float">
            <text:p>-0.2564653537535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01339769076427" calcext:value-type="float">
            <text:p>0.901339769076427</text:p>
          </table:table-cell>
          <table:table-cell office:value-type="float" office:value="1.16081732471644" calcext:value-type="float">
            <text:p>1.16081732471644</text:p>
          </table:table-cell>
          <table:table-cell office:value-type="float" office:value="-0.259477555640013" calcext:value-type="float">
            <text:p>-0.259477555640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18529766463703" calcext:value-type="float">
            <text:p>0.818529766463703</text:p>
          </table:table-cell>
          <table:table-cell office:value-type="float" office:value="1.07809778614448" calcext:value-type="float">
            <text:p>1.07809778614448</text:p>
          </table:table-cell>
          <table:table-cell office:value-type="float" office:value="-0.259568019680773" calcext:value-type="float">
            <text:p>-0.2595680196807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53883520145773" calcext:value-type="float">
            <text:p>1.53883520145773</text:p>
          </table:table-cell>
          <table:table-cell office:value-type="float" office:value="1.79971232049026" calcext:value-type="float">
            <text:p>1.79971232049026</text:p>
          </table:table-cell>
          <table:table-cell office:value-type="float" office:value="-0.260877119032528" calcext:value-type="float">
            <text:p>-0.2608771190325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11939145670715" calcext:value-type="float">
            <text:p>1.11939145670715</text:p>
          </table:table-cell>
          <table:table-cell office:value-type="float" office:value="1.38040365836798" calcext:value-type="float">
            <text:p>1.38040365836798</text:p>
          </table:table-cell>
          <table:table-cell office:value-type="float" office:value="-0.261012201660831" calcext:value-type="float">
            <text:p>-0.2610122016608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397528905724013" calcext:value-type="float">
            <text:p>0.397528905724013</text:p>
          </table:table-cell>
          <table:table-cell office:value-type="float" office:value="0.658906330080921" calcext:value-type="float">
            <text:p>0.658906330080921</text:p>
          </table:table-cell>
          <table:table-cell office:value-type="float" office:value="-0.261377424356908" calcext:value-type="float">
            <text:p>-0.2613774243569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06416914642922" calcext:value-type="float">
            <text:p>1.06416914642922</text:p>
          </table:table-cell>
          <table:table-cell office:value-type="float" office:value="1.32571341854698" calcext:value-type="float">
            <text:p>1.32571341854698</text:p>
          </table:table-cell>
          <table:table-cell office:value-type="float" office:value="-0.261544272117755" calcext:value-type="float">
            <text:p>-0.2615442721177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899471588302085" calcext:value-type="float">
            <text:p>0.899471588302085</text:p>
          </table:table-cell>
          <table:table-cell office:value-type="float" office:value="1.16127322221954" calcext:value-type="float">
            <text:p>1.16127322221954</text:p>
          </table:table-cell>
          <table:table-cell office:value-type="float" office:value="-0.261801633917456" calcext:value-type="float">
            <text:p>-0.2618016339174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79361156658213" calcext:value-type="float">
            <text:p>0.679361156658213</text:p>
          </table:table-cell>
          <table:table-cell office:value-type="float" office:value="0.941261749373624" calcext:value-type="float">
            <text:p>0.941261749373624</text:p>
          </table:table-cell>
          <table:table-cell office:value-type="float" office:value="-0.26190059271541" calcext:value-type="float">
            <text:p>-0.261900592715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1.32665556191794" calcext:value-type="float">
            <text:p>1.32665556191794</text:p>
          </table:table-cell>
          <table:table-cell office:value-type="float" office:value="1.58994401488855" calcext:value-type="float">
            <text:p>1.58994401488855</text:p>
          </table:table-cell>
          <table:table-cell office:value-type="float" office:value="-0.263288452970612" calcext:value-type="float">
            <text:p>-0.2632884529706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23960169864612" calcext:value-type="float">
            <text:p>1.23960169864612</text:p>
          </table:table-cell>
          <table:table-cell office:value-type="float" office:value="1.50305310230857" calcext:value-type="float">
            <text:p>1.50305310230857</text:p>
          </table:table-cell>
          <table:table-cell office:value-type="float" office:value="-0.263451403662452" calcext:value-type="float">
            <text:p>-0.263451403662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564916075394794" calcext:value-type="float">
            <text:p>0.564916075394794</text:p>
          </table:table-cell>
          <table:table-cell office:value-type="float" office:value="0.828900430683448" calcext:value-type="float">
            <text:p>0.828900430683448</text:p>
          </table:table-cell>
          <table:table-cell office:value-type="float" office:value="-0.263984355288654" calcext:value-type="float">
            <text:p>-0.2639843552886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05979996013583" calcext:value-type="float">
            <text:p>1.05979996013583</text:p>
          </table:table-cell>
          <table:table-cell office:value-type="float" office:value="1.32456055837624" calcext:value-type="float">
            <text:p>1.32456055837624</text:p>
          </table:table-cell>
          <table:table-cell office:value-type="float" office:value="-0.264760598240414" calcext:value-type="float">
            <text:p>-0.2647605982404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7439939546276" calcext:value-type="float">
            <text:p>0.87439939546276</text:p>
          </table:table-cell>
          <table:table-cell office:value-type="float" office:value="1.14009697786455" calcext:value-type="float">
            <text:p>1.14009697786455</text:p>
          </table:table-cell>
          <table:table-cell office:value-type="float" office:value="-0.26569758240179" calcext:value-type="float">
            <text:p>-0.26569758240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56695062050143" calcext:value-type="float">
            <text:p>0.856695062050143</text:p>
          </table:table-cell>
          <table:table-cell office:value-type="float" office:value="1.12273183864091" calcext:value-type="float">
            <text:p>1.12273183864091</text:p>
          </table:table-cell>
          <table:table-cell office:value-type="float" office:value="-0.266036776590771" calcext:value-type="float">
            <text:p>-0.2660367765907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4010675436105" calcext:value-type="float">
            <text:p>0.4010675436105</text:p>
          </table:table-cell>
          <table:table-cell office:value-type="float" office:value="0.667244587674456" calcext:value-type="float">
            <text:p>0.667244587674456</text:p>
          </table:table-cell>
          <table:table-cell office:value-type="float" office:value="-0.266177044063955" calcext:value-type="float">
            <text:p>-0.2661770440639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33847737271434" calcext:value-type="float">
            <text:p>0.633847737271434</text:p>
          </table:table-cell>
          <table:table-cell office:value-type="float" office:value="0.900207317877137" calcext:value-type="float">
            <text:p>0.900207317877137</text:p>
          </table:table-cell>
          <table:table-cell office:value-type="float" office:value="-0.266359580605702" calcext:value-type="float">
            <text:p>-0.2663595806057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306046535385732" calcext:value-type="float">
            <text:p>0.306046535385732</text:p>
          </table:table-cell>
          <table:table-cell office:value-type="float" office:value="0.573446302780936" calcext:value-type="float">
            <text:p>0.573446302780936</text:p>
          </table:table-cell>
          <table:table-cell office:value-type="float" office:value="-0.267399767395204" calcext:value-type="float">
            <text:p>-0.267399767395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745999203979" calcext:value-type="float">
            <text:p>0.8745999203979</text:p>
          </table:table-cell>
          <table:table-cell office:value-type="float" office:value="1.14368412534195" calcext:value-type="float">
            <text:p>1.14368412534195</text:p>
          </table:table-cell>
          <table:table-cell office:value-type="float" office:value="-0.269084204944053" calcext:value-type="float">
            <text:p>-0.2690842049440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12004083581277" calcext:value-type="float">
            <text:p>1.12004083581277</text:p>
          </table:table-cell>
          <table:table-cell office:value-type="float" office:value="1.39000386532789" calcext:value-type="float">
            <text:p>1.39000386532789</text:p>
          </table:table-cell>
          <table:table-cell office:value-type="float" office:value="-0.269963029515114" calcext:value-type="float">
            <text:p>-0.269963029515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67414145866641" calcext:value-type="float">
            <text:p>0.967414145866641</text:p>
          </table:table-cell>
          <table:table-cell office:value-type="float" office:value="1.23808253621583" calcext:value-type="float">
            <text:p>1.23808253621583</text:p>
          </table:table-cell>
          <table:table-cell office:value-type="float" office:value="-0.270668390349187" calcext:value-type="float">
            <text:p>-0.270668390349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782921017063043" calcext:value-type="float">
            <text:p>0.782921017063043</text:p>
          </table:table-cell>
          <table:table-cell office:value-type="float" office:value="1.05541393326978" calcext:value-type="float">
            <text:p>1.05541393326978</text:p>
          </table:table-cell>
          <table:table-cell office:value-type="float" office:value="-0.272492916206733" calcext:value-type="float">
            <text:p>-0.2724929162067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23059145838576" calcext:value-type="float">
            <text:p>0.723059145838576</text:p>
          </table:table-cell>
          <table:table-cell office:value-type="float" office:value="0.995893333177073" calcext:value-type="float">
            <text:p>0.995893333177073</text:p>
          </table:table-cell>
          <table:table-cell office:value-type="float" office:value="-0.272834187338496" calcext:value-type="float">
            <text:p>-0.2728341873384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390661361373546" calcext:value-type="float">
            <text:p>0.390661361373546</text:p>
          </table:table-cell>
          <table:table-cell office:value-type="float" office:value="0.664555856980843" calcext:value-type="float">
            <text:p>0.664555856980843</text:p>
          </table:table-cell>
          <table:table-cell office:value-type="float" office:value="-0.273894495607297" calcext:value-type="float">
            <text:p>-0.2738944956072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709782119562906" calcext:value-type="float">
            <text:p>0.709782119562906</text:p>
          </table:table-cell>
          <table:table-cell office:value-type="float" office:value="0.984220593655347" calcext:value-type="float">
            <text:p>0.984220593655347</text:p>
          </table:table-cell>
          <table:table-cell office:value-type="float" office:value="-0.274438474092441" calcext:value-type="float">
            <text:p>-0.2744384740924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704830522758201" calcext:value-type="float">
            <text:p>0.704830522758201</text:p>
          </table:table-cell>
          <table:table-cell office:value-type="float" office:value="0.980047267602638" calcext:value-type="float">
            <text:p>0.980047267602638</text:p>
          </table:table-cell>
          <table:table-cell office:value-type="float" office:value="-0.275216744844436" calcext:value-type="float">
            <text:p>-0.2752167448444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861777554741296" calcext:value-type="float">
            <text:p>0.861777554741296</text:p>
          </table:table-cell>
          <table:table-cell office:value-type="float" office:value="1.13710265172075" calcext:value-type="float">
            <text:p>1.13710265172075</text:p>
          </table:table-cell>
          <table:table-cell office:value-type="float" office:value="-0.275325096979449" calcext:value-type="float">
            <text:p>-0.2753250969794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elirteç </text:p>
          </table:table-cell>
          <table:table-cell office:value-type="float" office:value="0.638667311695575" calcext:value-type="float">
            <text:p>0.638667311695575</text:p>
          </table:table-cell>
          <table:table-cell office:value-type="float" office:value="0.914592102580976" calcext:value-type="float">
            <text:p>0.914592102580976</text:p>
          </table:table-cell>
          <table:table-cell office:value-type="float" office:value="-0.275924790885401" calcext:value-type="float">
            <text:p>-0.275924790885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10571798103487" calcext:value-type="float">
            <text:p>1.10571798103487</text:p>
          </table:table-cell>
          <table:table-cell office:value-type="float" office:value="1.38185884702044" calcext:value-type="float">
            <text:p>1.38185884702044</text:p>
          </table:table-cell>
          <table:table-cell office:value-type="float" office:value="-0.276140865985572" calcext:value-type="float">
            <text:p>-0.2761408659855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696215628744895" calcext:value-type="float">
            <text:p>0.696215628744895</text:p>
          </table:table-cell>
          <table:table-cell office:value-type="float" office:value="0.973135993146263" calcext:value-type="float">
            <text:p>0.973135993146263</text:p>
          </table:table-cell>
          <table:table-cell office:value-type="float" office:value="-0.276920364401368" calcext:value-type="float">
            <text:p>-0.2769203644013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ağlaç </text:p>
          </table:table-cell>
          <table:table-cell office:value-type="float" office:value="0.851092731446229" calcext:value-type="float">
            <text:p>0.851092731446229</text:p>
          </table:table-cell>
          <table:table-cell office:value-type="float" office:value="1.12821820669058" calcext:value-type="float">
            <text:p>1.12821820669058</text:p>
          </table:table-cell>
          <table:table-cell office:value-type="float" office:value="-0.27712547524435" calcext:value-type="float">
            <text:p>-0.277125475244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447103783395688" calcext:value-type="float">
            <text:p>0.447103783395688</text:p>
          </table:table-cell>
          <table:table-cell office:value-type="float" office:value="0.727325443010257" calcext:value-type="float">
            <text:p>0.727325443010257</text:p>
          </table:table-cell>
          <table:table-cell office:value-type="float" office:value="-0.280221659614569" calcext:value-type="float">
            <text:p>-0.2802216596145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72257630343312" calcext:value-type="float">
            <text:p>0.872257630343312</text:p>
          </table:table-cell>
          <table:table-cell office:value-type="float" office:value="1.15376155216741" calcext:value-type="float">
            <text:p>1.15376155216741</text:p>
          </table:table-cell>
          <table:table-cell office:value-type="float" office:value="-0.2815039218241" calcext:value-type="float">
            <text:p>-0.2815039218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424979232834782" calcext:value-type="float">
            <text:p>0.424979232834782</text:p>
          </table:table-cell>
          <table:table-cell office:value-type="float" office:value="0.708225800758672" calcext:value-type="float">
            <text:p>0.708225800758672</text:p>
          </table:table-cell>
          <table:table-cell office:value-type="float" office:value="-0.28324656792389" calcext:value-type="float">
            <text:p>-0.283246567923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424979232834782" calcext:value-type="float">
            <text:p>0.424979232834782</text:p>
          </table:table-cell>
          <table:table-cell office:value-type="float" office:value="0.708225800758672" calcext:value-type="float">
            <text:p>0.708225800758672</text:p>
          </table:table-cell>
          <table:table-cell office:value-type="float" office:value="-0.28324656792389" calcext:value-type="float">
            <text:p>-0.283246567923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4136423581582" calcext:value-type="float">
            <text:p>0.84136423581582</text:p>
          </table:table-cell>
          <table:table-cell office:value-type="float" office:value="1.12476117345231" calcext:value-type="float">
            <text:p>1.12476117345231</text:p>
          </table:table-cell>
          <table:table-cell office:value-type="float" office:value="-0.283396937636494" calcext:value-type="float">
            <text:p>-0.2833969376364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368560913939866" calcext:value-type="float">
            <text:p>0.368560913939866</text:p>
          </table:table-cell>
          <table:table-cell office:value-type="float" office:value="0.652411762382488" calcext:value-type="float">
            <text:p>0.652411762382488</text:p>
          </table:table-cell>
          <table:table-cell office:value-type="float" office:value="-0.283850848442622" calcext:value-type="float">
            <text:p>-0.2838508484426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545683331332128" calcext:value-type="float">
            <text:p>0.545683331332128</text:p>
          </table:table-cell>
          <table:table-cell office:value-type="float" office:value="0.830619225072174" calcext:value-type="float">
            <text:p>0.830619225072174</text:p>
          </table:table-cell>
          <table:table-cell office:value-type="float" office:value="-0.284935893740045" calcext:value-type="float">
            <text:p>-0.2849358937400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17615607008138" calcext:value-type="float">
            <text:p>0.717615607008138</text:p>
          </table:table-cell>
          <table:table-cell office:value-type="float" office:value="1.00293287674428" calcext:value-type="float">
            <text:p>1.00293287674428</text:p>
          </table:table-cell>
          <table:table-cell office:value-type="float" office:value="-0.285317269736139" calcext:value-type="float">
            <text:p>-0.285317269736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08126195767873" calcext:value-type="float">
            <text:p>1.08126195767873</text:p>
          </table:table-cell>
          <table:table-cell office:value-type="float" office:value="1.36679915702139" calcext:value-type="float">
            <text:p>1.36679915702139</text:p>
          </table:table-cell>
          <table:table-cell office:value-type="float" office:value="-0.285537199342659" calcext:value-type="float">
            <text:p>-0.2855371993426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527015176960904" calcext:value-type="float">
            <text:p>0.527015176960904</text:p>
          </table:table-cell>
          <table:table-cell office:value-type="float" office:value="0.813462959599372" calcext:value-type="float">
            <text:p>0.813462959599372</text:p>
          </table:table-cell>
          <table:table-cell office:value-type="float" office:value="-0.286447782638469" calcext:value-type="float">
            <text:p>-0.2864477826384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48792404626087" calcext:value-type="float">
            <text:p>0.648792404626087</text:p>
          </table:table-cell>
          <table:table-cell office:value-type="float" office:value="0.935447552472243" calcext:value-type="float">
            <text:p>0.935447552472243</text:p>
          </table:table-cell>
          <table:table-cell office:value-type="float" office:value="-0.286655147846156" calcext:value-type="float">
            <text:p>-0.286655147846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05969010457675" calcext:value-type="float">
            <text:p>1.05969010457675</text:p>
          </table:table-cell>
          <table:table-cell office:value-type="float" office:value="1.34682355937991" calcext:value-type="float">
            <text:p>1.34682355937991</text:p>
          </table:table-cell>
          <table:table-cell office:value-type="float" office:value="-0.287133454803157" calcext:value-type="float">
            <text:p>-0.287133454803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34571825919954" calcext:value-type="float">
            <text:p>0.634571825919954</text:p>
          </table:table-cell>
          <table:table-cell office:value-type="float" office:value="0.921713905245613" calcext:value-type="float">
            <text:p>0.921713905245613</text:p>
          </table:table-cell>
          <table:table-cell office:value-type="float" office:value="-0.287142079325659" calcext:value-type="float">
            <text:p>-0.2871420793256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403171347467722" calcext:value-type="float">
            <text:p>0.403171347467722</text:p>
          </table:table-cell>
          <table:table-cell office:value-type="float" office:value="0.693292677946284" calcext:value-type="float">
            <text:p>0.693292677946284</text:p>
          </table:table-cell>
          <table:table-cell office:value-type="float" office:value="-0.290121330478562" calcext:value-type="float">
            <text:p>-0.2901213304785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18609407824972" calcext:value-type="float">
            <text:p>0.818609407824972</text:p>
          </table:table-cell>
          <table:table-cell office:value-type="float" office:value="1.10885011133195" calcext:value-type="float">
            <text:p>1.10885011133195</text:p>
          </table:table-cell>
          <table:table-cell office:value-type="float" office:value="-0.290240703506982" calcext:value-type="float">
            <text:p>-0.2902407035069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394668498902656" calcext:value-type="float">
            <text:p>0.394668498902656</text:p>
          </table:table-cell>
          <table:table-cell office:value-type="float" office:value="0.686455420419494" calcext:value-type="float">
            <text:p>0.686455420419494</text:p>
          </table:table-cell>
          <table:table-cell office:value-type="float" office:value="-0.291786921516838" calcext:value-type="float">
            <text:p>-0.2917869215168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01866806516299" calcext:value-type="float">
            <text:p>1.01866806516299</text:p>
          </table:table-cell>
          <table:table-cell office:value-type="float" office:value="1.31047173342577" calcext:value-type="float">
            <text:p>1.31047173342577</text:p>
          </table:table-cell>
          <table:table-cell office:value-type="float" office:value="-0.291803668262779" calcext:value-type="float">
            <text:p>-0.2918036682627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55472117928434" calcext:value-type="float">
            <text:p>0.55472117928434</text:p>
          </table:table-cell>
          <table:table-cell office:value-type="float" office:value="0.847549895955145" calcext:value-type="float">
            <text:p>0.847549895955145</text:p>
          </table:table-cell>
          <table:table-cell office:value-type="float" office:value="-0.292828716670805" calcext:value-type="float">
            <text:p>-0.29282871667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977372489383651" calcext:value-type="float">
            <text:p>0.977372489383651</text:p>
          </table:table-cell>
          <table:table-cell office:value-type="float" office:value="1.27071561389192" calcext:value-type="float">
            <text:p>1.27071561389192</text:p>
          </table:table-cell>
          <table:table-cell office:value-type="float" office:value="-0.293343124508271" calcext:value-type="float">
            <text:p>-0.2933431245082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92129537750884" calcext:value-type="float">
            <text:p>0.992129537750884</text:p>
          </table:table-cell>
          <table:table-cell office:value-type="float" office:value="1.28643192782193" calcext:value-type="float">
            <text:p>1.28643192782193</text:p>
          </table:table-cell>
          <table:table-cell office:value-type="float" office:value="-0.294302390071047" calcext:value-type="float">
            <text:p>-0.2943023900710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911057771229992" calcext:value-type="float">
            <text:p>0.911057771229992</text:p>
          </table:table-cell>
          <table:table-cell office:value-type="float" office:value="1.20544260704977" calcext:value-type="float">
            <text:p>1.20544260704977</text:p>
          </table:table-cell>
          <table:table-cell office:value-type="float" office:value="-0.294384835819782" calcext:value-type="float">
            <text:p>-0.2943848358197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80761774871379" calcext:value-type="float">
            <text:p>0.980761774871379</text:p>
          </table:table-cell>
          <table:table-cell office:value-type="float" office:value="1.27523503144648" calcext:value-type="float">
            <text:p>1.27523503144648</text:p>
          </table:table-cell>
          <table:table-cell office:value-type="float" office:value="-0.2944732565751" calcext:value-type="float">
            <text:p>-0.29447325657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909319811394752" calcext:value-type="float">
            <text:p>0.909319811394752</text:p>
          </table:table-cell>
          <table:table-cell office:value-type="float" office:value="1.20582366725613" calcext:value-type="float">
            <text:p>1.20582366725613</text:p>
          </table:table-cell>
          <table:table-cell office:value-type="float" office:value="-0.296503855861374" calcext:value-type="float">
            <text:p>-0.2965038558613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08165257066719" calcext:value-type="float">
            <text:p>0.708165257066719</text:p>
          </table:table-cell>
          <table:table-cell office:value-type="float" office:value="1.0048579617326" calcext:value-type="float">
            <text:p>1.0048579617326</text:p>
          </table:table-cell>
          <table:table-cell office:value-type="float" office:value="-0.296692704665885" calcext:value-type="float">
            <text:p>-0.2966927046658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17752254100996" calcext:value-type="float">
            <text:p>1.17752254100996</text:p>
          </table:table-cell>
          <table:table-cell office:value-type="float" office:value="1.47447740602453" calcext:value-type="float">
            <text:p>1.47447740602453</text:p>
          </table:table-cell>
          <table:table-cell office:value-type="float" office:value="-0.29695486501457" calcext:value-type="float">
            <text:p>-0.296954865014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811921791259985" calcext:value-type="float">
            <text:p>0.811921791259985</text:p>
          </table:table-cell>
          <table:table-cell office:value-type="float" office:value="1.11018651560715" calcext:value-type="float">
            <text:p>1.11018651560715</text:p>
          </table:table-cell>
          <table:table-cell office:value-type="float" office:value="-0.298264724347165" calcext:value-type="float">
            <text:p>-0.298264724347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464566654166361" calcext:value-type="float">
            <text:p>0.464566654166361</text:p>
          </table:table-cell>
          <table:table-cell office:value-type="float" office:value="0.764036753300776" calcext:value-type="float">
            <text:p>0.764036753300776</text:p>
          </table:table-cell>
          <table:table-cell office:value-type="float" office:value="-0.299470099134414" calcext:value-type="float">
            <text:p>-0.2994700991344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89164519998824" calcext:value-type="float">
            <text:p>0.689164519998824</text:p>
          </table:table-cell>
          <table:table-cell office:value-type="float" office:value="0.990250657327321" calcext:value-type="float">
            <text:p>0.990250657327321</text:p>
          </table:table-cell>
          <table:table-cell office:value-type="float" office:value="-0.301086137328497" calcext:value-type="float">
            <text:p>-0.3010861373284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425180493471604" calcext:value-type="float">
            <text:p>0.425180493471604</text:p>
          </table:table-cell>
          <table:table-cell office:value-type="float" office:value="0.727402812491314" calcext:value-type="float">
            <text:p>0.727402812491314</text:p>
          </table:table-cell>
          <table:table-cell office:value-type="float" office:value="-0.302222319019709" calcext:value-type="float">
            <text:p>-0.3022223190197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elirteç </text:p>
          </table:table-cell>
          <table:table-cell office:value-type="float" office:value="0.621376879053847" calcext:value-type="float">
            <text:p>0.621376879053847</text:p>
          </table:table-cell>
          <table:table-cell office:value-type="float" office:value="0.924150201369467" calcext:value-type="float">
            <text:p>0.924150201369467</text:p>
          </table:table-cell>
          <table:table-cell office:value-type="float" office:value="-0.30277332231562" calcext:value-type="float">
            <text:p>-0.302773322315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488412988409128" calcext:value-type="float">
            <text:p>0.488412988409128</text:p>
          </table:table-cell>
          <table:table-cell office:value-type="float" office:value="0.792432260995055" calcext:value-type="float">
            <text:p>0.792432260995055</text:p>
          </table:table-cell>
          <table:table-cell office:value-type="float" office:value="-0.304019272585927" calcext:value-type="float">
            <text:p>-0.3040192725859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34790230111551" calcext:value-type="float">
            <text:p>0.734790230111551</text:p>
          </table:table-cell>
          <table:table-cell office:value-type="float" office:value="1.04137377238653" calcext:value-type="float">
            <text:p>1.04137377238653</text:p>
          </table:table-cell>
          <table:table-cell office:value-type="float" office:value="-0.306583542274978" calcext:value-type="float">
            <text:p>-0.3065835422749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432561390143919" calcext:value-type="float">
            <text:p>0.432561390143919</text:p>
          </table:table-cell>
          <table:table-cell office:value-type="float" office:value="0.739485004029197" calcext:value-type="float">
            <text:p>0.739485004029197</text:p>
          </table:table-cell>
          <table:table-cell office:value-type="float" office:value="-0.306923613885278" calcext:value-type="float">
            <text:p>-0.306923613885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72567993947543" calcext:value-type="float">
            <text:p>0.872567993947543</text:p>
          </table:table-cell>
          <table:table-cell office:value-type="float" office:value="1.18004745070461" calcext:value-type="float">
            <text:p>1.18004745070461</text:p>
          </table:table-cell>
          <table:table-cell office:value-type="float" office:value="-0.307479456757066" calcext:value-type="float">
            <text:p>-0.3074794567570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09162872750909" calcext:value-type="float">
            <text:p>0.609162872750909</text:p>
          </table:table-cell>
          <table:table-cell office:value-type="float" office:value="0.92164057918364" calcext:value-type="float">
            <text:p>0.92164057918364</text:p>
          </table:table-cell>
          <table:table-cell office:value-type="float" office:value="-0.312477706432731" calcext:value-type="float">
            <text:p>-0.3124777064327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21884220749055" calcext:value-type="float">
            <text:p>0.821884220749055</text:p>
          </table:table-cell>
          <table:table-cell office:value-type="float" office:value="1.13444524260951" calcext:value-type="float">
            <text:p>1.13444524260951</text:p>
          </table:table-cell>
          <table:table-cell office:value-type="float" office:value="-0.312561021860453" calcext:value-type="float">
            <text:p>-0.3125610218604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10038634675968" calcext:value-type="float">
            <text:p>1.10038634675968</text:p>
          </table:table-cell>
          <table:table-cell office:value-type="float" office:value="1.41442063507952" calcext:value-type="float">
            <text:p>1.41442063507952</text:p>
          </table:table-cell>
          <table:table-cell office:value-type="float" office:value="-0.314034288319837" calcext:value-type="float">
            <text:p>-0.3140342883198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382195973979561" calcext:value-type="float">
            <text:p>0.382195973979561</text:p>
          </table:table-cell>
          <table:table-cell office:value-type="float" office:value="0.699391010655843" calcext:value-type="float">
            <text:p>0.699391010655843</text:p>
          </table:table-cell>
          <table:table-cell office:value-type="float" office:value="-0.317195036676282" calcext:value-type="float">
            <text:p>-0.317195036676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2516007077715" calcext:value-type="float">
            <text:p>1.2516007077715</text:p>
          </table:table-cell>
          <table:table-cell office:value-type="float" office:value="1.56888138003033" calcext:value-type="float">
            <text:p>1.56888138003033</text:p>
          </table:table-cell>
          <table:table-cell office:value-type="float" office:value="-0.317280672258829" calcext:value-type="float">
            <text:p>-0.3172806722588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999560819185171" calcext:value-type="float">
            <text:p>0.999560819185171</text:p>
          </table:table-cell>
          <table:table-cell office:value-type="float" office:value="1.31728388102244" calcext:value-type="float">
            <text:p>1.31728388102244</text:p>
          </table:table-cell>
          <table:table-cell office:value-type="float" office:value="-0.317723061837273" calcext:value-type="float">
            <text:p>-0.317723061837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494901064413899" calcext:value-type="float">
            <text:p>0.494901064413899</text:p>
          </table:table-cell>
          <table:table-cell office:value-type="float" office:value="0.813120892889315" calcext:value-type="float">
            <text:p>0.813120892889315</text:p>
          </table:table-cell>
          <table:table-cell office:value-type="float" office:value="-0.318219828475416" calcext:value-type="float">
            <text:p>-0.3182198284754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325001027823382" calcext:value-type="float">
            <text:p>0.325001027823382</text:p>
          </table:table-cell>
          <table:table-cell office:value-type="float" office:value="0.647139640596042" calcext:value-type="float">
            <text:p>0.647139640596042</text:p>
          </table:table-cell>
          <table:table-cell office:value-type="float" office:value="-0.322138612772659" calcext:value-type="float">
            <text:p>-0.3221386127726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543484159102132" calcext:value-type="float">
            <text:p>0.543484159102132</text:p>
          </table:table-cell>
          <table:table-cell office:value-type="float" office:value="0.866271581832316" calcext:value-type="float">
            <text:p>0.866271581832316</text:p>
          </table:table-cell>
          <table:table-cell office:value-type="float" office:value="-0.322787422730184" calcext:value-type="float">
            <text:p>-0.3227874227301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09478192979186" calcext:value-type="float">
            <text:p>1.09478192979186</text:p>
          </table:table-cell>
          <table:table-cell office:value-type="float" office:value="1.41786006091214" calcext:value-type="float">
            <text:p>1.41786006091214</text:p>
          </table:table-cell>
          <table:table-cell office:value-type="float" office:value="-0.323078131120276" calcext:value-type="float">
            <text:p>-0.323078131120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620864568842374" calcext:value-type="float">
            <text:p>0.620864568842374</text:p>
          </table:table-cell>
          <table:table-cell office:value-type="float" office:value="0.947519627213879" calcext:value-type="float">
            <text:p>0.947519627213879</text:p>
          </table:table-cell>
          <table:table-cell office:value-type="float" office:value="-0.326655058371505" calcext:value-type="float">
            <text:p>-0.3266550583715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0446541128333" calcext:value-type="float">
            <text:p>1.0446541128333</text:p>
          </table:table-cell>
          <table:table-cell office:value-type="float" office:value="1.37482951785323" calcext:value-type="float">
            <text:p>1.37482951785323</text:p>
          </table:table-cell>
          <table:table-cell office:value-type="float" office:value="-0.330175405019935" calcext:value-type="float">
            <text:p>-0.3301754050199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97027386444027" calcext:value-type="float">
            <text:p>0.797027386444027</text:p>
          </table:table-cell>
          <table:table-cell office:value-type="float" office:value="1.13055721805004" calcext:value-type="float">
            <text:p>1.13055721805004</text:p>
          </table:table-cell>
          <table:table-cell office:value-type="float" office:value="-0.333529831606015" calcext:value-type="float">
            <text:p>-0.333529831606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29820306671233" calcext:value-type="float">
            <text:p>1.29820306671233</text:p>
          </table:table-cell>
          <table:table-cell office:value-type="float" office:value="1.63274907386081" calcext:value-type="float">
            <text:p>1.63274907386081</text:p>
          </table:table-cell>
          <table:table-cell office:value-type="float" office:value="-0.334546007148478" calcext:value-type="float">
            <text:p>-0.334546007148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845485745991641" calcext:value-type="float">
            <text:p>0.845485745991641</text:p>
          </table:table-cell>
          <table:table-cell office:value-type="float" office:value="1.18144003678579" calcext:value-type="float">
            <text:p>1.18144003678579</text:p>
          </table:table-cell>
          <table:table-cell office:value-type="float" office:value="-0.335954290794153" calcext:value-type="float">
            <text:p>-0.335954290794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996810032461066" calcext:value-type="float">
            <text:p>0.996810032461066</text:p>
          </table:table-cell>
          <table:table-cell office:value-type="float" office:value="1.33537216059404" calcext:value-type="float">
            <text:p>1.33537216059404</text:p>
          </table:table-cell>
          <table:table-cell office:value-type="float" office:value="-0.338562128132971" calcext:value-type="float">
            <text:p>-0.3385621281329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928430033258265" calcext:value-type="float">
            <text:p>0.928430033258265</text:p>
          </table:table-cell>
          <table:table-cell office:value-type="float" office:value="1.26706759600237" calcext:value-type="float">
            <text:p>1.26706759600237</text:p>
          </table:table-cell>
          <table:table-cell office:value-type="float" office:value="-0.338637562744105" calcext:value-type="float">
            <text:p>-0.338637562744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53519288312539" calcext:value-type="float">
            <text:p>0.853519288312539</text:p>
          </table:table-cell>
          <table:table-cell office:value-type="float" office:value="1.19254368646707" calcext:value-type="float">
            <text:p>1.19254368646707</text:p>
          </table:table-cell>
          <table:table-cell office:value-type="float" office:value="-0.339024398154531" calcext:value-type="float">
            <text:p>-0.339024398154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15318998076869" calcext:value-type="float">
            <text:p>1.15318998076869</text:p>
          </table:table-cell>
          <table:table-cell office:value-type="float" office:value="1.49430612051784" calcext:value-type="float">
            <text:p>1.49430612051784</text:p>
          </table:table-cell>
          <table:table-cell office:value-type="float" office:value="-0.341116139749144" calcext:value-type="float">
            <text:p>-0.341116139749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48133607450725" calcext:value-type="float">
            <text:p>0.848133607450725</text:p>
          </table:table-cell>
          <table:table-cell office:value-type="float" office:value="1.19436165881277" calcext:value-type="float">
            <text:p>1.19436165881277</text:p>
          </table:table-cell>
          <table:table-cell office:value-type="float" office:value="-0.346228051362043" calcext:value-type="float">
            <text:p>-0.3462280513620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766004365460623" calcext:value-type="float">
            <text:p>0.766004365460623</text:p>
          </table:table-cell>
          <table:table-cell office:value-type="float" office:value="1.11367001945547" calcext:value-type="float">
            <text:p>1.11367001945547</text:p>
          </table:table-cell>
          <table:table-cell office:value-type="float" office:value="-0.347665653994842" calcext:value-type="float">
            <text:p>-0.3476656539948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669134641815052" calcext:value-type="float">
            <text:p>0.669134641815052</text:p>
          </table:table-cell>
          <table:table-cell office:value-type="float" office:value="1.02076534441146" calcext:value-type="float">
            <text:p>1.02076534441146</text:p>
          </table:table-cell>
          <table:table-cell office:value-type="float" office:value="-0.351630702596403" calcext:value-type="float">
            <text:p>-0.3516307025964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4913772434891" calcext:value-type="float">
            <text:p>0.84913772434891</text:p>
          </table:table-cell>
          <table:table-cell office:value-type="float" office:value="1.20077710734691" calcext:value-type="float">
            <text:p>1.20077710734691</text:p>
          </table:table-cell>
          <table:table-cell office:value-type="float" office:value="-0.351639382997998" calcext:value-type="float">
            <text:p>-0.3516393829979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440596690012186" calcext:value-type="float">
            <text:p>0.440596690012186</text:p>
          </table:table-cell>
          <table:table-cell office:value-type="float" office:value="0.792372188030331" calcext:value-type="float">
            <text:p>0.792372188030331</text:p>
          </table:table-cell>
          <table:table-cell office:value-type="float" office:value="-0.351775498018146" calcext:value-type="float">
            <text:p>-0.351775498018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330550027831828" calcext:value-type="float">
            <text:p>0.330550027831828</text:p>
          </table:table-cell>
          <table:table-cell office:value-type="float" office:value="0.685373923303118" calcext:value-type="float">
            <text:p>0.685373923303118</text:p>
          </table:table-cell>
          <table:table-cell office:value-type="float" office:value="-0.35482389547129" calcext:value-type="float">
            <text:p>-0.35482389547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İlgeç </text:p>
          </table:table-cell>
          <table:table-cell office:value-type="float" office:value="1.01031139870019" calcext:value-type="float">
            <text:p>1.01031139870019</text:p>
          </table:table-cell>
          <table:table-cell office:value-type="float" office:value="1.36913575835289" calcext:value-type="float">
            <text:p>1.36913575835289</text:p>
          </table:table-cell>
          <table:table-cell office:value-type="float" office:value="-0.358824359652692" calcext:value-type="float">
            <text:p>-0.3588243596526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610554751537994" calcext:value-type="float">
            <text:p>0.610554751537994</text:p>
          </table:table-cell>
          <table:table-cell office:value-type="float" office:value="0.971290489981848" calcext:value-type="float">
            <text:p>0.971290489981848</text:p>
          </table:table-cell>
          <table:table-cell office:value-type="float" office:value="-0.360735738443854" calcext:value-type="float">
            <text:p>-0.3607357384438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16892284590992" calcext:value-type="float">
            <text:p>0.916892284590992</text:p>
          </table:table-cell>
          <table:table-cell office:value-type="float" office:value="1.27959867284439" calcext:value-type="float">
            <text:p>1.27959867284439</text:p>
          </table:table-cell>
          <table:table-cell office:value-type="float" office:value="-0.362706388253398" calcext:value-type="float">
            <text:p>-0.362706388253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716883168963243" calcext:value-type="float">
            <text:p>0.716883168963243</text:p>
          </table:table-cell>
          <table:table-cell office:value-type="float" office:value="1.08152082889901" calcext:value-type="float">
            <text:p>1.08152082889901</text:p>
          </table:table-cell>
          <table:table-cell office:value-type="float" office:value="-0.364637659935763" calcext:value-type="float">
            <text:p>-0.3646376599357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03526977169355" calcext:value-type="float">
            <text:p>1.03526977169355</text:p>
          </table:table-cell>
          <table:table-cell office:value-type="float" office:value="1.40097561096437" calcext:value-type="float">
            <text:p>1.40097561096437</text:p>
          </table:table-cell>
          <table:table-cell office:value-type="float" office:value="-0.365705839270815" calcext:value-type="float">
            <text:p>-0.3657058392708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773558095410421" calcext:value-type="float">
            <text:p>0.773558095410421</text:p>
          </table:table-cell>
          <table:table-cell office:value-type="float" office:value="1.14063792915592" calcext:value-type="float">
            <text:p>1.14063792915592</text:p>
          </table:table-cell>
          <table:table-cell office:value-type="float" office:value="-0.367079833745499" calcext:value-type="float">
            <text:p>-0.3670798337454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425714780620292" calcext:value-type="float">
            <text:p>0.425714780620292</text:p>
          </table:table-cell>
          <table:table-cell office:value-type="float" office:value="0.793552526565832" calcext:value-type="float">
            <text:p>0.793552526565832</text:p>
          </table:table-cell>
          <table:table-cell office:value-type="float" office:value="-0.36783774594554" calcext:value-type="float">
            <text:p>-0.367837745945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02749464587395" calcext:value-type="float">
            <text:p>1.02749464587395</text:p>
          </table:table-cell>
          <table:table-cell office:value-type="float" office:value="1.39549798827149" calcext:value-type="float">
            <text:p>1.39549798827149</text:p>
          </table:table-cell>
          <table:table-cell office:value-type="float" office:value="-0.368003342397536" calcext:value-type="float">
            <text:p>-0.3680033423975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91182854883074" calcext:value-type="float">
            <text:p>0.691182854883074</text:p>
          </table:table-cell>
          <table:table-cell office:value-type="float" office:value="1.06425244778391" calcext:value-type="float">
            <text:p>1.06425244778391</text:p>
          </table:table-cell>
          <table:table-cell office:value-type="float" office:value="-0.373069592900832" calcext:value-type="float">
            <text:p>-0.3730695929008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00980008637558" calcext:value-type="float">
            <text:p>0.600980008637558</text:p>
          </table:table-cell>
          <table:table-cell office:value-type="float" office:value="0.979051477166272" calcext:value-type="float">
            <text:p>0.979051477166272</text:p>
          </table:table-cell>
          <table:table-cell office:value-type="float" office:value="-0.378071468528714" calcext:value-type="float">
            <text:p>-0.3780714685287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0605253412684948" calcext:value-type="float">
            <text:p>0.0605253412684948</text:p>
          </table:table-cell>
          <table:table-cell office:value-type="float" office:value="0.440167184297807" calcext:value-type="float">
            <text:p>0.440167184297807</text:p>
          </table:table-cell>
          <table:table-cell office:value-type="float" office:value="-0.379641843029313" calcext:value-type="float">
            <text:p>-0.3796418430293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70255680356406" calcext:value-type="float">
            <text:p>0.870255680356406</text:p>
          </table:table-cell>
          <table:table-cell office:value-type="float" office:value="1.25189025209924" calcext:value-type="float">
            <text:p>1.25189025209924</text:p>
          </table:table-cell>
          <table:table-cell office:value-type="float" office:value="-0.381634571742828" calcext:value-type="float">
            <text:p>-0.3816345717428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30629498065779" calcext:value-type="float">
            <text:p>1.30629498065779</text:p>
          </table:table-cell>
          <table:table-cell office:value-type="float" office:value="1.6892951894823" calcext:value-type="float">
            <text:p>1.6892951894823</text:p>
          </table:table-cell>
          <table:table-cell office:value-type="float" office:value="-0.383000208824509" calcext:value-type="float">
            <text:p>-0.3830002088245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09810070213142" calcext:value-type="float">
            <text:p>0.909810070213142</text:p>
          </table:table-cell>
          <table:table-cell office:value-type="float" office:value="1.2984976342688" calcext:value-type="float">
            <text:p>1.2984976342688</text:p>
          </table:table-cell>
          <table:table-cell office:value-type="float" office:value="-0.388687564055658" calcext:value-type="float">
            <text:p>-0.3886875640556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54670397017899" calcext:value-type="float">
            <text:p>0.854670397017899</text:p>
          </table:table-cell>
          <table:table-cell office:value-type="float" office:value="1.24664484122096" calcext:value-type="float">
            <text:p>1.24664484122096</text:p>
          </table:table-cell>
          <table:table-cell office:value-type="float" office:value="-0.391974444203056" calcext:value-type="float">
            <text:p>-0.3919744442030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65284701803562" calcext:value-type="float">
            <text:p>0.765284701803562</text:p>
          </table:table-cell>
          <table:table-cell office:value-type="float" office:value="1.16275220783917" calcext:value-type="float">
            <text:p>1.16275220783917</text:p>
          </table:table-cell>
          <table:table-cell office:value-type="float" office:value="-0.397467506035603" calcext:value-type="float">
            <text:p>-0.397467506035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733846366514416" calcext:value-type="float">
            <text:p>0.733846366514416</text:p>
          </table:table-cell>
          <table:table-cell office:value-type="float" office:value="1.13179824289065" calcext:value-type="float">
            <text:p>1.13179824289065</text:p>
          </table:table-cell>
          <table:table-cell office:value-type="float" office:value="-0.397951876376238" calcext:value-type="float">
            <text:p>-0.397951876376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12600902068242" calcext:value-type="float">
            <text:p>0.812600902068242</text:p>
          </table:table-cell>
          <table:table-cell office:value-type="float" office:value="1.21146299861135" calcext:value-type="float">
            <text:p>1.21146299861135</text:p>
          </table:table-cell>
          <table:table-cell office:value-type="float" office:value="-0.398862096543109" calcext:value-type="float">
            <text:p>-0.398862096543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11535965800372" calcext:value-type="float">
            <text:p>1.11535965800372</text:p>
          </table:table-cell>
          <table:table-cell office:value-type="float" office:value="1.51429221495869" calcext:value-type="float">
            <text:p>1.51429221495869</text:p>
          </table:table-cell>
          <table:table-cell office:value-type="float" office:value="-0.398932556954968" calcext:value-type="float">
            <text:p>-0.3989325569549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764486129551163" calcext:value-type="float">
            <text:p>0.764486129551163</text:p>
          </table:table-cell>
          <table:table-cell office:value-type="float" office:value="1.16672796152189" calcext:value-type="float">
            <text:p>1.16672796152189</text:p>
          </table:table-cell>
          <table:table-cell office:value-type="float" office:value="-0.402241831970723" calcext:value-type="float">
            <text:p>-0.4022418319707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927090443997604" calcext:value-type="float">
            <text:p>0.927090443997604</text:p>
          </table:table-cell>
          <table:table-cell office:value-type="float" office:value="1.33107686020976" calcext:value-type="float">
            <text:p>1.33107686020976</text:p>
          </table:table-cell>
          <table:table-cell office:value-type="float" office:value="-0.403986416212153" calcext:value-type="float">
            <text:p>-0.403986416212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1.18362062020857" calcext:value-type="float">
            <text:p>1.18362062020857</text:p>
          </table:table-cell>
          <table:table-cell office:value-type="float" office:value="1.58878577053253" calcext:value-type="float">
            <text:p>1.58878577053253</text:p>
          </table:table-cell>
          <table:table-cell office:value-type="float" office:value="-0.405165150323963" calcext:value-type="float">
            <text:p>-0.4051651503239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471401067614451" calcext:value-type="float">
            <text:p>0.471401067614451</text:p>
          </table:table-cell>
          <table:table-cell office:value-type="float" office:value="0.877567680526041" calcext:value-type="float">
            <text:p>0.877567680526041</text:p>
          </table:table-cell>
          <table:table-cell office:value-type="float" office:value="-0.40616661291159" calcext:value-type="float">
            <text:p>-0.40616661291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84482626814194" calcext:value-type="float">
            <text:p>0.784482626814194</text:p>
          </table:table-cell>
          <table:table-cell office:value-type="float" office:value="1.19156963793767" calcext:value-type="float">
            <text:p>1.19156963793767</text:p>
          </table:table-cell>
          <table:table-cell office:value-type="float" office:value="-0.407087011123478" calcext:value-type="float">
            <text:p>-0.407087011123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2.2660019006335" calcext:value-type="float">
            <text:p>2.2660019006335</text:p>
          </table:table-cell>
          <table:table-cell office:value-type="float" office:value="2.67368362541744" calcext:value-type="float">
            <text:p>2.67368362541744</text:p>
          </table:table-cell>
          <table:table-cell office:value-type="float" office:value="-0.407681724783941" calcext:value-type="float">
            <text:p>-0.4076817247839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306502679569782" calcext:value-type="float">
            <text:p>0.306502679569782</text:p>
          </table:table-cell>
          <table:table-cell office:value-type="float" office:value="0.715675535392196" calcext:value-type="float">
            <text:p>0.715675535392196</text:p>
          </table:table-cell>
          <table:table-cell office:value-type="float" office:value="-0.409172855822415" calcext:value-type="float">
            <text:p>-0.4091728558224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923171670310589" calcext:value-type="float">
            <text:p>0.923171670310589</text:p>
          </table:table-cell>
          <table:table-cell office:value-type="float" office:value="1.33307712782391" calcext:value-type="float">
            <text:p>1.33307712782391</text:p>
          </table:table-cell>
          <table:table-cell office:value-type="float" office:value="-0.409905457513323" calcext:value-type="float">
            <text:p>-0.409905457513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95378043896648" calcext:value-type="float">
            <text:p>0.695378043896648</text:p>
          </table:table-cell>
          <table:table-cell office:value-type="float" office:value="1.11143545322455" calcext:value-type="float">
            <text:p>1.11143545322455</text:p>
          </table:table-cell>
          <table:table-cell office:value-type="float" office:value="-0.416057409327903" calcext:value-type="float">
            <text:p>-0.4160574093279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572606982618659" calcext:value-type="float">
            <text:p>0.572606982618659</text:p>
          </table:table-cell>
          <table:table-cell office:value-type="float" office:value="0.991247848683347" calcext:value-type="float">
            <text:p>0.991247848683347</text:p>
          </table:table-cell>
          <table:table-cell office:value-type="float" office:value="-0.418640866064687" calcext:value-type="float">
            <text:p>-0.4186408660646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elirteç </text:p>
          </table:table-cell>
          <table:table-cell office:value-type="float" office:value="0.807770972759949" calcext:value-type="float">
            <text:p>0.807770972759949</text:p>
          </table:table-cell>
          <table:table-cell office:value-type="float" office:value="1.22742872209136" calcext:value-type="float">
            <text:p>1.22742872209136</text:p>
          </table:table-cell>
          <table:table-cell office:value-type="float" office:value="-0.41965774933141" calcext:value-type="float">
            <text:p>-0.41965774933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574743012240262" calcext:value-type="float">
            <text:p>0.574743012240262</text:p>
          </table:table-cell>
          <table:table-cell office:value-type="float" office:value="0.99614619072273" calcext:value-type="float">
            <text:p>0.99614619072273</text:p>
          </table:table-cell>
          <table:table-cell office:value-type="float" office:value="-0.421403178482468" calcext:value-type="float">
            <text:p>-0.4214031784824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219902439094647" calcext:value-type="float">
            <text:p>0.219902439094647</text:p>
          </table:table-cell>
          <table:table-cell office:value-type="float" office:value="0.644669378327493" calcext:value-type="float">
            <text:p>0.644669378327493</text:p>
          </table:table-cell>
          <table:table-cell office:value-type="float" office:value="-0.424766939232845" calcext:value-type="float">
            <text:p>-0.4247669392328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53518312288614" calcext:value-type="float">
            <text:p>0.53518312288614</text:p>
          </table:table-cell>
          <table:table-cell office:value-type="float" office:value="0.962037444797301" calcext:value-type="float">
            <text:p>0.962037444797301</text:p>
          </table:table-cell>
          <table:table-cell office:value-type="float" office:value="-0.426854321911161" calcext:value-type="float">
            <text:p>-0.426854321911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585094526386561" calcext:value-type="float">
            <text:p>0.585094526386561</text:p>
          </table:table-cell>
          <table:table-cell office:value-type="float" office:value="1.01288953307394" calcext:value-type="float">
            <text:p>1.01288953307394</text:p>
          </table:table-cell>
          <table:table-cell office:value-type="float" office:value="-0.427795006687377" calcext:value-type="float">
            <text:p>-0.4277950066873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elirteç </text:p>
          </table:table-cell>
          <table:table-cell office:value-type="float" office:value="0.307684759864501" calcext:value-type="float">
            <text:p>0.307684759864501</text:p>
          </table:table-cell>
          <table:table-cell office:value-type="float" office:value="0.735564547520987" calcext:value-type="float">
            <text:p>0.735564547520987</text:p>
          </table:table-cell>
          <table:table-cell office:value-type="float" office:value="-0.427879787656485" calcext:value-type="float">
            <text:p>-0.4278797876564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582382010782787" calcext:value-type="float">
            <text:p>0.582382010782787</text:p>
          </table:table-cell>
          <table:table-cell office:value-type="float" office:value="1.01553715145888" calcext:value-type="float">
            <text:p>1.01553715145888</text:p>
          </table:table-cell>
          <table:table-cell office:value-type="float" office:value="-0.433155140676096" calcext:value-type="float">
            <text:p>-0.4331551406760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05626061642178" calcext:value-type="float">
            <text:p>0.805626061642178</text:p>
          </table:table-cell>
          <table:table-cell office:value-type="float" office:value="1.24337162038374" calcext:value-type="float">
            <text:p>1.24337162038374</text:p>
          </table:table-cell>
          <table:table-cell office:value-type="float" office:value="-0.437745558741559" calcext:value-type="float">
            <text:p>-0.4377455587415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32206990995321" calcext:value-type="float">
            <text:p>0.632206990995321</text:p>
          </table:table-cell>
          <table:table-cell office:value-type="float" office:value="1.07332206472549" calcext:value-type="float">
            <text:p>1.07332206472549</text:p>
          </table:table-cell>
          <table:table-cell office:value-type="float" office:value="-0.441115073730171" calcext:value-type="float">
            <text:p>-0.441115073730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Ünlem </text:p>
          </table:table-cell>
          <table:table-cell office:value-type="float" office:value="0.594638702005303" calcext:value-type="float">
            <text:p>0.594638702005303</text:p>
          </table:table-cell>
          <table:table-cell office:value-type="float" office:value="1.03684956548582" calcext:value-type="float">
            <text:p>1.03684956548582</text:p>
          </table:table-cell>
          <table:table-cell office:value-type="float" office:value="-0.442210863480512" calcext:value-type="float">
            <text:p>-0.4422108634805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490564647979561" calcext:value-type="float">
            <text:p>0.490564647979561</text:p>
          </table:table-cell>
          <table:table-cell office:value-type="float" office:value="0.934924554723018" calcext:value-type="float">
            <text:p>0.934924554723018</text:p>
          </table:table-cell>
          <table:table-cell office:value-type="float" office:value="-0.444359906743457" calcext:value-type="float">
            <text:p>-0.4443599067434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449931518687002" calcext:value-type="float">
            <text:p>0.449931518687002</text:p>
          </table:table-cell>
          <table:table-cell office:value-type="float" office:value="0.896009198158128" calcext:value-type="float">
            <text:p>0.896009198158128</text:p>
          </table:table-cell>
          <table:table-cell office:value-type="float" office:value="-0.446077679471127" calcext:value-type="float">
            <text:p>-0.4460776794711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397466655492181" calcext:value-type="float">
            <text:p>0.397466655492181</text:p>
          </table:table-cell>
          <table:table-cell office:value-type="float" office:value="0.854443161350007" calcext:value-type="float">
            <text:p>0.854443161350007</text:p>
          </table:table-cell>
          <table:table-cell office:value-type="float" office:value="-0.456976505857826" calcext:value-type="float">
            <text:p>-0.4569765058578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03266840910413" calcext:value-type="float">
            <text:p>1.03266840910413</text:p>
          </table:table-cell>
          <table:table-cell office:value-type="float" office:value="1.49189006731866" calcext:value-type="float">
            <text:p>1.49189006731866</text:p>
          </table:table-cell>
          <table:table-cell office:value-type="float" office:value="-0.459221658214526" calcext:value-type="float">
            <text:p>-0.4592216582145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1365351587864" calcext:value-type="float">
            <text:p>0.61365351587864</text:p>
          </table:table-cell>
          <table:table-cell office:value-type="float" office:value="1.07410737860599" calcext:value-type="float">
            <text:p>1.07410737860599</text:p>
          </table:table-cell>
          <table:table-cell office:value-type="float" office:value="-0.460453862727349" calcext:value-type="float">
            <text:p>-0.4604538627273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elirteç </text:p>
          </table:table-cell>
          <table:table-cell office:value-type="float" office:value="0.459148646944794" calcext:value-type="float">
            <text:p>0.459148646944794</text:p>
          </table:table-cell>
          <table:table-cell office:value-type="float" office:value="0.927669999352122" calcext:value-type="float">
            <text:p>0.927669999352122</text:p>
          </table:table-cell>
          <table:table-cell office:value-type="float" office:value="-0.468521352407328" calcext:value-type="float">
            <text:p>-0.4685213524073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236420594658211" calcext:value-type="float">
            <text:p>0.236420594658211</text:p>
          </table:table-cell>
          <table:table-cell office:value-type="float" office:value="0.709721310205468" calcext:value-type="float">
            <text:p>0.709721310205468</text:p>
          </table:table-cell>
          <table:table-cell office:value-type="float" office:value="-0.473300715547257" calcext:value-type="float">
            <text:p>-0.473300715547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944065185042289" calcext:value-type="float">
            <text:p>0.944065185042289</text:p>
          </table:table-cell>
          <table:table-cell office:value-type="float" office:value="1.41928286904036" calcext:value-type="float">
            <text:p>1.41928286904036</text:p>
          </table:table-cell>
          <table:table-cell office:value-type="float" office:value="-0.475217683998076" calcext:value-type="float">
            <text:p>-0.4752176839980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34484554777116" calcext:value-type="float">
            <text:p>1.34484554777116</text:p>
          </table:table-cell>
          <table:table-cell office:value-type="float" office:value="1.82089027266894" calcext:value-type="float">
            <text:p>1.82089027266894</text:p>
          </table:table-cell>
          <table:table-cell office:value-type="float" office:value="-0.476044724897781" calcext:value-type="float">
            <text:p>-0.4760447248977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717818513960999" calcext:value-type="float">
            <text:p>0.717818513960999</text:p>
          </table:table-cell>
          <table:table-cell office:value-type="float" office:value="1.19601462064162" calcext:value-type="float">
            <text:p>1.19601462064162</text:p>
          </table:table-cell>
          <table:table-cell office:value-type="float" office:value="-0.478196106680622" calcext:value-type="float">
            <text:p>-0.4781961066806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455315015657179" calcext:value-type="float">
            <text:p>0.455315015657179</text:p>
          </table:table-cell>
          <table:table-cell office:value-type="float" office:value="0.940001274475509" calcext:value-type="float">
            <text:p>0.940001274475509</text:p>
          </table:table-cell>
          <table:table-cell office:value-type="float" office:value="-0.484686258818331" calcext:value-type="float">
            <text:p>-0.4846862588183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90272242756093" calcext:value-type="float">
            <text:p>0.690272242756093</text:p>
          </table:table-cell>
          <table:table-cell office:value-type="float" office:value="1.1801425809455" calcext:value-type="float">
            <text:p>1.1801425809455</text:p>
          </table:table-cell>
          <table:table-cell office:value-type="float" office:value="-0.48987033818941" calcext:value-type="float">
            <text:p>-0.489870338189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21569604553567" calcext:value-type="float">
            <text:p>0.621569604553567</text:p>
          </table:table-cell>
          <table:table-cell office:value-type="float" office:value="1.11568502601947" calcext:value-type="float">
            <text:p>1.11568502601947</text:p>
          </table:table-cell>
          <table:table-cell office:value-type="float" office:value="-0.494115421465903" calcext:value-type="float">
            <text:p>-0.4941154214659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36619539306207" calcext:value-type="float">
            <text:p>0.636619539306207</text:p>
          </table:table-cell>
          <table:table-cell office:value-type="float" office:value="1.13720753726557" calcext:value-type="float">
            <text:p>1.13720753726557</text:p>
          </table:table-cell>
          <table:table-cell office:value-type="float" office:value="-0.500587997959361" calcext:value-type="float">
            <text:p>-0.5005879979593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21971649744519" calcext:value-type="float">
            <text:p>1.21971649744519</text:p>
          </table:table-cell>
          <table:table-cell office:value-type="float" office:value="1.72420902421102" calcext:value-type="float">
            <text:p>1.72420902421102</text:p>
          </table:table-cell>
          <table:table-cell office:value-type="float" office:value="-0.504492526765828" calcext:value-type="float">
            <text:p>-0.5044925267658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77741553057632" calcext:value-type="float">
            <text:p>0.877741553057632</text:p>
          </table:table-cell>
          <table:table-cell office:value-type="float" office:value="1.38356200209197" calcext:value-type="float">
            <text:p>1.38356200209197</text:p>
          </table:table-cell>
          <table:table-cell office:value-type="float" office:value="-0.505820449034336" calcext:value-type="float">
            <text:p>-0.5058204490343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77335473616" calcext:value-type="float">
            <text:p>1.77335473616</text:p>
          </table:table-cell>
          <table:table-cell office:value-type="float" office:value="2.28154283616031" calcext:value-type="float">
            <text:p>2.28154283616031</text:p>
          </table:table-cell>
          <table:table-cell office:value-type="float" office:value="-0.508188100000312" calcext:value-type="float">
            <text:p>-0.5081881000003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52969955382999" calcext:value-type="float">
            <text:p>1.52969955382999</text:p>
          </table:table-cell>
          <table:table-cell office:value-type="float" office:value="2.041902374502" calcext:value-type="float">
            <text:p>2.041902374502</text:p>
          </table:table-cell>
          <table:table-cell office:value-type="float" office:value="-0.512202820672013" calcext:value-type="float">
            <text:p>-0.51220282067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25572267365445" calcext:value-type="float">
            <text:p>0.625572267365445</text:p>
          </table:table-cell>
          <table:table-cell office:value-type="float" office:value="1.1385546207067" calcext:value-type="float">
            <text:p>1.1385546207067</text:p>
          </table:table-cell>
          <table:table-cell office:value-type="float" office:value="-0.512982353341249" calcext:value-type="float">
            <text:p>-0.5129823533412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710429553679054" calcext:value-type="float">
            <text:p>0.710429553679054</text:p>
          </table:table-cell>
          <table:table-cell office:value-type="float" office:value="1.22645033693007" calcext:value-type="float">
            <text:p>1.22645033693007</text:p>
          </table:table-cell>
          <table:table-cell office:value-type="float" office:value="-0.516020783251011" calcext:value-type="float">
            <text:p>-0.516020783251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27898047339448" calcext:value-type="float">
            <text:p>0.627898047339448</text:p>
          </table:table-cell>
          <table:table-cell office:value-type="float" office:value="1.14576940105878" calcext:value-type="float">
            <text:p>1.14576940105878</text:p>
          </table:table-cell>
          <table:table-cell office:value-type="float" office:value="-0.517871353719329" calcext:value-type="float">
            <text:p>-0.5178713537193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369436936784218" calcext:value-type="float">
            <text:p>0.369436936784218</text:p>
          </table:table-cell>
          <table:table-cell office:value-type="float" office:value="0.893099233007692" calcext:value-type="float">
            <text:p>0.893099233007692</text:p>
          </table:table-cell>
          <table:table-cell office:value-type="float" office:value="-0.523662296223473" calcext:value-type="float">
            <text:p>-0.5236622962234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65695947435084" calcext:value-type="float">
            <text:p>0.665695947435084</text:p>
          </table:table-cell>
          <table:table-cell office:value-type="float" office:value="1.18996046428236" calcext:value-type="float">
            <text:p>1.18996046428236</text:p>
          </table:table-cell>
          <table:table-cell office:value-type="float" office:value="-0.524264516847277" calcext:value-type="float">
            <text:p>-0.524264516847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77372716375287" calcext:value-type="float">
            <text:p>0.777372716375287</text:p>
          </table:table-cell>
          <table:table-cell office:value-type="float" office:value="1.30164412065672" calcext:value-type="float">
            <text:p>1.30164412065672</text:p>
          </table:table-cell>
          <table:table-cell office:value-type="float" office:value="-0.524271404281431" calcext:value-type="float">
            <text:p>-0.5242714042814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346098510517808" calcext:value-type="float">
            <text:p>0.346098510517808</text:p>
          </table:table-cell>
          <table:table-cell office:value-type="float" office:value="0.882345110972132" calcext:value-type="float">
            <text:p>0.882345110972132</text:p>
          </table:table-cell>
          <table:table-cell office:value-type="float" office:value="-0.536246600454323" calcext:value-type="float">
            <text:p>-0.5362466004543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49244361496198" calcext:value-type="float">
            <text:p>0.649244361496198</text:p>
          </table:table-cell>
          <table:table-cell office:value-type="float" office:value="1.20499696122331" calcext:value-type="float">
            <text:p>1.20499696122331</text:p>
          </table:table-cell>
          <table:table-cell office:value-type="float" office:value="-0.555752599727109" calcext:value-type="float">
            <text:p>-0.555752599727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70323736181901" calcext:value-type="float">
            <text:p>0.870323736181901</text:p>
          </table:table-cell>
          <table:table-cell office:value-type="float" office:value="1.42862777571061" calcext:value-type="float">
            <text:p>1.42862777571061</text:p>
          </table:table-cell>
          <table:table-cell office:value-type="float" office:value="-0.55830403952871" calcext:value-type="float">
            <text:p>-0.558304039528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19969139008342" calcext:value-type="float">
            <text:p>0.819969139008342</text:p>
          </table:table-cell>
          <table:table-cell office:value-type="float" office:value="1.37915151599943" calcext:value-type="float">
            <text:p>1.37915151599943</text:p>
          </table:table-cell>
          <table:table-cell office:value-type="float" office:value="-0.55918237699109" calcext:value-type="float">
            <text:p>-0.55918237699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89332144228552" calcext:value-type="float">
            <text:p>0.689332144228552</text:p>
          </table:table-cell>
          <table:table-cell office:value-type="float" office:value="1.25356177884997" calcext:value-type="float">
            <text:p>1.25356177884997</text:p>
          </table:table-cell>
          <table:table-cell office:value-type="float" office:value="-0.564229634621417" calcext:value-type="float">
            <text:p>-0.5642296346214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34042494438318" calcext:value-type="float">
            <text:p>0.834042494438318</text:p>
          </table:table-cell>
          <table:table-cell office:value-type="float" office:value="1.4031676135683" calcext:value-type="float">
            <text:p>1.4031676135683</text:p>
          </table:table-cell>
          <table:table-cell office:value-type="float" office:value="-0.569125119129978" calcext:value-type="float">
            <text:p>-0.5691251191299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475352457587458" calcext:value-type="float">
            <text:p>0.475352457587458</text:p>
          </table:table-cell>
          <table:table-cell office:value-type="float" office:value="1.04511088561808" calcext:value-type="float">
            <text:p>1.04511088561808</text:p>
          </table:table-cell>
          <table:table-cell office:value-type="float" office:value="-0.569758428030623" calcext:value-type="float">
            <text:p>-0.569758428030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59774278627592" calcext:value-type="float">
            <text:p>0.659774278627592</text:p>
          </table:table-cell>
          <table:table-cell office:value-type="float" office:value="1.2321306981332" calcext:value-type="float">
            <text:p>1.2321306981332</text:p>
          </table:table-cell>
          <table:table-cell office:value-type="float" office:value="-0.572356419505603" calcext:value-type="float">
            <text:p>-0.572356419505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760207312712194" calcext:value-type="float">
            <text:p>0.760207312712194</text:p>
          </table:table-cell>
          <table:table-cell office:value-type="float" office:value="1.33311791487358" calcext:value-type="float">
            <text:p>1.33311791487358</text:p>
          </table:table-cell>
          <table:table-cell office:value-type="float" office:value="-0.572910602161388" calcext:value-type="float">
            <text:p>-0.5729106021613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28046728985393" calcext:value-type="float">
            <text:p>1.28046728985393</text:p>
          </table:table-cell>
          <table:table-cell office:value-type="float" office:value="1.85568631796192" calcext:value-type="float">
            <text:p>1.85568631796192</text:p>
          </table:table-cell>
          <table:table-cell office:value-type="float" office:value="-0.575219028107987" calcext:value-type="float">
            <text:p>-0.5752190281079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20738341440903" calcext:value-type="float">
            <text:p>1.20738341440903</text:p>
          </table:table-cell>
          <table:table-cell office:value-type="float" office:value="1.78264619719219" calcext:value-type="float">
            <text:p>1.78264619719219</text:p>
          </table:table-cell>
          <table:table-cell office:value-type="float" office:value="-0.575262782783162" calcext:value-type="float">
            <text:p>-0.575262782783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474982504866106" calcext:value-type="float">
            <text:p>0.474982504866106</text:p>
          </table:table-cell>
          <table:table-cell office:value-type="float" office:value="1.05400604867038" calcext:value-type="float">
            <text:p>1.05400604867038</text:p>
          </table:table-cell>
          <table:table-cell office:value-type="float" office:value="-0.579023543804271" calcext:value-type="float">
            <text:p>-0.5790235438042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08091505177692" calcext:value-type="float">
            <text:p>1.08091505177692</text:p>
          </table:table-cell>
          <table:table-cell office:value-type="float" office:value="1.67457230061093" calcext:value-type="float">
            <text:p>1.67457230061093</text:p>
          </table:table-cell>
          <table:table-cell office:value-type="float" office:value="-0.593657248834013" calcext:value-type="float">
            <text:p>-0.593657248834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553885748878479" calcext:value-type="float">
            <text:p>0.553885748878479</text:p>
          </table:table-cell>
          <table:table-cell office:value-type="float" office:value="1.1532080926341" calcext:value-type="float">
            <text:p>1.1532080926341</text:p>
          </table:table-cell>
          <table:table-cell office:value-type="float" office:value="-0.59932234375562" calcext:value-type="float">
            <text:p>-0.599322343755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590282658889224" calcext:value-type="float">
            <text:p>0.590282658889224</text:p>
          </table:table-cell>
          <table:table-cell office:value-type="float" office:value="1.19194865319934" calcext:value-type="float">
            <text:p>1.19194865319934</text:p>
          </table:table-cell>
          <table:table-cell office:value-type="float" office:value="-0.601665994310113" calcext:value-type="float">
            <text:p>-0.601665994310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814540666180475" calcext:value-type="float">
            <text:p>0.814540666180475</text:p>
          </table:table-cell>
          <table:table-cell office:value-type="float" office:value="1.42038515580017" calcext:value-type="float">
            <text:p>1.42038515580017</text:p>
          </table:table-cell>
          <table:table-cell office:value-type="float" office:value="-0.605844489619695" calcext:value-type="float">
            <text:p>-0.6058444896196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648334887762678" calcext:value-type="float">
            <text:p>0.648334887762678</text:p>
          </table:table-cell>
          <table:table-cell office:value-type="float" office:value="1.25575488991187" calcext:value-type="float">
            <text:p>1.25575488991187</text:p>
          </table:table-cell>
          <table:table-cell office:value-type="float" office:value="-0.607420002149192" calcext:value-type="float">
            <text:p>-0.607420002149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59195662216956" calcext:value-type="float">
            <text:p>0.759195662216956</text:p>
          </table:table-cell>
          <table:table-cell office:value-type="float" office:value="1.36815699570773" calcext:value-type="float">
            <text:p>1.36815699570773</text:p>
          </table:table-cell>
          <table:table-cell office:value-type="float" office:value="-0.608961333490775" calcext:value-type="float">
            <text:p>-0.6089613334907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581132440627521" calcext:value-type="float">
            <text:p>0.581132440627521</text:p>
          </table:table-cell>
          <table:table-cell office:value-type="float" office:value="1.20031923329375" calcext:value-type="float">
            <text:p>1.20031923329375</text:p>
          </table:table-cell>
          <table:table-cell office:value-type="float" office:value="-0.61918679266623" calcext:value-type="float">
            <text:p>-0.619186792666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68775962458964" calcext:value-type="float">
            <text:p>0.668775962458964</text:p>
          </table:table-cell>
          <table:table-cell office:value-type="float" office:value="1.28850985359906" calcext:value-type="float">
            <text:p>1.28850985359906</text:p>
          </table:table-cell>
          <table:table-cell office:value-type="float" office:value="-0.619733891140101" calcext:value-type="float">
            <text:p>-0.61973389114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743244175418886" calcext:value-type="float">
            <text:p>0.743244175418886</text:p>
          </table:table-cell>
          <table:table-cell office:value-type="float" office:value="1.37595244800436" calcext:value-type="float">
            <text:p>1.37595244800436</text:p>
          </table:table-cell>
          <table:table-cell office:value-type="float" office:value="-0.632708272585474" calcext:value-type="float">
            <text:p>-0.6327082725854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7291197570233" calcext:value-type="float">
            <text:p>0.67291197570233</text:p>
          </table:table-cell>
          <table:table-cell office:value-type="float" office:value="1.30951137368313" calcext:value-type="float">
            <text:p>1.30951137368313</text:p>
          </table:table-cell>
          <table:table-cell office:value-type="float" office:value="-0.6365993979808" calcext:value-type="float">
            <text:p>-0.63659939798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2011302245372" calcext:value-type="float">
            <text:p>1.2011302245372</text:p>
          </table:table-cell>
          <table:table-cell office:value-type="float" office:value="1.84790909151743" calcext:value-type="float">
            <text:p>1.84790909151743</text:p>
          </table:table-cell>
          <table:table-cell office:value-type="float" office:value="-0.646778866980228" calcext:value-type="float">
            <text:p>-0.646778866980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3610501116793" calcext:value-type="float">
            <text:p>0.3610501116793</text:p>
          </table:table-cell>
          <table:table-cell office:value-type="float" office:value="1.0116962184002" calcext:value-type="float">
            <text:p>1.0116962184002</text:p>
          </table:table-cell>
          <table:table-cell office:value-type="float" office:value="-0.650646106720903" calcext:value-type="float">
            <text:p>-0.6506461067209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378847761074998" calcext:value-type="float">
            <text:p>0.378847761074998</text:p>
          </table:table-cell>
          <table:table-cell office:value-type="float" office:value="1.03166013984022" calcext:value-type="float">
            <text:p>1.03166013984022</text:p>
          </table:table-cell>
          <table:table-cell office:value-type="float" office:value="-0.65281237876522" calcext:value-type="float">
            <text:p>-0.652812378765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1.12609632564978" calcext:value-type="float">
            <text:p>1.12609632564978</text:p>
          </table:table-cell>
          <table:table-cell office:value-type="float" office:value="1.78067352789997" calcext:value-type="float">
            <text:p>1.78067352789997</text:p>
          </table:table-cell>
          <table:table-cell office:value-type="float" office:value="-0.654577202250194" calcext:value-type="float">
            <text:p>-0.654577202250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11661374837179" calcext:value-type="float">
            <text:p>1.11661374837179</text:p>
          </table:table-cell>
          <table:table-cell office:value-type="float" office:value="1.77705651197704" calcext:value-type="float">
            <text:p>1.77705651197704</text:p>
          </table:table-cell>
          <table:table-cell office:value-type="float" office:value="-0.660442763605244" calcext:value-type="float">
            <text:p>-0.660442763605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39431542074064" calcext:value-type="float">
            <text:p>1.39431542074064</text:p>
          </table:table-cell>
          <table:table-cell office:value-type="float" office:value="2.06244930289456" calcext:value-type="float">
            <text:p>2.06244930289456</text:p>
          </table:table-cell>
          <table:table-cell office:value-type="float" office:value="-0.668133882153911" calcext:value-type="float">
            <text:p>-0.6681338821539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40783127424449" calcext:value-type="float">
            <text:p>1.40783127424449</text:p>
          </table:table-cell>
          <table:table-cell office:value-type="float" office:value="2.08109039375017" calcext:value-type="float">
            <text:p>2.08109039375017</text:p>
          </table:table-cell>
          <table:table-cell office:value-type="float" office:value="-0.673259119505681" calcext:value-type="float">
            <text:p>-0.6732591195056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20724309437417" calcext:value-type="float">
            <text:p>1.20724309437417</text:p>
          </table:table-cell>
          <table:table-cell office:value-type="float" office:value="1.90318133625023" calcext:value-type="float">
            <text:p>1.90318133625023</text:p>
          </table:table-cell>
          <table:table-cell office:value-type="float" office:value="-0.695938241876059" calcext:value-type="float">
            <text:p>-0.695938241876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572613272241658" calcext:value-type="float">
            <text:p>0.572613272241658</text:p>
          </table:table-cell>
          <table:table-cell office:value-type="float" office:value="1.26914512737417" calcext:value-type="float">
            <text:p>1.26914512737417</text:p>
          </table:table-cell>
          <table:table-cell office:value-type="float" office:value="-0.696531855132511" calcext:value-type="float">
            <text:p>-0.6965318551325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1.58566664867856" calcext:value-type="float">
            <text:p>1.58566664867856</text:p>
          </table:table-cell>
          <table:table-cell office:value-type="float" office:value="2.30985369640165" calcext:value-type="float">
            <text:p>2.30985369640165</text:p>
          </table:table-cell>
          <table:table-cell office:value-type="float" office:value="-0.724187047723093" calcext:value-type="float">
            <text:p>-0.7241870477230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01377844322567" calcext:value-type="float">
            <text:p>1.01377844322567</text:p>
          </table:table-cell>
          <table:table-cell office:value-type="float" office:value="1.76553522002989" calcext:value-type="float">
            <text:p>1.76553522002989</text:p>
          </table:table-cell>
          <table:table-cell office:value-type="float" office:value="-0.751756776804215" calcext:value-type="float">
            <text:p>-0.751756776804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61703184302734" calcext:value-type="float">
            <text:p>0.61703184302734</text:p>
          </table:table-cell>
          <table:table-cell office:value-type="float" office:value="1.3773541500394" calcext:value-type="float">
            <text:p>1.3773541500394</text:p>
          </table:table-cell>
          <table:table-cell office:value-type="float" office:value="-0.760322307012063" calcext:value-type="float">
            <text:p>-0.7603223070120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885708935432521" calcext:value-type="float">
            <text:p>0.885708935432521</text:p>
          </table:table-cell>
          <table:table-cell office:value-type="float" office:value="1.65771336716344" calcext:value-type="float">
            <text:p>1.65771336716344</text:p>
          </table:table-cell>
          <table:table-cell office:value-type="float" office:value="-0.77200443173092" calcext:value-type="float">
            <text:p>-0.77200443173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78045339074665" calcext:value-type="float">
            <text:p>0.78045339074665</text:p>
          </table:table-cell>
          <table:table-cell office:value-type="float" office:value="1.55594161494253" calcext:value-type="float">
            <text:p>1.55594161494253</text:p>
          </table:table-cell>
          <table:table-cell office:value-type="float" office:value="-0.775488224195878" calcext:value-type="float">
            <text:p>-0.7754882241958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348524795611172" calcext:value-type="float">
            <text:p>0.348524795611172</text:p>
          </table:table-cell>
          <table:table-cell office:value-type="float" office:value="1.1242981677795" calcext:value-type="float">
            <text:p>1.1242981677795</text:p>
          </table:table-cell>
          <table:table-cell office:value-type="float" office:value="-0.775773372168331" calcext:value-type="float">
            <text:p>-0.7757733721683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404213621780394" calcext:value-type="float">
            <text:p>0.404213621780394</text:p>
          </table:table-cell>
          <table:table-cell office:value-type="float" office:value="1.18273054036856" calcext:value-type="float">
            <text:p>1.18273054036856</text:p>
          </table:table-cell>
          <table:table-cell office:value-type="float" office:value="-0.778516918588163" calcext:value-type="float">
            <text:p>-0.778516918588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1.18484606982164" calcext:value-type="float">
            <text:p>1.18484606982164</text:p>
          </table:table-cell>
          <table:table-cell office:value-type="float" office:value="1.97176669958984" calcext:value-type="float">
            <text:p>1.97176669958984</text:p>
          </table:table-cell>
          <table:table-cell office:value-type="float" office:value="-0.786920629768203" calcext:value-type="float">
            <text:p>-0.786920629768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256694963008526" calcext:value-type="float">
            <text:p>0.256694963008526</text:p>
          </table:table-cell>
          <table:table-cell office:value-type="float" office:value="1.04389585247695" calcext:value-type="float">
            <text:p>1.04389585247695</text:p>
          </table:table-cell>
          <table:table-cell office:value-type="float" office:value="-0.787200889468428" calcext:value-type="float">
            <text:p>-0.7872008894684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556118312495619" calcext:value-type="float">
            <text:p>0.556118312495619</text:p>
          </table:table-cell>
          <table:table-cell office:value-type="float" office:value="1.34903278285663" calcext:value-type="float">
            <text:p>1.34903278285663</text:p>
          </table:table-cell>
          <table:table-cell office:value-type="float" office:value="-0.792914470361009" calcext:value-type="float">
            <text:p>-0.792914470361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67568200654157" calcext:value-type="float">
            <text:p>0.667568200654157</text:p>
          </table:table-cell>
          <table:table-cell office:value-type="float" office:value="1.46234071053399" calcext:value-type="float">
            <text:p>1.46234071053399</text:p>
          </table:table-cell>
          <table:table-cell office:value-type="float" office:value="-0.794772509879831" calcext:value-type="float">
            <text:p>-0.7947725098798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71420020250448" calcext:value-type="float">
            <text:p>0.671420020250448</text:p>
          </table:table-cell>
          <table:table-cell office:value-type="float" office:value="1.46918748272529" calcext:value-type="float">
            <text:p>1.46918748272529</text:p>
          </table:table-cell>
          <table:table-cell office:value-type="float" office:value="-0.797767462474846" calcext:value-type="float">
            <text:p>-0.7977674624748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ıfat </text:p>
          </table:table-cell>
          <table:table-cell office:value-type="float" office:value="0.674054790035918" calcext:value-type="float">
            <text:p>0.674054790035918</text:p>
          </table:table-cell>
          <table:table-cell office:value-type="float" office:value="1.48399526530825" calcext:value-type="float">
            <text:p>1.48399526530825</text:p>
          </table:table-cell>
          <table:table-cell office:value-type="float" office:value="-0.809940475272335" calcext:value-type="float">
            <text:p>-0.8099404752723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762741553032229" calcext:value-type="float">
            <text:p>0.762741553032229</text:p>
          </table:table-cell>
          <table:table-cell office:value-type="float" office:value="1.57428608738286" calcext:value-type="float">
            <text:p>1.57428608738286</text:p>
          </table:table-cell>
          <table:table-cell office:value-type="float" office:value="-0.811544534350629" calcext:value-type="float">
            <text:p>-0.8115445343506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524367554036473" calcext:value-type="float">
            <text:p>0.524367554036473</text:p>
          </table:table-cell>
          <table:table-cell office:value-type="float" office:value="1.38096430516186" calcext:value-type="float">
            <text:p>1.38096430516186</text:p>
          </table:table-cell>
          <table:table-cell office:value-type="float" office:value="-0.856596751125389" calcext:value-type="float">
            <text:p>-0.8565967511253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79419421162599" calcext:value-type="float">
            <text:p>0.79419421162599</text:p>
          </table:table-cell>
          <table:table-cell office:value-type="float" office:value="1.65321234868994" calcext:value-type="float">
            <text:p>1.65321234868994</text:p>
          </table:table-cell>
          <table:table-cell office:value-type="float" office:value="-0.859018137063949" calcext:value-type="float">
            <text:p>-0.8590181370639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511101868167014" calcext:value-type="float">
            <text:p>0.511101868167014</text:p>
          </table:table-cell>
          <table:table-cell office:value-type="float" office:value="1.37539793143525" calcext:value-type="float">
            <text:p>1.37539793143525</text:p>
          </table:table-cell>
          <table:table-cell office:value-type="float" office:value="-0.864296063268237" calcext:value-type="float">
            <text:p>-0.8642960632682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94901232930682" calcext:value-type="float">
            <text:p>0.694901232930682</text:p>
          </table:table-cell>
          <table:table-cell office:value-type="float" office:value="1.59359549943976" calcext:value-type="float">
            <text:p>1.59359549943976</text:p>
          </table:table-cell>
          <table:table-cell office:value-type="float" office:value="-0.898694266509078" calcext:value-type="float">
            <text:p>-0.8986942665090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701901159535761" calcext:value-type="float">
            <text:p>0.701901159535761</text:p>
          </table:table-cell>
          <table:table-cell office:value-type="float" office:value="1.66843133306758" calcext:value-type="float">
            <text:p>1.66843133306758</text:p>
          </table:table-cell>
          <table:table-cell office:value-type="float" office:value="-0.966530173531815" calcext:value-type="float">
            <text:p>-0.9665301735318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254354525923668" calcext:value-type="float">
            <text:p>0.254354525923668</text:p>
          </table:table-cell>
          <table:table-cell office:value-type="float" office:value="1.27873711835262" calcext:value-type="float">
            <text:p>1.27873711835262</text:p>
          </table:table-cell>
          <table:table-cell office:value-type="float" office:value="-1.02438259242895" calcext:value-type="float">
            <text:p>-1.024382592428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79440003212177" calcext:value-type="float">
            <text:p>0.679440003212177</text:p>
          </table:table-cell>
          <table:table-cell office:value-type="float" office:value="1.72864431840751" calcext:value-type="float">
            <text:p>1.72864431840751</text:p>
          </table:table-cell>
          <table:table-cell office:value-type="float" office:value="-1.04920431519533" calcext:value-type="float">
            <text:p>-1.04920431519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lem </text:p>
          </table:table-cell>
          <table:table-cell office:value-type="float" office:value="0.498260239865811" calcext:value-type="float">
            <text:p>0.498260239865811</text:p>
          </table:table-cell>
          <table:table-cell office:value-type="float" office:value="1.5679085108774" calcext:value-type="float">
            <text:p>1.5679085108774</text:p>
          </table:table-cell>
          <table:table-cell office:value-type="float" office:value="-1.06964827101159" calcext:value-type="float">
            <text:p>-1.06964827101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684139614381203" calcext:value-type="float">
            <text:p>0.684139614381203</text:p>
          </table:table-cell>
          <table:table-cell office:value-type="float" office:value="1.83373939084853" calcext:value-type="float">
            <text:p>1.83373939084853</text:p>
          </table:table-cell>
          <table:table-cell office:value-type="float" office:value="-1.14959977646733" calcext:value-type="float">
            <text:p>-1.149599776467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 </text:p>
          </table:table-cell>
          <table:table-cell office:value-type="float" office:value="0.395399829110056" calcext:value-type="float">
            <text:p>0.395399829110056</text:p>
          </table:table-cell>
          <table:table-cell office:value-type="float" office:value="1.59426901782344" calcext:value-type="float">
            <text:p>1.59426901782344</text:p>
          </table:table-cell>
          <table:table-cell office:value-type="float" office:value="-1.19886918871339" calcext:value-type="float">
            <text:p>-1.198869188713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.16227274825866" calcext:value-type="float">
            <text:p>1.16227274825866</text:p>
          </table:table-cell>
          <table:table-cell office:value-type="float" office:value="2.98545381340304" calcext:value-type="float">
            <text:p>2.98545381340304</text:p>
          </table:table-cell>
          <table:table-cell office:value-type="float" office:value="-1.82318106514438" calcext:value-type="float">
            <text:p>-1.823181065144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3</text:p>
          </table:table-cell>
          <table:table-cell table:number-columns-repeated="1016"/>
        </table:table-row>
        <table:table-row table:style-name="ro1" table:number-rows-repeated="10470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4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1">
      <number:minutes number:style="long"/>
      <number:text>:</number:text>
      <number:seconds number:style="long"/>
    </number:time-style>
    <number:date-style style:name="N140">
      <number:month/>
      <number:text>/</number:text>
      <number:day/>
      <number:text>/</number:text>
      <number:year number:style="long"/>
    </number:date-style>
    <number:currency-style style:name="N13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9P2" style:volatile="true">
      <number:currency-symbol/>
      <number:fill-character> </number:fill-character>
      <number:text>-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date-style style:name="N129">
      <number:month number:textual="true"/>
      <number:text>-</number:text>
      <number:year/>
    </number:date-style>
    <number:time-style style:name="N159">
      <number:hours/>
      <number:text>:</number:text>
      <number:minutes number:style="long"/>
      <number:text>:</number:text>
      <number:seconds number:style="long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hours/>
      <number:text>:</number:text>
      <number:minutes number:style="long"/>
    </number:time-style>
    <number:date-style style:name="N132">
      <number:day/>
      <number:text>-</number:text>
      <number:month number:textual="true"/>
    </number:date-style>
    <number:time-style style:name="N133">
      <number:minutes number:style="long"/>
      <number:text>:</number:text>
      <number:seconds number:style="long" number:decimal-places="1"/>
    </number:time-style>
    <number:date-style style:name="N134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17:35:24</meta:creation-date>
    <dc:date>2024-02-21T21:21:19.814173939</dc:date>
    <meta:generator>LibreOffice/7.3.7.2$Linux_X86_64 LibreOffice_project/30$Build-2</meta:generator>
    <meta:editing-duration>PT6M27S</meta:editing-duration>
    <meta:editing-cycles>3</meta:editing-cycles>
    <meta:document-statistic meta:table-count="1" meta:cell-count="8538" meta:object-count="0"/>
    <meta:user-defined meta:name="AppVersion">12.0000</meta:user-defined>
  </office:meta>
</office:document-meta>
</file>